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6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6.1543in"/>
    </style:style>
    <style:style style:name="co9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8189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2.3528in" fo:break-before="auto" style:use-optimal-row-height="true"/>
    </style:style>
    <style:style style:name="ro11" style:family="table-row">
      <style:table-row-properties style:row-height="2.6634in" fo:break-before="auto" style:use-optimal-row-height="true"/>
    </style:style>
    <style:style style:name="ro12" style:family="table-row">
      <style:table-row-properties style:row-height="3.5965in" fo:break-before="auto" style:use-optimal-row-height="true"/>
    </style:style>
    <style:style style:name="ro13" style:family="table-row">
      <style:table-row-properties style:row-height="2.1972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1862in" fo:break-before="auto" style:use-optimal-row-height="true"/>
    </style:style>
    <style:style style:name="ro17" style:family="table-row">
      <style:table-row-properties style:row-height="0.5075in" fo:break-before="auto" style:use-optimal-row-height="true"/>
    </style:style>
    <style:style style:name="ro18" style:family="table-row">
      <style:table-row-properties style:row-height="0.6634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-group table:display="false">
          <table:table-column table:style-name="co1" table:visibility="collapse" table:number-columns-repeated="3" table:default-cell-style-name="ce2"/>
          <table:table-column table:style-name="co2" table:visibility="collapse" table:default-cell-style-name="ce2"/>
          <table:table-column table:style-name="co1" table:visibility="collapse" table:number-columns-repeated="2" table:default-cell-style-name="ce2"/>
        </table:table-column-group>
        <table:table-column-group table:display="false">
          <table:table-column table:style-name="co1" table:visibility="collapse" table:number-columns-repeated="5" table:default-cell-style-name="ce2"/>
        </table:table-column-group>
        <table:table-column table:style-name="co3" table:default-cell-style-name="ce2"/>
        <table:table-column-group table:display="false">
          <table:table-column table:style-name="co1" table:visibility="collapse" table:number-columns-repeated="3" table:default-cell-style-name="ce2"/>
        </table:table-column-group>
        <table:table-column table:style-name="co1" table:default-cell-style-name="ce2"/>
        <table:table-column-group table:display="false">
          <table:table-column table:style-name="co1" table:visibility="collapse" table:number-columns-repeated="4" table:default-cell-style-name="ce2"/>
        </table:table-column-group>
        <table:table-column-group table:display="false">
          <table:table-column table:style-name="co1" table:visibility="collapse" table:number-columns-repeated="7" table:default-cell-style-name="ce2"/>
        </table:table-column-group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# </text:p>
          </table:table-cell>
          <table:table-cell table:style-name="ce4" office:value-type="string" calcext:value-type="string">
            <text:p>Name </text:p>
          </table:table-cell>
          <table:table-cell table:style-name="ce4" office:value-type="string" calcext:value-type="string">
            <text:p>Brand </text:p>
          </table:table-cell>
          <table:table-cell table:style-name="ce4" office:value-type="string" calcext:value-type="string">
            <text:p>Value </text:p>
          </table:table-cell>
          <table:table-cell table:style-name="ce4" office:value-type="string" calcext:value-type="string">
            <text:p>Cls </text:p>
          </table:table-cell>
          <table:table-cell table:style-name="ce4" office:value-type="string" calcext:value-type="string">
            <text:p>Elm </text:p>
          </table:table-cell>
          <table:table-cell table:style-name="ce4" office:value-type="string" calcext:value-type="string">
            <text:p>Psych </text:p>
          </table:table-cell>
          <table:table-cell table:style-name="ce4" office:value-type="string" calcext:value-type="string">
            <text:p>Cmd </text:p>
          </table:table-cell>
          <table:table-cell table:style-name="ce4" office:value-type="string" calcext:value-type="string">
            <text:p>Spec </text:p>
          </table:table-cell>
          <table:table-cell table:style-name="ce4" office:value-type="string" calcext:value-type="string">
            <text:p>Pwr </text:p>
          </table:table-cell>
          <table:table-cell table:style-name="ce4" office:value-type="string" calcext:value-type="string">
            <text:p>Lmt </text:p>
          </table:table-cell>
          <table:table-cell table:style-name="ce4" office:value-type="string" calcext:value-type="string">
            <text:p>Unit </text:p>
          </table:table-cell>
          <table:table-cell table:style-name="ce4" office:value-type="string" calcext:value-type="string">
            <text:p>Boot </text:p>
          </table:table-cell>
          <table:table-cell table:style-name="ce4" office:value-type="string" calcext:value-type="string">
            <text:p>Reboot </text:p>
          </table:table-cell>
          <table:table-cell table:style-name="ce4" office:value-type="string" calcext:value-type="string">
            <text:p>Obtain from </text:p>
          </table:table-cell>
          <table:table-cell table:style-name="ce4" office:value-type="string" calcext:value-type="string">
            <text:p>BPP </text:p>
          </table:table-cell>
          <table:table-cell table:style-name="ce4" office:value-type="string" calcext:value-type="string">
            <text:p>SDPP </text:p>
          </table:table-cell>
          <table:table-cell table:style-name="ce4" office:value-type="string" calcext:value-type="string">
            <text:p>MPP </text:p>
          </table:table-cell>
          <table:table-cell table:style-name="ce4" office:value-type="string" calcext:value-type="string">
            <text:p>Lv </text:p>
          </table:table-cell>
          <table:table-cell table:style-name="ce4" office:value-type="string" calcext:value-type="string">
            <text:p>Speed </text:p>
          </table:table-cell>
          <table:table-cell table:style-name="ce4" office:value-type="string" calcext:value-type="string">
            <text:p>Pwr? </text:p>
          </table:table-cell>
          <table:table-cell table:style-name="ce4" office:value-type="string" calcext:value-type="string">
            <text:p>Use? </text:p>
          </table:table-cell>
          <table:table-cell table:style-name="ce4" office:value-type="string" calcext:value-type="string">
            <text:p>Boot? </text:p>
          </table:table-cell>
          <table:table-cell table:style-name="ce4" office:value-type="string" calcext:value-type="string">
            <text:p>Wgt </text:p>
          </table:table-cell>
          <table:table-cell table:style-name="ce4" office:value-type="string" calcext:value-type="string">
            <text:p>Spin </text:p>
          </table:table-cell>
          <table:table-cell table:style-name="ce4" office:value-type="string" calcext:value-type="string">
            <text:p>KO </text:p>
          </table:table-cell>
          <table:table-cell table:style-name="ce4" office:value-type="string" calcext:value-type="string">
            <text:p>Stg </text:p>
          </table:table-cell>
          <table:table-cell table:style-name="ce4" office:value-type="string" calcext:value-type="string">
            <text:p>Bmb </text:p>
          </table:table-cell>
          <table:table-cell table:style-name="ce4" office:value-type="string" calcext:value-type="string">
            <text:p>Ham </text:p>
          </table:table-cell>
          <table:table-cell table:style-name="ce4" office:value-type="string" calcext:value-type="string">
            <text:p>Hnd </text:p>
          </table:table-cell>
          <table:table-cell table:style-name="ce4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Evolves from pin?</text:p>
          </table:table-cell>
          <table:table-cell office:value-type="string" calcext:value-type="string">
            <text:p>JSON</text:p>
          </table:table-cell>
        </table:table-row>
        <table:table-row table:style-name="ro2" table:visibility="filter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, &quot;&quot;Psych&quot;&quot;: &quot;&quot;&quot;;[.H2];&quot;&quot;&quot;, &quot;&quot;Recovery?&quot;&quot;: &quot;;IF([.J2] = &quot;Recovery&quot;; 1; 0);&quot;, &quot;&quot;Element&quot;&quot;: &quot;&quot;&quot;;[.G2];&quot;&quot;&quot;, &quot;&quot;Brand&quot;&quot;: &quot;&quot;&quot;;[.D2];&quot;&quot;&quot;, &quot;&quot;Ev. fr. pin?&quot;&quot;: &quot;;[.AH2];&quot; },&quot;)" office:value-type="string" office:string-value="0x0: { &quot;ID&quot;: 0x0, &quot;Name&quot;: &quot;Ice Blow&quot;, &quot;MaxLevel&quot;: 7, &quot;Mingle?&quot;: 0, &quot;Psych&quot;: &quot;Piercing Pillar&quot;, &quot;Recovery?&quot;: 0, &quot;Element&quot;: &quot;Neg&quot;, &quot;Brand&quot;: &quot;D+B&quot;, &quot;Ev. fr. pin?&quot;: 0 }," calcext:value-type="string">
            <text:p>0x0: { "ID": 0x0, "Name": "Ice Blow", "MaxLevel": 7, "Mingle?": 0, "Psych": "Piercing Pillar", "Recovery?": 0, "Element": "Neg", "Brand": "D+B", "Ev. fr. pin?": 0 },</text:p>
          </table:table-cell>
        </table:table-row>
        <table:table-row table:style-name="ro1" table:visibility="filter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, &quot;&quot;Psych&quot;&quot;: &quot;&quot;&quot;;[.H3];&quot;&quot;&quot;, &quot;&quot;Recovery?&quot;&quot;: &quot;;IF([.J3] = &quot;Recovery&quot;; 1; 0);&quot;, &quot;&quot;Element&quot;&quot;: &quot;&quot;&quot;;[.G3];&quot;&quot;&quot;, &quot;&quot;Brand&quot;&quot;: &quot;&quot;&quot;;[.D3];&quot;&quot;&quot;, &quot;&quot;Ev. fr. pin?&quot;&quot;: &quot;;[.AH3];&quot; },&quot;)" office:value-type="string" office:string-value="0x1: { &quot;ID&quot;: 0x1, &quot;Name&quot;: &quot;Ice Risers&quot;, &quot;MaxLevel&quot;: 10, &quot;Mingle?&quot;: 0, &quot;Psych&quot;: &quot;Piercing Pillar&quot;, &quot;Recovery?&quot;: 0, &quot;Element&quot;: &quot;Neg&quot;, &quot;Brand&quot;: &quot;D+B&quot;, &quot;Ev. fr. pin?&quot;: 1 }," calcext:value-type="string">
            <text:p>0x1: { "ID": 0x1, "Name": "Ice Risers", "MaxLevel": 10, "Mingle?": 0, "Psych": "Piercing Pillar", "Recovery?": 0, "Element": "Neg", "Brand": "D+B", "Ev. fr. pin?": 1 },</text:p>
          </table:table-cell>
        </table:table-row>
        <table:table-row table:style-name="ro3" table:visibility="filter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, &quot;&quot;Psych&quot;&quot;: &quot;&quot;&quot;;[.H4];&quot;&quot;&quot;, &quot;&quot;Recovery?&quot;&quot;: &quot;;IF([.J4] = &quot;Recovery&quot;; 1; 0);&quot;, &quot;&quot;Element&quot;&quot;: &quot;&quot;&quot;;[.G4];&quot;&quot;&quot;, &quot;&quot;Brand&quot;&quot;: &quot;&quot;&quot;;[.D4];&quot;&quot;&quot;, &quot;&quot;Ev. fr. pin?&quot;&quot;: &quot;;[.AH4];&quot; },&quot;)" office:value-type="string" office:string-value="0x2: { &quot;ID&quot;: 0x2, &quot;Name&quot;: &quot;Frozen Cool&quot;, &quot;MaxLevel&quot;: 4, &quot;Mingle?&quot;: 0, &quot;Psych&quot;: &quot;Piercing Pillar&quot;, &quot;Recovery?&quot;: 0, &quot;Element&quot;: &quot;Neg&quot;, &quot;Brand&quot;: &quot;D+B&quot;, &quot;Ev. fr. pin?&quot;: 0 }," calcext:value-type="string">
            <text:p>0x2: { "ID": 0x2, "Name": "Frozen Cool", "MaxLevel": 4, "Mingle?": 0, "Psych": "Piercing Pillar", "Recovery?": 0, "Element": "Neg", "Brand": "D+B", "Ev. fr. pin?": 0 },</text:p>
          </table:table-cell>
        </table:table-row>
        <table:table-row table:style-name="ro1" table:visibility="filter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, &quot;&quot;Psych&quot;&quot;: &quot;&quot;&quot;;[.H5];&quot;&quot;&quot;, &quot;&quot;Recovery?&quot;&quot;: &quot;;IF([.J5] = &quot;Recovery&quot;; 1; 0);&quot;, &quot;&quot;Element&quot;&quot;: &quot;&quot;&quot;;[.G5];&quot;&quot;&quot;, &quot;&quot;Brand&quot;&quot;: &quot;&quot;&quot;;[.D5];&quot;&quot;&quot;, &quot;&quot;Ev. fr. pin?&quot;&quot;: &quot;;[.AH5];&quot; },&quot;)" office:value-type="string" office:string-value="0x3: { &quot;ID&quot;: 0x3, &quot;Name&quot;: &quot;Blizzard Cool&quot;, &quot;MaxLevel&quot;: 4, &quot;Mingle?&quot;: 1, &quot;Psych&quot;: &quot;Piercing Pillar&quot;, &quot;Recovery?&quot;: 0, &quot;Element&quot;: &quot;Neg&quot;, &quot;Brand&quot;: &quot;D+B&quot;, &quot;Ev. fr. pin?&quot;: 1 }," calcext:value-type="string">
            <text:p>0x3: { "ID": 0x3, "Name": "Blizzard Cool", "MaxLevel": 4, "Mingle?": 1, "Psych": "Piercing Pillar", "Recovery?": 0, "Element": "Neg", "Brand": "D+B", "Ev. fr. pin?": 1 },</text:p>
          </table:table-cell>
        </table:table-row>
        <table:table-row table:style-name="ro2" table:visibility="filter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, &quot;&quot;Psych&quot;&quot;: &quot;&quot;&quot;;[.H6];&quot;&quot;&quot;, &quot;&quot;Recovery?&quot;&quot;: &quot;;IF([.J6] = &quot;Recovery&quot;; 1; 0);&quot;, &quot;&quot;Element&quot;&quot;: &quot;&quot;&quot;;[.G6];&quot;&quot;&quot;, &quot;&quot;Brand&quot;&quot;: &quot;&quot;&quot;;[.D6];&quot;&quot;&quot;, &quot;&quot;Ev. fr. pin?&quot;&quot;: &quot;;[.AH6];&quot; },&quot;)" office:value-type="string" office:string-value="0x4: { &quot;ID&quot;: 0x4, &quot;Name&quot;: &quot;Earthshake&quot;, &quot;MaxLevel&quot;: 5, &quot;Mingle?&quot;: 0, &quot;Psych&quot;: &quot;Earthquake&quot;, &quot;Recovery?&quot;: 0, &quot;Element&quot;: &quot;Pos&quot;, &quot;Brand&quot;: &quot;D+B&quot;, &quot;Ev. fr. pin?&quot;: 0 }," calcext:value-type="string">
            <text:p>0x4: { "ID": 0x4, "Name": "Earthshake", "MaxLevel": 5, "Mingle?": 0, "Psych": "Earthquake", "Recovery?": 0, "Element": "Pos", "Brand": "D+B", "Ev. fr. pin?": 0 },</text:p>
          </table:table-cell>
        </table:table-row>
        <table:table-row table:style-name="ro1" table:visibility="filter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, &quot;&quot;Psych&quot;&quot;: &quot;&quot;&quot;;[.H7];&quot;&quot;&quot;, &quot;&quot;Recovery?&quot;&quot;: &quot;;IF([.J7] = &quot;Recovery&quot;; 1; 0);&quot;, &quot;&quot;Element&quot;&quot;: &quot;&quot;&quot;;[.G7];&quot;&quot;&quot;, &quot;&quot;Brand&quot;&quot;: &quot;&quot;&quot;;[.D7];&quot;&quot;&quot;, &quot;&quot;Ev. fr. pin?&quot;&quot;: &quot;;[.AH7];&quot; },&quot;)" office:value-type="string" office:string-value="0x5: { &quot;ID&quot;: 0x5, &quot;Name&quot;: &quot;Sexy D&quot;, &quot;MaxLevel&quot;: 4, &quot;Mingle?&quot;: 0, &quot;Psych&quot;: &quot;Psychokinesis&quot;, &quot;Recovery?&quot;: 0, &quot;Element&quot;: &quot;Neu&quot;, &quot;Brand&quot;: &quot;D+B&quot;, &quot;Ev. fr. pin?&quot;: 0 }," calcext:value-type="string">
            <text:p>0x5: { "ID": 0x5, "Name": "Sexy D", "MaxLevel": 4, "Mingle?": 0, "Psych": "Psychokinesis", "Recovery?": 0, "Element": "Neu", "Brand": "D+B", "Ev. fr. pin?": 0 },</text:p>
          </table:table-cell>
        </table:table-row>
        <table:table-row table:style-name="ro2" table:visibility="filter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, &quot;&quot;Psych&quot;&quot;: &quot;&quot;&quot;;[.H8];&quot;&quot;&quot;, &quot;&quot;Recovery?&quot;&quot;: &quot;;IF([.J8] = &quot;Recovery&quot;; 1; 0);&quot;, &quot;&quot;Element&quot;&quot;: &quot;&quot;&quot;;[.G8];&quot;&quot;&quot;, &quot;&quot;Brand&quot;&quot;: &quot;&quot;&quot;;[.D8];&quot;&quot;&quot;, &quot;&quot;Ev. fr. pin?&quot;&quot;: &quot;;[.AH8];&quot; },&quot;)" office:value-type="string" office:string-value="0x6: { &quot;ID&quot;: 0x6, &quot;Name&quot;: &quot;Sexy +&quot;, &quot;MaxLevel&quot;: 4, &quot;Mingle?&quot;: 0, &quot;Psych&quot;: &quot;Psychokinesis&quot;, &quot;Recovery?&quot;: 0, &quot;Element&quot;: &quot;Neu&quot;, &quot;Brand&quot;: &quot;D+B&quot;, &quot;Ev. fr. pin?&quot;: 0 }," calcext:value-type="string">
            <text:p>0x6: { "ID": 0x6, "Name": "Sexy +", "MaxLevel": 4, "Mingle?": 0, "Psych": "Psychokinesis", "Recovery?": 0, "Element": "Neu", "Brand": "D+B", "Ev. fr. pin?": 0 },</text:p>
          </table:table-cell>
        </table:table-row>
        <table:table-row table:style-name="ro2" table:visibility="filter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, &quot;&quot;Psych&quot;&quot;: &quot;&quot;&quot;;[.H9];&quot;&quot;&quot;, &quot;&quot;Recovery?&quot;&quot;: &quot;;IF([.J9] = &quot;Recovery&quot;; 1; 0);&quot;, &quot;&quot;Element&quot;&quot;: &quot;&quot;&quot;;[.G9];&quot;&quot;&quot;, &quot;&quot;Brand&quot;&quot;: &quot;&quot;&quot;;[.D9];&quot;&quot;&quot;, &quot;&quot;Ev. fr. pin?&quot;&quot;: &quot;;[.AH9];&quot; },&quot;)" office:value-type="string" office:string-value="0x7: { &quot;ID&quot;: 0x7, &quot;Name&quot;: &quot;Sexy B&quot;, &quot;MaxLevel&quot;: 5, &quot;Mingle?&quot;: 0, &quot;Psych&quot;: &quot;Psychokinesis&quot;, &quot;Recovery?&quot;: 0, &quot;Element&quot;: &quot;Neu&quot;, &quot;Brand&quot;: &quot;D+B&quot;, &quot;Ev. fr. pin?&quot;: 1 }," calcext:value-type="string">
            <text:p>0x7: { "ID": 0x7, "Name": "Sexy B", "MaxLevel": 5, "Mingle?": 0, "Psych": "Psychokinesis", "Recovery?": 0, "Element": "Neu", "Brand": "D+B", "Ev. fr. pin?": 1 },</text:p>
          </table:table-cell>
        </table:table-row>
        <table:table-row table:style-name="ro1" table:visibility="filter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, &quot;&quot;Psych&quot;&quot;: &quot;&quot;&quot;;[.H10];&quot;&quot;&quot;, &quot;&quot;Recovery?&quot;&quot;: &quot;;IF([.J10] = &quot;Recovery&quot;; 1; 0);&quot;, &quot;&quot;Element&quot;&quot;: &quot;&quot;&quot;;[.G10];&quot;&quot;&quot;, &quot;&quot;Brand&quot;&quot;: &quot;&quot;&quot;;[.D10];&quot;&quot;&quot;, &quot;&quot;Ev. fr. pin?&quot;&quot;: &quot;;[.AH10];&quot; },&quot;)" office:value-type="string" office:string-value="0x8: { &quot;ID&quot;: 0x8, &quot;Name&quot;: &quot;Straitjacket&quot;, &quot;MaxLevel&quot;: 5, &quot;Mingle?&quot;: 0, &quot;Psych&quot;: &quot;Mobility Blight+&quot;, &quot;Recovery?&quot;: 0, &quot;Element&quot;: &quot;Abi&quot;, &quot;Brand&quot;: &quot;D+B&quot;, &quot;Ev. fr. pin?&quot;: 0 }," calcext:value-type="string">
            <text:p>0x8: { "ID": 0x8, "Name": "Straitjacket", "MaxLevel": 5, "Mingle?": 0, "Psych": "Mobility Blight+", "Recovery?": 0, "Element": "Abi", "Brand": "D+B", "Ev. fr. pin?": 0 },</text:p>
          </table:table-cell>
        </table:table-row>
        <table:table-row table:style-name="ro1" table:visibility="filter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, &quot;&quot;Psych&quot;&quot;: &quot;&quot;&quot;;[.H11];&quot;&quot;&quot;, &quot;&quot;Recovery?&quot;&quot;: &quot;;IF([.J11] = &quot;Recovery&quot;; 1; 0);&quot;, &quot;&quot;Element&quot;&quot;: &quot;&quot;&quot;;[.G11];&quot;&quot;&quot;, &quot;&quot;Brand&quot;&quot;: &quot;&quot;&quot;;[.D11];&quot;&quot;&quot;, &quot;&quot;Ev. fr. pin?&quot;&quot;: &quot;;[.AH11];&quot; },&quot;)" office:value-type="string" office:string-value="0x9: { &quot;ID&quot;: 0x9, &quot;Name&quot;: &quot;Blown Kiss&quot;, &quot;MaxLevel&quot;: 2, &quot;Mingle?&quot;: 0, &quot;Psych&quot;: &quot;Subconscious&quot;, &quot;Recovery?&quot;: 1, &quot;Element&quot;: &quot;---&quot;, &quot;Brand&quot;: &quot;D+B&quot;, &quot;Ev. fr. pin?&quot;: 0 }," calcext:value-type="string">
            <text:p>0x9: { "ID": 0x9, "Name": "Blown Kiss", "MaxLevel": 2, "Mingle?": 0, "Psych": "Subconscious", "Recovery?": 1, "Element": "---", "Brand": "D+B", "Ev. fr. pin?": 0 },</text:p>
          </table:table-cell>
        </table:table-row>
        <table:table-row table:style-name="ro3" table:visibility="filter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, &quot;&quot;Psych&quot;&quot;: &quot;&quot;&quot;;[.H12];&quot;&quot;&quot;, &quot;&quot;Recovery?&quot;&quot;: &quot;;IF([.J12] = &quot;Recovery&quot;; 1; 0);&quot;, &quot;&quot;Element&quot;&quot;: &quot;&quot;&quot;;[.G12];&quot;&quot;&quot;, &quot;&quot;Brand&quot;&quot;: &quot;&quot;&quot;;[.D12];&quot;&quot;&quot;, &quot;&quot;Ev. fr. pin?&quot;&quot;: &quot;;[.AH12];&quot; },&quot;)" office:value-type="string" office:string-value="0xA: { &quot;ID&quot;: 0xA, &quot;Name&quot;: &quot;D+B&quot;, &quot;MaxLevel&quot;: 3, &quot;Mingle?&quot;: 0, &quot;Psych&quot;: &quot;Resonance: DB&quot;, &quot;Recovery?&quot;: 0, &quot;Element&quot;: &quot;Abi&quot;, &quot;Brand&quot;: &quot;D+B&quot;, &quot;Ev. fr. pin?&quot;: 0 }," calcext:value-type="string">
            <text:p>0xA: { "ID": 0xA, "Name": "D+B", "MaxLevel": 3, "Mingle?": 0, "Psych": "Resonance: DB", "Recovery?": 0, "Element": "Abi", "Brand": "D+B", "Ev. fr. pin?": 0 },</text:p>
          </table:table-cell>
        </table:table-row>
        <table:table-row table:style-name="ro2" table:visibility="filter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, &quot;&quot;Psych&quot;&quot;: &quot;&quot;&quot;;[.H13];&quot;&quot;&quot;, &quot;&quot;Recovery?&quot;&quot;: &quot;;IF([.J13] = &quot;Recovery&quot;; 1; 0);&quot;, &quot;&quot;Element&quot;&quot;: &quot;&quot;&quot;;[.G13];&quot;&quot;&quot;, &quot;&quot;Brand&quot;&quot;: &quot;&quot;&quot;;[.D13];&quot;&quot;&quot;, &quot;&quot;Ev. fr. pin?&quot;&quot;: &quot;;[.AH13];&quot; },&quot;)" office:value-type="string" office:string-value="0xB: { &quot;ID&quot;: 0xB, &quot;Name&quot;: &quot;Happy Beam&quot;, &quot;MaxLevel&quot;: 6, &quot;Mingle?&quot;: 0, &quot;Psych&quot;: &quot;Energy Rounds&quot;, &quot;Recovery?&quot;: 0, &quot;Element&quot;: &quot;Neg&quot;, &quot;Brand&quot;: &quot;Natural Puppy&quot;, &quot;Ev. fr. pin?&quot;: 0 }," calcext:value-type="string">
            <text:p>0xB: { "ID": 0xB, "Name": "Happy Beam", "MaxLevel": 6, "Mingle?": 0, "Psych": "Energy Rounds", "Recovery?": 0, "Element": "Neg", "Brand": "Natural Puppy", "Ev. fr. pin?": 0 },</text:p>
          </table:table-cell>
        </table:table-row>
        <table:table-row table:style-name="ro1" table:visibility="filter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, &quot;&quot;Psych&quot;&quot;: &quot;&quot;&quot;;[.H14];&quot;&quot;&quot;, &quot;&quot;Recovery?&quot;&quot;: &quot;;IF([.J14] = &quot;Recovery&quot;; 1; 0);&quot;, &quot;&quot;Element&quot;&quot;: &quot;&quot;&quot;;[.G14];&quot;&quot;&quot;, &quot;&quot;Brand&quot;&quot;: &quot;&quot;&quot;;[.D14];&quot;&quot;&quot;, &quot;&quot;Ev. fr. pin?&quot;&quot;: &quot;;[.AH14];&quot; },&quot;)" office:value-type="string" office:string-value="0xC: { &quot;ID&quot;: 0xC, &quot;Name&quot;: &quot;Natural Magnum&quot;, &quot;MaxLevel&quot;: 5, &quot;Mingle?&quot;: 0, &quot;Psych&quot;: &quot;Energy Rounds&quot;, &quot;Recovery?&quot;: 0, &quot;Element&quot;: &quot;Neg&quot;, &quot;Brand&quot;: &quot;Natural Puppy&quot;, &quot;Ev. fr. pin?&quot;: 1 }," calcext:value-type="string">
            <text:p>0xC: { "ID": 0xC, "Name": "Natural Magnum", "MaxLevel": 5, "Mingle?": 0, "Psych": "Energy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, &quot;&quot;Psych&quot;&quot;: &quot;&quot;&quot;;[.H15];&quot;&quot;&quot;, &quot;&quot;Recovery?&quot;&quot;: &quot;;IF([.J15] = &quot;Recovery&quot;; 1; 0);&quot;, &quot;&quot;Element&quot;&quot;: &quot;&quot;&quot;;[.G15];&quot;&quot;&quot;, &quot;&quot;Brand&quot;&quot;: &quot;&quot;&quot;;[.D15];&quot;&quot;&quot;, &quot;&quot;Ev. fr. pin?&quot;&quot;: &quot;;[.AH15];&quot; },&quot;)" office:value-type="string" office:string-value="0xD: { &quot;ID&quot;: 0xD, &quot;Name&quot;: &quot;Wonder Magnum&quot;, &quot;MaxLevel&quot;: 4, &quot;Mingle?&quot;: 0, &quot;Psych&quot;: &quot;Energy Rounds&quot;, &quot;Recovery?&quot;: 0, &quot;Element&quot;: &quot;Neg&quot;, &quot;Brand&quot;: &quot;Natural Puppy&quot;, &quot;Ev. fr. pin?&quot;: 1 }," calcext:value-type="string">
            <text:p>0xD: { "ID": 0xD, "Name": "Wonder Magnum", "MaxLevel": 4, "Mingle?": 0, "Psych": "Energy Rounds", "Recovery?": 0, "Element": "Neg", "Brand": "Natural Puppy", "Ev. fr. pin?": 1 },</text:p>
          </table:table-cell>
        </table:table-row>
        <table:table-row table:style-name="ro1" table:visibility="filter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, &quot;&quot;Psych&quot;&quot;: &quot;&quot;&quot;;[.H16];&quot;&quot;&quot;, &quot;&quot;Recovery?&quot;&quot;: &quot;;IF([.J16] = &quot;Recovery&quot;; 1; 0);&quot;, &quot;&quot;Element&quot;&quot;: &quot;&quot;&quot;;[.G16];&quot;&quot;&quot;, &quot;&quot;Brand&quot;&quot;: &quot;&quot;&quot;;[.D16];&quot;&quot;&quot;, &quot;&quot;Ev. fr. pin?&quot;&quot;: &quot;;[.AH16];&quot; },&quot;)" office:value-type="string" office:string-value="0xE: { &quot;ID&quot;: 0xE, &quot;Name&quot;: &quot;Beauty Launcher&quot;, &quot;MaxLevel&quot;: 5, &quot;Mingle?&quot;: 1, &quot;Psych&quot;: &quot;Energy Rounds&quot;, &quot;Recovery?&quot;: 0, &quot;Element&quot;: &quot;Neg&quot;, &quot;Brand&quot;: &quot;Natural Puppy&quot;, &quot;Ev. fr. pin?&quot;: 1 }," calcext:value-type="string">
            <text:p>0xE: { "ID": 0xE, "Name": "Beauty Launcher", "MaxLevel": 5, "Mingle?": 1, "Psych": "Energy Rounds", "Recovery?": 0, "Element": "Neg", "Brand": "Natural Puppy", "Ev. fr. pin?": 1 },</text:p>
          </table:table-cell>
        </table:table-row>
        <table:table-row table:style-name="ro4" table:visibility="filter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, &quot;&quot;Psych&quot;&quot;: &quot;&quot;&quot;;[.H17];&quot;&quot;&quot;, &quot;&quot;Recovery?&quot;&quot;: &quot;;IF([.J17] = &quot;Recovery&quot;; 1; 0);&quot;, &quot;&quot;Element&quot;&quot;: &quot;&quot;&quot;;[.G17];&quot;&quot;&quot;, &quot;&quot;Brand&quot;&quot;: &quot;&quot;&quot;;[.D17];&quot;&quot;&quot;, &quot;&quot;Ev. fr. pin?&quot;&quot;: &quot;;[.AH17];&quot; },&quot;)" office:value-type="string" office:string-value="0xF: { &quot;ID&quot;: 0xF, &quot;Name&quot;: &quot;One Love Magnum&quot;, &quot;MaxLevel&quot;: 6, &quot;Mingle?&quot;: 0, &quot;Psych&quot;: &quot;Energy Rounds&quot;, &quot;Recovery?&quot;: 0, &quot;Element&quot;: &quot;Neg&quot;, &quot;Brand&quot;: &quot;Natural Puppy&quot;, &quot;Ev. fr. pin?&quot;: 0 }," calcext:value-type="string">
            <text:p>0xF: { "ID": 0xF, "Name": "One Love Magnum", "MaxLevel": 6, "Mingle?": 0, "Psych": "Energy Rounds", "Recovery?": 0, "Element": "Neg", "Brand": "Natural Puppy", "Ev. fr. pin?": 0 },</text:p>
          </table:table-cell>
        </table:table-row>
        <table:table-row table:style-name="ro2" table:visibility="filter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, &quot;&quot;Psych&quot;&quot;: &quot;&quot;&quot;;[.H18];&quot;&quot;&quot;, &quot;&quot;Recovery?&quot;&quot;: &quot;;IF([.J18] = &quot;Recovery&quot;; 1; 0);&quot;, &quot;&quot;Element&quot;&quot;: &quot;&quot;&quot;;[.G18];&quot;&quot;&quot;, &quot;&quot;Brand&quot;&quot;: &quot;&quot;&quot;;[.D18];&quot;&quot;&quot;, &quot;&quot;Ev. fr. pin?&quot;&quot;: &quot;;[.AH18];&quot; },&quot;)" office:value-type="string" office:string-value="0x10: { &quot;ID&quot;: 0x10, &quot;Name&quot;: &quot;Hounder Magnum&quot;, &quot;MaxLevel&quot;: 5, &quot;Mingle?&quot;: 0, &quot;Psych&quot;: &quot;Energy Rounds&quot;, &quot;Recovery?&quot;: 0, &quot;Element&quot;: &quot;Neg&quot;, &quot;Brand&quot;: &quot;Natural Puppy&quot;, &quot;Ev. fr. pin?&quot;: 1 }," calcext:value-type="string">
            <text:p>0x10: { "ID": 0x10, "Name": "Hounder Magnum", "MaxLevel": 5, "Mingle?": 0, "Psych": "Energy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, &quot;&quot;Psych&quot;&quot;: &quot;&quot;&quot;;[.H19];&quot;&quot;&quot;, &quot;&quot;Recovery?&quot;&quot;: &quot;;IF([.J19] = &quot;Recovery&quot;; 1; 0);&quot;, &quot;&quot;Element&quot;&quot;: &quot;&quot;&quot;;[.G19];&quot;&quot;&quot;, &quot;&quot;Brand&quot;&quot;: &quot;&quot;&quot;;[.D19];&quot;&quot;&quot;, &quot;&quot;Ev. fr. pin?&quot;&quot;: &quot;;[.AH19];&quot; },&quot;)" office:value-type="string" office:string-value="0x11: { &quot;ID&quot;: 0x11, &quot;Name&quot;: &quot;Bear Hug Magnum&quot;, &quot;MaxLevel&quot;: 5, &quot;Mingle?&quot;: 0, &quot;Psych&quot;: &quot;Energy Rounds&quot;, &quot;Recovery?&quot;: 0, &quot;Element&quot;: &quot;Neg&quot;, &quot;Brand&quot;: &quot;Natural Puppy&quot;, &quot;Ev. fr. pin?&quot;: 1 }," calcext:value-type="string">
            <text:p>0x11: { "ID": 0x11, "Name": "Bear Hug Magnum", "MaxLevel": 5, "Mingle?": 0, "Psych": "Energy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, &quot;&quot;Psych&quot;&quot;: &quot;&quot;&quot;;[.H20];&quot;&quot;&quot;, &quot;&quot;Recovery?&quot;&quot;: &quot;;IF([.J20] = &quot;Recovery&quot;; 1; 0);&quot;, &quot;&quot;Element&quot;&quot;: &quot;&quot;&quot;;[.G20];&quot;&quot;&quot;, &quot;&quot;Brand&quot;&quot;: &quot;&quot;&quot;;[.D20];&quot;&quot;&quot;, &quot;&quot;Ev. fr. pin?&quot;&quot;: &quot;;[.AH20];&quot; },&quot;)" office:value-type="string" office:string-value="0x12: { &quot;ID&quot;: 0x12, &quot;Name&quot;: &quot;Sparkle Beam&quot;, &quot;MaxLevel&quot;: 4, &quot;Mingle?&quot;: 1, &quot;Psych&quot;: &quot;Energy Rounds&quot;, &quot;Recovery?&quot;: 0, &quot;Element&quot;: &quot;Neg&quot;, &quot;Brand&quot;: &quot;Natural Puppy&quot;, &quot;Ev. fr. pin?&quot;: 1 }," calcext:value-type="string">
            <text:p>0x12: { "ID": 0x12, "Name": "Sparkle Beam", "MaxLevel": 4, "Mingle?": 1, "Psych": "Energy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, &quot;&quot;Psych&quot;&quot;: &quot;&quot;&quot;;[.H21];&quot;&quot;&quot;, &quot;&quot;Recovery?&quot;&quot;: &quot;;IF([.J21] = &quot;Recovery&quot;; 1; 0);&quot;, &quot;&quot;Element&quot;&quot;: &quot;&quot;&quot;;[.G21];&quot;&quot;&quot;, &quot;&quot;Brand&quot;&quot;: &quot;&quot;&quot;;[.D21];&quot;&quot;&quot;, &quot;&quot;Ev. fr. pin?&quot;&quot;: &quot;;[.AH21];&quot; },&quot;)" office:value-type="string" office:string-value="0x13: { &quot;ID&quot;: 0x13, &quot;Name&quot;: &quot;Lil' Terror Bazooka&quot;, &quot;MaxLevel&quot;: 3, &quot;Mingle?&quot;: 0, &quot;Psych&quot;: &quot;Energy Rounds&quot;, &quot;Recovery?&quot;: 0, &quot;Element&quot;: &quot;Neg&quot;, &quot;Brand&quot;: &quot;Natural Puppy&quot;, &quot;Ev. fr. pin?&quot;: 1 }," calcext:value-type="string">
            <text:p>0x13: { "ID": 0x13, "Name": "Lil' Terror Bazooka", "MaxLevel": 3, "Mingle?": 0, "Psych": "Energy Rounds", "Recovery?": 0, "Element": "Neg", "Brand": "Natural Puppy", "Ev. fr. pin?": 1 },</text:p>
          </table:table-cell>
        </table:table-row>
        <table:table-row table:style-name="ro1" table:visibility="filter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, &quot;&quot;Psych&quot;&quot;: &quot;&quot;&quot;;[.H22];&quot;&quot;&quot;, &quot;&quot;Recovery?&quot;&quot;: &quot;;IF([.J22] = &quot;Recovery&quot;; 1; 0);&quot;, &quot;&quot;Element&quot;&quot;: &quot;&quot;&quot;;[.G22];&quot;&quot;&quot;, &quot;&quot;Brand&quot;&quot;: &quot;&quot;&quot;;[.D22];&quot;&quot;&quot;, &quot;&quot;Ev. fr. pin?&quot;&quot;: &quot;;[.AH22];&quot; },&quot;)" office:value-type="string" office:string-value="0x14: { &quot;ID&quot;: 0x14, &quot;Name&quot;: &quot;Angel Magnum&quot;, &quot;MaxLevel&quot;: 4, &quot;Mingle?&quot;: 0, &quot;Psych&quot;: &quot;Energy Rounds&quot;, &quot;Recovery?&quot;: 0, &quot;Element&quot;: &quot;Neg&quot;, &quot;Brand&quot;: &quot;Natural Puppy&quot;, &quot;Ev. fr. pin?&quot;: 1 }," calcext:value-type="string">
            <text:p>0x14: { "ID": 0x14, "Name": "Angel Magnum", "MaxLevel": 4, "Mingle?": 0, "Psych": "Energy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, &quot;&quot;Psych&quot;&quot;: &quot;&quot;&quot;;[.H23];&quot;&quot;&quot;, &quot;&quot;Recovery?&quot;&quot;: &quot;;IF([.J23] = &quot;Recovery&quot;; 1; 0);&quot;, &quot;&quot;Element&quot;&quot;: &quot;&quot;&quot;;[.G23];&quot;&quot;&quot;, &quot;&quot;Brand&quot;&quot;: &quot;&quot;&quot;;[.D23];&quot;&quot;&quot;, &quot;&quot;Ev. fr. pin?&quot;&quot;: &quot;;[.AH23];&quot; },&quot;)" office:value-type="string" office:string-value="0x15: { &quot;ID&quot;: 0x15, &quot;Name&quot;: &quot;Cutie Beam&quot;, &quot;MaxLevel&quot;: 5, &quot;Mingle?&quot;: 0, &quot;Psych&quot;: &quot;Force Rounds&quot;, &quot;Recovery?&quot;: 0, &quot;Element&quot;: &quot;Neg&quot;, &quot;Brand&quot;: &quot;Natural Puppy&quot;, &quot;Ev. fr. pin?&quot;: 0 }," calcext:value-type="string">
            <text:p>0x15: { "ID": 0x15, "Name": "Cutie Beam", "MaxLevel": 5, "Mingle?": 0, "Psych": "Force Rounds", "Recovery?": 0, "Element": "Neg", "Brand": "Natural Puppy", "Ev. fr. pin?": 0 },</text:p>
          </table:table-cell>
        </table:table-row>
        <table:table-row table:style-name="ro1" table:visibility="filter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, &quot;&quot;Psych&quot;&quot;: &quot;&quot;&quot;;[.H24];&quot;&quot;&quot;, &quot;&quot;Recovery?&quot;&quot;: &quot;;IF([.J24] = &quot;Recovery&quot;; 1; 0);&quot;, &quot;&quot;Element&quot;&quot;: &quot;&quot;&quot;;[.G24];&quot;&quot;&quot;, &quot;&quot;Brand&quot;&quot;: &quot;&quot;&quot;;[.D24];&quot;&quot;&quot;, &quot;&quot;Ev. fr. pin?&quot;&quot;: &quot;;[.AH24];&quot; },&quot;)" office:value-type="string" office:string-value="0x16: { &quot;ID&quot;: 0x16, &quot;Name&quot;: &quot;Lovely Beam&quot;, &quot;MaxLevel&quot;: 6, &quot;Mingle?&quot;: 0, &quot;Psych&quot;: &quot;Force Rounds&quot;, &quot;Recovery?&quot;: 0, &quot;Element&quot;: &quot;Neg&quot;, &quot;Brand&quot;: &quot;Natural Puppy&quot;, &quot;Ev. fr. pin?&quot;: 1 }," calcext:value-type="string">
            <text:p>0x16: { "ID": 0x16, "Name": "Lovely Beam", "MaxLevel": 6, "Mingle?": 0, "Psych": "Force Rounds", "Recovery?": 0, "Element": "Neg", "Brand": "Natural Puppy", "Ev. fr. pin?": 1 },</text:p>
          </table:table-cell>
        </table:table-row>
        <table:table-row table:style-name="ro1" table:visibility="filter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, &quot;&quot;Psych&quot;&quot;: &quot;&quot;&quot;;[.H25];&quot;&quot;&quot;, &quot;&quot;Recovery?&quot;&quot;: &quot;;IF([.J25] = &quot;Recovery&quot;; 1; 0);&quot;, &quot;&quot;Element&quot;&quot;: &quot;&quot;&quot;;[.G25];&quot;&quot;&quot;, &quot;&quot;Brand&quot;&quot;: &quot;&quot;&quot;;[.D25];&quot;&quot;&quot;, &quot;&quot;Ev. fr. pin?&quot;&quot;: &quot;;[.AH25];&quot; },&quot;)" office:value-type="string" office:string-value="0x17: { &quot;ID&quot;: 0x17, &quot;Name&quot;: &quot;Sexy Beam&quot;, &quot;MaxLevel&quot;: 7, &quot;Mingle?&quot;: 0, &quot;Psych&quot;: &quot;Force Rounds&quot;, &quot;Recovery?&quot;: 0, &quot;Element&quot;: &quot;Neg&quot;, &quot;Brand&quot;: &quot;Natural Puppy&quot;, &quot;Ev. fr. pin?&quot;: 1 }," calcext:value-type="string">
            <text:p>0x17: { "ID": 0x17, "Name": "Sexy Beam", "MaxLevel": 7, "Mingle?": 0, "Psych": "Force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, &quot;&quot;Psych&quot;&quot;: &quot;&quot;&quot;;[.H26];&quot;&quot;&quot;, &quot;&quot;Recovery?&quot;&quot;: &quot;;IF([.J26] = &quot;Recovery&quot;; 1; 0);&quot;, &quot;&quot;Element&quot;&quot;: &quot;&quot;&quot;;[.G26];&quot;&quot;&quot;, &quot;&quot;Brand&quot;&quot;: &quot;&quot;&quot;;[.D26];&quot;&quot;&quot;, &quot;&quot;Ev. fr. pin?&quot;&quot;: &quot;;[.AH26];&quot; },&quot;)" office:value-type="string" office:string-value="0x18: { &quot;ID&quot;: 0x18, &quot;Name&quot;: &quot;Superfine Beam&quot;, &quot;MaxLevel&quot;: 8, &quot;Mingle?&quot;: 0, &quot;Psych&quot;: &quot;Force Rounds&quot;, &quot;Recovery?&quot;: 0, &quot;Element&quot;: &quot;Neg&quot;, &quot;Brand&quot;: &quot;Natural Puppy&quot;, &quot;Ev. fr. pin?&quot;: 1 }," calcext:value-type="string">
            <text:p>0x18: { "ID": 0x18, "Name": "Superfine Beam", "MaxLevel": 8, "Mingle?": 0, "Psych": "Force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, &quot;&quot;Psych&quot;&quot;: &quot;&quot;&quot;;[.H27];&quot;&quot;&quot;, &quot;&quot;Recovery?&quot;&quot;: &quot;;IF([.J27] = &quot;Recovery&quot;; 1; 0);&quot;, &quot;&quot;Element&quot;&quot;: &quot;&quot;&quot;;[.G27];&quot;&quot;&quot;, &quot;&quot;Brand&quot;&quot;: &quot;&quot;&quot;;[.D27];&quot;&quot;&quot;, &quot;&quot;Ev. fr. pin?&quot;&quot;: &quot;;[.AH27];&quot; },&quot;)" office:value-type="string" office:string-value="0x19: { &quot;ID&quot;: 0x19, &quot;Name&quot;: &quot;Playmate Beam&quot;, &quot;MaxLevel&quot;: 3, &quot;Mingle?&quot;: 0, &quot;Psych&quot;: &quot;Force Rounds&quot;, &quot;Recovery?&quot;: 0, &quot;Element&quot;: &quot;Neg&quot;, &quot;Brand&quot;: &quot;Natural Puppy&quot;, &quot;Ev. fr. pin?&quot;: 0 }," calcext:value-type="string">
            <text:p>0x19: { "ID": 0x19, "Name": "Playmate Beam", "MaxLevel": 3, "Mingle?": 0, "Psych": "Force Rounds", "Recovery?": 0, "Element": "Neg", "Brand": "Natural Puppy", "Ev. fr. pin?": 0 },</text:p>
          </table:table-cell>
        </table:table-row>
        <table:table-row table:style-name="ro2" table:visibility="filter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, &quot;&quot;Psych&quot;&quot;: &quot;&quot;&quot;;[.H28];&quot;&quot;&quot;, &quot;&quot;Recovery?&quot;&quot;: &quot;;IF([.J28] = &quot;Recovery&quot;; 1; 0);&quot;, &quot;&quot;Element&quot;&quot;: &quot;&quot;&quot;;[.G28];&quot;&quot;&quot;, &quot;&quot;Brand&quot;&quot;: &quot;&quot;&quot;;[.D28];&quot;&quot;&quot;, &quot;&quot;Ev. fr. pin?&quot;&quot;: &quot;;[.AH28];&quot; },&quot;)" office:value-type="string" office:string-value="0x1A: { &quot;ID&quot;: 0x1A, &quot;Name&quot;: &quot;Purity Launcher&quot;, &quot;MaxLevel&quot;: 3, &quot;Mingle?&quot;: 0, &quot;Psych&quot;: &quot;Force Rounds&quot;, &quot;Recovery?&quot;: 0, &quot;Element&quot;: &quot;Neg&quot;, &quot;Brand&quot;: &quot;Natural Puppy&quot;, &quot;Ev. fr. pin?&quot;: 1 }," calcext:value-type="string">
            <text:p>0x1A: { "ID": 0x1A, "Name": "Purity Launcher", "MaxLevel": 3, "Mingle?": 0, "Psych": "Force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, &quot;&quot;Psych&quot;&quot;: &quot;&quot;&quot;;[.H29];&quot;&quot;&quot;, &quot;&quot;Recovery?&quot;&quot;: &quot;;IF([.J29] = &quot;Recovery&quot;; 1; 0);&quot;, &quot;&quot;Element&quot;&quot;: &quot;&quot;&quot;;[.G29];&quot;&quot;&quot;, &quot;&quot;Brand&quot;&quot;: &quot;&quot;&quot;;[.D29];&quot;&quot;&quot;, &quot;&quot;Ev. fr. pin?&quot;&quot;: &quot;;[.AH29];&quot; },&quot;)" office:value-type="string" office:string-value="0x1B: { &quot;ID&quot;: 0x1B, &quot;Name&quot;: &quot;Innocence Beam&quot;, &quot;MaxLevel&quot;: 5, &quot;Mingle?&quot;: 0, &quot;Psych&quot;: &quot;Force Rounds&quot;, &quot;Recovery?&quot;: 0, &quot;Element&quot;: &quot;Neg&quot;, &quot;Brand&quot;: &quot;Natural Puppy&quot;, &quot;Ev. fr. pin?&quot;: 1 }," calcext:value-type="string">
            <text:p>0x1B: { "ID": 0x1B, "Name": "Innocence Beam", "MaxLevel": 5, "Mingle?": 0, "Psych": "Force Rounds", "Recovery?": 0, "Element": "Neg", "Brand": "Natural Puppy", "Ev. fr. pin?": 1 },</text:p>
          </table:table-cell>
        </table:table-row>
        <table:table-row table:style-name="ro2" table:visibility="filter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, &quot;&quot;Psych&quot;&quot;: &quot;&quot;&quot;;[.H30];&quot;&quot;&quot;, &quot;&quot;Recovery?&quot;&quot;: &quot;;IF([.J30] = &quot;Recovery&quot;; 1; 0);&quot;, &quot;&quot;Element&quot;&quot;: &quot;&quot;&quot;;[.G30];&quot;&quot;&quot;, &quot;&quot;Brand&quot;&quot;: &quot;&quot;&quot;;[.D30];&quot;&quot;&quot;, &quot;&quot;Ev. fr. pin?&quot;&quot;: &quot;;[.AH30];&quot; },&quot;)" office:value-type="string" office:string-value="0x1C: { &quot;ID&quot;: 0x1C, &quot;Name&quot;: &quot;Pop Pendulum&quot;, &quot;MaxLevel&quot;: 5, &quot;Mingle?&quot;: 0, &quot;Psych&quot;: &quot;Patrol Rounds&quot;, &quot;Recovery?&quot;: 0, &quot;Element&quot;: &quot;Neg&quot;, &quot;Brand&quot;: &quot;Natural Puppy&quot;, &quot;Ev. fr. pin?&quot;: 0 }," calcext:value-type="string">
            <text:p>0x1C: { "ID": 0x1C, "Name": "Pop Pendulum", "MaxLevel": 5, "Mingle?": 0, "Psych": "Patrol Rounds", "Recovery?": 0, "Element": "Neg", "Brand": "Natural Puppy", "Ev. fr. pin?": 0 },</text:p>
          </table:table-cell>
        </table:table-row>
        <table:table-row table:style-name="ro2" table:visibility="filter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, &quot;&quot;Psych&quot;&quot;: &quot;&quot;&quot;;[.H31];&quot;&quot;&quot;, &quot;&quot;Recovery?&quot;&quot;: &quot;;IF([.J31] = &quot;Recovery&quot;; 1; 0);&quot;, &quot;&quot;Element&quot;&quot;: &quot;&quot;&quot;;[.G31];&quot;&quot;&quot;, &quot;&quot;Brand&quot;&quot;: &quot;&quot;&quot;;[.D31];&quot;&quot;&quot;, &quot;&quot;Ev. fr. pin?&quot;&quot;: &quot;;[.AH31];&quot; },&quot;)" office:value-type="string" office:string-value="0x1D: { &quot;ID&quot;: 0x1D, &quot;Name&quot;: &quot;Casual Pendulum&quot;, &quot;MaxLevel&quot;: 3, &quot;Mingle?&quot;: 0, &quot;Psych&quot;: &quot;Patrol Rounds&quot;, &quot;Recovery?&quot;: 0, &quot;Element&quot;: &quot;Neg&quot;, &quot;Brand&quot;: &quot;Natural Puppy&quot;, &quot;Ev. fr. pin?&quot;: 0 }," calcext:value-type="string">
            <text:p>0x1D: { "ID": 0x1D, "Name": "Casual Pendulum", "MaxLevel": 3, "Mingle?": 0, "Psych": "Patrol Rounds", "Recovery?": 0, "Element": "Neg", "Brand": "Natural Puppy", "Ev. fr. pin?": 0 },</text:p>
          </table:table-cell>
        </table:table-row>
        <table:table-row table:style-name="ro3" table:visibility="filter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, &quot;&quot;Psych&quot;&quot;: &quot;&quot;&quot;;[.H32];&quot;&quot;&quot;, &quot;&quot;Recovery?&quot;&quot;: &quot;;IF([.J32] = &quot;Recovery&quot;; 1; 0);&quot;, &quot;&quot;Element&quot;&quot;: &quot;&quot;&quot;;[.G32];&quot;&quot;&quot;, &quot;&quot;Brand&quot;&quot;: &quot;&quot;&quot;;[.D32];&quot;&quot;&quot;, &quot;&quot;Ev. fr. pin?&quot;&quot;: &quot;;[.AH32];&quot; },&quot;)" office:value-type="string" office:string-value="0x1E: { &quot;ID&quot;: 0x1E, &quot;Name&quot;: &quot;Love Me Tether&quot;, &quot;MaxLevel&quot;: 5, &quot;Mingle?&quot;: 0, &quot;Psych&quot;: &quot;Entanglement&quot;, &quot;Recovery?&quot;: 0, &quot;Element&quot;: &quot;Neg&quot;, &quot;Brand&quot;: &quot;Natural Puppy&quot;, &quot;Ev. fr. pin?&quot;: 0 }," calcext:value-type="string">
            <text:p>0x1E: { "ID": 0x1E, "Name": "Love Me Tether", "MaxLevel": 5, "Mingle?": 0, "Psych": "Entanglement", "Recovery?": 0, "Element": "Neg", "Brand": "Natural Puppy", "Ev. fr. pin?": 0 },</text:p>
          </table:table-cell>
        </table:table-row>
        <table:table-row table:style-name="ro3" table:visibility="filter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, &quot;&quot;Psych&quot;&quot;: &quot;&quot;&quot;;[.H33];&quot;&quot;&quot;, &quot;&quot;Recovery?&quot;&quot;: &quot;;IF([.J33] = &quot;Recovery&quot;; 1; 0);&quot;, &quot;&quot;Element&quot;&quot;: &quot;&quot;&quot;;[.G33];&quot;&quot;&quot;, &quot;&quot;Brand&quot;&quot;: &quot;&quot;&quot;;[.D33];&quot;&quot;&quot;, &quot;&quot;Ev. fr. pin?&quot;&quot;: &quot;;[.AH33];&quot; },&quot;)" office:value-type="string" office:string-value="0x1F: { &quot;ID&quot;: 0x1F, &quot;Name&quot;: &quot;Pamper Me Tether&quot;, &quot;MaxLevel&quot;: 5, &quot;Mingle?&quot;: 0, &quot;Psych&quot;: &quot;Entanglement&quot;, &quot;Recovery?&quot;: 0, &quot;Element&quot;: &quot;Neg&quot;, &quot;Brand&quot;: &quot;Natural Puppy&quot;, &quot;Ev. fr. pin?&quot;: 1 }," calcext:value-type="string">
            <text:p>0x1F: { "ID": 0x1F, "Name": "Pamper Me Tether", "MaxLevel": 5, "Mingle?": 0, "Psych": "Entanglement", "Recovery?": 0, "Element": "Neg", "Brand": "Natural Puppy", "Ev. fr. pin?": 1 },</text:p>
          </table:table-cell>
        </table:table-row>
        <table:table-row table:style-name="ro3" table:visibility="filter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, &quot;&quot;Psych&quot;&quot;: &quot;&quot;&quot;;[.H34];&quot;&quot;&quot;, &quot;&quot;Recovery?&quot;&quot;: &quot;;IF([.J34] = &quot;Recovery&quot;; 1; 0);&quot;, &quot;&quot;Element&quot;&quot;: &quot;&quot;&quot;;[.G34];&quot;&quot;&quot;, &quot;&quot;Brand&quot;&quot;: &quot;&quot;&quot;;[.D34];&quot;&quot;&quot;, &quot;&quot;Ev. fr. pin?&quot;&quot;: &quot;;[.AH34];&quot; },&quot;)" office:value-type="string" office:string-value="0x20: { &quot;ID&quot;: 0x20, &quot;Name&quot;: &quot;Sweet Talk Tether&quot;, &quot;MaxLevel&quot;: 5, &quot;Mingle?&quot;: 0, &quot;Psych&quot;: &quot;Entanglement&quot;, &quot;Recovery?&quot;: 0, &quot;Element&quot;: &quot;Neg&quot;, &quot;Brand&quot;: &quot;Natural Puppy&quot;, &quot;Ev. fr. pin?&quot;: 1 }," calcext:value-type="string">
            <text:p>0x20: { "ID": 0x20, "Name": "Sweet Talk Tether", "MaxLevel": 5, "Mingle?": 0, "Psych": "Entanglement", "Recovery?": 0, "Element": "Neg", "Brand": "Natural Puppy", "Ev. fr. pin?": 1 },</text:p>
          </table:table-cell>
        </table:table-row>
        <table:table-row table:style-name="ro1" table:visibility="filter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, &quot;&quot;Psych&quot;&quot;: &quot;&quot;&quot;;[.H35];&quot;&quot;&quot;, &quot;&quot;Recovery?&quot;&quot;: &quot;;IF([.J35] = &quot;Recovery&quot;; 1; 0);&quot;, &quot;&quot;Element&quot;&quot;: &quot;&quot;&quot;;[.G35];&quot;&quot;&quot;, &quot;&quot;Brand&quot;&quot;: &quot;&quot;&quot;;[.D35];&quot;&quot;&quot;, &quot;&quot;Ev. fr. pin?&quot;&quot;: &quot;;[.AH35];&quot; },&quot;)" office:value-type="string" office:string-value="0x21: { &quot;ID&quot;: 0x21, &quot;Name&quot;: &quot;Natural Puppy&quot;, &quot;MaxLevel&quot;: 3, &quot;Mingle?&quot;: 0, &quot;Psych&quot;: &quot;Resonance: NP&quot;, &quot;Recovery?&quot;: 0, &quot;Element&quot;: &quot;Abi&quot;, &quot;Brand&quot;: &quot;Natural Puppy&quot;, &quot;Ev. fr. pin?&quot;: 0 }," calcext:value-type="string">
            <text:p>0x21: { "ID": 0x21, "Name": "Natural Puppy", "MaxLevel": 3, "Mingle?": 0, "Psych": "Resonance: NP", "Recovery?": 0, "Element": "Abi", "Brand": "Natural Puppy", "Ev. fr. pin?": 0 },</text:p>
          </table:table-cell>
        </table:table-row>
        <table:table-row table:style-name="ro3" table:visibility="filter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, &quot;&quot;Psych&quot;&quot;: &quot;&quot;&quot;;[.H36];&quot;&quot;&quot;, &quot;&quot;Recovery?&quot;&quot;: &quot;;IF([.J36] = &quot;Recovery&quot;; 1; 0);&quot;, &quot;&quot;Element&quot;&quot;: &quot;&quot;&quot;;[.G36];&quot;&quot;&quot;, &quot;&quot;Brand&quot;&quot;: &quot;&quot;&quot;;[.D36];&quot;&quot;&quot;, &quot;&quot;Ev. fr. pin?&quot;&quot;: &quot;;[.AH36];&quot; },&quot;)" office:value-type="string" office:string-value="0x22: { &quot;ID&quot;: 0x22, &quot;Name&quot;: &quot;Frantic&quot;, &quot;MaxLevel&quot;: 3, &quot;Mingle?&quot;: 0, &quot;Psych&quot;: &quot;Twister&quot;, &quot;Recovery?&quot;: 0, &quot;Element&quot;: &quot;Neg&quot;, &quot;Brand&quot;: &quot;Pavo Real&quot;, &quot;Ev. fr. pin?&quot;: 0 }," calcext:value-type="string">
            <text:p>0x22: { "ID": 0x22, "Name": "Frantic", "MaxLevel": 3, "Mingle?": 0, "Psych": "Twister", "Recovery?": 0, "Element": "Neg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, &quot;&quot;Psych&quot;&quot;: &quot;&quot;&quot;;[.H37];&quot;&quot;&quot;, &quot;&quot;Recovery?&quot;&quot;: &quot;;IF([.J37] = &quot;Recovery&quot;; 1; 0);&quot;, &quot;&quot;Element&quot;&quot;: &quot;&quot;&quot;;[.G37];&quot;&quot;&quot;, &quot;&quot;Brand&quot;&quot;: &quot;&quot;&quot;;[.D37];&quot;&quot;&quot;, &quot;&quot;Ev. fr. pin?&quot;&quot;: &quot;;[.AH37];&quot; },&quot;)" office:value-type="string" office:string-value="0x23: { &quot;ID&quot;: 0x23, &quot;Name&quot;: &quot;Blink Step&quot;, &quot;MaxLevel&quot;: 3, &quot;Mingle?&quot;: 0, &quot;Psych&quot;: &quot;Invisibility&quot;, &quot;Recovery?&quot;: 0, &quot;Element&quot;: &quot;---&quot;, &quot;Brand&quot;: &quot;Pavo Real&quot;, &quot;Ev. fr. pin?&quot;: 0 }," calcext:value-type="string">
            <text:p>0x23: { "ID": 0x23, "Name": "Blink Step", "MaxLevel": 3, "Mingle?": 0, "Psych": "Invisibility", "Recovery?": 0, "Element": "---", "Brand": "Pavo Real", "Ev. fr. pin?": 0 },</text:p>
          </table:table-cell>
        </table:table-row>
        <table:table-row table:style-name="ro3" table:visibility="filter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, &quot;&quot;Psych&quot;&quot;: &quot;&quot;&quot;;[.H38];&quot;&quot;&quot;, &quot;&quot;Recovery?&quot;&quot;: &quot;;IF([.J38] = &quot;Recovery&quot;; 1; 0);&quot;, &quot;&quot;Element&quot;&quot;: &quot;&quot;&quot;;[.G38];&quot;&quot;&quot;, &quot;&quot;Brand&quot;&quot;: &quot;&quot;&quot;;[.D38];&quot;&quot;&quot;, &quot;&quot;Ev. fr. pin?&quot;&quot;: &quot;;[.AH38];&quot; },&quot;)" office:value-type="string" office:string-value="0x24: { &quot;ID&quot;: 0x24, &quot;Name&quot;: &quot;First Gear&quot;, &quot;MaxLevel&quot;: 5, &quot;Mingle?&quot;: 0, &quot;Psych&quot;: &quot;Teleport&quot;, &quot;Recovery?&quot;: 0, &quot;Element&quot;: &quot;---&quot;, &quot;Brand&quot;: &quot;Pavo Real&quot;, &quot;Ev. fr. pin?&quot;: 1 }," calcext:value-type="string">
            <text:p>0x24: { "ID": 0x24, "Name": "First Gear", "MaxLevel": 5, "Mingle?": 0, "Psych": "Teleport", "Recovery?": 0, "Element": "---", "Brand": "Pavo Real", "Ev. fr. pin?": 1 },</text:p>
          </table:table-cell>
        </table:table-row>
        <table:table-row table:style-name="ro1" table:visibility="filter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, &quot;&quot;Psych&quot;&quot;: &quot;&quot;&quot;;[.H39];&quot;&quot;&quot;, &quot;&quot;Recovery?&quot;&quot;: &quot;;IF([.J39] = &quot;Recovery&quot;; 1; 0);&quot;, &quot;&quot;Element&quot;&quot;: &quot;&quot;&quot;;[.G39];&quot;&quot;&quot;, &quot;&quot;Brand&quot;&quot;: &quot;&quot;&quot;;[.D39];&quot;&quot;&quot;, &quot;&quot;Ev. fr. pin?&quot;&quot;: &quot;;[.AH39];&quot; },&quot;)" office:value-type="string" office:string-value="0x25: { &quot;ID&quot;: 0x25, &quot;Name&quot;: &quot;Top Gear&quot;, &quot;MaxLevel&quot;: 3, &quot;Mingle?&quot;: 0, &quot;Psych&quot;: &quot;Teleport&quot;, &quot;Recovery?&quot;: 0, &quot;Element&quot;: &quot;---&quot;, &quot;Brand&quot;: &quot;Pavo Real&quot;, &quot;Ev. fr. pin?&quot;: 1 }," calcext:value-type="string">
            <text:p>0x25: { "ID": 0x25, "Name": "Top Gear", "MaxLevel": 3, "Mingle?": 0, "Psych": "Teleport", "Recovery?": 0, "Element": "---", "Brand": "Pavo Real", "Ev. fr. pin?": 1 },</text:p>
          </table:table-cell>
        </table:table-row>
        <table:table-row table:style-name="ro1" table:visibility="filter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, &quot;&quot;Psych&quot;&quot;: &quot;&quot;&quot;;[.H40];&quot;&quot;&quot;, &quot;&quot;Recovery?&quot;&quot;: &quot;;IF([.J40] = &quot;Recovery&quot;; 1; 0);&quot;, &quot;&quot;Element&quot;&quot;: &quot;&quot;&quot;;[.G40];&quot;&quot;&quot;, &quot;&quot;Brand&quot;&quot;: &quot;&quot;&quot;;[.D40];&quot;&quot;&quot;, &quot;&quot;Ev. fr. pin?&quot;&quot;: &quot;;[.AH40];&quot; },&quot;)" office:value-type="string" office:string-value="0x26: { &quot;ID&quot;: 0x26, &quot;Name&quot;: &quot;Egg Bomb&quot;, &quot;MaxLevel&quot;: 4, &quot;Mingle?&quot;: 0, &quot;Psych&quot;: &quot;Pressure Mine&quot;, &quot;Recovery?&quot;: 0, &quot;Element&quot;: &quot;Neu&quot;, &quot;Brand&quot;: &quot;Pavo Real&quot;, &quot;Ev. fr. pin?&quot;: 0 }," calcext:value-type="string">
            <text:p>0x26: { "ID": 0x26, "Name": "Egg Bomb", "MaxLevel": 4, "Mingle?": 0, "Psych": "Pressure Mine", "Recovery?": 0, "Element": "Neu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, &quot;&quot;Psych&quot;&quot;: &quot;&quot;&quot;;[.H41];&quot;&quot;&quot;, &quot;&quot;Recovery?&quot;&quot;: &quot;;IF([.J41] = &quot;Recovery&quot;; 1; 0);&quot;, &quot;&quot;Element&quot;&quot;: &quot;&quot;&quot;;[.G41];&quot;&quot;&quot;, &quot;&quot;Brand&quot;&quot;: &quot;&quot;&quot;;[.D41];&quot;&quot;&quot;, &quot;&quot;Ev. fr. pin?&quot;&quot;: &quot;;[.AH41];&quot; },&quot;)" office:value-type="string" office:string-value="0x27: { &quot;ID&quot;: 0x27, &quot;Name&quot;: &quot;Meteor Magnet&quot;, &quot;MaxLevel&quot;: 6, &quot;Mingle?&quot;: 0, &quot;Psych&quot;: &quot;Apport&quot;, &quot;Recovery?&quot;: 0, &quot;Element&quot;: &quot;Neg&quot;, &quot;Brand&quot;: &quot;Pavo Real&quot;, &quot;Ev. fr. pin?&quot;: 0 }," calcext:value-type="string">
            <text:p>0x27: { "ID": 0x27, "Name": "Meteor Magnet", "MaxLevel": 6, "Mingle?": 0, "Psych": "Apport", "Recovery?": 0, "Element": "Neg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, &quot;&quot;Psych&quot;&quot;: &quot;&quot;&quot;;[.H42];&quot;&quot;&quot;, &quot;&quot;Recovery?&quot;&quot;: &quot;;IF([.J42] = &quot;Recovery&quot;; 1; 0);&quot;, &quot;&quot;Element&quot;&quot;: &quot;&quot;&quot;;[.G42];&quot;&quot;&quot;, &quot;&quot;Brand&quot;&quot;: &quot;&quot;&quot;;[.D42];&quot;&quot;&quot;, &quot;&quot;Ev. fr. pin?&quot;&quot;: &quot;;[.AH42];&quot; },&quot;)" office:value-type="string" office:string-value="0x28: { &quot;ID&quot;: 0x28, &quot;Name&quot;: &quot;Meteor Hook&quot;, &quot;MaxLevel&quot;: 7, &quot;Mingle?&quot;: 1, &quot;Psych&quot;: &quot;Apport&quot;, &quot;Recovery?&quot;: 0, &quot;Element&quot;: &quot;Neg&quot;, &quot;Brand&quot;: &quot;Pavo Real&quot;, &quot;Ev. fr. pin?&quot;: 1 }," calcext:value-type="string">
            <text:p>0x28: { "ID": 0x28, "Name": "Meteor Hook", "MaxLevel": 7, "Mingle?": 1, "Psych": "Apport", "Recovery?": 0, "Element": "Neg", "Brand": "Pavo Real", "Ev. fr. pin?": 1 },</text:p>
          </table:table-cell>
        </table:table-row>
        <table:table-row table:style-name="ro2" table:visibility="filter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, &quot;&quot;Psych&quot;&quot;: &quot;&quot;&quot;;[.H43];&quot;&quot;&quot;, &quot;&quot;Recovery?&quot;&quot;: &quot;;IF([.J43] = &quot;Recovery&quot;; 1; 0);&quot;, &quot;&quot;Element&quot;&quot;: &quot;&quot;&quot;;[.G43];&quot;&quot;&quot;, &quot;&quot;Brand&quot;&quot;: &quot;&quot;&quot;;[.D43];&quot;&quot;&quot;, &quot;&quot;Ev. fr. pin?&quot;&quot;: &quot;;[.AH43];&quot; },&quot;)" office:value-type="string" office:string-value="0x29: { &quot;ID&quot;: 0x29, &quot;Name&quot;: &quot;Meteor Spike&quot;, &quot;MaxLevel&quot;: 8, &quot;Mingle?&quot;: 1, &quot;Psych&quot;: &quot;Apport&quot;, &quot;Recovery?&quot;: 0, &quot;Element&quot;: &quot;Neg&quot;, &quot;Brand&quot;: &quot;Pavo Real&quot;, &quot;Ev. fr. pin?&quot;: 1 }," calcext:value-type="string">
            <text:p>0x29: { "ID": 0x29, "Name": "Meteor Spike", "MaxLevel": 8, "Mingle?": 1, "Psych": "Apport", "Recovery?": 0, "Element": "Neg", "Brand": "Pavo Real", "Ev. fr. pin?": 1 },</text:p>
          </table:table-cell>
        </table:table-row>
        <table:table-row table:style-name="ro1" table:visibility="filter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, &quot;&quot;Psych&quot;&quot;: &quot;&quot;&quot;;[.H44];&quot;&quot;&quot;, &quot;&quot;Recovery?&quot;&quot;: &quot;;IF([.J44] = &quot;Recovery&quot;; 1; 0);&quot;, &quot;&quot;Element&quot;&quot;: &quot;&quot;&quot;;[.G44];&quot;&quot;&quot;, &quot;&quot;Brand&quot;&quot;: &quot;&quot;&quot;;[.D44];&quot;&quot;&quot;, &quot;&quot;Ev. fr. pin?&quot;&quot;: &quot;;[.AH44];&quot; },&quot;)" office:value-type="string" office:string-value="0x2A: { &quot;ID&quot;: 0x2A, &quot;Name&quot;: &quot;Strong Heart&quot;, &quot;MaxLevel&quot;: 5, &quot;Mingle?&quot;: 0, &quot;Psych&quot;: &quot;Life Blight&quot;, &quot;Recovery?&quot;: 0, &quot;Element&quot;: &quot;Abi&quot;, &quot;Brand&quot;: &quot;Pavo Real&quot;, &quot;Ev. fr. pin?&quot;: 0 }," calcext:value-type="string">
            <text:p>0x2A: { "ID": 0x2A, "Name": "Strong Heart", "MaxLevel": 5, "Mingle?": 0, "Psych": "Life Blight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, &quot;&quot;Psych&quot;&quot;: &quot;&quot;&quot;;[.H45];&quot;&quot;&quot;, &quot;&quot;Recovery?&quot;&quot;: &quot;;IF([.J45] = &quot;Recovery&quot;; 1; 0);&quot;, &quot;&quot;Element&quot;&quot;: &quot;&quot;&quot;;[.G45];&quot;&quot;&quot;, &quot;&quot;Brand&quot;&quot;: &quot;&quot;&quot;;[.D45];&quot;&quot;&quot;, &quot;&quot;Ev. fr. pin?&quot;&quot;: &quot;;[.AH45];&quot; },&quot;)" office:value-type="string" office:string-value="0x2B: { &quot;ID&quot;: 0x2B, &quot;Name&quot;: &quot;Strong Spirit&quot;, &quot;MaxLevel&quot;: 5, &quot;Mingle?&quot;: 0, &quot;Psych&quot;: &quot;Attack Blight&quot;, &quot;Recovery?&quot;: 0, &quot;Element&quot;: &quot;Abi&quot;, &quot;Brand&quot;: &quot;Pavo Real&quot;, &quot;Ev. fr. pin?&quot;: 0 }," calcext:value-type="string">
            <text:p>0x2B: { "ID": 0x2B, "Name": "Strong Spirit", "MaxLevel": 5, "Mingle?": 0, "Psych": "Attack Blight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, &quot;&quot;Psych&quot;&quot;: &quot;&quot;&quot;;[.H46];&quot;&quot;&quot;, &quot;&quot;Recovery?&quot;&quot;: &quot;;IF([.J46] = &quot;Recovery&quot;; 1; 0);&quot;, &quot;&quot;Element&quot;&quot;: &quot;&quot;&quot;;[.G46];&quot;&quot;&quot;, &quot;&quot;Brand&quot;&quot;: &quot;&quot;&quot;;[.D46];&quot;&quot;&quot;, &quot;&quot;Ev. fr. pin?&quot;&quot;: &quot;;[.AH46];&quot; },&quot;)" office:value-type="string" office:string-value="0x2C: { &quot;ID&quot;: 0x2C, &quot;Name&quot;: &quot;Strong Body&quot;, &quot;MaxLevel&quot;: 5, &quot;Mingle?&quot;: 0, &quot;Psych&quot;: &quot;Defense Blight&quot;, &quot;Recovery?&quot;: 0, &quot;Element&quot;: &quot;Abi&quot;, &quot;Brand&quot;: &quot;Pavo Real&quot;, &quot;Ev. fr. pin?&quot;: 0 }," calcext:value-type="string">
            <text:p>0x2C: { "ID": 0x2C, "Name": "Strong Body", "MaxLevel": 5, "Mingle?": 0, "Psych": "Defense Blight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, &quot;&quot;Psych&quot;&quot;: &quot;&quot;&quot;;[.H47];&quot;&quot;&quot;, &quot;&quot;Recovery?&quot;&quot;: &quot;;IF([.J47] = &quot;Recovery&quot;; 1; 0);&quot;, &quot;&quot;Element&quot;&quot;: &quot;&quot;&quot;;[.G47];&quot;&quot;&quot;, &quot;&quot;Brand&quot;&quot;: &quot;&quot;&quot;;[.D47];&quot;&quot;&quot;, &quot;&quot;Ev. fr. pin?&quot;&quot;: &quot;;[.AH47];&quot; },&quot;)" office:value-type="string" office:string-value="0x2D: { &quot;ID&quot;: 0x2D, &quot;Name&quot;: &quot;Strong 'n Proud&quot;, &quot;MaxLevel&quot;: 5, &quot;Mingle?&quot;: 0, &quot;Psych&quot;: &quot;Mobility Blight&quot;, &quot;Recovery?&quot;: 0, &quot;Element&quot;: &quot;Abi&quot;, &quot;Brand&quot;: &quot;Pavo Real&quot;, &quot;Ev. fr. pin?&quot;: 0 }," calcext:value-type="string">
            <text:p>0x2D: { "ID": 0x2D, "Name": "Strong 'n Proud", "MaxLevel": 5, "Mingle?": 0, "Psych": "Mobility Blight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, &quot;&quot;Psych&quot;&quot;: &quot;&quot;&quot;;[.H48];&quot;&quot;&quot;, &quot;&quot;Recovery?&quot;&quot;: &quot;;IF([.J48] = &quot;Recovery&quot;; 1; 0);&quot;, &quot;&quot;Element&quot;&quot;: &quot;&quot;&quot;;[.G48];&quot;&quot;&quot;, &quot;&quot;Brand&quot;&quot;: &quot;&quot;&quot;;[.D48];&quot;&quot;&quot;, &quot;&quot;Ev. fr. pin?&quot;&quot;: &quot;;[.AH48];&quot; },&quot;)" office:value-type="string" office:string-value="0x2E: { &quot;ID&quot;: 0x2E, &quot;Name&quot;: &quot;Poison Scorpion&quot;, &quot;MaxLevel&quot;: 2, &quot;Mingle?&quot;: 0, &quot;Psych&quot;: &quot;Doomed Life&quot;, &quot;Recovery?&quot;: 0, &quot;Element&quot;: &quot;Abi&quot;, &quot;Brand&quot;: &quot;Pavo Real&quot;, &quot;Ev. fr. pin?&quot;: 0 }," calcext:value-type="string">
            <text:p>0x2E: { "ID": 0x2E, "Name": "Poison Scorpion", "MaxLevel": 2, "Mingle?": 0, "Psych": "Doomed Life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, &quot;&quot;Psych&quot;&quot;: &quot;&quot;&quot;;[.H49];&quot;&quot;&quot;, &quot;&quot;Recovery?&quot;&quot;: &quot;;IF([.J49] = &quot;Recovery&quot;; 1; 0);&quot;, &quot;&quot;Element&quot;&quot;: &quot;&quot;&quot;;[.G49];&quot;&quot;&quot;, &quot;&quot;Brand&quot;&quot;: &quot;&quot;&quot;;[.D49];&quot;&quot;&quot;, &quot;&quot;Ev. fr. pin?&quot;&quot;: &quot;;[.AH49];&quot; },&quot;)" office:value-type="string" office:string-value="0x2F: { &quot;ID&quot;: 0x2F, &quot;Name&quot;: &quot;Poison Skull&quot;, &quot;MaxLevel&quot;: 2, &quot;Mingle?&quot;: 0, &quot;Psych&quot;: &quot;Doomed Attack&quot;, &quot;Recovery?&quot;: 0, &quot;Element&quot;: &quot;Abi&quot;, &quot;Brand&quot;: &quot;Pavo Real&quot;, &quot;Ev. fr. pin?&quot;: 0 }," calcext:value-type="string">
            <text:p>0x2F: { "ID": 0x2F, "Name": "Poison Skull", "MaxLevel": 2, "Mingle?": 0, "Psych": "Doomed Attack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, &quot;&quot;Psych&quot;&quot;: &quot;&quot;&quot;;[.H50];&quot;&quot;&quot;, &quot;&quot;Recovery?&quot;&quot;: &quot;;IF([.J50] = &quot;Recovery&quot;; 1; 0);&quot;, &quot;&quot;Element&quot;&quot;: &quot;&quot;&quot;;[.G50];&quot;&quot;&quot;, &quot;&quot;Brand&quot;&quot;: &quot;&quot;&quot;;[.D50];&quot;&quot;&quot;, &quot;&quot;Ev. fr. pin?&quot;&quot;: &quot;;[.AH50];&quot; },&quot;)" office:value-type="string" office:string-value="0x30: { &quot;ID&quot;: 0x30, &quot;Name&quot;: &quot;Poison Bones&quot;, &quot;MaxLevel&quot;: 3, &quot;Mingle?&quot;: 0, &quot;Psych&quot;: &quot;Doomed Defense&quot;, &quot;Recovery?&quot;: 0, &quot;Element&quot;: &quot;Abi&quot;, &quot;Brand&quot;: &quot;Pavo Real&quot;, &quot;Ev. fr. pin?&quot;: 0 }," calcext:value-type="string">
            <text:p>0x30: { "ID": 0x30, "Name": "Poison Bones", "MaxLevel": 3, "Mingle?": 0, "Psych": "Doomed Defense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, &quot;&quot;Psych&quot;&quot;: &quot;&quot;&quot;;[.H51];&quot;&quot;&quot;, &quot;&quot;Recovery?&quot;&quot;: &quot;;IF([.J51] = &quot;Recovery&quot;; 1; 0);&quot;, &quot;&quot;Element&quot;&quot;: &quot;&quot;&quot;;[.G51];&quot;&quot;&quot;, &quot;&quot;Brand&quot;&quot;: &quot;&quot;&quot;;[.D51];&quot;&quot;&quot;, &quot;&quot;Ev. fr. pin?&quot;&quot;: &quot;;[.AH51];&quot; },&quot;)" office:value-type="string" office:string-value="0x31: { &quot;ID&quot;: 0x31, &quot;Name&quot;: &quot;Poison Chains&quot;, &quot;MaxLevel&quot;: 3, &quot;Mingle?&quot;: 0, &quot;Psych&quot;: &quot;Doomed Mobility&quot;, &quot;Recovery?&quot;: 0, &quot;Element&quot;: &quot;Abi&quot;, &quot;Brand&quot;: &quot;Pavo Real&quot;, &quot;Ev. fr. pin?&quot;: 0 }," calcext:value-type="string">
            <text:p>0x31: { "ID": 0x31, "Name": "Poison Chains", "MaxLevel": 3, "Mingle?": 0, "Psych": "Doomed Mobility", "Recovery?": 0, "Element": "Abi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, &quot;&quot;Psych&quot;&quot;: &quot;&quot;&quot;;[.H52];&quot;&quot;&quot;, &quot;&quot;Recovery?&quot;&quot;: &quot;;IF([.J52] = &quot;Recovery&quot;; 1; 0);&quot;, &quot;&quot;Element&quot;&quot;: &quot;&quot;&quot;;[.G52];&quot;&quot;&quot;, &quot;&quot;Brand&quot;&quot;: &quot;&quot;&quot;;[.D52];&quot;&quot;&quot;, &quot;&quot;Ev. fr. pin?&quot;&quot;: &quot;;[.AH52];&quot; },&quot;)" office:value-type="string" office:string-value="0x32: { &quot;ID&quot;: 0x32, &quot;Name&quot;: &quot;Rapier Glance&quot;, &quot;MaxLevel&quot;: 3, &quot;Mingle?&quot;: 1, &quot;Psych&quot;: &quot;Doomed Attack+&quot;, &quot;Recovery?&quot;: 0, &quot;Element&quot;: &quot;Abi&quot;, &quot;Brand&quot;: &quot;Pavo Real&quot;, &quot;Ev. fr. pin?&quot;: 1 }," calcext:value-type="string">
            <text:p>0x32: { "ID": 0x32, "Name": "Rapier Glance", "MaxLevel": 3, "Mingle?": 1, "Psych": "Doomed Attack+", "Recovery?": 0, "Element": "Abi", "Brand": "Pavo Real", "Ev. fr. pin?": 1 },</text:p>
          </table:table-cell>
        </table:table-row>
        <table:table-row table:style-name="ro5" table:visibility="filter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, &quot;&quot;Psych&quot;&quot;: &quot;&quot;&quot;;[.H53];&quot;&quot;&quot;, &quot;&quot;Recovery?&quot;&quot;: &quot;;IF([.J53] = &quot;Recovery&quot;; 1; 0);&quot;, &quot;&quot;Element&quot;&quot;: &quot;&quot;&quot;;[.G53];&quot;&quot;&quot;, &quot;&quot;Brand&quot;&quot;: &quot;&quot;&quot;;[.D53];&quot;&quot;&quot;, &quot;&quot;Ev. fr. pin?&quot;&quot;: &quot;;[.AH53];&quot; },&quot;)" office:value-type="string" office:string-value="0x33: { &quot;ID&quot;: 0x33, &quot;Name&quot;: &quot;Love Charge&quot;, &quot;MaxLevel&quot;: 1, &quot;Mingle?&quot;: 0, &quot;Psych&quot;: &quot;Cure Boost&quot;, &quot;Recovery?&quot;: 0, &quot;Element&quot;: &quot;Abi&quot;, &quot;Brand&quot;: &quot;Pavo Real&quot;, &quot;Ev. fr. pin?&quot;: 0 }," calcext:value-type="string">
            <text:p>0x33: { "ID": 0x33, "Name": "Love Charge", "MaxLevel": 1, "Mingle?": 0, "Psych": "Cure Boost", "Recovery?": 0, "Element": "Abi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, &quot;&quot;Psych&quot;&quot;: &quot;&quot;&quot;;[.H54];&quot;&quot;&quot;, &quot;&quot;Recovery?&quot;&quot;: &quot;;IF([.J54] = &quot;Recovery&quot;; 1; 0);&quot;, &quot;&quot;Element&quot;&quot;: &quot;&quot;&quot;;[.G54];&quot;&quot;&quot;, &quot;&quot;Brand&quot;&quot;: &quot;&quot;&quot;;[.D54];&quot;&quot;&quot;, &quot;&quot;Ev. fr. pin?&quot;&quot;: &quot;;[.AH54];&quot; },&quot;)" office:value-type="string" office:string-value="0x34: { &quot;ID&quot;: 0x34, &quot;Name&quot;: &quot;Guardian Angel&quot;, &quot;MaxLevel&quot;: 5, &quot;Mingle?&quot;: 0, &quot;Psych&quot;: &quot;Subconscious&quot;, &quot;Recovery?&quot;: 0, &quot;Element&quot;: &quot;---&quot;, &quot;Brand&quot;: &quot;Pavo Real&quot;, &quot;Ev. fr. pin?&quot;: 0 }," calcext:value-type="string">
            <text:p>0x34: { "ID": 0x34, "Name": "Guardian Angel", "MaxLevel": 5, "Mingle?": 0, "Psych": "Subconscious", "Recovery?": 0, "Element": "---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, &quot;&quot;Psych&quot;&quot;: &quot;&quot;&quot;;[.H55];&quot;&quot;&quot;, &quot;&quot;Recovery?&quot;&quot;: &quot;;IF([.J55] = &quot;Recovery&quot;; 1; 0);&quot;, &quot;&quot;Element&quot;&quot;: &quot;&quot;&quot;;[.G55];&quot;&quot;&quot;, &quot;&quot;Brand&quot;&quot;: &quot;&quot;&quot;;[.D55];&quot;&quot;&quot;, &quot;&quot;Ev. fr. pin?&quot;&quot;: &quot;;[.AH55];&quot; },&quot;)" office:value-type="string" office:string-value="0x35: { &quot;ID&quot;: 0x35, &quot;Name&quot;: &quot;Archangel&quot;, &quot;MaxLevel&quot;: 3, &quot;Mingle?&quot;: 0, &quot;Psych&quot;: &quot;Subconscious&quot;, &quot;Recovery?&quot;: 1, &quot;Element&quot;: &quot;---&quot;, &quot;Brand&quot;: &quot;Pavo Real&quot;, &quot;Ev. fr. pin?&quot;: 1 }," calcext:value-type="string">
            <text:p>0x35: { "ID": 0x35, "Name": "Archangel", "MaxLevel": 3, "Mingle?": 0, "Psych": "Subconscious", "Recovery?": 1, "Element": "---", "Brand": "Pavo Real", "Ev. fr. pin?": 1 },</text:p>
          </table:table-cell>
        </table:table-row>
        <table:table-row table:style-name="ro1" table:visibility="filter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, &quot;&quot;Psych&quot;&quot;: &quot;&quot;&quot;;[.H56];&quot;&quot;&quot;, &quot;&quot;Recovery?&quot;&quot;: &quot;;IF([.J56] = &quot;Recovery&quot;; 1; 0);&quot;, &quot;&quot;Element&quot;&quot;: &quot;&quot;&quot;;[.G56];&quot;&quot;&quot;, &quot;&quot;Brand&quot;&quot;: &quot;&quot;&quot;;[.D56];&quot;&quot;&quot;, &quot;&quot;Ev. fr. pin?&quot;&quot;: &quot;;[.AH56];&quot; },&quot;)" office:value-type="string" office:string-value="0x36: { &quot;ID&quot;: 0x36, &quot;Name&quot;: &quot;Energy Factor&quot;, &quot;MaxLevel&quot;: 5, &quot;Mingle?&quot;: 0, &quot;Psych&quot;: &quot;Turbo Gauge&quot;, &quot;Recovery?&quot;: 0, &quot;Element&quot;: &quot;Abi&quot;, &quot;Brand&quot;: &quot;Pavo Real&quot;, &quot;Ev. fr. pin?&quot;: 0 }," calcext:value-type="string">
            <text:p>0x36: { "ID": 0x36, "Name": "Energy Factor", "MaxLevel": 5, "Mingle?": 0, "Psych": "Turbo Gauge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, &quot;&quot;Psych&quot;&quot;: &quot;&quot;&quot;;[.H57];&quot;&quot;&quot;, &quot;&quot;Recovery?&quot;&quot;: &quot;;IF([.J57] = &quot;Recovery&quot;; 1; 0);&quot;, &quot;&quot;Element&quot;&quot;: &quot;&quot;&quot;;[.G57];&quot;&quot;&quot;, &quot;&quot;Brand&quot;&quot;: &quot;&quot;&quot;;[.D57];&quot;&quot;&quot;, &quot;&quot;Ev. fr. pin?&quot;&quot;: &quot;;[.AH57];&quot; },&quot;)" office:value-type="string" office:string-value="0x37: { &quot;ID&quot;: 0x37, &quot;Name&quot;: &quot;Speed Factor&quot;, &quot;MaxLevel&quot;: 1, &quot;Mingle?&quot;: 0, &quot;Psych&quot;: &quot;Turbo Reboot&quot;, &quot;Recovery?&quot;: 0, &quot;Element&quot;: &quot;Abi&quot;, &quot;Brand&quot;: &quot;Pavo Real&quot;, &quot;Ev. fr. pin?&quot;: 0 }," calcext:value-type="string">
            <text:p>0x37: { "ID": 0x37, "Name": "Speed Factor", "MaxLevel": 1, "Mingle?": 0, "Psych": "Turbo Reboot", "Recovery?": 0, "Element": "Abi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, &quot;&quot;Psych&quot;&quot;: &quot;&quot;&quot;;[.H58];&quot;&quot;&quot;, &quot;&quot;Recovery?&quot;&quot;: &quot;;IF([.J58] = &quot;Recovery&quot;; 1; 0);&quot;, &quot;&quot;Element&quot;&quot;: &quot;&quot;&quot;;[.G58];&quot;&quot;&quot;, &quot;&quot;Brand&quot;&quot;: &quot;&quot;&quot;;[.D58];&quot;&quot;&quot;, &quot;&quot;Ev. fr. pin?&quot;&quot;: &quot;;[.AH58];&quot; },&quot;)" office:value-type="string" office:string-value="0x38: { &quot;ID&quot;: 0x38, &quot;Name&quot;: &quot;Supply Factor&quot;, &quot;MaxLevel&quot;: 3, &quot;Mingle?&quot;: 0, &quot;Psych&quot;: &quot;Supply Boost&quot;, &quot;Recovery?&quot;: 0, &quot;Element&quot;: &quot;Abi&quot;, &quot;Brand&quot;: &quot;Pavo Real&quot;, &quot;Ev. fr. pin?&quot;: 0 }," calcext:value-type="string">
            <text:p>0x38: { "ID": 0x38, "Name": "Supply Factor", "MaxLevel": 3, "Mingle?": 0, "Psych": "Supply Boost", "Recovery?": 0, "Element": "Abi", "Brand": "Pavo Real", "Ev. fr. pin?": 0 },</text:p>
          </table:table-cell>
        </table:table-row>
        <table:table-row table:style-name="ro1" table:visibility="filter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, &quot;&quot;Psych&quot;&quot;: &quot;&quot;&quot;;[.H59];&quot;&quot;&quot;, &quot;&quot;Recovery?&quot;&quot;: &quot;;IF([.J59] = &quot;Recovery&quot;; 1; 0);&quot;, &quot;&quot;Element&quot;&quot;: &quot;&quot;&quot;;[.G59];&quot;&quot;&quot;, &quot;&quot;Brand&quot;&quot;: &quot;&quot;&quot;;[.D59];&quot;&quot;&quot;, &quot;&quot;Ev. fr. pin?&quot;&quot;: &quot;;[.AH59];&quot; },&quot;)" office:value-type="string" office:string-value="0x39: { &quot;ID&quot;: 0x39, &quot;Name&quot;: &quot;Chaos&quot;, &quot;MaxLevel&quot;: 3, &quot;Mingle?&quot;: 0, &quot;Psych&quot;: &quot;Doomed Life+&quot;, &quot;Recovery?&quot;: 0, &quot;Element&quot;: &quot;Abi&quot;, &quot;Brand&quot;: &quot;Pavo Real&quot;, &quot;Ev. fr. pin?&quot;: 1 }," calcext:value-type="string">
            <text:p>0x39: { "ID": 0x39, "Name": "Chaos", "MaxLevel": 3, "Mingle?": 0, "Psych": "Doomed Life+", "Recovery?": 0, "Element": "Abi", "Brand": "Pavo Real", "Ev. fr. pin?": 1 },</text:p>
          </table:table-cell>
        </table:table-row>
        <table:table-row table:style-name="ro1" table:visibility="filter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, &quot;&quot;Psych&quot;&quot;: &quot;&quot;&quot;;[.H60];&quot;&quot;&quot;, &quot;&quot;Recovery?&quot;&quot;: &quot;;IF([.J60] = &quot;Recovery&quot;; 1; 0);&quot;, &quot;&quot;Element&quot;&quot;: &quot;&quot;&quot;;[.G60];&quot;&quot;&quot;, &quot;&quot;Brand&quot;&quot;: &quot;&quot;&quot;;[.D60];&quot;&quot;&quot;, &quot;&quot;Ev. fr. pin?&quot;&quot;: &quot;;[.AH60];&quot; },&quot;)" office:value-type="string" office:string-value="0x3A: { &quot;ID&quot;: 0x3A, &quot;Name&quot;: &quot;Pavo Real&quot;, &quot;MaxLevel&quot;: 3, &quot;Mingle?&quot;: 0, &quot;Psych&quot;: &quot;Resonance: PR&quot;, &quot;Recovery?&quot;: 0, &quot;Element&quot;: &quot;Abi&quot;, &quot;Brand&quot;: &quot;Pavo Real&quot;, &quot;Ev. fr. pin?&quot;: 0 }," calcext:value-type="string">
            <text:p>0x3A: { "ID": 0x3A, "Name": "Pavo Real", "MaxLevel": 3, "Mingle?": 0, "Psych": "Resonance: PR", "Recovery?": 0, "Element": "Abi", "Brand": "Pavo Real", "Ev. fr. pin?": 0 },</text:p>
          </table:table-cell>
        </table:table-row>
        <table:table-row table:style-name="ro2" table:visibility="filter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, &quot;&quot;Psych&quot;&quot;: &quot;&quot;&quot;;[.H61];&quot;&quot;&quot;, &quot;&quot;Recovery?&quot;&quot;: &quot;;IF([.J61] = &quot;Recovery&quot;; 1; 0);&quot;, &quot;&quot;Element&quot;&quot;: &quot;&quot;&quot;;[.G61];&quot;&quot;&quot;, &quot;&quot;Brand&quot;&quot;: &quot;&quot;&quot;;[.D61];&quot;&quot;&quot;, &quot;&quot;Ev. fr. pin?&quot;&quot;: &quot;;[.AH61];&quot; },&quot;)" office:value-type="string" office:string-value="0x3B: { &quot;ID&quot;: 0x3B, &quot;Name&quot;: &quot;Lightning Moon&quot;, &quot;MaxLevel&quot;: 5, &quot;Mingle?&quot;: 0, &quot;Psych&quot;: &quot;Spark Core&quot;, &quot;Recovery?&quot;: 0, &quot;Element&quot;: &quot;Neg&quot;, &quot;Brand&quot;: &quot;Mus Rattus&quot;, &quot;Ev. fr. pin?&quot;: 0 }," calcext:value-type="string">
            <text:p>0x3B: { "ID": 0x3B, "Name": "Lightning Moon", "MaxLevel": 5, "Mingle?": 0, "Psych": "Spark Core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, &quot;&quot;Psych&quot;&quot;: &quot;&quot;&quot;;[.H62];&quot;&quot;&quot;, &quot;&quot;Recovery?&quot;&quot;: &quot;;IF([.J62] = &quot;Recovery&quot;; 1; 0);&quot;, &quot;&quot;Element&quot;&quot;: &quot;&quot;&quot;;[.G62];&quot;&quot;&quot;, &quot;&quot;Brand&quot;&quot;: &quot;&quot;&quot;;[.D62];&quot;&quot;&quot;, &quot;&quot;Ev. fr. pin?&quot;&quot;: &quot;;[.AH62];&quot; },&quot;)" office:value-type="string" office:string-value="0x3C: { &quot;ID&quot;: 0x3C, &quot;Name&quot;: &quot;Lightning Storm&quot;, &quot;MaxLevel&quot;: 5, &quot;Mingle?&quot;: 0, &quot;Psych&quot;: &quot;Spark Core&quot;, &quot;Recovery?&quot;: 0, &quot;Element&quot;: &quot;Neg&quot;, &quot;Brand&quot;: &quot;Mus Rattus&quot;, &quot;Ev. fr. pin?&quot;: 0 }," calcext:value-type="string">
            <text:p>0x3C: { "ID": 0x3C, "Name": "Lightning Storm", "MaxLevel": 5, "Mingle?": 0, "Psych": "Spark Core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, &quot;&quot;Psych&quot;&quot;: &quot;&quot;&quot;;[.H63];&quot;&quot;&quot;, &quot;&quot;Recovery?&quot;&quot;: &quot;;IF([.J63] = &quot;Recovery&quot;; 1; 0);&quot;, &quot;&quot;Element&quot;&quot;: &quot;&quot;&quot;;[.G63];&quot;&quot;&quot;, &quot;&quot;Brand&quot;&quot;: &quot;&quot;&quot;;[.D63];&quot;&quot;&quot;, &quot;&quot;Ev. fr. pin?&quot;&quot;: &quot;;[.AH63];&quot; },&quot;)" office:value-type="string" office:string-value="0x3D: { &quot;ID&quot;: 0x3D, &quot;Name&quot;: &quot;Burning Cherry&quot;, &quot;MaxLevel&quot;: 5, &quot;Mingle?&quot;: 0, &quot;Psych&quot;: &quot;Flame Core&quot;, &quot;Recovery?&quot;: 0, &quot;Element&quot;: &quot;Neg&quot;, &quot;Brand&quot;: &quot;Mus Rattus&quot;, &quot;Ev. fr. pin?&quot;: 0 }," calcext:value-type="string">
            <text:p>0x3D: { "ID": 0x3D, "Name": "Burning Cherry", "MaxLevel": 5, "Mingle?": 0, "Psych": "Flame Core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, &quot;&quot;Psych&quot;&quot;: &quot;&quot;&quot;;[.H64];&quot;&quot;&quot;, &quot;&quot;Recovery?&quot;&quot;: &quot;;IF([.J64] = &quot;Recovery&quot;; 1; 0);&quot;, &quot;&quot;Element&quot;&quot;: &quot;&quot;&quot;;[.G64];&quot;&quot;&quot;, &quot;&quot;Brand&quot;&quot;: &quot;&quot;&quot;;[.D64];&quot;&quot;&quot;, &quot;&quot;Ev. fr. pin?&quot;&quot;: &quot;;[.AH64];&quot; },&quot;)" office:value-type="string" office:string-value="0x3E: { &quot;ID&quot;: 0x3E, &quot;Name&quot;: &quot;Burning Melon&quot;, &quot;MaxLevel&quot;: 5, &quot;Mingle?&quot;: 0, &quot;Psych&quot;: &quot;Flame Core&quot;, &quot;Recovery?&quot;: 0, &quot;Element&quot;: &quot;Neg&quot;, &quot;Brand&quot;: &quot;Mus Rattus&quot;, &quot;Ev. fr. pin?&quot;: 1 }," calcext:value-type="string">
            <text:p>0x3E: { "ID": 0x3E, "Name": "Burning Melon", "MaxLevel": 5, "Mingle?": 0, "Psych": "Flame Core", "Recovery?": 0, "Element": "Neg", "Brand": "Mus Rattus", "Ev. fr. pin?": 1 },</text:p>
          </table:table-cell>
        </table:table-row>
        <table:table-row table:style-name="ro2" table:visibility="filter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, &quot;&quot;Psych&quot;&quot;: &quot;&quot;&quot;;[.H65];&quot;&quot;&quot;, &quot;&quot;Recovery?&quot;&quot;: &quot;;IF([.J65] = &quot;Recovery&quot;; 1; 0);&quot;, &quot;&quot;Element&quot;&quot;: &quot;&quot;&quot;;[.G65];&quot;&quot;&quot;, &quot;&quot;Brand&quot;&quot;: &quot;&quot;&quot;;[.D65];&quot;&quot;&quot;, &quot;&quot;Ev. fr. pin?&quot;&quot;: &quot;;[.AH65];&quot; },&quot;)" office:value-type="string" office:string-value="0x3F: { &quot;ID&quot;: 0x3F, &quot;Name&quot;: &quot;Burning Berry&quot;, &quot;MaxLevel&quot;: 5, &quot;Mingle?&quot;: 0, &quot;Psych&quot;: &quot;Flame Core&quot;, &quot;Recovery?&quot;: 0, &quot;Element&quot;: &quot;Neg&quot;, &quot;Brand&quot;: &quot;Mus Rattus&quot;, &quot;Ev. fr. pin?&quot;: 1 }," calcext:value-type="string">
            <text:p>0x3F: { "ID": 0x3F, "Name": "Burning Berry", "MaxLevel": 5, "Mingle?": 0, "Psych": "Flame Core", "Recovery?": 0, "Element": "Neg", "Brand": "Mus Rattus", "Ev. fr. pin?": 1 },</text:p>
          </table:table-cell>
        </table:table-row>
        <table:table-row table:style-name="ro2" table:visibility="filter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, &quot;&quot;Psych&quot;&quot;: &quot;&quot;&quot;;[.H66];&quot;&quot;&quot;, &quot;&quot;Recovery?&quot;&quot;: &quot;;IF([.J66] = &quot;Recovery&quot;; 1; 0);&quot;, &quot;&quot;Element&quot;&quot;: &quot;&quot;&quot;;[.G66];&quot;&quot;&quot;, &quot;&quot;Brand&quot;&quot;: &quot;&quot;&quot;;[.D66];&quot;&quot;&quot;, &quot;&quot;Ev. fr. pin?&quot;&quot;: &quot;;[.AH66];&quot; },&quot;)" office:value-type="string" office:string-value="0x40: { &quot;ID&quot;: 0x40, &quot;Name&quot;: &quot;Aqua Monster&quot;, &quot;MaxLevel&quot;: 4, &quot;Mingle?&quot;: 0, &quot;Psych&quot;: &quot;Splash Core&quot;, &quot;Recovery?&quot;: 0, &quot;Element&quot;: &quot;Neg&quot;, &quot;Brand&quot;: &quot;Mus Rattus&quot;, &quot;Ev. fr. pin?&quot;: 0 }," calcext:value-type="string">
            <text:p>0x40: { "ID": 0x40, "Name": "Aqua Monster", "MaxLevel": 4, "Mingle?": 0, "Psych": "Splash Core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, &quot;&quot;Psych&quot;&quot;: &quot;&quot;&quot;;[.H67];&quot;&quot;&quot;, &quot;&quot;Recovery?&quot;&quot;: &quot;;IF([.J67] = &quot;Recovery&quot;; 1; 0);&quot;, &quot;&quot;Element&quot;&quot;: &quot;&quot;&quot;;[.G67];&quot;&quot;&quot;, &quot;&quot;Brand&quot;&quot;: &quot;&quot;&quot;;[.D67];&quot;&quot;&quot;, &quot;&quot;Ev. fr. pin?&quot;&quot;: &quot;;[.AH67];&quot; },&quot;)" office:value-type="string" office:string-value="0x41: { &quot;ID&quot;: 0x41, &quot;Name&quot;: &quot;Aqua Ghost&quot;, &quot;MaxLevel&quot;: 5, &quot;Mingle?&quot;: 0, &quot;Psych&quot;: &quot;Splash Core&quot;, &quot;Recovery?&quot;: 0, &quot;Element&quot;: &quot;Neg&quot;, &quot;Brand&quot;: &quot;Mus Rattus&quot;, &quot;Ev. fr. pin?&quot;: 0 }," calcext:value-type="string">
            <text:p>0x41: { "ID": 0x41, "Name": "Aqua Ghost", "MaxLevel": 5, "Mingle?": 0, "Psych": "Splash Core", "Recovery?": 0, "Element": "Neg", "Brand": "Mus Rattus", "Ev. fr. pin?": 0 },</text:p>
          </table:table-cell>
        </table:table-row>
        <table:table-row table:style-name="ro3" table:visibility="filter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, &quot;&quot;Psych&quot;&quot;: &quot;&quot;&quot;;[.H68];&quot;&quot;&quot;, &quot;&quot;Recovery?&quot;&quot;: &quot;;IF([.J68] = &quot;Recovery&quot;; 1; 0);&quot;, &quot;&quot;Element&quot;&quot;: &quot;&quot;&quot;;[.G68];&quot;&quot;&quot;, &quot;&quot;Brand&quot;&quot;: &quot;&quot;&quot;;[.D68];&quot;&quot;&quot;, &quot;&quot;Ev. fr. pin?&quot;&quot;: &quot;;[.AH68];&quot; },&quot;)" office:value-type="string" office:string-value="0x42: { &quot;ID&quot;: 0x42, &quot;Name&quot;: &quot;Aqua Demon&quot;, &quot;MaxLevel&quot;: 5, &quot;Mingle?&quot;: 0, &quot;Psych&quot;: &quot;Splash Core&quot;, &quot;Recovery?&quot;: 0, &quot;Element&quot;: &quot;Neg&quot;, &quot;Brand&quot;: &quot;Mus Rattus&quot;, &quot;Ev. fr. pin?&quot;: 1 }," calcext:value-type="string">
            <text:p>0x42: { "ID": 0x42, "Name": "Aqua Demon", "MaxLevel": 5, "Mingle?": 0, "Psych": "Splash Core", "Recovery?": 0, "Element": "Neg", "Brand": "Mus Rattus", "Ev. fr. pin?": 1 },</text:p>
          </table:table-cell>
        </table:table-row>
        <table:table-row table:style-name="ro2" table:visibility="filter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, &quot;&quot;Psych&quot;&quot;: &quot;&quot;&quot;;[.H69];&quot;&quot;&quot;, &quot;&quot;Recovery?&quot;&quot;: &quot;;IF([.J69] = &quot;Recovery&quot;; 1; 0);&quot;, &quot;&quot;Element&quot;&quot;: &quot;&quot;&quot;;[.G69];&quot;&quot;&quot;, &quot;&quot;Brand&quot;&quot;: &quot;&quot;&quot;;[.D69];&quot;&quot;&quot;, &quot;&quot;Ev. fr. pin?&quot;&quot;: &quot;;[.AH69];&quot; },&quot;)" office:value-type="string" office:string-value="0x43: { &quot;ID&quot;: 0x43, &quot;Name&quot;: &quot;Cornered Rat&quot;, &quot;MaxLevel&quot;: 5, &quot;Mingle?&quot;: 0, &quot;Psych&quot;: &quot;Holy Light&quot;, &quot;Recovery?&quot;: 0, &quot;Element&quot;: &quot;Neg&quot;, &quot;Brand&quot;: &quot;Mus Rattus&quot;, &quot;Ev. fr. pin?&quot;: 0 }," calcext:value-type="string">
            <text:p>0x43: { "ID": 0x43, "Name": "Cornered Rat", "MaxLevel": 5, "Mingle?": 0, "Psych": "Holy Light", "Recovery?": 0, "Element": "Neg", "Brand": "Mus Rattus", "Ev. fr. pin?": 0 },</text:p>
          </table:table-cell>
        </table:table-row>
        <table:table-row table:style-name="ro1" table:visibility="filter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, &quot;&quot;Psych&quot;&quot;: &quot;&quot;&quot;;[.H70];&quot;&quot;&quot;, &quot;&quot;Recovery?&quot;&quot;: &quot;;IF([.J70] = &quot;Recovery&quot;; 1; 0);&quot;, &quot;&quot;Element&quot;&quot;: &quot;&quot;&quot;;[.G70];&quot;&quot;&quot;, &quot;&quot;Brand&quot;&quot;: &quot;&quot;&quot;;[.D70];&quot;&quot;&quot;, &quot;&quot;Ev. fr. pin?&quot;&quot;: &quot;;[.AH70];&quot; },&quot;)" office:value-type="string" office:string-value="0x44: { &quot;ID&quot;: 0x44, &quot;Name&quot;: &quot;Blast Warning&quot;, &quot;MaxLevel&quot;: 5, &quot;Mingle?&quot;: 0, &quot;Psych&quot;: &quot;Pyrokinesis&quot;, &quot;Recovery?&quot;: 0, &quot;Element&quot;: &quot;Neg&quot;, &quot;Brand&quot;: &quot;Mus Rattus&quot;, &quot;Ev. fr. pin?&quot;: 0 }," calcext:value-type="string">
            <text:p>0x44: { "ID": 0x44, "Name": "Blast Warning", "MaxLevel": 5, "Mingle?": 0, "Psych": "Pyrokinesis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, &quot;&quot;Psych&quot;&quot;: &quot;&quot;&quot;;[.H71];&quot;&quot;&quot;, &quot;&quot;Recovery?&quot;&quot;: &quot;;IF([.J71] = &quot;Recovery&quot;; 1; 0);&quot;, &quot;&quot;Element&quot;&quot;: &quot;&quot;&quot;;[.G71];&quot;&quot;&quot;, &quot;&quot;Brand&quot;&quot;: &quot;&quot;&quot;;[.D71];&quot;&quot;&quot;, &quot;&quot;Ev. fr. pin?&quot;&quot;: &quot;;[.AH71];&quot; },&quot;)" office:value-type="string" office:string-value="0x45: { &quot;ID&quot;: 0x45, &quot;Name&quot;: &quot;Candle Service&quot;, &quot;MaxLevel&quot;: 3, &quot;Mingle?&quot;: 0, &quot;Psych&quot;: &quot;Explosion&quot;, &quot;Recovery?&quot;: 0, &quot;Element&quot;: &quot;Neg&quot;, &quot;Brand&quot;: &quot;Mus Rattus&quot;, &quot;Ev. fr. pin?&quot;: 0 }," calcext:value-type="string">
            <text:p>0x45: { "ID": 0x45, "Name": "Candle Service", "MaxLevel": 3, "Mingle?": 0, "Psych": "Explosion", "Recovery?": 0, "Element": "Neg", "Brand": "Mus Rattus", "Ev. fr. pin?": 0 },</text:p>
          </table:table-cell>
        </table:table-row>
        <table:table-row table:style-name="ro3" table:visibility="filter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, &quot;&quot;Psych&quot;&quot;: &quot;&quot;&quot;;[.H72];&quot;&quot;&quot;, &quot;&quot;Recovery?&quot;&quot;: &quot;;IF([.J72] = &quot;Recovery&quot;; 1; 0);&quot;, &quot;&quot;Element&quot;&quot;: &quot;&quot;&quot;;[.G72];&quot;&quot;&quot;, &quot;&quot;Brand&quot;&quot;: &quot;&quot;&quot;;[.D72];&quot;&quot;&quot;, &quot;&quot;Ev. fr. pin?&quot;&quot;: &quot;;[.AH72];&quot; },&quot;)" office:value-type="string" office:string-value="0x46: { &quot;ID&quot;: 0x46, &quot;Name&quot;: &quot;Shock Warning&quot;, &quot;MaxLevel&quot;: 5, &quot;Mingle?&quot;: 0, &quot;Psych&quot;: &quot;Shockwave&quot;, &quot;Recovery?&quot;: 0, &quot;Element&quot;: &quot;Pos&quot;, &quot;Brand&quot;: &quot;Mus Rattus&quot;, &quot;Ev. fr. pin?&quot;: 0 }," calcext:value-type="string">
            <text:p>0x46: { "ID": 0x46, "Name": "Shock Warning", "MaxLevel": 5, "Mingle?": 0, "Psych": "Shockwave", "Recovery?": 0, "Element": "Pos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, &quot;&quot;Psych&quot;&quot;: &quot;&quot;&quot;;[.H73];&quot;&quot;&quot;, &quot;&quot;Recovery?&quot;&quot;: &quot;;IF([.J73] = &quot;Recovery&quot;; 1; 0);&quot;, &quot;&quot;Element&quot;&quot;: &quot;&quot;&quot;;[.G73];&quot;&quot;&quot;, &quot;&quot;Brand&quot;&quot;: &quot;&quot;&quot;;[.D73];&quot;&quot;&quot;, &quot;&quot;Ev. fr. pin?&quot;&quot;: &quot;;[.AH73];&quot; },&quot;)" office:value-type="string" office:string-value="0x47: { &quot;ID&quot;: 0x47, &quot;Name&quot;: &quot;Kinetic Warning&quot;, &quot;MaxLevel&quot;: 5, &quot;Mingle?&quot;: 0, &quot;Psych&quot;: &quot;Psychokinesis&quot;, &quot;Recovery?&quot;: 0, &quot;Element&quot;: &quot;Neu&quot;, &quot;Brand&quot;: &quot;Mus Rattus&quot;, &quot;Ev. fr. pin?&quot;: 0 }," calcext:value-type="string">
            <text:p>0x47: { "ID": 0x47, "Name": "Kinetic Warning", "MaxLevel": 5, "Mingle?": 0, "Psych": "Psychokinesis", "Recovery?": 0, "Element": "Neu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, &quot;&quot;Psych&quot;&quot;: &quot;&quot;&quot;;[.H74];&quot;&quot;&quot;, &quot;&quot;Recovery?&quot;&quot;: &quot;;IF([.J74] = &quot;Recovery&quot;; 1; 0);&quot;, &quot;&quot;Element&quot;&quot;: &quot;&quot;&quot;;[.G74];&quot;&quot;&quot;, &quot;&quot;Brand&quot;&quot;: &quot;&quot;&quot;;[.D74];&quot;&quot;&quot;, &quot;&quot;Ev. fr. pin?&quot;&quot;: &quot;;[.AH74];&quot; },&quot;)" office:value-type="string" office:string-value="0x48: { &quot;ID&quot;: 0x48, &quot;Name&quot;: &quot;Impact Warning&quot;, &quot;MaxLevel&quot;: 5, &quot;Mingle?&quot;: 0, &quot;Psych&quot;: &quot;Apport&quot;, &quot;Recovery?&quot;: 0, &quot;Element&quot;: &quot;Neg&quot;, &quot;Brand&quot;: &quot;Mus Rattus&quot;, &quot;Ev. fr. pin?&quot;: 0 }," calcext:value-type="string">
            <text:p>0x48: { "ID": 0x48, "Name": "Impact Warning", "MaxLevel": 5, "Mingle?": 0, "Psych": "Apport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, &quot;&quot;Psych&quot;&quot;: &quot;&quot;&quot;;[.H75];&quot;&quot;&quot;, &quot;&quot;Recovery?&quot;&quot;: &quot;;IF([.J75] = &quot;Recovery&quot;; 1; 0);&quot;, &quot;&quot;Element&quot;&quot;: &quot;&quot;&quot;;[.G75];&quot;&quot;&quot;, &quot;&quot;Brand&quot;&quot;: &quot;&quot;&quot;;[.D75];&quot;&quot;&quot;, &quot;&quot;Ev. fr. pin?&quot;&quot;: &quot;;[.AH75];&quot; },&quot;)" office:value-type="string" office:string-value="0x49: { &quot;ID&quot;: 0x49, &quot;Name&quot;: &quot;Storm Warning&quot;, &quot;MaxLevel&quot;: 5, &quot;Mingle?&quot;: 0, &quot;Psych&quot;: &quot;Thunderbolt&quot;, &quot;Recovery?&quot;: 0, &quot;Element&quot;: &quot;Neg&quot;, &quot;Brand&quot;: &quot;Mus Rattus&quot;, &quot;Ev. fr. pin?&quot;: 0 }," calcext:value-type="string">
            <text:p>0x49: { "ID": 0x49, "Name": "Storm Warning", "MaxLevel": 5, "Mingle?": 0, "Psych": "Thunderbolt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, &quot;&quot;Psych&quot;&quot;: &quot;&quot;&quot;;[.H76];&quot;&quot;&quot;, &quot;&quot;Recovery?&quot;&quot;: &quot;;IF([.J76] = &quot;Recovery&quot;; 1; 0);&quot;, &quot;&quot;Element&quot;&quot;: &quot;&quot;&quot;;[.G76];&quot;&quot;&quot;, &quot;&quot;Brand&quot;&quot;: &quot;&quot;&quot;;[.D76];&quot;&quot;&quot;, &quot;&quot;Ev. fr. pin?&quot;&quot;: &quot;;[.AH76];&quot; },&quot;)" office:value-type="string" office:string-value="0x4A: { &quot;ID&quot;: 0x4A, &quot;Name&quot;: &quot;Electric Warning&quot;, &quot;MaxLevel&quot;: 1, &quot;Mingle?&quot;: 0, &quot;Psych&quot;: &quot;Lightning Arrester&quot;, &quot;Recovery?&quot;: 0, &quot;Element&quot;: &quot;Neg&quot;, &quot;Brand&quot;: &quot;Mus Rattus&quot;, &quot;Ev. fr. pin?&quot;: 0 }," calcext:value-type="string">
            <text:p>0x4A: { "ID": 0x4A, "Name": "Electric Warning", "MaxLevel": 1, "Mingle?": 0, "Psych": "Lightning Arrester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, &quot;&quot;Psych&quot;&quot;: &quot;&quot;&quot;;[.H77];&quot;&quot;&quot;, &quot;&quot;Recovery?&quot;&quot;: &quot;;IF([.J77] = &quot;Recovery&quot;; 1; 0);&quot;, &quot;&quot;Element&quot;&quot;: &quot;&quot;&quot;;[.G77];&quot;&quot;&quot;, &quot;&quot;Brand&quot;&quot;: &quot;&quot;&quot;;[.D77];&quot;&quot;&quot;, &quot;&quot;Ev. fr. pin?&quot;&quot;: &quot;;[.AH77];&quot; },&quot;)" office:value-type="string" office:string-value="0x4B: { &quot;ID&quot;: 0x4B, &quot;Name&quot;: &quot;Teleport Warning&quot;, &quot;MaxLevel&quot;: 3, &quot;Mingle?&quot;: 0, &quot;Psych&quot;: &quot;Invisibility&quot;, &quot;Recovery?&quot;: 0, &quot;Element&quot;: &quot;---&quot;, &quot;Brand&quot;: &quot;Mus Rattus&quot;, &quot;Ev. fr. pin?&quot;: 0 }," calcext:value-type="string">
            <text:p>0x4B: { "ID": 0x4B, "Name": "Teleport Warning", "MaxLevel": 3, "Mingle?": 0, "Psych": "Invisibility", "Recovery?": 0, "Element": "---", "Brand": "Mus Rattus", "Ev. fr. pin?": 0 },</text:p>
          </table:table-cell>
        </table:table-row>
        <table:table-row table:style-name="ro3" table:visibility="filter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, &quot;&quot;Psych&quot;&quot;: &quot;&quot;&quot;;[.H78];&quot;&quot;&quot;, &quot;&quot;Recovery?&quot;&quot;: &quot;;IF([.J78] = &quot;Recovery&quot;; 1; 0);&quot;, &quot;&quot;Element&quot;&quot;: &quot;&quot;&quot;;[.G78];&quot;&quot;&quot;, &quot;&quot;Brand&quot;&quot;: &quot;&quot;&quot;;[.D78];&quot;&quot;&quot;, &quot;&quot;Ev. fr. pin?&quot;&quot;: &quot;;[.AH78];&quot; },&quot;)" office:value-type="string" office:string-value="0x4C: { &quot;ID&quot;: 0x4C, &quot;Name&quot;: &quot;Shout&quot;, &quot;MaxLevel&quot;: 5, &quot;Mingle?&quot;: 0, &quot;Psych&quot;: &quot;Street Jam&quot;, &quot;Recovery?&quot;: 0, &quot;Element&quot;: &quot;Neg&quot;, &quot;Brand&quot;: &quot;Mus Rattus&quot;, &quot;Ev. fr. pin?&quot;: 0 }," calcext:value-type="string">
            <text:p>0x4C: { "ID": 0x4C, "Name": "Shout", "MaxLevel": 5, "Mingle?": 0, "Psych": "Street Jam", "Recovery?": 0, "Element": "Neg", "Brand": "Mus Rattus", "Ev. fr. pin?": 0 },</text:p>
          </table:table-cell>
        </table:table-row>
        <table:table-row table:style-name="ro2" table:visibility="filter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, &quot;&quot;Psych&quot;&quot;: &quot;&quot;&quot;;[.H79];&quot;&quot;&quot;, &quot;&quot;Recovery?&quot;&quot;: &quot;;IF([.J79] = &quot;Recovery&quot;; 1; 0);&quot;, &quot;&quot;Element&quot;&quot;: &quot;&quot;&quot;;[.G79];&quot;&quot;&quot;, &quot;&quot;Brand&quot;&quot;: &quot;&quot;&quot;;[.D79];&quot;&quot;&quot;, &quot;&quot;Ev. fr. pin?&quot;&quot;: &quot;;[.AH79];&quot; },&quot;)" office:value-type="string" office:string-value="0x4D: { &quot;ID&quot;: 0x4D, &quot;Name&quot;: &quot;Psych Support&quot;, &quot;MaxLevel&quot;: 3, &quot;Mingle?&quot;: 0, &quot;Psych&quot;: &quot;Supply Boost+&quot;, &quot;Recovery?&quot;: 0, &quot;Element&quot;: &quot;Abi&quot;, &quot;Brand&quot;: &quot;Mus Rattus&quot;, &quot;Ev. fr. pin?&quot;: 0 }," calcext:value-type="string">
            <text:p>0x4D: { "ID": 0x4D, "Name": "Psych Support", "MaxLevel": 3, "Mingle?": 0, "Psych": "Supply Boost+", "Recovery?": 0, "Element": "Abi", "Brand": "Mus Rattus", "Ev. fr. pin?": 0 },</text:p>
          </table:table-cell>
        </table:table-row>
        <table:table-row table:style-name="ro1" table:visibility="filter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, &quot;&quot;Psych&quot;&quot;: &quot;&quot;&quot;;[.H80];&quot;&quot;&quot;, &quot;&quot;Recovery?&quot;&quot;: &quot;;IF([.J80] = &quot;Recovery&quot;; 1; 0);&quot;, &quot;&quot;Element&quot;&quot;: &quot;&quot;&quot;;[.G80];&quot;&quot;&quot;, &quot;&quot;Brand&quot;&quot;: &quot;&quot;&quot;;[.D80];&quot;&quot;&quot;, &quot;&quot;Ev. fr. pin?&quot;&quot;: &quot;;[.AH80];&quot; },&quot;)" office:value-type="string" office:string-value="0x4E: { &quot;ID&quot;: 0x4E, &quot;Name&quot;: &quot;Stopper Spark&quot;, &quot;MaxLevel&quot;: 1, &quot;Mingle?&quot;: 0, &quot;Psych&quot;: &quot;Doomed Mobility+&quot;, &quot;Recovery?&quot;: 0, &quot;Element&quot;: &quot;Abi&quot;, &quot;Brand&quot;: &quot;Mus Rattus&quot;, &quot;Ev. fr. pin?&quot;: 0 }," calcext:value-type="string">
            <text:p>0x4E: { "ID": 0x4E, "Name": "Stopper Spark", "MaxLevel": 1, "Mingle?": 0, "Psych": "Doomed Mobility+", "Recovery?": 0, "Element": "Abi", "Brand": "Mus Rattus", "Ev. fr. pin?": 0 },</text:p>
          </table:table-cell>
        </table:table-row>
        <table:table-row table:style-name="ro1" table:visibility="filter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, &quot;&quot;Psych&quot;&quot;: &quot;&quot;&quot;;[.H81];&quot;&quot;&quot;, &quot;&quot;Recovery?&quot;&quot;: &quot;;IF([.J81] = &quot;Recovery&quot;; 1; 0);&quot;, &quot;&quot;Element&quot;&quot;: &quot;&quot;&quot;;[.G81];&quot;&quot;&quot;, &quot;&quot;Brand&quot;&quot;: &quot;&quot;&quot;;[.D81];&quot;&quot;&quot;, &quot;&quot;Ev. fr. pin?&quot;&quot;: &quot;;[.AH81];&quot; },&quot;)" office:value-type="string" office:string-value="0x4F: { &quot;ID&quot;: 0x4F, &quot;Name&quot;: &quot;Mus Rattus&quot;, &quot;MaxLevel&quot;: 3, &quot;Mingle?&quot;: 0, &quot;Psych&quot;: &quot;Resonance: MR&quot;, &quot;Recovery?&quot;: 0, &quot;Element&quot;: &quot;Abi&quot;, &quot;Brand&quot;: &quot;Mus Rattus&quot;, &quot;Ev. fr. pin?&quot;: 0 }," calcext:value-type="string">
            <text:p>0x4F: { "ID": 0x4F, "Name": "Mus Rattus", "MaxLevel": 3, "Mingle?": 0, "Psych": "Resonance: MR", "Recovery?": 0, "Element": "Abi", "Brand": "Mus Rattus", "Ev. fr. pin?": 0 },</text:p>
          </table:table-cell>
        </table:table-row>
        <table:table-row table:style-name="ro3" table:visibility="filter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, &quot;&quot;Psych&quot;&quot;: &quot;&quot;&quot;;[.H82];&quot;&quot;&quot;, &quot;&quot;Recovery?&quot;&quot;: &quot;;IF([.J82] = &quot;Recovery&quot;; 1; 0);&quot;, &quot;&quot;Element&quot;&quot;: &quot;&quot;&quot;;[.G82];&quot;&quot;&quot;, &quot;&quot;Brand&quot;&quot;: &quot;&quot;&quot;;[.D82];&quot;&quot;&quot;, &quot;&quot;Ev. fr. pin?&quot;&quot;: &quot;;[.AH82];&quot; },&quot;)" office:value-type="string" office:string-value="0x50: { &quot;ID&quot;: 0x50, &quot;Name&quot;: &quot;Masamune&quot;, &quot;MaxLevel&quot;: 7, &quot;Mingle?&quot;: 0, &quot;Psych&quot;: &quot;Shockwave&quot;, &quot;Recovery?&quot;: 0, &quot;Element&quot;: &quot;Pos&quot;, &quot;Brand&quot;: &quot;Jupiter of the Monkey&quot;, &quot;Ev. fr. pin?&quot;: 0 }," calcext:value-type="string">
            <text:p>0x50: { "ID": 0x50, "Name": "Masamune", "MaxLevel": 7, "Mingle?": 0, "Psych": "Shockwave", "Recovery?": 0, "Element": "Pos", "Brand": "Jupiter of the Monkey", "Ev. fr. pin?": 0 },</text:p>
          </table:table-cell>
        </table:table-row>
        <table:table-row table:style-name="ro3" table:visibility="filter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, &quot;&quot;Psych&quot;&quot;: &quot;&quot;&quot;;[.H83];&quot;&quot;&quot;, &quot;&quot;Recovery?&quot;&quot;: &quot;;IF([.J83] = &quot;Recovery&quot;; 1; 0);&quot;, &quot;&quot;Element&quot;&quot;: &quot;&quot;&quot;;[.G83];&quot;&quot;&quot;, &quot;&quot;Brand&quot;&quot;: &quot;&quot;&quot;;[.D83];&quot;&quot;&quot;, &quot;&quot;Ev. fr. pin?&quot;&quot;: &quot;;[.AH83];&quot; },&quot;)" office:value-type="string" office:string-value="0x51: { &quot;ID&quot;: 0x51, &quot;Name&quot;: &quot;Onikiri&quot;, &quot;MaxLevel&quot;: 7, &quot;Mingle?&quot;: 0, &quot;Psych&quot;: &quot;Shockwave&quot;, &quot;Recovery?&quot;: 0, &quot;Element&quot;: &quot;Pos&quot;, &quot;Brand&quot;: &quot;Jupiter of the Monkey&quot;, &quot;Ev. fr. pin?&quot;: 1 }," calcext:value-type="string">
            <text:p>0x51: { "ID": 0x51, "Name": "Onikiri", "MaxLevel": 7, "Mingle?": 0, "Psych": "Shockwave", "Recovery?": 0, "Element": "Pos", "Brand": "Jupiter of the Monkey", "Ev. fr. pin?": 1 },</text:p>
          </table:table-cell>
        </table:table-row>
        <table:table-row table:style-name="ro3" table:visibility="filter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, &quot;&quot;Psych&quot;&quot;: &quot;&quot;&quot;;[.H84];&quot;&quot;&quot;, &quot;&quot;Recovery?&quot;&quot;: &quot;;IF([.J84] = &quot;Recovery&quot;; 1; 0);&quot;, &quot;&quot;Element&quot;&quot;: &quot;&quot;&quot;;[.G84];&quot;&quot;&quot;, &quot;&quot;Brand&quot;&quot;: &quot;&quot;&quot;;[.D84];&quot;&quot;&quot;, &quot;&quot;Ev. fr. pin?&quot;&quot;: &quot;;[.AH84];&quot; },&quot;)" office:value-type="string" office:string-value="0x52: { &quot;ID&quot;: 0x52, &quot;Name&quot;: &quot;Nenekiri&quot;, &quot;MaxLevel&quot;: 7, &quot;Mingle?&quot;: 0, &quot;Psych&quot;: &quot;Shockwave&quot;, &quot;Recovery?&quot;: 0, &quot;Element&quot;: &quot;Pos&quot;, &quot;Brand&quot;: &quot;Jupiter of the Monkey&quot;, &quot;Ev. fr. pin?&quot;: 1 }," calcext:value-type="string">
            <text:p>0x52: { "ID": 0x52, "Name": "Nenekiri", "MaxLevel": 7, "Mingle?": 0, "Psych": "Shockwave", "Recovery?": 0, "Element": "Pos", "Brand": "Jupiter of the Monkey", "Ev. fr. pin?": 1 },</text:p>
          </table:table-cell>
        </table:table-row>
        <table:table-row table:style-name="ro3" table:visibility="filter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, &quot;&quot;Psych&quot;&quot;: &quot;&quot;&quot;;[.H85];&quot;&quot;&quot;, &quot;&quot;Recovery?&quot;&quot;: &quot;;IF([.J85] = &quot;Recovery&quot;; 1; 0);&quot;, &quot;&quot;Element&quot;&quot;: &quot;&quot;&quot;;[.G85];&quot;&quot;&quot;, &quot;&quot;Brand&quot;&quot;: &quot;&quot;&quot;;[.D85];&quot;&quot;&quot;, &quot;&quot;Ev. fr. pin?&quot;&quot;: &quot;;[.AH85];&quot; },&quot;)" office:value-type="string" office:string-value="0x53: { &quot;ID&quot;: 0x53, &quot;Name&quot;: &quot;Kanesada&quot;, &quot;MaxLevel&quot;: 7, &quot;Mingle?&quot;: 0, &quot;Psych&quot;: &quot;Shockwave&quot;, &quot;Recovery?&quot;: 0, &quot;Element&quot;: &quot;Pos&quot;, &quot;Brand&quot;: &quot;Jupiter of the Monkey&quot;, &quot;Ev. fr. pin?&quot;: 1 }," calcext:value-type="string">
            <text:p>0x53: { "ID": 0x53, "Name": "Kanesada", "MaxLevel": 7, "Mingle?": 0, "Psych": "Shockwave", "Recovery?": 0, "Element": "Pos", "Brand": "Jupiter of the Monkey", "Ev. fr. pin?": 1 },</text:p>
          </table:table-cell>
        </table:table-row>
        <table:table-row table:style-name="ro3" table:visibility="filter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, &quot;&quot;Psych&quot;&quot;: &quot;&quot;&quot;;[.H86];&quot;&quot;&quot;, &quot;&quot;Recovery?&quot;&quot;: &quot;;IF([.J86] = &quot;Recovery&quot;; 1; 0);&quot;, &quot;&quot;Element&quot;&quot;: &quot;&quot;&quot;;[.G86];&quot;&quot;&quot;, &quot;&quot;Brand&quot;&quot;: &quot;&quot;&quot;;[.D86];&quot;&quot;&quot;, &quot;&quot;Ev. fr. pin?&quot;&quot;: &quot;;[.AH86];&quot; },&quot;)" office:value-type="string" office:string-value="0x54: { &quot;ID&quot;: 0x54, &quot;Name&quot;: &quot;Enju&quot;, &quot;MaxLevel&quot;: 7, &quot;Mingle?&quot;: 0, &quot;Psych&quot;: &quot;Shockwave&quot;, &quot;Recovery?&quot;: 0, &quot;Element&quot;: &quot;Pos&quot;, &quot;Brand&quot;: &quot;Jupiter of the Monkey&quot;, &quot;Ev. fr. pin?&quot;: 1 }," calcext:value-type="string">
            <text:p>0x54: { "ID": 0x54, "Name": "Enju", "MaxLevel": 7, "Mingle?": 0, "Psych": "Shockwave", "Recovery?": 0, "Element": "Pos", "Brand": "Jupiter of the Monkey", "Ev. fr. pin?": 1 },</text:p>
          </table:table-cell>
        </table:table-row>
        <table:table-row table:style-name="ro6" table:visibility="filter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, &quot;&quot;Psych&quot;&quot;: &quot;&quot;&quot;;[.H87];&quot;&quot;&quot;, &quot;&quot;Recovery?&quot;&quot;: &quot;;IF([.J87] = &quot;Recovery&quot;; 1; 0);&quot;, &quot;&quot;Element&quot;&quot;: &quot;&quot;&quot;;[.G87];&quot;&quot;&quot;, &quot;&quot;Brand&quot;&quot;: &quot;&quot;&quot;;[.D87];&quot;&quot;&quot;, &quot;&quot;Ev. fr. pin?&quot;&quot;: &quot;;[.AH87];&quot; },&quot;)" office:value-type="string" office:string-value="0x55: { &quot;ID&quot;: 0x55, &quot;Name&quot;: &quot;Yoshimitsu&quot;, &quot;MaxLevel&quot;: 7, &quot;Mingle?&quot;: 0, &quot;Psych&quot;: &quot;Shockwave&quot;, &quot;Recovery?&quot;: 0, &quot;Element&quot;: &quot;Pos&quot;, &quot;Brand&quot;: &quot;Jupiter of the Monkey&quot;, &quot;Ev. fr. pin?&quot;: 1 }," calcext:value-type="string">
            <text:p>0x55: { "ID": 0x55, "Name": "Yoshimitsu", "MaxLevel": 7, "Mingle?": 0, "Psych": "Shockwave", "Recovery?": 0, "Element": "Pos", "Brand": "Jupiter of the Monkey", "Ev. fr. pin?": 1 },</text:p>
          </table:table-cell>
        </table:table-row>
        <table:table-row table:style-name="ro2" table:visibility="filter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, &quot;&quot;Psych&quot;&quot;: &quot;&quot;&quot;;[.H88];&quot;&quot;&quot;, &quot;&quot;Recovery?&quot;&quot;: &quot;;IF([.J88] = &quot;Recovery&quot;; 1; 0);&quot;, &quot;&quot;Element&quot;&quot;: &quot;&quot;&quot;;[.G88];&quot;&quot;&quot;, &quot;&quot;Brand&quot;&quot;: &quot;&quot;&quot;;[.D88];&quot;&quot;&quot;, &quot;&quot;Ev. fr. pin?&quot;&quot;: &quot;;[.AH88];&quot; },&quot;)" office:value-type="string" office:string-value="0x56: { &quot;ID&quot;: 0x56, &quot;Name&quot;: &quot;Ichimonji&quot;, &quot;MaxLevel&quot;: 5, &quot;Mingle?&quot;: 0, &quot;Psych&quot;: &quot;Lance Lunge&quot;, &quot;Recovery?&quot;: 0, &quot;Element&quot;: &quot;Pos&quot;, &quot;Brand&quot;: &quot;Jupiter of the Monkey&quot;, &quot;Ev. fr. pin?&quot;: 0 }," calcext:value-type="string">
            <text:p>0x56: { "ID": 0x56, "Name": "Ichimonji", "MaxLevel": 5, "Mingle?": 0, "Psych": "Lance Lunge", "Recovery?": 0, "Element": "Pos", "Brand": "Jupiter of the Monkey", "Ev. fr. pin?": 0 },</text:p>
          </table:table-cell>
        </table:table-row>
        <table:table-row table:style-name="ro2" table:visibility="filter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, &quot;&quot;Psych&quot;&quot;: &quot;&quot;&quot;;[.H89];&quot;&quot;&quot;, &quot;&quot;Recovery?&quot;&quot;: &quot;;IF([.J89] = &quot;Recovery&quot;; 1; 0);&quot;, &quot;&quot;Element&quot;&quot;: &quot;&quot;&quot;;[.G89];&quot;&quot;&quot;, &quot;&quot;Brand&quot;&quot;: &quot;&quot;&quot;;[.D89];&quot;&quot;&quot;, &quot;&quot;Ev. fr. pin?&quot;&quot;: &quot;;[.AH89];&quot; },&quot;)" office:value-type="string" office:string-value="0x57: { &quot;ID&quot;: 0x57, &quot;Name&quot;: &quot;Nikkari&quot;, &quot;MaxLevel&quot;: 5, &quot;Mingle?&quot;: 0, &quot;Psych&quot;: &quot;Lance Lunge&quot;, &quot;Recovery?&quot;: 0, &quot;Element&quot;: &quot;Pos&quot;, &quot;Brand&quot;: &quot;Jupiter of the Monkey&quot;, &quot;Ev. fr. pin?&quot;: 1 }," calcext:value-type="string">
            <text:p>0x57: { "ID": 0x57, "Name": "Nikkari", "MaxLevel": 5, "Mingle?": 0, "Psych": "Lance Lunge", "Recovery?": 0, "Element": "Pos", "Brand": "Jupiter of the Monkey", "Ev. fr. pin?": 1 },</text:p>
          </table:table-cell>
        </table:table-row>
        <table:table-row table:style-name="ro2" table:visibility="filter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, &quot;&quot;Psych&quot;&quot;: &quot;&quot;&quot;;[.H90];&quot;&quot;&quot;, &quot;&quot;Recovery?&quot;&quot;: &quot;;IF([.J90] = &quot;Recovery&quot;; 1; 0);&quot;, &quot;&quot;Element&quot;&quot;: &quot;&quot;&quot;;[.G90];&quot;&quot;&quot;, &quot;&quot;Brand&quot;&quot;: &quot;&quot;&quot;;[.D90];&quot;&quot;&quot;, &quot;&quot;Ev. fr. pin?&quot;&quot;: &quot;;[.AH90];&quot; },&quot;)" office:value-type="string" office:string-value="0x58: { &quot;ID&quot;: 0x58, &quot;Name&quot;: &quot;Mikazuki&quot;, &quot;MaxLevel&quot;: 3, &quot;Mingle?&quot;: 1, &quot;Psych&quot;: &quot;Lance Lunge&quot;, &quot;Recovery?&quot;: 0, &quot;Element&quot;: &quot;Pos&quot;, &quot;Brand&quot;: &quot;Jupiter of the Monkey&quot;, &quot;Ev. fr. pin?&quot;: 1 }," calcext:value-type="string">
            <text:p>0x58: { "ID": 0x58, "Name": "Mikazuki", "MaxLevel": 3, "Mingle?": 1, "Psych": "Lance Lunge", "Recovery?": 0, "Element": "Pos", "Brand": "Jupiter of the Monkey", "Ev. fr. pin?": 1 },</text:p>
          </table:table-cell>
        </table:table-row>
        <table:table-row table:style-name="ro2" table:visibility="filter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, &quot;&quot;Psych&quot;&quot;: &quot;&quot;&quot;;[.H91];&quot;&quot;&quot;, &quot;&quot;Recovery?&quot;&quot;: &quot;;IF([.J91] = &quot;Recovery&quot;; 1; 0);&quot;, &quot;&quot;Element&quot;&quot;: &quot;&quot;&quot;;[.G91];&quot;&quot;&quot;, &quot;&quot;Brand&quot;&quot;: &quot;&quot;&quot;;[.D91];&quot;&quot;&quot;, &quot;&quot;Ev. fr. pin?&quot;&quot;: &quot;;[.AH91];&quot; },&quot;)" office:value-type="string" office:string-value="0x59: { &quot;ID&quot;: 0x59, &quot;Name&quot;: &quot;Shiro&quot;, &quot;MaxLevel&quot;: 20, &quot;Mingle?&quot;: 0, &quot;Psych&quot;: &quot;Lance Lunge&quot;, &quot;Recovery?&quot;: 0, &quot;Element&quot;: &quot;Pos&quot;, &quot;Brand&quot;: &quot;Jupiter of the Monkey&quot;, &quot;Ev. fr. pin?&quot;: 0 }," calcext:value-type="string">
            <text:p>0x59: { "ID": 0x59, "Name": "Shiro", "MaxLevel": 20, "Mingle?": 0, "Psych": "Lance Lunge", "Recovery?": 0, "Element": "Pos", "Brand": "Jupiter of the Monkey", "Ev. fr. pin?": 0 },</text:p>
          </table:table-cell>
        </table:table-row>
        <table:table-row table:style-name="ro2" table:visibility="filter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, &quot;&quot;Psych&quot;&quot;: &quot;&quot;&quot;;[.H92];&quot;&quot;&quot;, &quot;&quot;Recovery?&quot;&quot;: &quot;;IF([.J92] = &quot;Recovery&quot;; 1; 0);&quot;, &quot;&quot;Element&quot;&quot;: &quot;&quot;&quot;;[.G92];&quot;&quot;&quot;, &quot;&quot;Brand&quot;&quot;: &quot;&quot;&quot;;[.D92];&quot;&quot;&quot;, &quot;&quot;Ev. fr. pin?&quot;&quot;: &quot;;[.AH92];&quot; },&quot;)" office:value-type="string" office:string-value="0x5A: { &quot;ID&quot;: 0x5A, &quot;Name&quot;: &quot;Unjo&quot;, &quot;MaxLevel&quot;: 5, &quot;Mingle?&quot;: 0, &quot;Psych&quot;: &quot;Stellar Flurry&quot;, &quot;Recovery?&quot;: 0, &quot;Element&quot;: &quot;Pos&quot;, &quot;Brand&quot;: &quot;Jupiter of the Monkey&quot;, &quot;Ev. fr. pin?&quot;: 0 }," calcext:value-type="string">
            <text:p>0x5A: { "ID": 0x5A, "Name": "Unjo", "MaxLevel": 5, "Mingle?": 0, "Psych": "Stellar Flurry", "Recovery?": 0, "Element": "Pos", "Brand": "Jupiter of the Monkey", "Ev. fr. pin?": 0 },</text:p>
          </table:table-cell>
        </table:table-row>
        <table:table-row table:style-name="ro1" table:visibility="filter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, &quot;&quot;Psych&quot;&quot;: &quot;&quot;&quot;;[.H93];&quot;&quot;&quot;, &quot;&quot;Recovery?&quot;&quot;: &quot;;IF([.J93] = &quot;Recovery&quot;; 1; 0);&quot;, &quot;&quot;Element&quot;&quot;: &quot;&quot;&quot;;[.G93];&quot;&quot;&quot;, &quot;&quot;Brand&quot;&quot;: &quot;&quot;&quot;;[.D93];&quot;&quot;&quot;, &quot;&quot;Ev. fr. pin?&quot;&quot;: &quot;;[.AH93];&quot; },&quot;)" office:value-type="string" office:string-value="0x5B: { &quot;ID&quot;: 0x5B, &quot;Name&quot;: &quot;Izanagi&quot;, &quot;MaxLevel&quot;: 5, &quot;Mingle?&quot;: 0, &quot;Psych&quot;: &quot;Stellar Flurry&quot;, &quot;Recovery?&quot;: 0, &quot;Element&quot;: &quot;Pos&quot;, &quot;Brand&quot;: &quot;Jupiter of the Monkey&quot;, &quot;Ev. fr. pin?&quot;: 1 }," calcext:value-type="string">
            <text:p>0x5B: { "ID": 0x5B, "Name": "Izanagi", "MaxLevel": 5, "Mingle?": 0, "Psych": "Stellar Flurry", "Recovery?": 0, "Element": "Pos", "Brand": "Jupiter of the Monkey", "Ev. fr. pin?": 1 },</text:p>
          </table:table-cell>
        </table:table-row>
        <table:table-row table:style-name="ro2" table:visibility="filter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, &quot;&quot;Psych&quot;&quot;: &quot;&quot;&quot;;[.H94];&quot;&quot;&quot;, &quot;&quot;Recovery?&quot;&quot;: &quot;;IF([.J94] = &quot;Recovery&quot;; 1; 0);&quot;, &quot;&quot;Element&quot;&quot;: &quot;&quot;&quot;;[.G94];&quot;&quot;&quot;, &quot;&quot;Brand&quot;&quot;: &quot;&quot;&quot;;[.D94];&quot;&quot;&quot;, &quot;&quot;Ev. fr. pin?&quot;&quot;: &quot;;[.AH94];&quot; },&quot;)" office:value-type="string" office:string-value="0x5C: { &quot;ID&quot;: 0x5C, &quot;Name&quot;: &quot;Murasame&quot;, &quot;MaxLevel&quot;: 4, &quot;Mingle?&quot;: 0, &quot;Psych&quot;: &quot;Vulcan Uppercut&quot;, &quot;Recovery?&quot;: 0, &quot;Element&quot;: &quot;Pos&quot;, &quot;Brand&quot;: &quot;Jupiter of the Monkey&quot;, &quot;Ev. fr. pin?&quot;: 0 }," calcext:value-type="string">
            <text:p>0x5C: { "ID": 0x5C, "Name": "Murasame", "MaxLevel": 4, "Mingle?": 0, "Psych": "Vulcan Uppercut", "Recovery?": 0, "Element": "Pos", "Brand": "Jupiter of the Monkey", "Ev. fr. pin?": 0 },</text:p>
          </table:table-cell>
        </table:table-row>
        <table:table-row table:style-name="ro2" table:visibility="filter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, &quot;&quot;Psych&quot;&quot;: &quot;&quot;&quot;;[.H95];&quot;&quot;&quot;, &quot;&quot;Recovery?&quot;&quot;: &quot;;IF([.J95] = &quot;Recovery&quot;; 1; 0);&quot;, &quot;&quot;Element&quot;&quot;: &quot;&quot;&quot;;[.G95];&quot;&quot;&quot;, &quot;&quot;Brand&quot;&quot;: &quot;&quot;&quot;;[.D95];&quot;&quot;&quot;, &quot;&quot;Ev. fr. pin?&quot;&quot;: &quot;;[.AH95];&quot; },&quot;)" office:value-type="string" office:string-value="0x5D: { &quot;ID&quot;: 0x5D, &quot;Name&quot;: &quot;Rakuyo&quot;, &quot;MaxLevel&quot;: 4, &quot;Mingle?&quot;: 0, &quot;Psych&quot;: &quot;Vulcan Uppercut&quot;, &quot;Recovery?&quot;: 0, &quot;Element&quot;: &quot;Pos&quot;, &quot;Brand&quot;: &quot;Jupiter of the Monkey&quot;, &quot;Ev. fr. pin?&quot;: 1 }," calcext:value-type="string">
            <text:p>0x5D: { "ID": 0x5D, "Name": "Rakuyo", "MaxLevel": 4, "Mingle?": 0, "Psych": "Vulcan Uppercut", "Recovery?": 0, "Element": "Pos", "Brand": "Jupiter of the Monkey", "Ev. fr. pin?": 1 },</text:p>
          </table:table-cell>
        </table:table-row>
        <table:table-row table:style-name="ro2" table:visibility="filter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, &quot;&quot;Psych&quot;&quot;: &quot;&quot;&quot;;[.H96];&quot;&quot;&quot;, &quot;&quot;Recovery?&quot;&quot;: &quot;;IF([.J96] = &quot;Recovery&quot;; 1; 0);&quot;, &quot;&quot;Element&quot;&quot;: &quot;&quot;&quot;;[.G96];&quot;&quot;&quot;, &quot;&quot;Brand&quot;&quot;: &quot;&quot;&quot;;[.D96];&quot;&quot;&quot;, &quot;&quot;Ev. fr. pin?&quot;&quot;: &quot;;[.AH96];&quot; },&quot;)" office:value-type="string" office:string-value="0x5E: { &quot;ID&quot;: 0x5E, &quot;Name&quot;: &quot;Kusanagi&quot;, &quot;MaxLevel&quot;: 4, &quot;Mingle?&quot;: 1, &quot;Psych&quot;: &quot;Vulcan Uppercut&quot;, &quot;Recovery?&quot;: 0, &quot;Element&quot;: &quot;Pos&quot;, &quot;Brand&quot;: &quot;Jupiter of the Monkey&quot;, &quot;Ev. fr. pin?&quot;: 1 }," calcext:value-type="string">
            <text:p>0x5E: { "ID": 0x5E, "Name": "Kusanagi", "MaxLevel": 4, "Mingle?": 1, "Psych": "Vulcan Uppercut", "Recovery?": 0, "Element": "Pos", "Brand": "Jupiter of the Monkey", "Ev. fr. pin?": 1 },</text:p>
          </table:table-cell>
        </table:table-row>
        <table:table-row table:style-name="ro3" table:visibility="filter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, &quot;&quot;Psych&quot;&quot;: &quot;&quot;&quot;;[.H97];&quot;&quot;&quot;, &quot;&quot;Recovery?&quot;&quot;: &quot;;IF([.J97] = &quot;Recovery&quot;; 1; 0);&quot;, &quot;&quot;Element&quot;&quot;: &quot;&quot;&quot;;[.G97];&quot;&quot;&quot;, &quot;&quot;Brand&quot;&quot;: &quot;&quot;&quot;;[.D97];&quot;&quot;&quot;, &quot;&quot;Ev. fr. pin?&quot;&quot;: &quot;;[.AH97];&quot; },&quot;)" office:value-type="string" office:string-value="0x5F: { &quot;ID&quot;: 0x5F, &quot;Name&quot;: &quot;Ohabari&quot;, &quot;MaxLevel&quot;: 7, &quot;Mingle?&quot;: 0, &quot;Psych&quot;: &quot;Grave Marker&quot;, &quot;Recovery?&quot;: 0, &quot;Element&quot;: &quot;Pos&quot;, &quot;Brand&quot;: &quot;Jupiter of the Monkey&quot;, &quot;Ev. fr. pin?&quot;: 0 }," calcext:value-type="string">
            <text:p>0x5F: { "ID": 0x5F, "Name": "Ohabari", "MaxLevel": 7, "Mingle?": 0, "Psych": "Grave Marker", "Recovery?": 0, "Element": "Pos", "Brand": "Jupiter of the Monkey", "Ev. fr. pin?": 0 },</text:p>
          </table:table-cell>
        </table:table-row>
        <table:table-row table:style-name="ro2" table:visibility="filter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, &quot;&quot;Psych&quot;&quot;: &quot;&quot;&quot;;[.H98];&quot;&quot;&quot;, &quot;&quot;Recovery?&quot;&quot;: &quot;;IF([.J98] = &quot;Recovery&quot;; 1; 0);&quot;, &quot;&quot;Element&quot;&quot;: &quot;&quot;&quot;;[.G98];&quot;&quot;&quot;, &quot;&quot;Brand&quot;&quot;: &quot;&quot;&quot;;[.D98];&quot;&quot;&quot;, &quot;&quot;Ev. fr. pin?&quot;&quot;: &quot;;[.AH98];&quot; },&quot;)" office:value-type="string" office:string-value="0x60: { &quot;ID&quot;: 0x60, &quot;Name&quot;: &quot;Zantetsu&quot;, &quot;MaxLevel&quot;: 10, &quot;Mingle?&quot;: 0, &quot;Psych&quot;: &quot;Spear Strike&quot;, &quot;Recovery?&quot;: 0, &quot;Element&quot;: &quot;Pos&quot;, &quot;Brand&quot;: &quot;Jupiter of the Monkey&quot;, &quot;Ev. fr. pin?&quot;: 1 }," calcext:value-type="string">
            <text:p>0x60: { "ID": 0x60, "Name": "Zantetsu", "MaxLevel": 10, "Mingle?": 0, "Psych": "Spear Strike", "Recovery?": 0, "Element": "Pos", "Brand": "Jupiter of the Monkey", "Ev. fr. pin?": 1 },</text:p>
          </table:table-cell>
        </table:table-row>
        <table:table-row table:style-name="ro2" table:visibility="filter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, &quot;&quot;Psych&quot;&quot;: &quot;&quot;&quot;;[.H99];&quot;&quot;&quot;, &quot;&quot;Recovery?&quot;&quot;: &quot;;IF([.J99] = &quot;Recovery&quot;; 1; 0);&quot;, &quot;&quot;Element&quot;&quot;: &quot;&quot;&quot;;[.G99];&quot;&quot;&quot;, &quot;&quot;Brand&quot;&quot;: &quot;&quot;&quot;;[.D99];&quot;&quot;&quot;, &quot;&quot;Ev. fr. pin?&quot;&quot;: &quot;;[.AH99];&quot; },&quot;)" office:value-type="string" office:string-value="0x61: { &quot;ID&quot;: 0x61, &quot;Name&quot;: &quot;Mitama&quot;, &quot;MaxLevel&quot;: 6, &quot;Mingle?&quot;: 0, &quot;Psych&quot;: &quot;Vortex Saber&quot;, &quot;Recovery?&quot;: 0, &quot;Element&quot;: &quot;Pos&quot;, &quot;Brand&quot;: &quot;Jupiter of the Monkey&quot;, &quot;Ev. fr. pin?&quot;: 0 }," calcext:value-type="string">
            <text:p>0x61: { "ID": 0x61, "Name": "Mitama", "MaxLevel": 6, "Mingle?": 0, "Psych": "Vortex Saber", "Recovery?": 0, "Element": "Pos", "Brand": "Jupiter of the Monkey", "Ev. fr. pin?": 0 },</text:p>
          </table:table-cell>
        </table:table-row>
        <table:table-row table:style-name="ro1" table:visibility="filter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, &quot;&quot;Psych&quot;&quot;: &quot;&quot;&quot;;[.H100];&quot;&quot;&quot;, &quot;&quot;Recovery?&quot;&quot;: &quot;;IF([.J100] = &quot;Recovery&quot;; 1; 0);&quot;, &quot;&quot;Element&quot;&quot;: &quot;&quot;&quot;;[.G100];&quot;&quot;&quot;, &quot;&quot;Brand&quot;&quot;: &quot;&quot;&quot;;[.D100];&quot;&quot;&quot;, &quot;&quot;Ev. fr. pin?&quot;&quot;: &quot;;[.AH100];&quot; },&quot;)" office:value-type="string" office:string-value="0x62: { &quot;ID&quot;: 0x62, &quot;Name&quot;: &quot;Izanami&quot;, &quot;MaxLevel&quot;: 1, &quot;Mingle?&quot;: 0, &quot;Psych&quot;: &quot;Pyrokinesis&quot;, &quot;Recovery?&quot;: 0, &quot;Element&quot;: &quot;Neg&quot;, &quot;Brand&quot;: &quot;Jupiter of the Monkey&quot;, &quot;Ev. fr. pin?&quot;: 0 }," calcext:value-type="string">
            <text:p>0x62: { "ID": 0x62, "Name": "Izanami", "MaxLevel": 1, "Mingle?": 0, "Psych": "Pyrokinesis", "Recovery?": 0, "Element": "Neg", "Brand": "Jupiter of the Monkey", "Ev. fr. pin?": 0 },</text:p>
          </table:table-cell>
        </table:table-row>
        <table:table-row table:style-name="ro2" table:visibility="filter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, &quot;&quot;Psych&quot;&quot;: &quot;&quot;&quot;;[.H101];&quot;&quot;&quot;, &quot;&quot;Recovery?&quot;&quot;: &quot;;IF([.J101] = &quot;Recovery&quot;; 1; 0);&quot;, &quot;&quot;Element&quot;&quot;: &quot;&quot;&quot;;[.G101];&quot;&quot;&quot;, &quot;&quot;Brand&quot;&quot;: &quot;&quot;&quot;;[.D101];&quot;&quot;&quot;, &quot;&quot;Ev. fr. pin?&quot;&quot;: &quot;;[.AH101];&quot; },&quot;)" office:value-type="string" office:string-value="0x63: { &quot;ID&quot;: 0x63, &quot;Name&quot;: &quot;Onmyo&quot;, &quot;MaxLevel&quot;: 5, &quot;Mingle?&quot;: 0, &quot;Psych&quot;: &quot;Street Jam&quot;, &quot;Recovery?&quot;: 0, &quot;Element&quot;: &quot;Neg&quot;, &quot;Brand&quot;: &quot;Jupiter of the Monkey&quot;, &quot;Ev. fr. pin?&quot;: 0 }," calcext:value-type="string">
            <text:p>0x63: { "ID": 0x63, "Name": "Onmyo", "MaxLevel": 5, "Mingle?": 0, "Psych": "Street Jam", "Recovery?": 0, "Element": "Neg", "Brand": "Jupiter of the Monkey", "Ev. fr. pin?": 0 },</text:p>
          </table:table-cell>
        </table:table-row>
        <table:table-row table:style-name="ro1" table:visibility="filter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, &quot;&quot;Psych&quot;&quot;: &quot;&quot;&quot;;[.H102];&quot;&quot;&quot;, &quot;&quot;Recovery?&quot;&quot;: &quot;;IF([.J102] = &quot;Recovery&quot;; 1; 0);&quot;, &quot;&quot;Element&quot;&quot;: &quot;&quot;&quot;;[.G102];&quot;&quot;&quot;, &quot;&quot;Brand&quot;&quot;: &quot;&quot;&quot;;[.D102];&quot;&quot;&quot;, &quot;&quot;Ev. fr. pin?&quot;&quot;: &quot;;[.AH102];&quot; },&quot;)" office:value-type="string" office:string-value="0x64: { &quot;ID&quot;: 0x64, &quot;Name&quot;: &quot;Konohana&quot;, &quot;MaxLevel&quot;: 3, &quot;Mingle?&quot;: 0, &quot;Psych&quot;: &quot;Cure Drink&quot;, &quot;Recovery?&quot;: 1, &quot;Element&quot;: &quot;---&quot;, &quot;Brand&quot;: &quot;Jupiter of the Monkey&quot;, &quot;Ev. fr. pin?&quot;: 0 }," calcext:value-type="string">
            <text:p>0x64: { "ID": 0x64, "Name": "Konohana", "MaxLevel": 3, "Mingle?": 0, "Psych": "Cure Drink", "Recovery?": 1, "Element": "---", "Brand": "Jupiter of the Monkey", "Ev. fr. pin?": 0 },</text:p>
          </table:table-cell>
        </table:table-row>
        <table:table-row table:style-name="ro1" table:visibility="filter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, &quot;&quot;Psych&quot;&quot;: &quot;&quot;&quot;;[.H103];&quot;&quot;&quot;, &quot;&quot;Recovery?&quot;&quot;: &quot;;IF([.J103] = &quot;Recovery&quot;; 1; 0);&quot;, &quot;&quot;Element&quot;&quot;: &quot;&quot;&quot;;[.G103];&quot;&quot;&quot;, &quot;&quot;Brand&quot;&quot;: &quot;&quot;&quot;;[.D103];&quot;&quot;&quot;, &quot;&quot;Ev. fr. pin?&quot;&quot;: &quot;;[.AH103];&quot; },&quot;)" office:value-type="string" office:string-value="0x65: { &quot;ID&quot;: 0x65, &quot;Name&quot;: &quot;Konohana Sakuya&quot;, &quot;MaxLevel&quot;: 4, &quot;Mingle?&quot;: 0, &quot;Psych&quot;: &quot;Healing&quot;, &quot;Recovery?&quot;: 1, &quot;Element&quot;: &quot;---&quot;, &quot;Brand&quot;: &quot;Jupiter of the Monkey&quot;, &quot;Ev. fr. pin?&quot;: 0 }," calcext:value-type="string">
            <text:p>0x65: { "ID": 0x65, "Name": "Konohana Sakuya", "MaxLevel": 4, "Mingle?": 0, "Psych": "Healing", "Recovery?": 1, "Element": "---", "Brand": "Jupiter of the Monkey", "Ev. fr. pin?": 0 },</text:p>
          </table:table-cell>
        </table:table-row>
        <table:table-row table:style-name="ro1" table:visibility="filter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, &quot;&quot;Psych&quot;&quot;: &quot;&quot;&quot;;[.H104];&quot;&quot;&quot;, &quot;&quot;Recovery?&quot;&quot;: &quot;;IF([.J104] = &quot;Recovery&quot;; 1; 0);&quot;, &quot;&quot;Element&quot;&quot;: &quot;&quot;&quot;;[.G104];&quot;&quot;&quot;, &quot;&quot;Brand&quot;&quot;: &quot;&quot;&quot;;[.D104];&quot;&quot;&quot;, &quot;&quot;Ev. fr. pin?&quot;&quot;: &quot;;[.AH104];&quot; },&quot;)" office:value-type="string" office:string-value="0x66: { &quot;ID&quot;: 0x66, &quot;Name&quot;: &quot;Jupiter of the Monkey&quot;, &quot;MaxLevel&quot;: 3, &quot;Mingle?&quot;: 0, &quot;Psych&quot;: &quot;Resonance: JM&quot;, &quot;Recovery?&quot;: 0, &quot;Element&quot;: &quot;Abi&quot;, &quot;Brand&quot;: &quot;Jupiter of the Monkey&quot;, &quot;Ev. fr. pin?&quot;: 0 }," calcext:value-type="string">
            <text:p>0x66: { "ID": 0x66, "Name": "Jupiter of the Monkey", "MaxLevel": 3, "Mingle?": 0, "Psych": "Resonance: JM", "Recovery?": 0, "Element": "Abi", "Brand": "Jupiter of the Monkey", "Ev. fr. pin?": 0 },</text:p>
          </table:table-cell>
        </table:table-row>
        <table:table-row table:style-name="ro4" table:visibility="filter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, &quot;&quot;Psych&quot;&quot;: &quot;&quot;&quot;;[.H105];&quot;&quot;&quot;, &quot;&quot;Recovery?&quot;&quot;: &quot;;IF([.J105] = &quot;Recovery&quot;; 1; 0);&quot;, &quot;&quot;Element&quot;&quot;: &quot;&quot;&quot;;[.G105];&quot;&quot;&quot;, &quot;&quot;Brand&quot;&quot;: &quot;&quot;&quot;;[.D105];&quot;&quot;&quot;, &quot;&quot;Ev. fr. pin?&quot;&quot;: &quot;;[.AH105];&quot; },&quot;)" office:value-type="string" office:string-value="0x67: { &quot;ID&quot;: 0x67, &quot;Name&quot;: &quot;Long Live the Rock&quot;, &quot;MaxLevel&quot;: 4, &quot;Mingle?&quot;: 0, &quot;Psych&quot;: &quot;Rock Bind&quot;, &quot;Recovery?&quot;: 0, &quot;Element&quot;: &quot;Neg&quot;, &quot;Brand&quot;: &quot;Hip Snake&quot;, &quot;Ev. fr. pin?&quot;: 0 }," calcext:value-type="string">
            <text:p>0x67: { "ID": 0x67, "Name": "Long Live the Rock", "MaxLevel": 4, "Mingle?": 0, "Psych": "Rock Bind", "Recovery?": 0, "Element": "Neg", "Brand": "Hip Snake", "Ev. fr. pin?": 0 },</text:p>
          </table:table-cell>
        </table:table-row>
        <table:table-row table:style-name="ro2" table:visibility="filter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, &quot;&quot;Psych&quot;&quot;: &quot;&quot;&quot;;[.H106];&quot;&quot;&quot;, &quot;&quot;Recovery?&quot;&quot;: &quot;;IF([.J106] = &quot;Recovery&quot;; 1; 0);&quot;, &quot;&quot;Element&quot;&quot;: &quot;&quot;&quot;;[.G106];&quot;&quot;&quot;, &quot;&quot;Brand&quot;&quot;: &quot;&quot;&quot;;[.D106];&quot;&quot;&quot;, &quot;&quot;Ev. fr. pin?&quot;&quot;: &quot;;[.AH106];&quot; },&quot;)" office:value-type="string" office:string-value="0x68: { &quot;ID&quot;: 0x68, &quot;Name&quot;: &quot;Long Live the Ice&quot;, &quot;MaxLevel&quot;: 5, &quot;Mingle?&quot;: 0, &quot;Psych&quot;: &quot;Freeze&quot;, &quot;Recovery?&quot;: 0, &quot;Element&quot;: &quot;Neg&quot;, &quot;Brand&quot;: &quot;Hip Snake&quot;, &quot;Ev. fr. pin?&quot;: 0 }," calcext:value-type="string">
            <text:p>0x68: { "ID": 0x68, "Name": "Long Live the Ice", "MaxLevel": 5, "Mingle?": 0, "Psych": "Freeze", "Recovery?": 0, "Element": "Neg", "Brand": "Hip Snake", "Ev. fr. pin?": 0 },</text:p>
          </table:table-cell>
        </table:table-row>
        <table:table-row table:style-name="ro2" table:visibility="filter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, &quot;&quot;Psych&quot;&quot;: &quot;&quot;&quot;;[.H107];&quot;&quot;&quot;, &quot;&quot;Recovery?&quot;&quot;: &quot;;IF([.J107] = &quot;Recovery&quot;; 1; 0);&quot;, &quot;&quot;Element&quot;&quot;: &quot;&quot;&quot;;[.G107];&quot;&quot;&quot;, &quot;&quot;Brand&quot;&quot;: &quot;&quot;&quot;;[.D107];&quot;&quot;&quot;, &quot;&quot;Ev. fr. pin?&quot;&quot;: &quot;;[.AH107];&quot; },&quot;)" office:value-type="string" office:string-value="0x69: { &quot;ID&quot;: 0x69, &quot;Name&quot;: &quot;Long Live the Floe&quot;, &quot;MaxLevel&quot;: 5, &quot;Mingle?&quot;: 0, &quot;Psych&quot;: &quot;Freeze&quot;, &quot;Recovery?&quot;: 0, &quot;Element&quot;: &quot;Neg&quot;, &quot;Brand&quot;: &quot;Hip Snake&quot;, &quot;Ev. fr. pin?&quot;: 1 }," calcext:value-type="string">
            <text:p>0x69: { "ID": 0x69, "Name": "Long Live the Floe", "MaxLevel": 5, "Mingle?": 0, "Psych": "Freeze", "Recovery?": 0, "Element": "Neg", "Brand": "Hip Snake", "Ev. fr. pin?": 1 },</text:p>
          </table:table-cell>
        </table:table-row>
        <table:table-row table:style-name="ro2" table:visibility="filter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, &quot;&quot;Psych&quot;&quot;: &quot;&quot;&quot;;[.H108];&quot;&quot;&quot;, &quot;&quot;Recovery?&quot;&quot;: &quot;;IF([.J108] = &quot;Recovery&quot;; 1; 0);&quot;, &quot;&quot;Element&quot;&quot;: &quot;&quot;&quot;;[.G108];&quot;&quot;&quot;, &quot;&quot;Brand&quot;&quot;: &quot;&quot;&quot;;[.D108];&quot;&quot;&quot;, &quot;&quot;Ev. fr. pin?&quot;&quot;: &quot;;[.AH108];&quot; },&quot;)" office:value-type="string" office:string-value="0x6A: { &quot;ID&quot;: 0x6A, &quot;Name&quot;: &quot;Eyes Full of Hope&quot;, &quot;MaxLevel&quot;: 5, &quot;Mingle?&quot;: 0, &quot;Psych&quot;: &quot;Holy Light&quot;, &quot;Recovery?&quot;: 0, &quot;Element&quot;: &quot;Neg&quot;, &quot;Brand&quot;: &quot;Hip Snake&quot;, &quot;Ev. fr. pin?&quot;: 0 }," calcext:value-type="string">
            <text:p>0x6A: { "ID": 0x6A, "Name": "Eyes Full of Hope", "MaxLevel": 5, "Mingle?": 0, "Psych": "Holy Light", "Recovery?": 0, "Element": "Neg", "Brand": "Hip Snake", "Ev. fr. pin?": 0 },</text:p>
          </table:table-cell>
        </table:table-row>
        <table:table-row table:style-name="ro2" table:visibility="filter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, &quot;&quot;Psych&quot;&quot;: &quot;&quot;&quot;;[.H109];&quot;&quot;&quot;, &quot;&quot;Recovery?&quot;&quot;: &quot;;IF([.J109] = &quot;Recovery&quot;; 1; 0);&quot;, &quot;&quot;Element&quot;&quot;: &quot;&quot;&quot;;[.G109];&quot;&quot;&quot;, &quot;&quot;Brand&quot;&quot;: &quot;&quot;&quot;;[.D109];&quot;&quot;&quot;, &quot;&quot;Ev. fr. pin?&quot;&quot;: &quot;;[.AH109];&quot; },&quot;)" office:value-type="string" office:string-value="0x6B: { &quot;ID&quot;: 0x6B, &quot;Name&quot;: &quot;Eyes Full of Light&quot;, &quot;MaxLevel&quot;: 5, &quot;Mingle?&quot;: 0, &quot;Psych&quot;: &quot;Holy Light&quot;, &quot;Recovery?&quot;: 0, &quot;Element&quot;: &quot;Neg&quot;, &quot;Brand&quot;: &quot;Hip Snake&quot;, &quot;Ev. fr. pin?&quot;: 1 }," calcext:value-type="string">
            <text:p>0x6B: { "ID": 0x6B, "Name": "Eyes Full of Light", "MaxLevel": 5, "Mingle?": 0, "Psych": "Holy Light", "Recovery?": 0, "Element": "Neg", "Brand": "Hip Snake", "Ev. fr. pin?": 1 },</text:p>
          </table:table-cell>
        </table:table-row>
        <table:table-row table:style-name="ro2" table:visibility="filter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, &quot;&quot;Psych&quot;&quot;: &quot;&quot;&quot;;[.H110];&quot;&quot;&quot;, &quot;&quot;Recovery?&quot;&quot;: &quot;;IF([.J110] = &quot;Recovery&quot;; 1; 0);&quot;, &quot;&quot;Element&quot;&quot;: &quot;&quot;&quot;;[.G110];&quot;&quot;&quot;, &quot;&quot;Brand&quot;&quot;: &quot;&quot;&quot;;[.D110];&quot;&quot;&quot;, &quot;&quot;Ev. fr. pin?&quot;&quot;: &quot;;[.AH110];&quot; },&quot;)" office:value-type="string" office:string-value="0x6C: { &quot;ID&quot;: 0x6C, &quot;Name&quot;: &quot;Hot Gaze&quot;, &quot;MaxLevel&quot;: 4, &quot;Mingle?&quot;: 0, &quot;Psych&quot;: &quot;Ignition&quot;, &quot;Recovery?&quot;: 0, &quot;Element&quot;: &quot;Neg&quot;, &quot;Brand&quot;: &quot;Hip Snake&quot;, &quot;Ev. fr. pin?&quot;: 0 }," calcext:value-type="string">
            <text:p>0x6C: { "ID": 0x6C, "Name": "Hot Gaze", "MaxLevel": 4, "Mingle?": 0, "Psych": "Ignition", "Recovery?": 0, "Element": "Neg", "Brand": "Hip Snake", "Ev. fr. pin?": 0 },</text:p>
          </table:table-cell>
        </table:table-row>
        <table:table-row table:style-name="ro2" table:visibility="filter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, &quot;&quot;Psych&quot;&quot;: &quot;&quot;&quot;;[.H111];&quot;&quot;&quot;, &quot;&quot;Recovery?&quot;&quot;: &quot;;IF([.J111] = &quot;Recovery&quot;; 1; 0);&quot;, &quot;&quot;Element&quot;&quot;: &quot;&quot;&quot;;[.G111];&quot;&quot;&quot;, &quot;&quot;Brand&quot;&quot;: &quot;&quot;&quot;;[.D111];&quot;&quot;&quot;, &quot;&quot;Ev. fr. pin?&quot;&quot;: &quot;;[.AH111];&quot; },&quot;)" office:value-type="string" office:string-value="0x6D: { &quot;ID&quot;: 0x6D, &quot;Name&quot;: &quot;Sizzling Gaze&quot;, &quot;MaxLevel&quot;: 4, &quot;Mingle?&quot;: 0, &quot;Psych&quot;: &quot;Ignition&quot;, &quot;Recovery?&quot;: 0, &quot;Element&quot;: &quot;Neg&quot;, &quot;Brand&quot;: &quot;Hip Snake&quot;, &quot;Ev. fr. pin?&quot;: 1 }," calcext:value-type="string">
            <text:p>0x6D: { "ID": 0x6D, "Name": "Sizzling Gaze", "MaxLevel": 4, "Mingle?": 0, "Psych": "Ignition", "Recovery?": 0, "Element": "Neg", "Brand": "Hip Snake", "Ev. fr. pin?": 1 },</text:p>
          </table:table-cell>
        </table:table-row>
        <table:table-row table:style-name="ro2" table:visibility="filter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, &quot;&quot;Psych&quot;&quot;: &quot;&quot;&quot;;[.H112];&quot;&quot;&quot;, &quot;&quot;Recovery?&quot;&quot;: &quot;;IF([.J112] = &quot;Recovery&quot;; 1; 0);&quot;, &quot;&quot;Element&quot;&quot;: &quot;&quot;&quot;;[.G112];&quot;&quot;&quot;, &quot;&quot;Brand&quot;&quot;: &quot;&quot;&quot;;[.D112];&quot;&quot;&quot;, &quot;&quot;Ev. fr. pin?&quot;&quot;: &quot;;[.AH112];&quot; },&quot;)" office:value-type="string" office:string-value="0x6E: { &quot;ID&quot;: 0x6E, &quot;Name&quot;: &quot;Cold Stare&quot;, &quot;MaxLevel&quot;: 10, &quot;Mingle?&quot;: 0, &quot;Psych&quot;: &quot;Frostbite&quot;, &quot;Recovery?&quot;: 0, &quot;Element&quot;: &quot;Neg&quot;, &quot;Brand&quot;: &quot;Hip Snake&quot;, &quot;Ev. fr. pin?&quot;: 1 }," calcext:value-type="string">
            <text:p>0x6E: { "ID": 0x6E, "Name": "Cold Stare", "MaxLevel": 10, "Mingle?": 0, "Psych": "Frostbite", "Recovery?": 0, "Element": "Neg", "Brand": "Hip Snake", "Ev. fr. pin?": 1 },</text:p>
          </table:table-cell>
        </table:table-row>
        <table:table-row table:style-name="ro2" table:visibility="filter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, &quot;&quot;Psych&quot;&quot;: &quot;&quot;&quot;;[.H113];&quot;&quot;&quot;, &quot;&quot;Recovery?&quot;&quot;: &quot;;IF([.J113] = &quot;Recovery&quot;; 1; 0);&quot;, &quot;&quot;Element&quot;&quot;: &quot;&quot;&quot;;[.G113];&quot;&quot;&quot;, &quot;&quot;Brand&quot;&quot;: &quot;&quot;&quot;;[.D113];&quot;&quot;&quot;, &quot;&quot;Ev. fr. pin?&quot;&quot;: &quot;;[.AH113];&quot; },&quot;)" office:value-type="string" office:string-value="0x6F: { &quot;ID&quot;: 0x6F, &quot;Name&quot;: &quot;Icy Stare&quot;, &quot;MaxLevel&quot;: 10, &quot;Mingle?&quot;: 0, &quot;Psych&quot;: &quot;Frostbite&quot;, &quot;Recovery?&quot;: 0, &quot;Element&quot;: &quot;Neg&quot;, &quot;Brand&quot;: &quot;Hip Snake&quot;, &quot;Ev. fr. pin?&quot;: 1 }," calcext:value-type="string">
            <text:p>0x6F: { "ID": 0x6F, "Name": "Icy Stare", "MaxLevel": 10, "Mingle?": 0, "Psych": "Frostbite", "Recovery?": 0, "Element": "Neg", "Brand": "Hip Snake", "Ev. fr. pin?": 1 },</text:p>
          </table:table-cell>
        </table:table-row>
        <table:table-row table:style-name="ro3" table:visibility="filter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, &quot;&quot;Psych&quot;&quot;: &quot;&quot;&quot;;[.H114];&quot;&quot;&quot;, &quot;&quot;Recovery?&quot;&quot;: &quot;;IF([.J114] = &quot;Recovery&quot;; 1; 0);&quot;, &quot;&quot;Element&quot;&quot;: &quot;&quot;&quot;;[.G114];&quot;&quot;&quot;, &quot;&quot;Brand&quot;&quot;: &quot;&quot;&quot;;[.D114];&quot;&quot;&quot;, &quot;&quot;Ev. fr. pin?&quot;&quot;: &quot;;[.AH114];&quot; },&quot;)" office:value-type="string" office:string-value="0x70: { &quot;ID&quot;: 0x70, &quot;Name&quot;: &quot;Wassup Thunder!&quot;, &quot;MaxLevel&quot;: 5, &quot;Mingle?&quot;: 0, &quot;Psych&quot;: &quot;Thunderstorm&quot;, &quot;Recovery?&quot;: 0, &quot;Element&quot;: &quot;Neg&quot;, &quot;Brand&quot;: &quot;Hip Snake&quot;, &quot;Ev. fr. pin?&quot;: 0 }," calcext:value-type="string">
            <text:p>0x70: { "ID": 0x70, "Name": "Wassup Thunder!", "MaxLevel": 5, "Mingle?": 0, "Psych": "Thunderstorm", "Recovery?": 0, "Element": "Neg", "Brand": "Hip Snake", "Ev. fr. pin?": 0 },</text:p>
          </table:table-cell>
        </table:table-row>
        <table:table-row table:style-name="ro3" table:visibility="filter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, &quot;&quot;Psych&quot;&quot;: &quot;&quot;&quot;;[.H115];&quot;&quot;&quot;, &quot;&quot;Recovery?&quot;&quot;: &quot;;IF([.J115] = &quot;Recovery&quot;; 1; 0);&quot;, &quot;&quot;Element&quot;&quot;: &quot;&quot;&quot;;[.G115];&quot;&quot;&quot;, &quot;&quot;Brand&quot;&quot;: &quot;&quot;&quot;;[.D115];&quot;&quot;&quot;, &quot;&quot;Ev. fr. pin?&quot;&quot;: &quot;;[.AH115];&quot; },&quot;)" office:value-type="string" office:string-value="0x71: { &quot;ID&quot;: 0x71, &quot;Name&quot;: &quot;Wassup Lightning!&quot;, &quot;MaxLevel&quot;: 5, &quot;Mingle?&quot;: 0, &quot;Psych&quot;: &quot;Thunderstorm&quot;, &quot;Recovery?&quot;: 0, &quot;Element&quot;: &quot;Neg&quot;, &quot;Brand&quot;: &quot;Hip Snake&quot;, &quot;Ev. fr. pin?&quot;: 1 }," calcext:value-type="string">
            <text:p>0x71: { "ID": 0x71, "Name": "Wassup Lightning!", "MaxLevel": 5, "Mingle?": 0, "Psych": "Thunderstorm", "Recovery?": 0, "Element": "Neg", "Brand": "Hip Snake", "Ev. fr. pin?": 1 },</text:p>
          </table:table-cell>
        </table:table-row>
        <table:table-row table:style-name="ro3" table:visibility="filter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, &quot;&quot;Psych&quot;&quot;: &quot;&quot;&quot;;[.H116];&quot;&quot;&quot;, &quot;&quot;Recovery?&quot;&quot;: &quot;;IF([.J116] = &quot;Recovery&quot;; 1; 0);&quot;, &quot;&quot;Element&quot;&quot;: &quot;&quot;&quot;;[.G116];&quot;&quot;&quot;, &quot;&quot;Brand&quot;&quot;: &quot;&quot;&quot;;[.D116];&quot;&quot;&quot;, &quot;&quot;Ev. fr. pin?&quot;&quot;: &quot;;[.AH116];&quot; },&quot;)" office:value-type="string" office:string-value="0x72: { &quot;ID&quot;: 0x72, &quot;Name&quot;: &quot;Wassup Voltage!&quot;, &quot;MaxLevel&quot;: 6, &quot;Mingle?&quot;: 1, &quot;Psych&quot;: &quot;Thunderstorm&quot;, &quot;Recovery?&quot;: 0, &quot;Element&quot;: &quot;Neg&quot;, &quot;Brand&quot;: &quot;Hip Snake&quot;, &quot;Ev. fr. pin?&quot;: 1 }," calcext:value-type="string">
            <text:p>0x72: { "ID": 0x72, "Name": "Wassup Voltage!", "MaxLevel": 6, "Mingle?": 1, "Psych": "Thunderstorm", "Recovery?": 0, "Element": "Neg", "Brand": "Hip Snake", "Ev. fr. pin?": 1 },</text:p>
          </table:table-cell>
        </table:table-row>
        <table:table-row table:style-name="ro1" table:visibility="filter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, &quot;&quot;Psych&quot;&quot;: &quot;&quot;&quot;;[.H117];&quot;&quot;&quot;, &quot;&quot;Recovery?&quot;&quot;: &quot;;IF([.J117] = &quot;Recovery&quot;; 1; 0);&quot;, &quot;&quot;Element&quot;&quot;: &quot;&quot;&quot;;[.G117];&quot;&quot;&quot;, &quot;&quot;Brand&quot;&quot;: &quot;&quot;&quot;;[.D117];&quot;&quot;&quot;, &quot;&quot;Ev. fr. pin?&quot;&quot;: &quot;;[.AH117];&quot; },&quot;)" office:value-type="string" office:string-value="0x73: { &quot;ID&quot;: 0x73, &quot;Name&quot;: &quot;Indestructo Man&quot;, &quot;MaxLevel&quot;: 1, &quot;Mingle?&quot;: 0, &quot;Psych&quot;: &quot;Life Blight+&quot;, &quot;Recovery?&quot;: 0, &quot;Element&quot;: &quot;Abi&quot;, &quot;Brand&quot;: &quot;Hip Snake&quot;, &quot;Ev. fr. pin?&quot;: 0 }," calcext:value-type="string">
            <text:p>0x73: { "ID": 0x73, "Name": "Indestructo Man", "MaxLevel": 1, "Mingle?": 0, "Psych": "Life Blight+", "Recovery?": 0, "Element": "Abi", "Brand": "Hip Snake", "Ev. fr. pin?": 0 },</text:p>
          </table:table-cell>
        </table:table-row>
        <table:table-row table:style-name="ro1" table:visibility="filter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, &quot;&quot;Psych&quot;&quot;: &quot;&quot;&quot;;[.H118];&quot;&quot;&quot;, &quot;&quot;Recovery?&quot;&quot;: &quot;;IF([.J118] = &quot;Recovery&quot;; 1; 0);&quot;, &quot;&quot;Element&quot;&quot;: &quot;&quot;&quot;;[.G118];&quot;&quot;&quot;, &quot;&quot;Brand&quot;&quot;: &quot;&quot;&quot;;[.D118];&quot;&quot;&quot;, &quot;&quot;Ev. fr. pin?&quot;&quot;: &quot;;[.AH118];&quot; },&quot;)" office:value-type="string" office:string-value="0x74: { &quot;ID&quot;: 0x74, &quot;Name&quot;: &quot;Hip Snake&quot;, &quot;MaxLevel&quot;: 3, &quot;Mingle?&quot;: 0, &quot;Psych&quot;: &quot;Resonance: HS&quot;, &quot;Recovery?&quot;: 0, &quot;Element&quot;: &quot;Abi&quot;, &quot;Brand&quot;: &quot;Hip Snake&quot;, &quot;Ev. fr. pin?&quot;: 0 }," calcext:value-type="string">
            <text:p>0x74: { "ID": 0x74, "Name": "Hip Snake", "MaxLevel": 3, "Mingle?": 0, "Psych": "Resonance: HS", "Recovery?": 0, "Element": "Abi", "Brand": "Hip Snake", "Ev. fr. pin?": 0 },</text:p>
          </table:table-cell>
        </table:table-row>
        <table:table-row table:style-name="ro2" table:visibility="filter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, &quot;&quot;Psych&quot;&quot;: &quot;&quot;&quot;;[.H119];&quot;&quot;&quot;, &quot;&quot;Recovery?&quot;&quot;: &quot;;IF([.J119] = &quot;Recovery&quot;; 1; 0);&quot;, &quot;&quot;Element&quot;&quot;: &quot;&quot;&quot;;[.G119];&quot;&quot;&quot;, &quot;&quot;Brand&quot;&quot;: &quot;&quot;&quot;;[.D119];&quot;&quot;&quot;, &quot;&quot;Ev. fr. pin?&quot;&quot;: &quot;;[.AH119];&quot; },&quot;)" office:value-type="string" office:string-value="0x75: { &quot;ID&quot;: 0x75, &quot;Name&quot;: &quot;Octo Squeeze&quot;, &quot;MaxLevel&quot;: 6, &quot;Mingle?&quot;: 0, &quot;Psych&quot;: &quot;Sweeper&quot;, &quot;Recovery?&quot;: 0, &quot;Element&quot;: &quot;---&quot;, &quot;Brand&quot;: &quot;Sheep Heavenly&quot;, &quot;Ev. fr. pin?&quot;: 0 }," calcext:value-type="string">
            <text:p>0x75: { "ID": 0x75, "Name": "Octo Squeeze", "MaxLevel": 6, "Mingle?": 0, "Psych": "Sweeper", "Recovery?": 0, "Element": "---", "Brand": "Sheep Heavenly", "Ev. fr. pin?": 0 },</text:p>
          </table:table-cell>
        </table:table-row>
        <table:table-row table:style-name="ro2" table:visibility="filter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, &quot;&quot;Psych&quot;&quot;: &quot;&quot;&quot;;[.H120];&quot;&quot;&quot;, &quot;&quot;Recovery?&quot;&quot;: &quot;;IF([.J120] = &quot;Recovery&quot;; 1; 0);&quot;, &quot;&quot;Element&quot;&quot;: &quot;&quot;&quot;;[.G120];&quot;&quot;&quot;, &quot;&quot;Brand&quot;&quot;: &quot;&quot;&quot;;[.D120];&quot;&quot;&quot;, &quot;&quot;Ev. fr. pin?&quot;&quot;: &quot;;[.AH120];&quot; },&quot;)" office:value-type="string" office:string-value="0x76: { &quot;ID&quot;: 0x76, &quot;Name&quot;: &quot;Snail Squeeze&quot;, &quot;MaxLevel&quot;: 5, &quot;Mingle?&quot;: 0, &quot;Psych&quot;: &quot;Sweeper&quot;, &quot;Recovery?&quot;: 0, &quot;Element&quot;: &quot;---&quot;, &quot;Brand&quot;: &quot;Sheep Heavenly&quot;, &quot;Ev. fr. pin?&quot;: 1 }," calcext:value-type="string">
            <text:p>0x76: { "ID": 0x76, "Name": "Snail Squeeze", "MaxLevel": 5, "Mingle?": 0, "Psych": "Sweeper", "Recovery?": 0, "Element": "---", "Brand": "Sheep Heavenly", "Ev. fr. pin?": 1 },</text:p>
          </table:table-cell>
        </table:table-row>
        <table:table-row table:style-name="ro2" table:visibility="filter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, &quot;&quot;Psych&quot;&quot;: &quot;&quot;&quot;;[.H121];&quot;&quot;&quot;, &quot;&quot;Recovery?&quot;&quot;: &quot;;IF([.J121] = &quot;Recovery&quot;; 1; 0);&quot;, &quot;&quot;Element&quot;&quot;: &quot;&quot;&quot;;[.G121];&quot;&quot;&quot;, &quot;&quot;Brand&quot;&quot;: &quot;&quot;&quot;;[.D121];&quot;&quot;&quot;, &quot;&quot;Ev. fr. pin?&quot;&quot;: &quot;;[.AH121];&quot; },&quot;)" office:value-type="string" office:string-value="0x77: { &quot;ID&quot;: 0x77, &quot;Name&quot;: &quot;Vacu Squeeze&quot;, &quot;MaxLevel&quot;: 5, &quot;Mingle?&quot;: 1, &quot;Psych&quot;: &quot;Sweeper&quot;, &quot;Recovery?&quot;: 0, &quot;Element&quot;: &quot;---&quot;, &quot;Brand&quot;: &quot;Sheep Heavenly&quot;, &quot;Ev. fr. pin?&quot;: 1 }," calcext:value-type="string">
            <text:p>0x77: { "ID": 0x77, "Name": "Vacu Squeeze", "MaxLevel": 5, "Mingle?": 1, "Psych": "Sweeper", "Recovery?": 0, "Element": "---", "Brand": "Sheep Heavenly", "Ev. fr. pin?": 1 },</text:p>
          </table:table-cell>
        </table:table-row>
        <table:table-row table:style-name="ro2" table:visibility="filter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, &quot;&quot;Psych&quot;&quot;: &quot;&quot;&quot;;[.H122];&quot;&quot;&quot;, &quot;&quot;Recovery?&quot;&quot;: &quot;;IF([.J122] = &quot;Recovery&quot;; 1; 0);&quot;, &quot;&quot;Element&quot;&quot;: &quot;&quot;&quot;;[.G122];&quot;&quot;&quot;, &quot;&quot;Brand&quot;&quot;: &quot;&quot;&quot;;[.D122];&quot;&quot;&quot;, &quot;&quot;Ev. fr. pin?&quot;&quot;: &quot;;[.AH122];&quot; },&quot;)" office:value-type="string" office:string-value="0x78: { &quot;ID&quot;: 0x78, &quot;Name&quot;: &quot;Gimme Dat Sheep&quot;, &quot;MaxLevel&quot;: 2, &quot;Mingle?&quot;: 0, &quot;Psych&quot;: &quot;Black Hole&quot;, &quot;Recovery?&quot;: 0, &quot;Element&quot;: &quot;---&quot;, &quot;Brand&quot;: &quot;Sheep Heavenly&quot;, &quot;Ev. fr. pin?&quot;: 1 }," calcext:value-type="string">
            <text:p>0x78: { "ID": 0x78, "Name": "Gimme Dat Sheep", "MaxLevel": 2, "Mingle?": 0, "Psych": "Black Hole", "Recovery?": 0, "Element": "---", "Brand": "Sheep Heavenly", "Ev. fr. pin?": 1 },</text:p>
          </table:table-cell>
        </table:table-row>
        <table:table-row table:style-name="ro2" table:visibility="filter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, &quot;&quot;Psych&quot;&quot;: &quot;&quot;&quot;;[.H123];&quot;&quot;&quot;, &quot;&quot;Recovery?&quot;&quot;: &quot;;IF([.J123] = &quot;Recovery&quot;; 1; 0);&quot;, &quot;&quot;Element&quot;&quot;: &quot;&quot;&quot;;[.G123];&quot;&quot;&quot;, &quot;&quot;Brand&quot;&quot;: &quot;&quot;&quot;;[.D123];&quot;&quot;&quot;, &quot;&quot;Ev. fr. pin?&quot;&quot;: &quot;;[.AH123];&quot; },&quot;)" office:value-type="string" office:string-value="0x79: { &quot;ID&quot;: 0x79, &quot;Name&quot;: &quot;Gimme Dat Elephant&quot;, &quot;MaxLevel&quot;: 2, &quot;Mingle?&quot;: 0, &quot;Psych&quot;: &quot;Black Hole&quot;, &quot;Recovery?&quot;: 0, &quot;Element&quot;: &quot;---&quot;, &quot;Brand&quot;: &quot;Sheep Heavenly&quot;, &quot;Ev. fr. pin?&quot;: 1 }," calcext:value-type="string">
            <text:p>0x79: { "ID": 0x79, "Name": "Gimme Dat Elephant", "MaxLevel": 2, "Mingle?": 0, "Psych": "Black Hole", "Recovery?": 0, "Element": "---", "Brand": "Sheep Heavenly", "Ev. fr. pin?": 1 },</text:p>
          </table:table-cell>
        </table:table-row>
        <table:table-row table:style-name="ro2" table:visibility="filter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, &quot;&quot;Psych&quot;&quot;: &quot;&quot;&quot;;[.H124];&quot;&quot;&quot;, &quot;&quot;Recovery?&quot;&quot;: &quot;;IF([.J124] = &quot;Recovery&quot;; 1; 0);&quot;, &quot;&quot;Element&quot;&quot;: &quot;&quot;&quot;;[.G124];&quot;&quot;&quot;, &quot;&quot;Brand&quot;&quot;: &quot;&quot;&quot;;[.D124];&quot;&quot;&quot;, &quot;&quot;Ev. fr. pin?&quot;&quot;: &quot;;[.AH124];&quot; },&quot;)" office:value-type="string" office:string-value="0x7A: { &quot;ID&quot;: 0x7A, &quot;Name&quot;: &quot;Gimme Dat Hippo&quot;, &quot;MaxLevel&quot;: 2, &quot;Mingle?&quot;: 1, &quot;Psych&quot;: &quot;Black Hole&quot;, &quot;Recovery?&quot;: 0, &quot;Element&quot;: &quot;---&quot;, &quot;Brand&quot;: &quot;Sheep Heavenly&quot;, &quot;Ev. fr. pin?&quot;: 1 }," calcext:value-type="string">
            <text:p>0x7A: { "ID": 0x7A, "Name": "Gimme Dat Hippo", "MaxLevel": 2, "Mingle?": 1, "Psych": "Black Hole", "Recovery?": 0, "Element": "---", "Brand": "Sheep Heavenly", "Ev. fr. pin?": 1 },</text:p>
          </table:table-cell>
        </table:table-row>
        <table:table-row table:style-name="ro2" table:visibility="filter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, &quot;&quot;Psych&quot;&quot;: &quot;&quot;&quot;;[.H125];&quot;&quot;&quot;, &quot;&quot;Recovery?&quot;&quot;: &quot;;IF([.J125] = &quot;Recovery&quot;; 1; 0);&quot;, &quot;&quot;Element&quot;&quot;: &quot;&quot;&quot;;[.G125];&quot;&quot;&quot;, &quot;&quot;Brand&quot;&quot;: &quot;&quot;&quot;;[.D125];&quot;&quot;&quot;, &quot;&quot;Ev. fr. pin?&quot;&quot;: &quot;;[.AH125];&quot; },&quot;)" office:value-type="string" office:string-value="0x7B: { &quot;ID&quot;: 0x7B, &quot;Name&quot;: &quot;Crackle Pop Barrier&quot;, &quot;MaxLevel&quot;: 5, &quot;Mingle?&quot;: 0, &quot;Psych&quot;: &quot;Fire Barrier&quot;, &quot;Recovery?&quot;: 0, &quot;Element&quot;: &quot;Pos&quot;, &quot;Brand&quot;: &quot;Sheep Heavenly&quot;, &quot;Ev. fr. pin?&quot;: 0 }," calcext:value-type="string">
            <text:p>0x7B: { "ID": 0x7B, "Name": "Crackle Pop Barrier", "MaxLevel": 5, "Mingle?": 0, "Psych": "Fire Barrier", "Recovery?": 0, "Element": "Pos", "Brand": "Sheep Heavenly", "Ev. fr. pin?": 0 },</text:p>
          </table:table-cell>
        </table:table-row>
        <table:table-row table:style-name="ro2" table:visibility="filter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, &quot;&quot;Psych&quot;&quot;: &quot;&quot;&quot;;[.H126];&quot;&quot;&quot;, &quot;&quot;Recovery?&quot;&quot;: &quot;;IF([.J126] = &quot;Recovery&quot;; 1; 0);&quot;, &quot;&quot;Element&quot;&quot;: &quot;&quot;&quot;;[.G126];&quot;&quot;&quot;, &quot;&quot;Brand&quot;&quot;: &quot;&quot;&quot;;[.D126];&quot;&quot;&quot;, &quot;&quot;Ev. fr. pin?&quot;&quot;: &quot;;[.AH126];&quot; },&quot;)" office:value-type="string" office:string-value="0x7C: { &quot;ID&quot;: 0x7C, &quot;Name&quot;: &quot;Splish Splash Barrier&quot;, &quot;MaxLevel&quot;: 5, &quot;Mingle?&quot;: 0, &quot;Psych&quot;: &quot;Aqua Barrier&quot;, &quot;Recovery?&quot;: 0, &quot;Element&quot;: &quot;---&quot;, &quot;Brand&quot;: &quot;Sheep Heavenly&quot;, &quot;Ev. fr. pin?&quot;: 1 }," calcext:value-type="string">
            <text:p>0x7C: { "ID": 0x7C, "Name": "Splish Splash Barrier", "MaxLevel": 5, "Mingle?": 0, "Psych": "Aqua Barrier", "Recovery?": 0, "Element": "---", "Brand": "Sheep Heavenly", "Ev. fr. pin?": 1 },</text:p>
          </table:table-cell>
        </table:table-row>
        <table:table-row table:style-name="ro3" table:visibility="filter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, &quot;&quot;Psych&quot;&quot;: &quot;&quot;&quot;;[.H127];&quot;&quot;&quot;, &quot;&quot;Recovery?&quot;&quot;: &quot;;IF([.J127] = &quot;Recovery&quot;; 1; 0);&quot;, &quot;&quot;Element&quot;&quot;: &quot;&quot;&quot;;[.G127];&quot;&quot;&quot;, &quot;&quot;Brand&quot;&quot;: &quot;&quot;&quot;;[.D127];&quot;&quot;&quot;, &quot;&quot;Ev. fr. pin?&quot;&quot;: &quot;;[.AH127];&quot; },&quot;)" office:value-type="string" office:string-value="0x7D: { &quot;ID&quot;: 0x7D, &quot;Name&quot;: &quot;Creepy Weepy Barrier&quot;, &quot;MaxLevel&quot;: 3, &quot;Mingle?&quot;: 0, &quot;Psych&quot;: &quot;Dark Barrier&quot;, &quot;Recovery?&quot;: 0, &quot;Element&quot;: &quot;Pos&quot;, &quot;Brand&quot;: &quot;Sheep Heavenly&quot;, &quot;Ev. fr. pin?&quot;: 0 }," calcext:value-type="string">
            <text:p>0x7D: { "ID": 0x7D, "Name": "Creepy Weepy Barrier", "MaxLevel": 3, "Mingle?": 0, "Psych": "Dark Barrier", "Recovery?": 0, "Element": "Pos", "Brand": "Sheep Heavenly", "Ev. fr. pin?": 0 },</text:p>
          </table:table-cell>
        </table:table-row>
        <table:table-row table:style-name="ro1" table:visibility="filter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, &quot;&quot;Psych&quot;&quot;: &quot;&quot;&quot;;[.H128];&quot;&quot;&quot;, &quot;&quot;Recovery?&quot;&quot;: &quot;;IF([.J128] = &quot;Recovery&quot;; 1; 0);&quot;, &quot;&quot;Element&quot;&quot;: &quot;&quot;&quot;;[.G128];&quot;&quot;&quot;, &quot;&quot;Brand&quot;&quot;: &quot;&quot;&quot;;[.D128];&quot;&quot;&quot;, &quot;&quot;Ev. fr. pin?&quot;&quot;: &quot;;[.AH128];&quot; },&quot;)" office:value-type="string" office:string-value="0x7E: { &quot;ID&quot;: 0x7E, &quot;Name&quot;: &quot;Whirlygig Juggle&quot;, &quot;MaxLevel&quot;: 3, &quot;Mingle?&quot;: 0, &quot;Psych&quot;: &quot;Teleport&quot;, &quot;Recovery?&quot;: 0, &quot;Element&quot;: &quot;---&quot;, &quot;Brand&quot;: &quot;Sheep Heavenly&quot;, &quot;Ev. fr. pin?&quot;: 0 }," calcext:value-type="string">
            <text:p>0x7E: { "ID": 0x7E, "Name": "Whirlygig Juggle", "MaxLevel": 3, "Mingle?": 0, "Psych": "Teleport", "Recovery?": 0, "Element": "---", "Brand": "Sheep Heavenly", "Ev. fr. pin?": 0 },</text:p>
          </table:table-cell>
        </table:table-row>
        <table:table-row table:style-name="ro1" table:visibility="filter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, &quot;&quot;Psych&quot;&quot;: &quot;&quot;&quot;;[.H129];&quot;&quot;&quot;, &quot;&quot;Recovery?&quot;&quot;: &quot;;IF([.J129] = &quot;Recovery&quot;; 1; 0);&quot;, &quot;&quot;Element&quot;&quot;: &quot;&quot;&quot;;[.G129];&quot;&quot;&quot;, &quot;&quot;Brand&quot;&quot;: &quot;&quot;&quot;;[.D129];&quot;&quot;&quot;, &quot;&quot;Ev. fr. pin?&quot;&quot;: &quot;;[.AH129];&quot; },&quot;)" office:value-type="string" office:string-value="0x7F: { &quot;ID&quot;: 0x7F, &quot;Name&quot;: &quot;Healing Bunny&quot;, &quot;MaxLevel&quot;: 2, &quot;Mingle?&quot;: 0, &quot;Psych&quot;: &quot;Cure Drink&quot;, &quot;Recovery?&quot;: 1, &quot;Element&quot;: &quot;---&quot;, &quot;Brand&quot;: &quot;Sheep Heavenly&quot;, &quot;Ev. fr. pin?&quot;: 0 }," calcext:value-type="string">
            <text:p>0x7F: { "ID": 0x7F, "Name": "Healing Bunny", "MaxLevel": 2, "Mingle?": 0, "Psych": "Cure Drink", "Recovery?": 1, "Element": "---", "Brand": "Sheep Heavenly", "Ev. fr. pin?": 0 },</text:p>
          </table:table-cell>
        </table:table-row>
        <table:table-row table:style-name="ro1" table:visibility="filter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, &quot;&quot;Psych&quot;&quot;: &quot;&quot;&quot;;[.H130];&quot;&quot;&quot;, &quot;&quot;Recovery?&quot;&quot;: &quot;;IF([.J130] = &quot;Recovery&quot;; 1; 0);&quot;, &quot;&quot;Element&quot;&quot;: &quot;&quot;&quot;;[.G130];&quot;&quot;&quot;, &quot;&quot;Brand&quot;&quot;: &quot;&quot;&quot;;[.D130];&quot;&quot;&quot;, &quot;&quot;Ev. fr. pin?&quot;&quot;: &quot;;[.AH130];&quot; },&quot;)" office:value-type="string" office:string-value="0x80: { &quot;ID&quot;: 0x80, &quot;Name&quot;: &quot;Healing Flamingo&quot;, &quot;MaxLevel&quot;: 4, &quot;Mingle?&quot;: 0, &quot;Psych&quot;: &quot;Cure Drink&quot;, &quot;Recovery?&quot;: 1, &quot;Element&quot;: &quot;---&quot;, &quot;Brand&quot;: &quot;Sheep Heavenly&quot;, &quot;Ev. fr. pin?&quot;: 0 }," calcext:value-type="string">
            <text:p>0x80: { "ID": 0x80, "Name": "Healing Flamingo", "MaxLevel": 4, "Mingle?": 0, "Psych": "Cure Drink", "Recovery?": 1, "Element": "---", "Brand": "Sheep Heavenly", "Ev. fr. pin?": 0 },</text:p>
          </table:table-cell>
        </table:table-row>
        <table:table-row table:style-name="ro1" table:visibility="filter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, &quot;&quot;Psych&quot;&quot;: &quot;&quot;&quot;;[.H131];&quot;&quot;&quot;, &quot;&quot;Recovery?&quot;&quot;: &quot;;IF([.J131] = &quot;Recovery&quot;; 1; 0);&quot;, &quot;&quot;Element&quot;&quot;: &quot;&quot;&quot;;[.G131];&quot;&quot;&quot;, &quot;&quot;Brand&quot;&quot;: &quot;&quot;&quot;;[.D131];&quot;&quot;&quot;, &quot;&quot;Ev. fr. pin?&quot;&quot;: &quot;;[.AH131];&quot; },&quot;)" office:value-type="string" office:string-value="0x81: { &quot;ID&quot;: 0x81, &quot;Name&quot;: &quot;Healing Whale&quot;, &quot;MaxLevel&quot;: 3, &quot;Mingle?&quot;: 0, &quot;Psych&quot;: &quot;Cure Drink&quot;, &quot;Recovery?&quot;: 1, &quot;Element&quot;: &quot;---&quot;, &quot;Brand&quot;: &quot;Sheep Heavenly&quot;, &quot;Ev. fr. pin?&quot;: 1 }," calcext:value-type="string">
            <text:p>0x81: { "ID": 0x81, "Name": "Healing Whale", "MaxLevel": 3, "Mingle?": 0, "Psych": "Cure Drink", "Recovery?": 1, "Element": "---", "Brand": "Sheep Heavenly", "Ev. fr. pin?": 1 },</text:p>
          </table:table-cell>
        </table:table-row>
        <table:table-row table:style-name="ro1" table:visibility="filter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, &quot;&quot;Psych&quot;&quot;: &quot;&quot;&quot;;[.H132];&quot;&quot;&quot;, &quot;&quot;Recovery?&quot;&quot;: &quot;;IF([.J132] = &quot;Recovery&quot;; 1; 0);&quot;, &quot;&quot;Element&quot;&quot;: &quot;&quot;&quot;;[.G132];&quot;&quot;&quot;, &quot;&quot;Brand&quot;&quot;: &quot;&quot;&quot;;[.D132];&quot;&quot;&quot;, &quot;&quot;Ev. fr. pin?&quot;&quot;: &quot;;[.AH132];&quot; },&quot;)" office:value-type="string" office:string-value="0x82: { &quot;ID&quot;: 0x82, &quot;Name&quot;: &quot;Croc Leisure&quot;, &quot;MaxLevel&quot;: 5, &quot;Mingle?&quot;: 0, &quot;Psych&quot;: &quot;Healing&quot;, &quot;Recovery?&quot;: 1, &quot;Element&quot;: &quot;---&quot;, &quot;Brand&quot;: &quot;Sheep Heavenly&quot;, &quot;Ev. fr. pin?&quot;: 0 }," calcext:value-type="string">
            <text:p>0x82: { "ID": 0x82, "Name": "Croc Leisure", "MaxLevel": 5, "Mingle?": 0, "Psych": "Healing", "Recovery?": 1, "Element": "---", "Brand": "Sheep Heavenly", "Ev. fr. pin?": 0 },</text:p>
          </table:table-cell>
        </table:table-row>
        <table:table-row table:style-name="ro1" table:visibility="filter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, &quot;&quot;Psych&quot;&quot;: &quot;&quot;&quot;;[.H133];&quot;&quot;&quot;, &quot;&quot;Recovery?&quot;&quot;: &quot;;IF([.J133] = &quot;Recovery&quot;; 1; 0);&quot;, &quot;&quot;Element&quot;&quot;: &quot;&quot;&quot;;[.G133];&quot;&quot;&quot;, &quot;&quot;Brand&quot;&quot;: &quot;&quot;&quot;;[.D133];&quot;&quot;&quot;, &quot;&quot;Ev. fr. pin?&quot;&quot;: &quot;;[.AH133];&quot; },&quot;)" office:value-type="string" office:string-value="0x83: { &quot;ID&quot;: 0x83, &quot;Name&quot;: &quot;Monkey Leisure&quot;, &quot;MaxLevel&quot;: 6, &quot;Mingle?&quot;: 0, &quot;Psych&quot;: &quot;Healing&quot;, &quot;Recovery?&quot;: 1, &quot;Element&quot;: &quot;---&quot;, &quot;Brand&quot;: &quot;Sheep Heavenly&quot;, &quot;Ev. fr. pin?&quot;: 1 }," calcext:value-type="string">
            <text:p>0x83: { "ID": 0x83, "Name": "Monkey Leisure", "MaxLevel": 6, "Mingle?": 0, "Psych": "Healing", "Recovery?": 1, "Element": "---", "Brand": "Sheep Heavenly", "Ev. fr. pin?": 1 },</text:p>
          </table:table-cell>
        </table:table-row>
        <table:table-row table:style-name="ro2" table:visibility="filter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, &quot;&quot;Psych&quot;&quot;: &quot;&quot;&quot;;[.H134];&quot;&quot;&quot;, &quot;&quot;Recovery?&quot;&quot;: &quot;;IF([.J134] = &quot;Recovery&quot;; 1; 0);&quot;, &quot;&quot;Element&quot;&quot;: &quot;&quot;&quot;;[.G134];&quot;&quot;&quot;, &quot;&quot;Brand&quot;&quot;: &quot;&quot;&quot;;[.D134];&quot;&quot;&quot;, &quot;&quot;Ev. fr. pin?&quot;&quot;: &quot;;[.AH134];&quot; },&quot;)" office:value-type="string" office:string-value="0x84: { &quot;ID&quot;: 0x84, &quot;Name&quot;: &quot;Bear Leisure&quot;, &quot;MaxLevel&quot;: 4, &quot;Mingle?&quot;: 0, &quot;Psych&quot;: &quot;Healing&quot;, &quot;Recovery?&quot;: 1, &quot;Element&quot;: &quot;---&quot;, &quot;Brand&quot;: &quot;Sheep Heavenly&quot;, &quot;Ev. fr. pin?&quot;: 1 }," calcext:value-type="string">
            <text:p>0x84: { "ID": 0x84, "Name": "Bear Leisure", "MaxLevel": 4, "Mingle?": 0, "Psych": "Healing", "Recovery?": 1, "Element": "---", "Brand": "Sheep Heavenly", "Ev. fr. pin?": 1 },</text:p>
          </table:table-cell>
        </table:table-row>
        <table:table-row table:style-name="ro1" table:visibility="filter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, &quot;&quot;Psych&quot;&quot;: &quot;&quot;&quot;;[.H135];&quot;&quot;&quot;, &quot;&quot;Recovery?&quot;&quot;: &quot;;IF([.J135] = &quot;Recovery&quot;; 1; 0);&quot;, &quot;&quot;Element&quot;&quot;: &quot;&quot;&quot;;[.G135];&quot;&quot;&quot;, &quot;&quot;Brand&quot;&quot;: &quot;&quot;&quot;;[.D135];&quot;&quot;&quot;, &quot;&quot;Ev. fr. pin?&quot;&quot;: &quot;;[.AH135];&quot; },&quot;)" office:value-type="string" office:string-value="0x85: { &quot;ID&quot;: 0x85, &quot;Name&quot;: &quot;Squirrel Leisure&quot;, &quot;MaxLevel&quot;: 5, &quot;Mingle?&quot;: 0, &quot;Psych&quot;: &quot;Healing&quot;, &quot;Recovery?&quot;: 1, &quot;Element&quot;: &quot;---&quot;, &quot;Brand&quot;: &quot;Sheep Heavenly&quot;, &quot;Ev. fr. pin?&quot;: 1 }," calcext:value-type="string">
            <text:p>0x85: { "ID": 0x85, "Name": "Squirrel Leisure", "MaxLevel": 5, "Mingle?": 0, "Psych": "Healing", "Recovery?": 1, "Element": "---", "Brand": "Sheep Heavenly", "Ev. fr. pin?": 1 },</text:p>
          </table:table-cell>
        </table:table-row>
        <table:table-row table:style-name="ro4" table:visibility="filter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, &quot;&quot;Psych&quot;&quot;: &quot;&quot;&quot;;[.H136];&quot;&quot;&quot;, &quot;&quot;Recovery?&quot;&quot;: &quot;;IF([.J136] = &quot;Recovery&quot;; 1; 0);&quot;, &quot;&quot;Element&quot;&quot;: &quot;&quot;&quot;;[.G136];&quot;&quot;&quot;, &quot;&quot;Brand&quot;&quot;: &quot;&quot;&quot;;[.D136];&quot;&quot;&quot;, &quot;&quot;Ev. fr. pin?&quot;&quot;: &quot;;[.AH136];&quot; },&quot;)" office:value-type="string" office:string-value="0x86: { &quot;ID&quot;: 0x86, &quot;Name&quot;: &quot;Sparkle Charge&quot;, &quot;MaxLevel&quot;: 3, &quot;Mingle?&quot;: 0, &quot;Psych&quot;: &quot;Cure Boost+&quot;, &quot;Recovery?&quot;: 0, &quot;Element&quot;: &quot;Abi&quot;, &quot;Brand&quot;: &quot;Sheep Heavenly&quot;, &quot;Ev. fr. pin?&quot;: 0 }," calcext:value-type="string">
            <text:p>0x86: { "ID": 0x86, "Name": "Sparkle Charge", "MaxLevel": 3, "Mingle?": 0, "Psych": "Cure Boost+", "Recovery?": 0, "Element": "Abi", "Brand": "Sheep Heavenly", "Ev. fr. pin?": 0 },</text:p>
          </table:table-cell>
        </table:table-row>
        <table:table-row table:style-name="ro2" table:visibility="filter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, &quot;&quot;Psych&quot;&quot;: &quot;&quot;&quot;;[.H137];&quot;&quot;&quot;, &quot;&quot;Recovery?&quot;&quot;: &quot;;IF([.J137] = &quot;Recovery&quot;; 1; 0);&quot;, &quot;&quot;Element&quot;&quot;: &quot;&quot;&quot;;[.G137];&quot;&quot;&quot;, &quot;&quot;Brand&quot;&quot;: &quot;&quot;&quot;;[.D137];&quot;&quot;&quot;, &quot;&quot;Ev. fr. pin?&quot;&quot;: &quot;;[.AH137];&quot; },&quot;)" office:value-type="string" office:string-value="0x87: { &quot;ID&quot;: 0x87, &quot;Name&quot;: &quot;Handsfree Healing&quot;, &quot;MaxLevel&quot;: 1, &quot;Mingle?&quot;: 0, &quot;Psych&quot;: &quot;Subconscious&quot;, &quot;Recovery?&quot;: 0, &quot;Element&quot;: &quot;---&quot;, &quot;Brand&quot;: &quot;Sheep Heavenly&quot;, &quot;Ev. fr. pin?&quot;: 0 }," calcext:value-type="string">
            <text:p>0x87: { "ID": 0x87, "Name": "Handsfree Healing", "MaxLevel": 1, "Mingle?": 0, "Psych": "Subconscious", "Recovery?": 0, "Element": "---", "Brand": "Sheep Heavenly", "Ev. fr. pin?": 0 },</text:p>
          </table:table-cell>
        </table:table-row>
        <table:table-row table:style-name="ro2" table:visibility="filter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, &quot;&quot;Psych&quot;&quot;: &quot;&quot;&quot;;[.H138];&quot;&quot;&quot;, &quot;&quot;Recovery?&quot;&quot;: &quot;;IF([.J138] = &quot;Recovery&quot;; 1; 0);&quot;, &quot;&quot;Element&quot;&quot;: &quot;&quot;&quot;;[.G138];&quot;&quot;&quot;, &quot;&quot;Brand&quot;&quot;: &quot;&quot;&quot;;[.D138];&quot;&quot;&quot;, &quot;&quot;Ev. fr. pin?&quot;&quot;: &quot;;[.AH138];&quot; },&quot;)" office:value-type="string" office:string-value="0x88: { &quot;ID&quot;: 0x88, &quot;Name&quot;: &quot;Sheep Heavenly&quot;, &quot;MaxLevel&quot;: 1, &quot;Mingle?&quot;: 0, &quot;Psych&quot;: &quot;Resonance: SH&quot;, &quot;Recovery?&quot;: 0, &quot;Element&quot;: &quot;Abi&quot;, &quot;Brand&quot;: &quot;Sheep Heavenly&quot;, &quot;Ev. fr. pin?&quot;: 0 }," calcext:value-type="string">
            <text:p>0x88: { "ID": 0x88, "Name": "Sheep Heavenly", "MaxLevel": 1, "Mingle?": 0, "Psych": "Resonance: SH", "Recovery?": 0, "Element": "Abi", "Brand": "Sheep Heavenly", "Ev. fr. pin?": 0 },</text:p>
          </table:table-cell>
        </table:table-row>
        <table:table-row table:style-name="ro3" table:visibility="filter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, &quot;&quot;Psych&quot;&quot;: &quot;&quot;&quot;;[.H139];&quot;&quot;&quot;, &quot;&quot;Recovery?&quot;&quot;: &quot;;IF([.J139] = &quot;Recovery&quot;; 1; 0);&quot;, &quot;&quot;Element&quot;&quot;: &quot;&quot;&quot;;[.G139];&quot;&quot;&quot;, &quot;&quot;Brand&quot;&quot;: &quot;&quot;&quot;;[.D139];&quot;&quot;&quot;, &quot;&quot;Ev. fr. pin?&quot;&quot;: &quot;;[.AH139];&quot; },&quot;)" office:value-type="string" office:string-value="0x89: { &quot;ID&quot;: 0x89, &quot;Name&quot;: &quot;Distortion&quot;, &quot;MaxLevel&quot;: 4, &quot;Mingle?&quot;: 0, &quot;Psych&quot;: &quot;Discharge&quot;, &quot;Recovery?&quot;: 0, &quot;Element&quot;: &quot;Neg&quot;, &quot;Brand&quot;: &quot;Tigre Punks&quot;, &quot;Ev. fr. pin?&quot;: 0 }," calcext:value-type="string">
            <text:p>0x89: { "ID": 0x89, "Name": "Distortion", "MaxLevel": 4, "Mingle?": 0, "Psych": "Discharge", "Recovery?": 0, "Element": "Neg", "Brand": "Tigre Punks", "Ev. fr. pin?": 0 },</text:p>
          </table:table-cell>
        </table:table-row>
        <table:table-row table:style-name="ro2" table:visibility="filter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, &quot;&quot;Psych&quot;&quot;: &quot;&quot;&quot;;[.H140];&quot;&quot;&quot;, &quot;&quot;Recovery?&quot;&quot;: &quot;;IF([.J140] = &quot;Recovery&quot;; 1; 0);&quot;, &quot;&quot;Element&quot;&quot;: &quot;&quot;&quot;;[.G140];&quot;&quot;&quot;, &quot;&quot;Brand&quot;&quot;: &quot;&quot;&quot;;[.D140];&quot;&quot;&quot;, &quot;&quot;Ev. fr. pin?&quot;&quot;: &quot;;[.AH140];&quot; },&quot;)" office:value-type="string" office:string-value="0x8A: { &quot;ID&quot;: 0x8A, &quot;Name&quot;: &quot;Velocity Attack&quot;, &quot;MaxLevel&quot;: 5, &quot;Mingle?&quot;: 0, &quot;Psych&quot;: &quot;Velocity Attack&quot;, &quot;Recovery?&quot;: 0, &quot;Element&quot;: &quot;Pos&quot;, &quot;Brand&quot;: &quot;Tigre Punks&quot;, &quot;Ev. fr. pin?&quot;: 0 }," calcext:value-type="string">
            <text:p>0x8A: { "ID": 0x8A, "Name": "Velocity Attack", "MaxLevel": 5, "Mingle?": 0, "Psych": "Velocity Attack", "Recovery?": 0, "Element": "Pos", "Brand": "Tigre Punks", "Ev. fr. pin?": 0 },</text:p>
          </table:table-cell>
        </table:table-row>
        <table:table-row table:style-name="ro2" table:visibility="filter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, &quot;&quot;Psych&quot;&quot;: &quot;&quot;&quot;;[.H141];&quot;&quot;&quot;, &quot;&quot;Recovery?&quot;&quot;: &quot;;IF([.J141] = &quot;Recovery&quot;; 1; 0);&quot;, &quot;&quot;Element&quot;&quot;: &quot;&quot;&quot;;[.G141];&quot;&quot;&quot;, &quot;&quot;Brand&quot;&quot;: &quot;&quot;&quot;;[.D141];&quot;&quot;&quot;, &quot;&quot;Ev. fr. pin?&quot;&quot;: &quot;;[.AH141];&quot; },&quot;)" office:value-type="string" office:string-value="0x8B: { &quot;ID&quot;: 0x8B, &quot;Name&quot;: &quot;Velocity Tackle&quot;, &quot;MaxLevel&quot;: 10, &quot;Mingle?&quot;: 1, &quot;Psych&quot;: &quot;Velocity Crash&quot;, &quot;Recovery?&quot;: 0, &quot;Element&quot;: &quot;Pos&quot;, &quot;Brand&quot;: &quot;Tigre Punks&quot;, &quot;Ev. fr. pin?&quot;: 1 }," calcext:value-type="string">
            <text:p>0x8B: { "ID": 0x8B, "Name": "Velocity Tackle", "MaxLevel": 10, "Mingle?": 1, "Psych": "Velocity Crash", "Recovery?": 0, "Element": "Pos", "Brand": "Tigre Punks", "Ev. fr. pin?": 1 },</text:p>
          </table:table-cell>
        </table:table-row>
        <table:table-row table:style-name="ro2" table:visibility="filter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, &quot;&quot;Psych&quot;&quot;: &quot;&quot;&quot;;[.H142];&quot;&quot;&quot;, &quot;&quot;Recovery?&quot;&quot;: &quot;;IF([.J142] = &quot;Recovery&quot;; 1; 0);&quot;, &quot;&quot;Element&quot;&quot;: &quot;&quot;&quot;;[.G142];&quot;&quot;&quot;, &quot;&quot;Brand&quot;&quot;: &quot;&quot;&quot;;[.D142];&quot;&quot;&quot;, &quot;&quot;Ev. fr. pin?&quot;&quot;: &quot;;[.AH142];&quot; },&quot;)" office:value-type="string" office:string-value="0x8C: { &quot;ID&quot;: 0x8C, &quot;Name&quot;: &quot;Demon's Hatred&quot;, &quot;MaxLevel&quot;: 1, &quot;Mingle?&quot;: 0, &quot;Psych&quot;: &quot;Explosion&quot;, &quot;Recovery?&quot;: 0, &quot;Element&quot;: &quot;Neg&quot;, &quot;Brand&quot;: &quot;Tigre Punks&quot;, &quot;Ev. fr. pin?&quot;: 0 }," calcext:value-type="string">
            <text:p>0x8C: { "ID": 0x8C, "Name": "Demon's Hatred", "MaxLevel": 1, "Mingle?": 0, "Psych": "Explosion", "Recovery?": 0, "Element": "Neg", "Brand": "Tigre Punks", "Ev. fr. pin?": 0 },</text:p>
          </table:table-cell>
        </table:table-row>
        <table:table-row table:style-name="ro2" table:visibility="filter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, &quot;&quot;Psych&quot;&quot;: &quot;&quot;&quot;;[.H143];&quot;&quot;&quot;, &quot;&quot;Recovery?&quot;&quot;: &quot;;IF([.J143] = &quot;Recovery&quot;; 1; 0);&quot;, &quot;&quot;Element&quot;&quot;: &quot;&quot;&quot;;[.G143];&quot;&quot;&quot;, &quot;&quot;Brand&quot;&quot;: &quot;&quot;&quot;;[.D143];&quot;&quot;&quot;, &quot;&quot;Ev. fr. pin?&quot;&quot;: &quot;;[.AH143];&quot; },&quot;)" office:value-type="string" office:string-value="0x8D: { &quot;ID&quot;: 0x8D, &quot;Name&quot;: &quot;Go 2 Hell&quot;, &quot;MaxLevel&quot;: 5, &quot;Mingle?&quot;: 0, &quot;Psych&quot;: &quot;Spear Strike&quot;, &quot;Recovery?&quot;: 0, &quot;Element&quot;: &quot;Pos&quot;, &quot;Brand&quot;: &quot;Tigre Punks&quot;, &quot;Ev. fr. pin?&quot;: 0 }," calcext:value-type="string">
            <text:p>0x8D: { "ID": 0x8D, "Name": "Go 2 Hell", "MaxLevel": 5, "Mingle?": 0, "Psych": "Spear Strike", "Recovery?": 0, "Element": "Pos", "Brand": "Tigre Punks", "Ev. fr. pin?": 0 },</text:p>
          </table:table-cell>
        </table:table-row>
        <table:table-row table:style-name="ro2" table:visibility="filter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, &quot;&quot;Psych&quot;&quot;: &quot;&quot;&quot;;[.H144];&quot;&quot;&quot;, &quot;&quot;Recovery?&quot;&quot;: &quot;;IF([.J144] = &quot;Recovery&quot;; 1; 0);&quot;, &quot;&quot;Element&quot;&quot;: &quot;&quot;&quot;;[.G144];&quot;&quot;&quot;, &quot;&quot;Brand&quot;&quot;: &quot;&quot;&quot;;[.D144];&quot;&quot;&quot;, &quot;&quot;Ev. fr. pin?&quot;&quot;: &quot;;[.AH144];&quot; },&quot;)" office:value-type="string" office:string-value="0x8E: { &quot;ID&quot;: 0x8E, &quot;Name&quot;: &quot;Go 2 Heaven&quot;, &quot;MaxLevel&quot;: 4, &quot;Mingle?&quot;: 1, &quot;Psych&quot;: &quot;Spear Strike&quot;, &quot;Recovery?&quot;: 0, &quot;Element&quot;: &quot;Pos&quot;, &quot;Brand&quot;: &quot;Tigre Punks&quot;, &quot;Ev. fr. pin?&quot;: 1 }," calcext:value-type="string">
            <text:p>0x8E: { "ID": 0x8E, "Name": "Go 2 Heaven", "MaxLevel": 4, "Mingle?": 1, "Psych": "Spear Strike", "Recovery?": 0, "Element": "Pos", "Brand": "Tigre Punks", "Ev. fr. pin?": 1 },</text:p>
          </table:table-cell>
        </table:table-row>
        <table:table-row table:style-name="ro2" table:visibility="filter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, &quot;&quot;Psych&quot;&quot;: &quot;&quot;&quot;;[.H145];&quot;&quot;&quot;, &quot;&quot;Recovery?&quot;&quot;: &quot;;IF([.J145] = &quot;Recovery&quot;; 1; 0);&quot;, &quot;&quot;Element&quot;&quot;: &quot;&quot;&quot;;[.G145];&quot;&quot;&quot;, &quot;&quot;Brand&quot;&quot;: &quot;&quot;&quot;;[.D145];&quot;&quot;&quot;, &quot;&quot;Ev. fr. pin?&quot;&quot;: &quot;;[.AH145];&quot; },&quot;)" office:value-type="string" office:string-value="0x8F: { &quot;ID&quot;: 0x8F, &quot;Name&quot;: &quot;Lightning Anger&quot;, &quot;MaxLevel&quot;: 10, &quot;Mingle?&quot;: 0, &quot;Psych&quot;: &quot;Vortex Saber&quot;, &quot;Recovery?&quot;: 0, &quot;Element&quot;: &quot;Pos&quot;, &quot;Brand&quot;: &quot;Tigre Punks&quot;, &quot;Ev. fr. pin?&quot;: 0 }," calcext:value-type="string">
            <text:p>0x8F: { "ID": 0x8F, "Name": "Lightning Anger", "MaxLevel": 10, "Mingle?": 0, "Psych": "Vortex Saber", "Recovery?": 0, "Element": "Pos", "Brand": "Tigre Punks", "Ev. fr. pin?": 0 },</text:p>
          </table:table-cell>
        </table:table-row>
        <table:table-row table:style-name="ro2" table:visibility="filter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, &quot;&quot;Psych&quot;&quot;: &quot;&quot;&quot;;[.H146];&quot;&quot;&quot;, &quot;&quot;Recovery?&quot;&quot;: &quot;;IF([.J146] = &quot;Recovery&quot;; 1; 0);&quot;, &quot;&quot;Element&quot;&quot;: &quot;&quot;&quot;;[.G146];&quot;&quot;&quot;, &quot;&quot;Brand&quot;&quot;: &quot;&quot;&quot;;[.D146];&quot;&quot;&quot;, &quot;&quot;Ev. fr. pin?&quot;&quot;: &quot;;[.AH146];&quot; },&quot;)" office:value-type="string" office:string-value="0x90: { &quot;ID&quot;: 0x90, &quot;Name&quot;: &quot;Lightning Rage&quot;, &quot;MaxLevel&quot;: 5, &quot;Mingle?&quot;: 0, &quot;Psych&quot;: &quot;Vortex Saber&quot;, &quot;Recovery?&quot;: 0, &quot;Element&quot;: &quot;Pos&quot;, &quot;Brand&quot;: &quot;Tigre Punks&quot;, &quot;Ev. fr. pin?&quot;: 1 }," calcext:value-type="string">
            <text:p>0x90: { "ID": 0x90, "Name": "Lightning Rage", "MaxLevel": 5, "Mingle?": 0, "Psych": "Vortex Saber", "Recovery?": 0, "Element": "Pos", "Brand": "Tigre Punks", "Ev. fr. pin?": 1 },</text:p>
          </table:table-cell>
        </table:table-row>
        <table:table-row table:style-name="ro3" table:visibility="filter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, &quot;&quot;Psych&quot;&quot;: &quot;&quot;&quot;;[.H147];&quot;&quot;&quot;, &quot;&quot;Recovery?&quot;&quot;: &quot;;IF([.J147] = &quot;Recovery&quot;; 1; 0);&quot;, &quot;&quot;Element&quot;&quot;: &quot;&quot;&quot;;[.G147];&quot;&quot;&quot;, &quot;&quot;Brand&quot;&quot;: &quot;&quot;&quot;;[.D147];&quot;&quot;&quot;, &quot;&quot;Ev. fr. pin?&quot;&quot;: &quot;;[.AH147];&quot; },&quot;)" office:value-type="string" office:string-value="0x91: { &quot;ID&quot;: 0x91, &quot;Name&quot;: &quot;LIVE!&quot;, &quot;MaxLevel&quot;: 5, &quot;Mingle?&quot;: 0, &quot;Psych&quot;: &quot;Street Jam&quot;, &quot;Recovery?&quot;: 0, &quot;Element&quot;: &quot;Neg&quot;, &quot;Brand&quot;: &quot;Tigre Punks&quot;, &quot;Ev. fr. pin?&quot;: 0 }," calcext:value-type="string">
            <text:p>0x91: { "ID": 0x91, "Name": "LIVE!", "MaxLevel": 5, "Mingle?": 0, "Psych": "Street Jam", "Recovery?": 0, "Element": "Neg", "Brand": "Tigre Punks", "Ev. fr. pin?": 0 },</text:p>
          </table:table-cell>
        </table:table-row>
        <table:table-row table:style-name="ro2" table:visibility="filter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, &quot;&quot;Psych&quot;&quot;: &quot;&quot;&quot;;[.H148];&quot;&quot;&quot;, &quot;&quot;Recovery?&quot;&quot;: &quot;;IF([.J148] = &quot;Recovery&quot;; 1; 0);&quot;, &quot;&quot;Element&quot;&quot;: &quot;&quot;&quot;;[.G148];&quot;&quot;&quot;, &quot;&quot;Brand&quot;&quot;: &quot;&quot;&quot;;[.D148];&quot;&quot;&quot;, &quot;&quot;Ev. fr. pin?&quot;&quot;: &quot;;[.AH148];&quot; },&quot;)" office:value-type="string" office:string-value="0x92: { &quot;ID&quot;: 0x92, &quot;Name&quot;: &quot;Peace Full&quot;, &quot;MaxLevel&quot;: 5, &quot;Mingle?&quot;: 0, &quot;Psych&quot;: &quot;Cure Drink&quot;, &quot;Recovery?&quot;: 1, &quot;Element&quot;: &quot;---&quot;, &quot;Brand&quot;: &quot;Tigre Punks&quot;, &quot;Ev. fr. pin?&quot;: 0 }," calcext:value-type="string">
            <text:p>0x92: { "ID": 0x92, "Name": "Peace Full", "MaxLevel": 5, "Mingle?": 0, "Psych": "Cure Drink", "Recovery?": 1, "Element": "---", "Brand": "Tigre Punks", "Ev. fr. pin?": 0 },</text:p>
          </table:table-cell>
        </table:table-row>
        <table:table-row table:style-name="ro1" table:visibility="filter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, &quot;&quot;Psych&quot;&quot;: &quot;&quot;&quot;;[.H149];&quot;&quot;&quot;, &quot;&quot;Recovery?&quot;&quot;: &quot;;IF([.J149] = &quot;Recovery&quot;; 1; 0);&quot;, &quot;&quot;Element&quot;&quot;: &quot;&quot;&quot;;[.G149];&quot;&quot;&quot;, &quot;&quot;Brand&quot;&quot;: &quot;&quot;&quot;;[.D149];&quot;&quot;&quot;, &quot;&quot;Ev. fr. pin?&quot;&quot;: &quot;;[.AH149];&quot; },&quot;)" office:value-type="string" office:string-value="0x93: { &quot;ID&quot;: 0x93, &quot;Name&quot;: &quot;Thanx&quot;, &quot;MaxLevel&quot;: 3, &quot;Mingle?&quot;: 0, &quot;Psych&quot;: &quot;Healing&quot;, &quot;Recovery?&quot;: 1, &quot;Element&quot;: &quot;---&quot;, &quot;Brand&quot;: &quot;Tigre Punks&quot;, &quot;Ev. fr. pin?&quot;: 1 }," calcext:value-type="string">
            <text:p>0x93: { "ID": 0x93, "Name": "Thanx", "MaxLevel": 3, "Mingle?": 0, "Psych": "Healing", "Recovery?": 1, "Element": "---", "Brand": "Tigre Punks", "Ev. fr. pin?": 1 },</text:p>
          </table:table-cell>
        </table:table-row>
        <table:table-row table:style-name="ro1" table:visibility="filter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, &quot;&quot;Psych&quot;&quot;: &quot;&quot;&quot;;[.H150];&quot;&quot;&quot;, &quot;&quot;Recovery?&quot;&quot;: &quot;;IF([.J150] = &quot;Recovery&quot;; 1; 0);&quot;, &quot;&quot;Element&quot;&quot;: &quot;&quot;&quot;;[.G150];&quot;&quot;&quot;, &quot;&quot;Brand&quot;&quot;: &quot;&quot;&quot;;[.D150];&quot;&quot;&quot;, &quot;&quot;Ev. fr. pin?&quot;&quot;: &quot;;[.AH150];&quot; },&quot;)" office:value-type="string" office:string-value="0x94: { &quot;ID&quot;: 0x94, &quot;Name&quot;: &quot;D.I.Y.&quot;, &quot;MaxLevel&quot;: 1, &quot;Mingle?&quot;: 0, &quot;Psych&quot;: &quot;Attack Blight+&quot;, &quot;Recovery?&quot;: 0, &quot;Element&quot;: &quot;Abi&quot;, &quot;Brand&quot;: &quot;Tigre Punks&quot;, &quot;Ev. fr. pin?&quot;: 0 }," calcext:value-type="string">
            <text:p>0x94: { "ID": 0x94, "Name": "D.I.Y.", "MaxLevel": 1, "Mingle?": 0, "Psych": "Attack Blight+", "Recovery?": 0, "Element": "Abi", "Brand": "Tigre Punks", "Ev. fr. pin?": 0 },</text:p>
          </table:table-cell>
        </table:table-row>
        <table:table-row table:style-name="ro1" table:visibility="filter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, &quot;&quot;Psych&quot;&quot;: &quot;&quot;&quot;;[.H151];&quot;&quot;&quot;, &quot;&quot;Recovery?&quot;&quot;: &quot;;IF([.J151] = &quot;Recovery&quot;; 1; 0);&quot;, &quot;&quot;Element&quot;&quot;: &quot;&quot;&quot;;[.G151];&quot;&quot;&quot;, &quot;&quot;Brand&quot;&quot;: &quot;&quot;&quot;;[.D151];&quot;&quot;&quot;, &quot;&quot;Ev. fr. pin?&quot;&quot;: &quot;;[.AH151];&quot; },&quot;)" office:value-type="string" office:string-value="0x95: { &quot;ID&quot;: 0x95, &quot;Name&quot;: &quot;Tigre Punks&quot;, &quot;MaxLevel&quot;: 3, &quot;Mingle?&quot;: 0, &quot;Psych&quot;: &quot;Resonance: TP&quot;, &quot;Recovery?&quot;: 0, &quot;Element&quot;: &quot;Abi&quot;, &quot;Brand&quot;: &quot;Tigre Punks&quot;, &quot;Ev. fr. pin?&quot;: 0 }," calcext:value-type="string">
            <text:p>0x95: { "ID": 0x95, "Name": "Tigre Punks", "MaxLevel": 3, "Mingle?": 0, "Psych": "Resonance: TP", "Recovery?": 0, "Element": "Abi", "Brand": "Tigre Punks", "Ev. fr. pin?": 0 },</text:p>
          </table:table-cell>
        </table:table-row>
        <table:table-row table:style-name="ro3" table:visibility="filter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, &quot;&quot;Psych&quot;&quot;: &quot;&quot;&quot;;[.H152];&quot;&quot;&quot;, &quot;&quot;Recovery?&quot;&quot;: &quot;;IF([.J152] = &quot;Recovery&quot;; 1; 0);&quot;, &quot;&quot;Element&quot;&quot;: &quot;&quot;&quot;;[.G152];&quot;&quot;&quot;, &quot;&quot;Brand&quot;&quot;: &quot;&quot;&quot;;[.D152];&quot;&quot;&quot;, &quot;&quot;Ev. fr. pin?&quot;&quot;: &quot;;[.AH152];&quot; },&quot;)" office:value-type="string" office:string-value="0x96: { &quot;ID&quot;: 0x96, &quot;Name&quot;: &quot;One Stone, Many Birds&quot;, &quot;MaxLevel&quot;: 6, &quot;Mingle?&quot;: 0, &quot;Psych&quot;: &quot;Burst Rounds&quot;, &quot;Recovery?&quot;: 0, &quot;Element&quot;: &quot;Neg&quot;, &quot;Brand&quot;: &quot;Dragon Couture&quot;, &quot;Ev. fr. pin?&quot;: 0 }," calcext:value-type="string">
            <text:p>0x96: { "ID": 0x96, "Name": "One Stone, Many Birds", "MaxLevel": 6, "Mingle?": 0, "Psych": "Burst Rounds", "Recovery?": 0, "Element": "Neg", "Brand": "Dragon Couture", "Ev. fr. pin?": 0 },</text:p>
          </table:table-cell>
        </table:table-row>
        <table:table-row table:style-name="ro4" table:visibility="filter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, &quot;&quot;Psych&quot;&quot;: &quot;&quot;&quot;;[.H153];&quot;&quot;&quot;, &quot;&quot;Recovery?&quot;&quot;: &quot;;IF([.J153] = &quot;Recovery&quot;; 1; 0);&quot;, &quot;&quot;Element&quot;&quot;: &quot;&quot;&quot;;[.G153];&quot;&quot;&quot;, &quot;&quot;Brand&quot;&quot;: &quot;&quot;&quot;;[.D153];&quot;&quot;&quot;, &quot;&quot;Ev. fr. pin?&quot;&quot;: &quot;;[.AH153];&quot; },&quot;)" office:value-type="string" office:string-value="0x97: { &quot;ID&quot;: 0x97, &quot;Name&quot;: &quot;One Stroke, Vast Wealth&quot;, &quot;MaxLevel&quot;: 10, &quot;Mingle?&quot;: 0, &quot;Psych&quot;: &quot;Burst Rounds&quot;, &quot;Recovery?&quot;: 0, &quot;Element&quot;: &quot;Neg&quot;, &quot;Brand&quot;: &quot;Dragon Couture&quot;, &quot;Ev. fr. pin?&quot;: 1 }," calcext:value-type="string">
            <text:p>0x97: { "ID": 0x97, "Name": "One Stroke, Vast Wealth", "MaxLevel": 10, "Mingle?": 0, "Psych": "Burst Rounds", "Recovery?": 0, "Element": "Neg", "Brand": "Dragon Couture", "Ev. fr. pin?": 1 },</text:p>
          </table:table-cell>
        </table:table-row>
        <table:table-row table:style-name="ro3" table:visibility="filter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, &quot;&quot;Psych&quot;&quot;: &quot;&quot;&quot;;[.H154];&quot;&quot;&quot;, &quot;&quot;Recovery?&quot;&quot;: &quot;;IF([.J154] = &quot;Recovery&quot;; 1; 0);&quot;, &quot;&quot;Element&quot;&quot;: &quot;&quot;&quot;;[.G154];&quot;&quot;&quot;, &quot;&quot;Brand&quot;&quot;: &quot;&quot;&quot;;[.D154];&quot;&quot;&quot;, &quot;&quot;Ev. fr. pin?&quot;&quot;: &quot;;[.AH154];&quot; },&quot;)" office:value-type="string" office:string-value="0x98: { &quot;ID&quot;: 0x98, &quot;Name&quot;: &quot;One Grain, Infinite Promise&quot;, &quot;MaxLevel&quot;: 7, &quot;Mingle?&quot;: 1, &quot;Psych&quot;: &quot;Burst Rounds&quot;, &quot;Recovery?&quot;: 0, &quot;Element&quot;: &quot;Neg&quot;, &quot;Brand&quot;: &quot;Dragon Couture&quot;, &quot;Ev. fr. pin?&quot;: 1 }," calcext:value-type="string">
            <text:p>0x98: { "ID": 0x98, "Name": "One Grain, Infinite Promise", "MaxLevel": 7, "Mingle?": 1, "Psych": "Burst Rounds", "Recovery?": 0, "Element": "Neg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, &quot;&quot;Psych&quot;&quot;: &quot;&quot;&quot;;[.H155];&quot;&quot;&quot;, &quot;&quot;Recovery?&quot;&quot;: &quot;;IF([.J155] = &quot;Recovery&quot;; 1; 0);&quot;, &quot;&quot;Element&quot;&quot;: &quot;&quot;&quot;;[.G155];&quot;&quot;&quot;, &quot;&quot;Brand&quot;&quot;: &quot;&quot;&quot;;[.D155];&quot;&quot;&quot;, &quot;&quot;Ev. fr. pin?&quot;&quot;: &quot;;[.AH155];&quot; },&quot;)" office:value-type="string" office:string-value="0x99: { &quot;ID&quot;: 0x99, &quot;Name&quot;: &quot;Self Found, Others Lost&quot;, &quot;MaxLevel&quot;: 4, &quot;Mingle?&quot;: 0, &quot;Psych&quot;: &quot;Discharge&quot;, &quot;Recovery?&quot;: 0, &quot;Element&quot;: &quot;Neg&quot;, &quot;Brand&quot;: &quot;Dragon Couture&quot;, &quot;Ev. fr. pin?&quot;: 0 }," calcext:value-type="string">
            <text:p>0x99: { "ID": 0x99, "Name": "Self Found, Others Lost", "MaxLevel": 4, "Mingle?": 0, "Psych": "Discharge", "Recovery?": 0, "Element": "Neg", "Brand": "Dragon Couture", "Ev. fr. pin?": 0 },</text:p>
          </table:table-cell>
        </table:table-row>
        <table:table-row table:style-name="ro1" table:visibility="filter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, &quot;&quot;Psych&quot;&quot;: &quot;&quot;&quot;;[.H156];&quot;&quot;&quot;, &quot;&quot;Recovery?&quot;&quot;: &quot;;IF([.J156] = &quot;Recovery&quot;; 1; 0);&quot;, &quot;&quot;Element&quot;&quot;: &quot;&quot;&quot;;[.G156];&quot;&quot;&quot;, &quot;&quot;Brand&quot;&quot;: &quot;&quot;&quot;;[.D156];&quot;&quot;&quot;, &quot;&quot;Ev. fr. pin?&quot;&quot;: &quot;;[.AH156];&quot; },&quot;)" office:value-type="string" office:string-value="0x9A: { &quot;ID&quot;: 0x9A, &quot;Name&quot;: &quot;Fiery Spirit, Spirited Fire&quot;, &quot;MaxLevel&quot;: 5, &quot;Mingle?&quot;: 0, &quot;Psych&quot;: &quot;Pyrokinesis&quot;, &quot;Recovery?&quot;: 0, &quot;Element&quot;: &quot;Neg&quot;, &quot;Brand&quot;: &quot;Dragon Couture&quot;, &quot;Ev. fr. pin?&quot;: 0 }," calcext:value-type="string">
            <text:p>0x9A: { "ID": 0x9A, "Name": "Fiery Spirit, Spirited Fire", "MaxLevel": 5, "Mingle?": 0, "Psych": "Pyrokinesis", "Recovery?": 0, "Element": "Neg", "Brand": "Dragon Couture", "Ev. fr. pin?": 0 },</text:p>
          </table:table-cell>
        </table:table-row>
        <table:table-row table:style-name="ro2" table:visibility="filter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, &quot;&quot;Psych&quot;&quot;: &quot;&quot;&quot;;[.H157];&quot;&quot;&quot;, &quot;&quot;Recovery?&quot;&quot;: &quot;;IF([.J157] = &quot;Recovery&quot;; 1; 0);&quot;, &quot;&quot;Element&quot;&quot;: &quot;&quot;&quot;;[.G157];&quot;&quot;&quot;, &quot;&quot;Brand&quot;&quot;: &quot;&quot;&quot;;[.D157];&quot;&quot;&quot;, &quot;&quot;Ev. fr. pin?&quot;&quot;: &quot;;[.AH157];&quot; },&quot;)" office:value-type="string" office:string-value="0x9B: { &quot;ID&quot;: 0x9B, &quot;Name&quot;: &quot;Flames Afar, Foes Aflame&quot;, &quot;MaxLevel&quot;: 5, &quot;Mingle?&quot;: 0, &quot;Psych&quot;: &quot;Pyrokinesis&quot;, &quot;Recovery?&quot;: 0, &quot;Element&quot;: &quot;Neg&quot;, &quot;Brand&quot;: &quot;Dragon Couture&quot;, &quot;Ev. fr. pin?&quot;: 1 }," calcext:value-type="string">
            <text:p>0x9B: { "ID": 0x9B, "Name": "Flames Afar, Foes Aflame", "MaxLevel": 5, "Mingle?": 0, "Psych": "Pyrokinesis", "Recovery?": 0, "Element": "Neg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, &quot;&quot;Psych&quot;&quot;: &quot;&quot;&quot;;[.H158];&quot;&quot;&quot;, &quot;&quot;Recovery?&quot;&quot;: &quot;;IF([.J158] = &quot;Recovery&quot;; 1; 0);&quot;, &quot;&quot;Element&quot;&quot;: &quot;&quot;&quot;;[.G158];&quot;&quot;&quot;, &quot;&quot;Brand&quot;&quot;: &quot;&quot;&quot;;[.D158];&quot;&quot;&quot;, &quot;&quot;Ev. fr. pin?&quot;&quot;: &quot;;[.AH158];&quot; },&quot;)" office:value-type="string" office:string-value="0x9C: { &quot;ID&quot;: 0x9C, &quot;Name&quot;: &quot;Final Pyre, All Expired&quot;, &quot;MaxLevel&quot;: 5, &quot;Mingle?&quot;: 0, &quot;Psych&quot;: &quot;Pyrokinesis&quot;, &quot;Recovery?&quot;: 0, &quot;Element&quot;: &quot;Neg&quot;, &quot;Brand&quot;: &quot;Dragon Couture&quot;, &quot;Ev. fr. pin?&quot;: 1 }," calcext:value-type="string">
            <text:p>0x9C: { "ID": 0x9C, "Name": "Final Pyre, All Expired", "MaxLevel": 5, "Mingle?": 0, "Psych": "Pyrokinesis", "Recovery?": 0, "Element": "Neg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, &quot;&quot;Psych&quot;&quot;: &quot;&quot;&quot;;[.H159];&quot;&quot;&quot;, &quot;&quot;Recovery?&quot;&quot;: &quot;;IF([.J159] = &quot;Recovery&quot;; 1; 0);&quot;, &quot;&quot;Element&quot;&quot;: &quot;&quot;&quot;;[.G159];&quot;&quot;&quot;, &quot;&quot;Brand&quot;&quot;: &quot;&quot;&quot;;[.D159];&quot;&quot;&quot;, &quot;&quot;Ev. fr. pin?&quot;&quot;: &quot;;[.AH159];&quot; },&quot;)" office:value-type="string" office:string-value="0x9D: { &quot;ID&quot;: 0x9D, &quot;Name&quot;: &quot;Blue Blood Burns Blue&quot;, &quot;MaxLevel&quot;: 3, &quot;Mingle?&quot;: 0, &quot;Psych&quot;: &quot;Flame Blast&quot;, &quot;Recovery?&quot;: 0, &quot;Element&quot;: &quot;Neg&quot;, &quot;Brand&quot;: &quot;Dragon Couture&quot;, &quot;Ev. fr. pin?&quot;: 1 }," calcext:value-type="string">
            <text:p>0x9D: { "ID": 0x9D, "Name": "Blue Blood Burns Blue", "MaxLevel": 3, "Mingle?": 0, "Psych": "Flame Blast", "Recovery?": 0, "Element": "Neg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, &quot;&quot;Psych&quot;&quot;: &quot;&quot;&quot;;[.H160];&quot;&quot;&quot;, &quot;&quot;Recovery?&quot;&quot;: &quot;;IF([.J160] = &quot;Recovery&quot;; 1; 0);&quot;, &quot;&quot;Element&quot;&quot;: &quot;&quot;&quot;;[.G160];&quot;&quot;&quot;, &quot;&quot;Brand&quot;&quot;: &quot;&quot;&quot;;[.D160];&quot;&quot;&quot;, &quot;&quot;Ev. fr. pin?&quot;&quot;: &quot;;[.AH160];&quot; },&quot;)" office:value-type="string" office:string-value="0x9E: { &quot;ID&quot;: 0x9E, &quot;Name&quot;: &quot;Live Slow, Die Fast&quot;, &quot;MaxLevel&quot;: 6, &quot;Mingle?&quot;: 0, &quot;Psych&quot;: &quot;Psychokinesis&quot;, &quot;Recovery?&quot;: 0, &quot;Element&quot;: &quot;Neu&quot;, &quot;Brand&quot;: &quot;Dragon Couture&quot;, &quot;Ev. fr. pin?&quot;: 0 }," calcext:value-type="string">
            <text:p>0x9E: { "ID": 0x9E, "Name": "Live Slow, Die Fast", "MaxLevel": 6, "Mingle?": 0, "Psych": "Psychokinesis", "Recovery?": 0, "Element": "Neu", "Brand": "Dragon Couture", "Ev. fr. pin?": 0 },</text:p>
          </table:table-cell>
        </table:table-row>
        <table:table-row table:style-name="ro2" table:visibility="filter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, &quot;&quot;Psych&quot;&quot;: &quot;&quot;&quot;;[.H161];&quot;&quot;&quot;, &quot;&quot;Recovery?&quot;&quot;: &quot;;IF([.J161] = &quot;Recovery&quot;; 1; 0);&quot;, &quot;&quot;Element&quot;&quot;: &quot;&quot;&quot;;[.G161];&quot;&quot;&quot;, &quot;&quot;Brand&quot;&quot;: &quot;&quot;&quot;;[.D161];&quot;&quot;&quot;, &quot;&quot;Ev. fr. pin?&quot;&quot;: &quot;;[.AH161];&quot; },&quot;)" office:value-type="string" office:string-value="0x9F: { &quot;ID&quot;: 0x9F, &quot;Name&quot;: &quot;Local Fire, Distant Sea&quot;, &quot;MaxLevel&quot;: 5, &quot;Mingle?&quot;: 0, &quot;Psych&quot;: &quot;Psychokinesis&quot;, &quot;Recovery?&quot;: 0, &quot;Element&quot;: &quot;Neu&quot;, &quot;Brand&quot;: &quot;Dragon Couture&quot;, &quot;Ev. fr. pin?&quot;: 1 }," calcext:value-type="string">
            <text:p>0x9F: { "ID": 0x9F, "Name": "Local Fire, Distant Sea", "MaxLevel": 5, "Mingle?": 0, "Psych": "Psychokinesis", "Recovery?": 0, "Element": "Neu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, &quot;&quot;Psych&quot;&quot;: &quot;&quot;&quot;;[.H162];&quot;&quot;&quot;, &quot;&quot;Recovery?&quot;&quot;: &quot;;IF([.J162] = &quot;Recovery&quot;; 1; 0);&quot;, &quot;&quot;Element&quot;&quot;: &quot;&quot;&quot;;[.G162];&quot;&quot;&quot;, &quot;&quot;Brand&quot;&quot;: &quot;&quot;&quot;;[.D162];&quot;&quot;&quot;, &quot;&quot;Ev. fr. pin?&quot;&quot;: &quot;;[.AH162];&quot; },&quot;)" office:value-type="string" office:string-value="0xA0: { &quot;ID&quot;: 0xA0, &quot;Name&quot;: &quot;June Hearth, January Fan&quot;, &quot;MaxLevel&quot;: 4, &quot;Mingle?&quot;: 1, &quot;Psych&quot;: &quot;Psychokinesis&quot;, &quot;Recovery?&quot;: 0, &quot;Element&quot;: &quot;Neu&quot;, &quot;Brand&quot;: &quot;Dragon Couture&quot;, &quot;Ev. fr. pin?&quot;: 1 }," calcext:value-type="string">
            <text:p>0xA0: { "ID": 0xA0, "Name": "June Hearth, January Fan", "MaxLevel": 4, "Mingle?": 1, "Psych": "Psychokinesis", "Recovery?": 0, "Element": "Neu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, &quot;&quot;Psych&quot;&quot;: &quot;&quot;&quot;;[.H163];&quot;&quot;&quot;, &quot;&quot;Recovery?&quot;&quot;: &quot;;IF([.J163] = &quot;Recovery&quot;; 1; 0);&quot;, &quot;&quot;Element&quot;&quot;: &quot;&quot;&quot;;[.G163];&quot;&quot;&quot;, &quot;&quot;Brand&quot;&quot;: &quot;&quot;&quot;;[.D163];&quot;&quot;&quot;, &quot;&quot;Ev. fr. pin?&quot;&quot;: &quot;;[.AH163];&quot; },&quot;)" office:value-type="string" office:string-value="0xA1: { &quot;ID&quot;: 0xA1, &quot;Name&quot;: &quot;Swift Storm, Swift End&quot;, &quot;MaxLevel&quot;: 5, &quot;Mingle?&quot;: 0, &quot;Psych&quot;: &quot;Thundercloud&quot;, &quot;Recovery?&quot;: 0, &quot;Element&quot;: &quot;Neg&quot;, &quot;Brand&quot;: &quot;Dragon Couture&quot;, &quot;Ev. fr. pin?&quot;: 0 }," calcext:value-type="string">
            <text:p>0xA1: { "ID": 0xA1, "Name": "Swift Storm, Swift End", "MaxLevel": 5, "Mingle?": 0, "Psych": "Thundercloud", "Recovery?": 0, "Element": "Neg", "Brand": "Dragon Couture", "Ev. fr. pin?": 0 },</text:p>
          </table:table-cell>
        </table:table-row>
        <table:table-row table:style-name="ro2" table:visibility="filter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, &quot;&quot;Psych&quot;&quot;: &quot;&quot;&quot;;[.H164];&quot;&quot;&quot;, &quot;&quot;Recovery?&quot;&quot;: &quot;;IF([.J164] = &quot;Recovery&quot;; 1; 0);&quot;, &quot;&quot;Element&quot;&quot;: &quot;&quot;&quot;;[.G164];&quot;&quot;&quot;, &quot;&quot;Brand&quot;&quot;: &quot;&quot;&quot;;[.D164];&quot;&quot;&quot;, &quot;&quot;Ev. fr. pin?&quot;&quot;: &quot;;[.AH164];&quot; },&quot;)" office:value-type="string" office:string-value="0xA2: { &quot;ID&quot;: 0xA2, &quot;Name&quot;: &quot;Black Sky, White Bolt&quot;, &quot;MaxLevel&quot;: 5, &quot;Mingle?&quot;: 0, &quot;Psych&quot;: &quot;Thundercloud&quot;, &quot;Recovery?&quot;: 0, &quot;Element&quot;: &quot;Neg&quot;, &quot;Brand&quot;: &quot;Dragon Couture&quot;, &quot;Ev. fr. pin?&quot;: 1 }," calcext:value-type="string">
            <text:p>0xA2: { "ID": 0xA2, "Name": "Black Sky, White Bolt", "MaxLevel": 5, "Mingle?": 0, "Psych": "Thundercloud", "Recovery?": 0, "Element": "Neg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, &quot;&quot;Psych&quot;&quot;: &quot;&quot;&quot;;[.H165];&quot;&quot;&quot;, &quot;&quot;Recovery?&quot;&quot;: &quot;;IF([.J165] = &quot;Recovery&quot;; 1; 0);&quot;, &quot;&quot;Element&quot;&quot;: &quot;&quot;&quot;;[.G165];&quot;&quot;&quot;, &quot;&quot;Brand&quot;&quot;: &quot;&quot;&quot;;[.D165];&quot;&quot;&quot;, &quot;&quot;Ev. fr. pin?&quot;&quot;: &quot;;[.AH165];&quot; },&quot;)" office:value-type="string" office:string-value="0xA3: { &quot;ID&quot;: 0xA3, &quot;Name&quot;: &quot;Follow Suit, Fall in Turn&quot;, &quot;MaxLevel&quot;: 5, &quot;Mingle?&quot;: 0, &quot;Psych&quot;: &quot;Thundercloud&quot;, &quot;Recovery?&quot;: 0, &quot;Element&quot;: &quot;Neg&quot;, &quot;Brand&quot;: &quot;Dragon Couture&quot;, &quot;Ev. fr. pin?&quot;: 1 }," calcext:value-type="string">
            <text:p>0xA3: { "ID": 0xA3, "Name": "Follow Suit, Fall in Turn", "MaxLevel": 5, "Mingle?": 0, "Psych": "Thundercloud", "Recovery?": 0, "Element": "Neg", "Brand": "Dragon Couture", "Ev. fr. pin?": 1 },</text:p>
          </table:table-cell>
        </table:table-row>
        <table:table-row table:style-name="ro2" table:visibility="filter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, &quot;&quot;Psych&quot;&quot;: &quot;&quot;&quot;;[.H166];&quot;&quot;&quot;, &quot;&quot;Recovery?&quot;&quot;: &quot;;IF([.J166] = &quot;Recovery&quot;; 1; 0);&quot;, &quot;&quot;Element&quot;&quot;: &quot;&quot;&quot;;[.G166];&quot;&quot;&quot;, &quot;&quot;Brand&quot;&quot;: &quot;&quot;&quot;;[.D166];&quot;&quot;&quot;, &quot;&quot;Ev. fr. pin?&quot;&quot;: &quot;;[.AH166];&quot; },&quot;)" office:value-type="string" office:string-value="0xA4: { &quot;ID&quot;: 0xA4, &quot;Name&quot;: &quot;Dragon Couture&quot;, &quot;MaxLevel&quot;: 3, &quot;Mingle?&quot;: 0, &quot;Psych&quot;: &quot;Resonance: DC&quot;, &quot;Recovery?&quot;: 0, &quot;Element&quot;: &quot;Abi&quot;, &quot;Brand&quot;: &quot;Dragon Couture&quot;, &quot;Ev. fr. pin?&quot;: 0 }," calcext:value-type="string">
            <text:p>0xA4: { "ID": 0xA4, "Name": "Dragon Couture", "MaxLevel": 3, "Mingle?": 0, "Psych": "Resonance: DC", "Recovery?": 0, "Element": "Abi", "Brand": "Dragon Couture", "Ev. fr. pin?": 0 },</text:p>
          </table:table-cell>
        </table:table-row>
        <table:table-row table:style-name="ro2" table:visibility="filter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, &quot;&quot;Psych&quot;&quot;: &quot;&quot;&quot;;[.H167];&quot;&quot;&quot;, &quot;&quot;Recovery?&quot;&quot;: &quot;;IF([.J167] = &quot;Recovery&quot;; 1; 0);&quot;, &quot;&quot;Element&quot;&quot;: &quot;&quot;&quot;;[.G167];&quot;&quot;&quot;, &quot;&quot;Brand&quot;&quot;: &quot;&quot;&quot;;[.D167];&quot;&quot;&quot;, &quot;&quot;Ev. fr. pin?&quot;&quot;: &quot;;[.AH167];&quot; },&quot;)" office:value-type="string" office:string-value="0xA5: { &quot;ID&quot;: 0xA5, &quot;Name&quot;: &quot;Lolita Bat&quot;, &quot;MaxLevel&quot;: 5, &quot;Mingle?&quot;: 0, &quot;Psych&quot;: &quot;Force Rounds&quot;, &quot;Recovery?&quot;: 0, &quot;Element&quot;: &quot;Neg&quot;, &quot;Brand&quot;: &quot;Lapin Angelique&quot;, &quot;Ev. fr. pin?&quot;: 0 }," calcext:value-type="string">
            <text:p>0xA5: { "ID": 0xA5, "Name": "Lolita Bat", "MaxLevel": 5, "Mingle?": 0, "Psych": "Force Rounds", "Recovery?": 0, "Element": "Neg", "Brand": "Lapin Angelique", "Ev. fr. pin?": 0 },</text:p>
          </table:table-cell>
        </table:table-row>
        <table:table-row table:style-name="ro2" table:visibility="filter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, &quot;&quot;Psych&quot;&quot;: &quot;&quot;&quot;;[.H168];&quot;&quot;&quot;, &quot;&quot;Recovery?&quot;&quot;: &quot;;IF([.J168] = &quot;Recovery&quot;; 1; 0);&quot;, &quot;&quot;Element&quot;&quot;: &quot;&quot;&quot;;[.G168];&quot;&quot;&quot;, &quot;&quot;Brand&quot;&quot;: &quot;&quot;&quot;;[.D168];&quot;&quot;&quot;, &quot;&quot;Ev. fr. pin?&quot;&quot;: &quot;;[.AH168];&quot; },&quot;)" office:value-type="string" office:string-value="0xA6: { &quot;ID&quot;: 0xA6, &quot;Name&quot;: &quot;Skull Rabbit&quot;, &quot;MaxLevel&quot;: 5, &quot;Mingle?&quot;: 0, &quot;Psych&quot;: &quot;Force Rounds&quot;, &quot;Recovery?&quot;: 0, &quot;Element&quot;: &quot;Neg&quot;, &quot;Brand&quot;: &quot;Lapin Angelique&quot;, &quot;Ev. fr. pin?&quot;: 1 }," calcext:value-type="string">
            <text:p>0xA6: { "ID": 0xA6, "Name": "Skull Rabbit", "MaxLevel": 5, "Mingle?": 0, "Psych": "Force Rounds", "Recovery?": 0, "Element": "Neg", "Brand": "Lapin Angelique", "Ev. fr. pin?": 1 },</text:p>
          </table:table-cell>
        </table:table-row>
        <table:table-row table:style-name="ro3" table:visibility="filter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, &quot;&quot;Psych&quot;&quot;: &quot;&quot;&quot;;[.H169];&quot;&quot;&quot;, &quot;&quot;Recovery?&quot;&quot;: &quot;;IF([.J169] = &quot;Recovery&quot;; 1; 0);&quot;, &quot;&quot;Element&quot;&quot;: &quot;&quot;&quot;;[.G169];&quot;&quot;&quot;, &quot;&quot;Brand&quot;&quot;: &quot;&quot;&quot;;[.D169];&quot;&quot;&quot;, &quot;&quot;Ev. fr. pin?&quot;&quot;: &quot;;[.AH169];&quot; },&quot;)" office:value-type="string" office:string-value="0xA7: { &quot;ID&quot;: 0xA7, &quot;Name&quot;: &quot;Kaleidoscope&quot;, &quot;MaxLevel&quot;: 10, &quot;Mingle?&quot;: 0, &quot;Psych&quot;: &quot;Burst Rounds&quot;, &quot;Recovery?&quot;: 0, &quot;Element&quot;: &quot;Neg&quot;, &quot;Brand&quot;: &quot;Lapin Angelique&quot;, &quot;Ev. fr. pin?&quot;: 0 }," calcext:value-type="string">
            <text:p>0xA7: { "ID": 0xA7, "Name": "Kaleidoscope", "MaxLevel": 10, "Mingle?": 0, "Psych": "Burst Rounds", "Recovery?": 0, "Element": "Neg", "Brand": "Lapin Angelique", "Ev. fr. pin?": 0 },</text:p>
          </table:table-cell>
        </table:table-row>
        <table:table-row table:style-name="ro2" table:visibility="filter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, &quot;&quot;Psych&quot;&quot;: &quot;&quot;&quot;;[.H170];&quot;&quot;&quot;, &quot;&quot;Recovery?&quot;&quot;: &quot;;IF([.J170] = &quot;Recovery&quot;; 1; 0);&quot;, &quot;&quot;Element&quot;&quot;: &quot;&quot;&quot;;[.G170];&quot;&quot;&quot;, &quot;&quot;Brand&quot;&quot;: &quot;&quot;&quot;;[.D170];&quot;&quot;&quot;, &quot;&quot;Ev. fr. pin?&quot;&quot;: &quot;;[.AH170];&quot; },&quot;)" office:value-type="string" office:string-value="0xA8: { &quot;ID&quot;: 0xA8, &quot;Name&quot;: &quot;Lolita Emblem&quot;, &quot;MaxLevel&quot;: 3, &quot;Mingle?&quot;: 0, &quot;Psych&quot;: &quot;Stellar Flurry&quot;, &quot;Recovery?&quot;: 0, &quot;Element&quot;: &quot;Pos&quot;, &quot;Brand&quot;: &quot;Lapin Angelique&quot;, &quot;Ev. fr. pin?&quot;: 0 }," calcext:value-type="string">
            <text:p>0xA8: { "ID": 0xA8, "Name": "Lolita Emblem", "MaxLevel": 3, "Mingle?": 0, "Psych": "Stellar Flurry", "Recovery?": 0, "Element": "Pos", "Brand": "Lapin Angelique", "Ev. fr. pin?": 0 },</text:p>
          </table:table-cell>
        </table:table-row>
        <table:table-row table:style-name="ro1" table:visibility="filter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, &quot;&quot;Psych&quot;&quot;: &quot;&quot;&quot;;[.H171];&quot;&quot;&quot;, &quot;&quot;Recovery?&quot;&quot;: &quot;;IF([.J171] = &quot;Recovery&quot;; 1; 0);&quot;, &quot;&quot;Element&quot;&quot;: &quot;&quot;&quot;;[.G171];&quot;&quot;&quot;, &quot;&quot;Brand&quot;&quot;: &quot;&quot;&quot;;[.D171];&quot;&quot;&quot;, &quot;&quot;Ev. fr. pin?&quot;&quot;: &quot;;[.AH171];&quot; },&quot;)" office:value-type="string" office:string-value="0xA9: { &quot;ID&quot;: 0xA9, &quot;Name&quot;: &quot;Lolita Chopper&quot;, &quot;MaxLevel&quot;: 4, &quot;Mingle?&quot;: 0, &quot;Psych&quot;: &quot;Stellar Flurry&quot;, &quot;Recovery?&quot;: 0, &quot;Element&quot;: &quot;Pos&quot;, &quot;Brand&quot;: &quot;Lapin Angelique&quot;, &quot;Ev. fr. pin?&quot;: 1 }," calcext:value-type="string">
            <text:p>0xA9: { "ID": 0xA9, "Name": "Lolita Chopper", "MaxLevel": 4, "Mingle?": 0, "Psych": "Stellar Flurry", "Recovery?": 0, "Element": "Pos", "Brand": "Lapin Angelique", "Ev. fr. pin?": 1 },</text:p>
          </table:table-cell>
        </table:table-row>
        <table:table-row table:style-name="ro2" table:visibility="filter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, &quot;&quot;Psych&quot;&quot;: &quot;&quot;&quot;;[.H172];&quot;&quot;&quot;, &quot;&quot;Recovery?&quot;&quot;: &quot;;IF([.J172] = &quot;Recovery&quot;; 1; 0);&quot;, &quot;&quot;Element&quot;&quot;: &quot;&quot;&quot;;[.G172];&quot;&quot;&quot;, &quot;&quot;Brand&quot;&quot;: &quot;&quot;&quot;;[.D172];&quot;&quot;&quot;, &quot;&quot;Ev. fr. pin?&quot;&quot;: &quot;;[.AH172];&quot; },&quot;)" office:value-type="string" office:string-value="0xAA: { &quot;ID&quot;: 0xAA, &quot;Name&quot;: &quot;Link Spider&quot;, &quot;MaxLevel&quot;: 5, &quot;Mingle?&quot;: 0, &quot;Psych&quot;: &quot;Thunderbolt&quot;, &quot;Recovery?&quot;: 0, &quot;Element&quot;: &quot;Neg&quot;, &quot;Brand&quot;: &quot;Lapin Angelique&quot;, &quot;Ev. fr. pin?&quot;: 0 }," calcext:value-type="string">
            <text:p>0xAA: { "ID": 0xAA, "Name": "Link Spider", "MaxLevel": 5, "Mingle?": 0, "Psych": "Thunderbolt", "Recovery?": 0, "Element": "Neg", "Brand": "Lapin Angelique", "Ev. fr. pin?": 0 },</text:p>
          </table:table-cell>
        </table:table-row>
        <table:table-row table:style-name="ro2" table:visibility="filter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, &quot;&quot;Psych&quot;&quot;: &quot;&quot;&quot;;[.H173];&quot;&quot;&quot;, &quot;&quot;Recovery?&quot;&quot;: &quot;;IF([.J173] = &quot;Recovery&quot;; 1; 0);&quot;, &quot;&quot;Element&quot;&quot;: &quot;&quot;&quot;;[.G173];&quot;&quot;&quot;, &quot;&quot;Brand&quot;&quot;: &quot;&quot;&quot;;[.D173];&quot;&quot;&quot;, &quot;&quot;Ev. fr. pin?&quot;&quot;: &quot;;[.AH173];&quot; },&quot;)" office:value-type="string" office:string-value="0xAB: { &quot;ID&quot;: 0xAB, &quot;Name&quot;: &quot;Web Spider&quot;, &quot;MaxLevel&quot;: 5, &quot;Mingle?&quot;: 0, &quot;Psych&quot;: &quot;Thunderbolt&quot;, &quot;Recovery?&quot;: 0, &quot;Element&quot;: &quot;Neg&quot;, &quot;Brand&quot;: &quot;Lapin Angelique&quot;, &quot;Ev. fr. pin?&quot;: 1 }," calcext:value-type="string">
            <text:p>0xAB: { "ID": 0xAB, "Name": "Web Spider", "MaxLevel": 5, "Mingle?": 0, "Psych": "Thunderbolt", "Recovery?": 0, "Element": "Neg", "Brand": "Lapin Angelique", "Ev. fr. pin?": 1 },</text:p>
          </table:table-cell>
        </table:table-row>
        <table:table-row table:style-name="ro2" table:visibility="filter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, &quot;&quot;Psych&quot;&quot;: &quot;&quot;&quot;;[.H174];&quot;&quot;&quot;, &quot;&quot;Recovery?&quot;&quot;: &quot;;IF([.J174] = &quot;Recovery&quot;; 1; 0);&quot;, &quot;&quot;Element&quot;&quot;: &quot;&quot;&quot;;[.G174];&quot;&quot;&quot;, &quot;&quot;Brand&quot;&quot;: &quot;&quot;&quot;;[.D174];&quot;&quot;&quot;, &quot;&quot;Ev. fr. pin?&quot;&quot;: &quot;;[.AH174];&quot; },&quot;)" office:value-type="string" office:string-value="0xAC: { &quot;ID&quot;: 0xAC, &quot;Name&quot;: &quot;Network Spider&quot;, &quot;MaxLevel&quot;: 5, &quot;Mingle?&quot;: 0, &quot;Psych&quot;: &quot;Thunderbolt&quot;, &quot;Recovery?&quot;: 0, &quot;Element&quot;: &quot;Neg&quot;, &quot;Brand&quot;: &quot;Lapin Angelique&quot;, &quot;Ev. fr. pin?&quot;: 1 }," calcext:value-type="string">
            <text:p>0xAC: { "ID": 0xAC, "Name": "Network Spider", "MaxLevel": 5, "Mingle?": 0, "Psych": "Thunderbolt", "Recovery?": 0, "Element": "Neg", "Brand": "Lapin Angelique", "Ev. fr. pin?": 1 },</text:p>
          </table:table-cell>
        </table:table-row>
        <table:table-row table:style-name="ro3" table:visibility="filter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, &quot;&quot;Psych&quot;&quot;: &quot;&quot;&quot;;[.H175];&quot;&quot;&quot;, &quot;&quot;Recovery?&quot;&quot;: &quot;;IF([.J175] = &quot;Recovery&quot;; 1; 0);&quot;, &quot;&quot;Element&quot;&quot;: &quot;&quot;&quot;;[.G175];&quot;&quot;&quot;, &quot;&quot;Brand&quot;&quot;: &quot;&quot;&quot;;[.D175];&quot;&quot;&quot;, &quot;&quot;Ev. fr. pin?&quot;&quot;: &quot;;[.AH175];&quot; },&quot;)" office:value-type="string" office:string-value="0xAD: { &quot;ID&quot;: 0xAD, &quot;Name&quot;: &quot;Lolita Mic&quot;, &quot;MaxLevel&quot;: 1, &quot;Mingle?&quot;: 0, &quot;Psych&quot;: &quot;Street Jam&quot;, &quot;Recovery?&quot;: 0, &quot;Element&quot;: &quot;Neg&quot;, &quot;Brand&quot;: &quot;Lapin Angelique&quot;, &quot;Ev. fr. pin?&quot;: 0 }," calcext:value-type="string">
            <text:p>0xAD: { "ID": 0xAD, "Name": "Lolita Mic", "MaxLevel": 1, "Mingle?": 0, "Psych": "Street Jam", "Recovery?": 0, "Element": "Neg", "Brand": "Lapin Angelique", "Ev. fr. pin?": 0 },</text:p>
          </table:table-cell>
        </table:table-row>
        <table:table-row table:style-name="ro2" table:visibility="filter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, &quot;&quot;Psych&quot;&quot;: &quot;&quot;&quot;;[.H176];&quot;&quot;&quot;, &quot;&quot;Recovery?&quot;&quot;: &quot;;IF([.J176] = &quot;Recovery&quot;; 1; 0);&quot;, &quot;&quot;Element&quot;&quot;: &quot;&quot;&quot;;[.G176];&quot;&quot;&quot;, &quot;&quot;Brand&quot;&quot;: &quot;&quot;&quot;;[.D176];&quot;&quot;&quot;, &quot;&quot;Ev. fr. pin?&quot;&quot;: &quot;;[.AH176];&quot; },&quot;)" office:value-type="string" office:string-value="0xAE: { &quot;ID&quot;: 0xAE, &quot;Name&quot;: &quot;Spider's Silk&quot;, &quot;MaxLevel&quot;: 15, &quot;Mingle?&quot;: 0, &quot;Psych&quot;: &quot;Apport&quot;, &quot;Recovery?&quot;: 0, &quot;Element&quot;: &quot;Neg&quot;, &quot;Brand&quot;: &quot;Lapin Angelique&quot;, &quot;Ev. fr. pin?&quot;: 0 }," calcext:value-type="string">
            <text:p>0xAE: { "ID": 0xAE, "Name": "Spider's Silk", "MaxLevel": 15, "Mingle?": 0, "Psych": "Apport", "Recovery?": 0, "Element": "Neg", "Brand": "Lapin Angelique", "Ev. fr. pin?": 0 },</text:p>
          </table:table-cell>
        </table:table-row>
        <table:table-row table:style-name="ro1" table:visibility="filter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, &quot;&quot;Psych&quot;&quot;: &quot;&quot;&quot;;[.H177];&quot;&quot;&quot;, &quot;&quot;Recovery?&quot;&quot;: &quot;;IF([.J177] = &quot;Recovery&quot;; 1; 0);&quot;, &quot;&quot;Element&quot;&quot;: &quot;&quot;&quot;;[.G177];&quot;&quot;&quot;, &quot;&quot;Brand&quot;&quot;: &quot;&quot;&quot;;[.D177];&quot;&quot;&quot;, &quot;&quot;Ev. fr. pin?&quot;&quot;: &quot;;[.AH177];&quot; },&quot;)" office:value-type="string" office:string-value="0xAF: { &quot;ID&quot;: 0xAF, &quot;Name&quot;: &quot;Leopard&quot;, &quot;MaxLevel&quot;: 4, &quot;Mingle?&quot;: 0, &quot;Psych&quot;: &quot;Cure Drink&quot;, &quot;Recovery?&quot;: 1, &quot;Element&quot;: &quot;---&quot;, &quot;Brand&quot;: &quot;Lapin Angelique&quot;, &quot;Ev. fr. pin?&quot;: 0 }," calcext:value-type="string">
            <text:p>0xAF: { "ID": 0xAF, "Name": "Leopard", "MaxLevel": 4, "Mingle?": 0, "Psych": "Cure Drink", "Recovery?": 1, "Element": "---", "Brand": "Lapin Angelique", "Ev. fr. pin?": 0 },</text:p>
          </table:table-cell>
        </table:table-row>
        <table:table-row table:style-name="ro3" table:visibility="filter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, &quot;&quot;Psych&quot;&quot;: &quot;&quot;&quot;;[.H178];&quot;&quot;&quot;, &quot;&quot;Recovery?&quot;&quot;: &quot;;IF([.J178] = &quot;Recovery&quot;; 1; 0);&quot;, &quot;&quot;Element&quot;&quot;: &quot;&quot;&quot;;[.G178];&quot;&quot;&quot;, &quot;&quot;Brand&quot;&quot;: &quot;&quot;&quot;;[.D178];&quot;&quot;&quot;, &quot;&quot;Ev. fr. pin?&quot;&quot;: &quot;;[.AH178];&quot; },&quot;)" office:value-type="string" office:string-value="0xB0: { &quot;ID&quot;: 0xB0, &quot;Name&quot;: &quot;Lolita Skull&quot;, &quot;MaxLevel&quot;: 4, &quot;Mingle?&quot;: 0, &quot;Psych&quot;: &quot;Healing&quot;, &quot;Recovery?&quot;: 1, &quot;Element&quot;: &quot;---&quot;, &quot;Brand&quot;: &quot;Lapin Angelique&quot;, &quot;Ev. fr. pin?&quot;: 1 }," calcext:value-type="string">
            <text:p>0xB0: { "ID": 0xB0, "Name": "Lolita Skull", "MaxLevel": 4, "Mingle?": 0, "Psych": "Healing", "Recovery?": 1, "Element": "---", "Brand": "Lapin Angelique", "Ev. fr. pin?": 1 },</text:p>
          </table:table-cell>
        </table:table-row>
        <table:table-row table:style-name="ro2" table:visibility="filter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, &quot;&quot;Psych&quot;&quot;: &quot;&quot;&quot;;[.H179];&quot;&quot;&quot;, &quot;&quot;Recovery?&quot;&quot;: &quot;;IF([.J179] = &quot;Recovery&quot;; 1; 0);&quot;, &quot;&quot;Element&quot;&quot;: &quot;&quot;&quot;;[.G179];&quot;&quot;&quot;, &quot;&quot;Brand&quot;&quot;: &quot;&quot;&quot;;[.D179];&quot;&quot;&quot;, &quot;&quot;Ev. fr. pin?&quot;&quot;: &quot;;[.AH179];&quot; },&quot;)" office:value-type="string" office:string-value="0xB1: { &quot;ID&quot;: 0xB1, &quot;Name&quot;: &quot;Black Rose&quot;, &quot;MaxLevel&quot;: 3, &quot;Mingle?&quot;: 0, &quot;Psych&quot;: &quot;Doomed Defense+&quot;, &quot;Recovery?&quot;: 0, &quot;Element&quot;: &quot;Abi&quot;, &quot;Brand&quot;: &quot;Lapin Angelique&quot;, &quot;Ev. fr. pin?&quot;: 0 }," calcext:value-type="string">
            <text:p>0xB1: { "ID": 0xB1, "Name": "Black Rose", "MaxLevel": 3, "Mingle?": 0, "Psych": "Doomed Defense+", "Recovery?": 0, "Element": "Abi", "Brand": "Lapin Angelique", "Ev. fr. pin?": 0 },</text:p>
          </table:table-cell>
        </table:table-row>
        <table:table-row table:style-name="ro1" table:visibility="filter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, &quot;&quot;Psych&quot;&quot;: &quot;&quot;&quot;;[.H180];&quot;&quot;&quot;, &quot;&quot;Recovery?&quot;&quot;: &quot;;IF([.J180] = &quot;Recovery&quot;; 1; 0);&quot;, &quot;&quot;Element&quot;&quot;: &quot;&quot;&quot;;[.G180];&quot;&quot;&quot;, &quot;&quot;Brand&quot;&quot;: &quot;&quot;&quot;;[.D180];&quot;&quot;&quot;, &quot;&quot;Ev. fr. pin?&quot;&quot;: &quot;;[.AH180];&quot; },&quot;)" office:value-type="string" office:string-value="0xB2: { &quot;ID&quot;: 0xB2, &quot;Name&quot;: &quot;Lapin Angelique&quot;, &quot;MaxLevel&quot;: 3, &quot;Mingle?&quot;: 0, &quot;Psych&quot;: &quot;Resonance: LA&quot;, &quot;Recovery?&quot;: 0, &quot;Element&quot;: &quot;Abi&quot;, &quot;Brand&quot;: &quot;Lapin Angelique&quot;, &quot;Ev. fr. pin?&quot;: 0 }," calcext:value-type="string">
            <text:p>0xB2: { "ID": 0xB2, "Name": "Lapin Angelique", "MaxLevel": 3, "Mingle?": 0, "Psych": "Resonance: LA", "Recovery?": 0, "Element": "Abi", "Brand": "Lapin Angelique", "Ev. fr. pin?": 0 },</text:p>
          </table:table-cell>
        </table:table-row>
        <table:table-row table:style-name="ro2" table:visibility="filter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, &quot;&quot;Psych&quot;&quot;: &quot;&quot;&quot;;[.H181];&quot;&quot;&quot;, &quot;&quot;Recovery?&quot;&quot;: &quot;;IF([.J181] = &quot;Recovery&quot;; 1; 0);&quot;, &quot;&quot;Element&quot;&quot;: &quot;&quot;&quot;;[.G181];&quot;&quot;&quot;, &quot;&quot;Brand&quot;&quot;: &quot;&quot;&quot;;[.D181];&quot;&quot;&quot;, &quot;&quot;Ev. fr. pin?&quot;&quot;: &quot;;[.AH181];&quot; },&quot;)" office:value-type="string" office:string-value="0xB3: { &quot;ID&quot;: 0xB3, &quot;Name&quot;: &quot;Thunder Pawn&quot;, &quot;MaxLevel&quot;: 5, &quot;Mingle?&quot;: 0, &quot;Psych&quot;: &quot;Spark Core&quot;, &quot;Recovery?&quot;: 0, &quot;Element&quot;: &quot;Neg&quot;, &quot;Brand&quot;: &quot;Pegaso&quot;, &quot;Ev. fr. pin?&quot;: 0 }," calcext:value-type="string">
            <text:p>0xB3: { "ID": 0xB3, "Name": "Thunder Pawn", "MaxLevel": 5, "Mingle?": 0, "Psych": "Spark Core", "Recovery?": 0, "Element": "Neg", "Brand": "Pegaso", "Ev. fr. pin?": 0 },</text:p>
          </table:table-cell>
        </table:table-row>
        <table:table-row table:style-name="ro2" table:visibility="filter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, &quot;&quot;Psych&quot;&quot;: &quot;&quot;&quot;;[.H182];&quot;&quot;&quot;, &quot;&quot;Recovery?&quot;&quot;: &quot;;IF([.J182] = &quot;Recovery&quot;; 1; 0);&quot;, &quot;&quot;Element&quot;&quot;: &quot;&quot;&quot;;[.G182];&quot;&quot;&quot;, &quot;&quot;Brand&quot;&quot;: &quot;&quot;&quot;;[.D182];&quot;&quot;&quot;, &quot;&quot;Ev. fr. pin?&quot;&quot;: &quot;;[.AH182];&quot; },&quot;)" office:value-type="string" office:string-value="0xB4: { &quot;ID&quot;: 0xB4, &quot;Name&quot;: &quot;Lightning Pawn&quot;, &quot;MaxLevel&quot;: 4, &quot;Mingle?&quot;: 0, &quot;Psych&quot;: &quot;Spark Core&quot;, &quot;Recovery?&quot;: 0, &quot;Element&quot;: &quot;Neg&quot;, &quot;Brand&quot;: &quot;Pegaso&quot;, &quot;Ev. fr. pin?&quot;: 1 }," calcext:value-type="string">
            <text:p>0xB4: { "ID": 0xB4, "Name": "Lightning Pawn", "MaxLevel": 4, "Mingle?": 0, "Psych": "Spark Core", "Recovery?": 0, "Element": "Neg", "Brand": "Pegaso", "Ev. fr. pin?": 1 },</text:p>
          </table:table-cell>
        </table:table-row>
        <table:table-row table:style-name="ro2" table:visibility="filter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, &quot;&quot;Psych&quot;&quot;: &quot;&quot;&quot;;[.H183];&quot;&quot;&quot;, &quot;&quot;Recovery?&quot;&quot;: &quot;;IF([.J183] = &quot;Recovery&quot;; 1; 0);&quot;, &quot;&quot;Element&quot;&quot;: &quot;&quot;&quot;;[.G183];&quot;&quot;&quot;, &quot;&quot;Brand&quot;&quot;: &quot;&quot;&quot;;[.D183];&quot;&quot;&quot;, &quot;&quot;Ev. fr. pin?&quot;&quot;: &quot;;[.AH183];&quot; },&quot;)" office:value-type="string" office:string-value="0xB5: { &quot;ID&quot;: 0xB5, &quot;Name&quot;: &quot;Aqua Pawn&quot;, &quot;MaxLevel&quot;: 3, &quot;Mingle?&quot;: 0, &quot;Psych&quot;: &quot;Splash Core&quot;, &quot;Recovery?&quot;: 0, &quot;Element&quot;: &quot;Neg&quot;, &quot;Brand&quot;: &quot;Pegaso&quot;, &quot;Ev. fr. pin?&quot;: 0 }," calcext:value-type="string">
            <text:p>0xB5: { "ID": 0xB5, "Name": "Aqua Pawn", "MaxLevel": 3, "Mingle?": 0, "Psych": "Splash Core", "Recovery?": 0, "Element": "Neg", "Brand": "Pegaso", "Ev. fr. pin?": 0 },</text:p>
          </table:table-cell>
        </table:table-row>
        <table:table-row table:style-name="ro2" table:visibility="filter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, &quot;&quot;Psych&quot;&quot;: &quot;&quot;&quot;;[.H184];&quot;&quot;&quot;, &quot;&quot;Recovery?&quot;&quot;: &quot;;IF([.J184] = &quot;Recovery&quot;; 1; 0);&quot;, &quot;&quot;Element&quot;&quot;: &quot;&quot;&quot;;[.G184];&quot;&quot;&quot;, &quot;&quot;Brand&quot;&quot;: &quot;&quot;&quot;;[.D184];&quot;&quot;&quot;, &quot;&quot;Ev. fr. pin?&quot;&quot;: &quot;;[.AH184];&quot; },&quot;)" office:value-type="string" office:string-value="0xB6: { &quot;ID&quot;: 0xB6, &quot;Name&quot;: &quot;Swing Bishop&quot;, &quot;MaxLevel&quot;: 7, &quot;Mingle?&quot;: 0, &quot;Psych&quot;: &quot;Patrol Rounds&quot;, &quot;Recovery?&quot;: 0, &quot;Element&quot;: &quot;Neg&quot;, &quot;Brand&quot;: &quot;Pegaso&quot;, &quot;Ev. fr. pin?&quot;: 0 }," calcext:value-type="string">
            <text:p>0xB6: { "ID": 0xB6, "Name": "Swing Bishop", "MaxLevel": 7, "Mingle?": 0, "Psych": "Patrol Rounds", "Recovery?": 0, "Element": "Neg", "Brand": "Pegaso", "Ev. fr. pin?": 0 },</text:p>
          </table:table-cell>
        </table:table-row>
        <table:table-row table:style-name="ro2" table:visibility="filter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, &quot;&quot;Psych&quot;&quot;: &quot;&quot;&quot;;[.H185];&quot;&quot;&quot;, &quot;&quot;Recovery?&quot;&quot;: &quot;;IF([.J185] = &quot;Recovery&quot;; 1; 0);&quot;, &quot;&quot;Element&quot;&quot;: &quot;&quot;&quot;;[.G185];&quot;&quot;&quot;, &quot;&quot;Brand&quot;&quot;: &quot;&quot;&quot;;[.D185];&quot;&quot;&quot;, &quot;&quot;Ev. fr. pin?&quot;&quot;: &quot;;[.AH185];&quot; },&quot;)" office:value-type="string" office:string-value="0xB7: { &quot;ID&quot;: 0xB7, &quot;Name&quot;: &quot;Pegaso Bishop&quot;, &quot;MaxLevel&quot;: 5, &quot;Mingle?&quot;: 0, &quot;Psych&quot;: &quot;Patrol Rounds&quot;, &quot;Recovery?&quot;: 0, &quot;Element&quot;: &quot;Neg&quot;, &quot;Brand&quot;: &quot;Pegaso&quot;, &quot;Ev. fr. pin?&quot;: 1 }," calcext:value-type="string">
            <text:p>0xB7: { "ID": 0xB7, "Name": "Pegaso Bishop", "MaxLevel": 5, "Mingle?": 0, "Psych": "Patrol Rounds", "Recovery?": 0, "Element": "Neg", "Brand": "Pegaso", "Ev. fr. pin?": 1 },</text:p>
          </table:table-cell>
        </table:table-row>
        <table:table-row table:style-name="ro2" table:visibility="filter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, &quot;&quot;Psych&quot;&quot;: &quot;&quot;&quot;;[.H186];&quot;&quot;&quot;, &quot;&quot;Recovery?&quot;&quot;: &quot;;IF([.J186] = &quot;Recovery&quot;; 1; 0);&quot;, &quot;&quot;Element&quot;&quot;: &quot;&quot;&quot;;[.G186];&quot;&quot;&quot;, &quot;&quot;Brand&quot;&quot;: &quot;&quot;&quot;;[.D186];&quot;&quot;&quot;, &quot;&quot;Ev. fr. pin?&quot;&quot;: &quot;;[.AH186];&quot; },&quot;)" office:value-type="string" office:string-value="0xB8: { &quot;ID&quot;: 0xB8, &quot;Name&quot;: &quot;King Arthur&quot;, &quot;MaxLevel&quot;: 3, &quot;Mingle?&quot;: 0, &quot;Psych&quot;: &quot;Lightning Bolt&quot;, &quot;Recovery?&quot;: 0, &quot;Element&quot;: &quot;Neg&quot;, &quot;Brand&quot;: &quot;Pegaso&quot;, &quot;Ev. fr. pin?&quot;: 0 }," calcext:value-type="string">
            <text:p>0xB8: { "ID": 0xB8, "Name": "King Arthur", "MaxLevel": 3, "Mingle?": 0, "Psych": "Lightning Bolt", "Recovery?": 0, "Element": "Neg", "Brand": "Pegaso", "Ev. fr. pin?": 0 },</text:p>
          </table:table-cell>
        </table:table-row>
        <table:table-row table:style-name="ro2" table:visibility="filter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, &quot;&quot;Psych&quot;&quot;: &quot;&quot;&quot;;[.H187];&quot;&quot;&quot;, &quot;&quot;Recovery?&quot;&quot;: &quot;;IF([.J187] = &quot;Recovery&quot;; 1; 0);&quot;, &quot;&quot;Element&quot;&quot;: &quot;&quot;&quot;;[.G187];&quot;&quot;&quot;, &quot;&quot;Brand&quot;&quot;: &quot;&quot;&quot;;[.D187];&quot;&quot;&quot;, &quot;&quot;Ev. fr. pin?&quot;&quot;: &quot;;[.AH187];&quot; },&quot;)" office:value-type="string" office:string-value="0xB9: { &quot;ID&quot;: 0xB9, &quot;Name&quot;: &quot;Excalibur&quot;, &quot;MaxLevel&quot;: 5, &quot;Mingle?&quot;: 0, &quot;Psych&quot;: &quot;Lightning Bolt&quot;, &quot;Recovery?&quot;: 0, &quot;Element&quot;: &quot;Neg&quot;, &quot;Brand&quot;: &quot;Pegaso&quot;, &quot;Ev. fr. pin?&quot;: 1 }," calcext:value-type="string">
            <text:p>0xB9: { "ID": 0xB9, "Name": "Excalibur", "MaxLevel": 5, "Mingle?": 0, "Psych": "Lightning Bolt", "Recovery?": 0, "Element": "Neg", "Brand": "Pegaso", "Ev. fr. pin?": 1 },</text:p>
          </table:table-cell>
        </table:table-row>
        <table:table-row table:style-name="ro2" table:visibility="filter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, &quot;&quot;Psych&quot;&quot;: &quot;&quot;&quot;;[.H188];&quot;&quot;&quot;, &quot;&quot;Recovery?&quot;&quot;: &quot;;IF([.J188] = &quot;Recovery&quot;; 1; 0);&quot;, &quot;&quot;Element&quot;&quot;: &quot;&quot;&quot;;[.G188];&quot;&quot;&quot;, &quot;&quot;Brand&quot;&quot;: &quot;&quot;&quot;;[.D188];&quot;&quot;&quot;, &quot;&quot;Ev. fr. pin?&quot;&quot;: &quot;;[.AH188];&quot; },&quot;)" office:value-type="string" office:string-value="0xBA: { &quot;ID&quot;: 0xBA, &quot;Name&quot;: &quot;Thunder Rook&quot;, &quot;MaxLevel&quot;: 3, &quot;Mingle?&quot;: 0, &quot;Psych&quot;: &quot;Lightning Arrester&quot;, &quot;Recovery?&quot;: 0, &quot;Element&quot;: &quot;Neg&quot;, &quot;Brand&quot;: &quot;Pegaso&quot;, &quot;Ev. fr. pin?&quot;: 0 }," calcext:value-type="string">
            <text:p>0xBA: { "ID": 0xBA, "Name": "Thunder Rook", "MaxLevel": 3, "Mingle?": 0, "Psych": "Lightning Arrester", "Recovery?": 0, "Element": "Neg", "Brand": "Pegaso", "Ev. fr. pin?": 0 },</text:p>
          </table:table-cell>
        </table:table-row>
        <table:table-row table:style-name="ro2" table:visibility="filter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, &quot;&quot;Psych&quot;&quot;: &quot;&quot;&quot;;[.H189];&quot;&quot;&quot;, &quot;&quot;Recovery?&quot;&quot;: &quot;;IF([.J189] = &quot;Recovery&quot;; 1; 0);&quot;, &quot;&quot;Element&quot;&quot;: &quot;&quot;&quot;;[.G189];&quot;&quot;&quot;, &quot;&quot;Brand&quot;&quot;: &quot;&quot;&quot;;[.D189];&quot;&quot;&quot;, &quot;&quot;Ev. fr. pin?&quot;&quot;: &quot;;[.AH189];&quot; },&quot;)" office:value-type="string" office:string-value="0xBB: { &quot;ID&quot;: 0xBB, &quot;Name&quot;: &quot;Lightning Rook&quot;, &quot;MaxLevel&quot;: 4, &quot;Mingle?&quot;: 0, &quot;Psych&quot;: &quot;Lightning Arrester&quot;, &quot;Recovery?&quot;: 0, &quot;Element&quot;: &quot;Neg&quot;, &quot;Brand&quot;: &quot;Pegaso&quot;, &quot;Ev. fr. pin?&quot;: 1 }," calcext:value-type="string">
            <text:p>0xBB: { "ID": 0xBB, "Name": "Lightning Rook", "MaxLevel": 4, "Mingle?": 0, "Psych": "Lightning Arrester", "Recovery?": 0, "Element": "Neg", "Brand": "Pegaso", "Ev. fr. pin?": 1 },</text:p>
          </table:table-cell>
        </table:table-row>
        <table:table-row table:style-name="ro2" table:visibility="filter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, &quot;&quot;Psych&quot;&quot;: &quot;&quot;&quot;;[.H190];&quot;&quot;&quot;, &quot;&quot;Recovery?&quot;&quot;: &quot;;IF([.J190] = &quot;Recovery&quot;; 1; 0);&quot;, &quot;&quot;Element&quot;&quot;: &quot;&quot;&quot;;[.G190];&quot;&quot;&quot;, &quot;&quot;Brand&quot;&quot;: &quot;&quot;&quot;;[.D190];&quot;&quot;&quot;, &quot;&quot;Ev. fr. pin?&quot;&quot;: &quot;;[.AH190];&quot; },&quot;)" office:value-type="string" office:string-value="0xBC: { &quot;ID&quot;: 0xBC, &quot;Name&quot;: &quot;Jack's Knight&quot;, &quot;MaxLevel&quot;: 4, &quot;Mingle?&quot;: 0, &quot;Psych&quot;: &quot;Psychokinesis&quot;, &quot;Recovery?&quot;: 0, &quot;Element&quot;: &quot;Neu&quot;, &quot;Brand&quot;: &quot;Pegaso&quot;, &quot;Ev. fr. pin?&quot;: 0 }," calcext:value-type="string">
            <text:p>0xBC: { "ID": 0xBC, "Name": "Jack's Knight", "MaxLevel": 4, "Mingle?": 0, "Psych": "Psychokinesis", "Recovery?": 0, "Element": "Neu", "Brand": "Pegaso", "Ev. fr. pin?": 0 },</text:p>
          </table:table-cell>
        </table:table-row>
        <table:table-row table:style-name="ro2" table:visibility="filter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, &quot;&quot;Psych&quot;&quot;: &quot;&quot;&quot;;[.H191];&quot;&quot;&quot;, &quot;&quot;Recovery?&quot;&quot;: &quot;;IF([.J191] = &quot;Recovery&quot;; 1; 0);&quot;, &quot;&quot;Element&quot;&quot;: &quot;&quot;&quot;;[.G191];&quot;&quot;&quot;, &quot;&quot;Brand&quot;&quot;: &quot;&quot;&quot;;[.D191];&quot;&quot;&quot;, &quot;&quot;Ev. fr. pin?&quot;&quot;: &quot;;[.AH191];&quot; },&quot;)" office:value-type="string" office:string-value="0xBD: { &quot;ID&quot;: 0xBD, &quot;Name&quot;: &quot;King's Knight&quot;, &quot;MaxLevel&quot;: 4, &quot;Mingle?&quot;: 0, &quot;Psych&quot;: &quot;Psychokinesis&quot;, &quot;Recovery?&quot;: 0, &quot;Element&quot;: &quot;Neu&quot;, &quot;Brand&quot;: &quot;Pegaso&quot;, &quot;Ev. fr. pin?&quot;: 1 }," calcext:value-type="string">
            <text:p>0xBD: { "ID": 0xBD, "Name": "King's Knight", "MaxLevel": 4, "Mingle?": 0, "Psych": "Psychokinesis", "Recovery?": 0, "Element": "Neu", "Brand": "Pegaso", "Ev. fr. pin?": 1 },</text:p>
          </table:table-cell>
        </table:table-row>
        <table:table-row table:style-name="ro2" table:visibility="filter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, &quot;&quot;Psych&quot;&quot;: &quot;&quot;&quot;;[.H192];&quot;&quot;&quot;, &quot;&quot;Recovery?&quot;&quot;: &quot;;IF([.J192] = &quot;Recovery&quot;; 1; 0);&quot;, &quot;&quot;Element&quot;&quot;: &quot;&quot;&quot;;[.G192];&quot;&quot;&quot;, &quot;&quot;Brand&quot;&quot;: &quot;&quot;&quot;;[.D192];&quot;&quot;&quot;, &quot;&quot;Ev. fr. pin?&quot;&quot;: &quot;;[.AH192];&quot; },&quot;)" office:value-type="string" office:string-value="0xBE: { &quot;ID&quot;: 0xBE, &quot;Name&quot;: &quot;Queen's Knight&quot;, &quot;MaxLevel&quot;: 4, &quot;Mingle?&quot;: 0, &quot;Psych&quot;: &quot;Psychokinesis&quot;, &quot;Recovery?&quot;: 0, &quot;Element&quot;: &quot;Neu&quot;, &quot;Brand&quot;: &quot;Pegaso&quot;, &quot;Ev. fr. pin?&quot;: 1 }," calcext:value-type="string">
            <text:p>0xBE: { "ID": 0xBE, "Name": "Queen's Knight", "MaxLevel": 4, "Mingle?": 0, "Psych": "Psychokinesis", "Recovery?": 0, "Element": "Neu", "Brand": "Pegaso", "Ev. fr. pin?": 1 },</text:p>
          </table:table-cell>
        </table:table-row>
        <table:table-row table:style-name="ro1" table:visibility="filter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, &quot;&quot;Psych&quot;&quot;: &quot;&quot;&quot;;[.H193];&quot;&quot;&quot;, &quot;&quot;Recovery?&quot;&quot;: &quot;;IF([.J193] = &quot;Recovery&quot;; 1; 0);&quot;, &quot;&quot;Element&quot;&quot;: &quot;&quot;&quot;;[.G193];&quot;&quot;&quot;, &quot;&quot;Brand&quot;&quot;: &quot;&quot;&quot;;[.D193];&quot;&quot;&quot;, &quot;&quot;Ev. fr. pin?&quot;&quot;: &quot;;[.AH193];&quot; },&quot;)" office:value-type="string" office:string-value="0xBF: { &quot;ID&quot;: 0xBF, &quot;Name&quot;: &quot;Her Royal Highness&quot;, &quot;MaxLevel&quot;: 3, &quot;Mingle?&quot;: 0, &quot;Psych&quot;: &quot;Turbo Gauge+&quot;, &quot;Recovery?&quot;: 0, &quot;Element&quot;: &quot;Abi&quot;, &quot;Brand&quot;: &quot;Pegaso&quot;, &quot;Ev. fr. pin?&quot;: 0 }," calcext:value-type="string">
            <text:p>0xBF: { "ID": 0xBF, "Name": "Her Royal Highness", "MaxLevel": 3, "Mingle?": 0, "Psych": "Turbo Gauge+", "Recovery?": 0, "Element": "Abi", "Brand": "Pegaso", "Ev. fr. pin?": 0 },</text:p>
          </table:table-cell>
        </table:table-row>
        <table:table-row table:style-name="ro1" table:visibility="filter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, &quot;&quot;Psych&quot;&quot;: &quot;&quot;&quot;;[.H194];&quot;&quot;&quot;, &quot;&quot;Recovery?&quot;&quot;: &quot;;IF([.J194] = &quot;Recovery&quot;; 1; 0);&quot;, &quot;&quot;Element&quot;&quot;: &quot;&quot;&quot;;[.G194];&quot;&quot;&quot;, &quot;&quot;Brand&quot;&quot;: &quot;&quot;&quot;;[.D194];&quot;&quot;&quot;, &quot;&quot;Ev. fr. pin?&quot;&quot;: &quot;;[.AH194];&quot; },&quot;)" office:value-type="string" office:string-value="0xC0: { &quot;ID&quot;: 0xC0, &quot;Name&quot;: &quot;Pegaso&quot;, &quot;MaxLevel&quot;: 3, &quot;Mingle?&quot;: 0, &quot;Psych&quot;: &quot;Resonance: PG&quot;, &quot;Recovery?&quot;: 0, &quot;Element&quot;: &quot;Abi&quot;, &quot;Brand&quot;: &quot;Pegaso&quot;, &quot;Ev. fr. pin?&quot;: 0 }," calcext:value-type="string">
            <text:p>0xC0: { "ID": 0xC0, "Name": "Pegaso", "MaxLevel": 3, "Mingle?": 0, "Psych": "Resonance: PG", "Recovery?": 0, "Element": "Abi", "Brand": "Pegaso", "Ev. fr. pin?": 0 },</text:p>
          </table:table-cell>
        </table:table-row>
        <table:table-row table:style-name="ro2" table:visibility="filter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, &quot;&quot;Psych&quot;&quot;: &quot;&quot;&quot;;[.H195];&quot;&quot;&quot;, &quot;&quot;Recovery?&quot;&quot;: &quot;;IF([.J195] = &quot;Recovery&quot;; 1; 0);&quot;, &quot;&quot;Element&quot;&quot;: &quot;&quot;&quot;;[.G195];&quot;&quot;&quot;, &quot;&quot;Brand&quot;&quot;: &quot;&quot;&quot;;[.D195];&quot;&quot;&quot;, &quot;&quot;Ev. fr. pin?&quot;&quot;: &quot;;[.AH195];&quot; },&quot;)" office:value-type="string" office:string-value="0xC1: { &quot;ID&quot;: 0xC1, &quot;Name&quot;: &quot;Lazy Bomber&quot;, &quot;MaxLevel&quot;: 7, &quot;Mingle?&quot;: 0, &quot;Psych&quot;: &quot;Time Bomb&quot;, &quot;Recovery?&quot;: 0, &quot;Element&quot;: &quot;Neg&quot;, &quot;Brand&quot;: &quot;Wild Boar&quot;, &quot;Ev. fr. pin?&quot;: 0 }," calcext:value-type="string">
            <text:p>0xC1: { "ID": 0xC1, "Name": "Lazy Bomber", "MaxLevel": 7, "Mingle?": 0, "Psych": "Time Bomb", "Recovery?": 0, "Element": "Neg", "Brand": "Wild Boar", "Ev. fr. pin?": 0 },</text:p>
          </table:table-cell>
        </table:table-row>
        <table:table-row table:style-name="ro1" table:visibility="filter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, &quot;&quot;Psych&quot;&quot;: &quot;&quot;&quot;;[.H196];&quot;&quot;&quot;, &quot;&quot;Recovery?&quot;&quot;: &quot;;IF([.J196] = &quot;Recovery&quot;; 1; 0);&quot;, &quot;&quot;Element&quot;&quot;: &quot;&quot;&quot;;[.G196];&quot;&quot;&quot;, &quot;&quot;Brand&quot;&quot;: &quot;&quot;&quot;;[.D196];&quot;&quot;&quot;, &quot;&quot;Ev. fr. pin?&quot;&quot;: &quot;;[.AH196];&quot; },&quot;)" office:value-type="string" office:string-value="0xC2: { &quot;ID&quot;: 0xC2, &quot;Name&quot;: &quot;Flower of Flame&quot;, &quot;MaxLevel&quot;: 3, &quot;Mingle?&quot;: 0, &quot;Psych&quot;: &quot;Explosion&quot;, &quot;Recovery?&quot;: 0, &quot;Element&quot;: &quot;Neg&quot;, &quot;Brand&quot;: &quot;Wild Boar&quot;, &quot;Ev. fr. pin?&quot;: 0 }," calcext:value-type="string">
            <text:p>0xC2: { "ID": 0xC2, "Name": "Flower of Flame", "MaxLevel": 3, "Mingle?": 0, "Psych": "Explosion", "Recovery?": 0, "Element": "Neg", "Brand": "Wild Boar", "Ev. fr. pin?": 0 },</text:p>
          </table:table-cell>
        </table:table-row>
        <table:table-row table:style-name="ro1" table:visibility="filter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, &quot;&quot;Psych&quot;&quot;: &quot;&quot;&quot;;[.H197];&quot;&quot;&quot;, &quot;&quot;Recovery?&quot;&quot;: &quot;;IF([.J197] = &quot;Recovery&quot;; 1; 0);&quot;, &quot;&quot;Element&quot;&quot;: &quot;&quot;&quot;;[.G197];&quot;&quot;&quot;, &quot;&quot;Brand&quot;&quot;: &quot;&quot;&quot;;[.D197];&quot;&quot;&quot;, &quot;&quot;Ev. fr. pin?&quot;&quot;: &quot;;[.AH197];&quot; },&quot;)" office:value-type="string" office:string-value="0xC3: { &quot;ID&quot;: 0xC3, &quot;Name&quot;: &quot;Flower of Fire&quot;, &quot;MaxLevel&quot;: 4, &quot;Mingle?&quot;: 0, &quot;Psych&quot;: &quot;Explosion&quot;, &quot;Recovery?&quot;: 0, &quot;Element&quot;: &quot;Neg&quot;, &quot;Brand&quot;: &quot;Wild Boar&quot;, &quot;Ev. fr. pin?&quot;: 1 }," calcext:value-type="string">
            <text:p>0xC3: { "ID": 0xC3, "Name": "Flower of Fire", "MaxLevel": 4, "Mingle?": 0, "Psych": "Explosion", "Recovery?": 0, "Element": "Neg", "Brand": "Wild Boar", "Ev. fr. pin?": 1 },</text:p>
          </table:table-cell>
        </table:table-row>
        <table:table-row table:style-name="ro3" table:visibility="filter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, &quot;&quot;Psych&quot;&quot;: &quot;&quot;&quot;;[.H198];&quot;&quot;&quot;, &quot;&quot;Recovery?&quot;&quot;: &quot;;IF([.J198] = &quot;Recovery&quot;; 1; 0);&quot;, &quot;&quot;Element&quot;&quot;: &quot;&quot;&quot;;[.G198];&quot;&quot;&quot;, &quot;&quot;Brand&quot;&quot;: &quot;&quot;&quot;;[.D198];&quot;&quot;&quot;, &quot;&quot;Ev. fr. pin?&quot;&quot;: &quot;;[.AH198];&quot; },&quot;)" office:value-type="string" office:string-value="0xC4: { &quot;ID&quot;: 0xC4, &quot;Name&quot;: &quot;Kewl Line&quot;, &quot;MaxLevel&quot;: 5, &quot;Mingle?&quot;: 0, &quot;Psych&quot;: &quot;Massive Hit&quot;, &quot;Recovery?&quot;: 0, &quot;Element&quot;: &quot;Pos&quot;, &quot;Brand&quot;: &quot;Wild Boar&quot;, &quot;Ev. fr. pin?&quot;: 0 }," calcext:value-type="string">
            <text:p>0xC4: { "ID": 0xC4, "Name": "Kewl Line", "MaxLevel": 5, "Mingle?": 0, "Psych": "Massive Hit", "Recovery?": 0, "Element": "Pos", "Brand": "Wild Boar", "Ev. fr. pin?": 0 },</text:p>
          </table:table-cell>
        </table:table-row>
        <table:table-row table:style-name="ro3" table:visibility="filter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, &quot;&quot;Psych&quot;&quot;: &quot;&quot;&quot;;[.H199];&quot;&quot;&quot;, &quot;&quot;Recovery?&quot;&quot;: &quot;;IF([.J199] = &quot;Recovery&quot;; 1; 0);&quot;, &quot;&quot;Element&quot;&quot;: &quot;&quot;&quot;;[.G199];&quot;&quot;&quot;, &quot;&quot;Brand&quot;&quot;: &quot;&quot;&quot;;[.D199];&quot;&quot;&quot;, &quot;&quot;Ev. fr. pin?&quot;&quot;: &quot;;[.AH199];&quot; },&quot;)" office:value-type="string" office:string-value="0xC5: { &quot;ID&quot;: 0xC5, &quot;Name&quot;: &quot;Dope Line&quot;, &quot;MaxLevel&quot;: 5, &quot;Mingle?&quot;: 0, &quot;Psych&quot;: &quot;Massive Hit&quot;, &quot;Recovery?&quot;: 0, &quot;Element&quot;: &quot;Pos&quot;, &quot;Brand&quot;: &quot;Wild Boar&quot;, &quot;Ev. fr. pin?&quot;: 1 }," calcext:value-type="string">
            <text:p>0xC5: { "ID": 0xC5, "Name": "Dope Line", "MaxLevel": 5, "Mingle?": 0, "Psych": "Massive Hit", "Recovery?": 0, "Element": "Pos", "Brand": "Wild Boar", "Ev. fr. pin?": 1 },</text:p>
          </table:table-cell>
        </table:table-row>
        <table:table-row table:style-name="ro3" table:visibility="filter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, &quot;&quot;Psych&quot;&quot;: &quot;&quot;&quot;;[.H200];&quot;&quot;&quot;, &quot;&quot;Recovery?&quot;&quot;: &quot;;IF([.J200] = &quot;Recovery&quot;; 1; 0);&quot;, &quot;&quot;Element&quot;&quot;: &quot;&quot;&quot;;[.G200];&quot;&quot;&quot;, &quot;&quot;Brand&quot;&quot;: &quot;&quot;&quot;;[.D200];&quot;&quot;&quot;, &quot;&quot;Ev. fr. pin?&quot;&quot;: &quot;;[.AH200];&quot; },&quot;)" office:value-type="string" office:string-value="0xC6: { &quot;ID&quot;: 0xC6, &quot;Name&quot;: &quot;Wild Line&quot;, &quot;MaxLevel&quot;: 4, &quot;Mingle?&quot;: 0, &quot;Psych&quot;: &quot;Massive Hit&quot;, &quot;Recovery?&quot;: 0, &quot;Element&quot;: &quot;Pos&quot;, &quot;Brand&quot;: &quot;Wild Boar&quot;, &quot;Ev. fr. pin?&quot;: 1 }," calcext:value-type="string">
            <text:p>0xC6: { "ID": 0xC6, "Name": "Wild Line", "MaxLevel": 4, "Mingle?": 0, "Psych": "Massive Hit", "Recovery?": 0, "Element": "Pos", "Brand": "Wild Boar", "Ev. fr. pin?": 1 },</text:p>
          </table:table-cell>
        </table:table-row>
        <table:table-row table:style-name="ro2" table:visibility="filter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, &quot;&quot;Psych&quot;&quot;: &quot;&quot;&quot;;[.H201];&quot;&quot;&quot;, &quot;&quot;Recovery?&quot;&quot;: &quot;;IF([.J201] = &quot;Recovery&quot;; 1; 0);&quot;, &quot;&quot;Element&quot;&quot;: &quot;&quot;&quot;;[.G201];&quot;&quot;&quot;, &quot;&quot;Brand&quot;&quot;: &quot;&quot;&quot;;[.D201];&quot;&quot;&quot;, &quot;&quot;Ev. fr. pin?&quot;&quot;: &quot;;[.AH201];&quot; },&quot;)" office:value-type="string" office:string-value="0xC7: { &quot;ID&quot;: 0xC7, &quot;Name&quot;: &quot;Fly Line&quot;, &quot;MaxLevel&quot;: 5, &quot;Mingle?&quot;: 0, &quot;Psych&quot;: &quot;Grave Marker&quot;, &quot;Recovery?&quot;: 0, &quot;Element&quot;: &quot;Pos&quot;, &quot;Brand&quot;: &quot;Wild Boar&quot;, &quot;Ev. fr. pin?&quot;: 0 }," calcext:value-type="string">
            <text:p>0xC7: { "ID": 0xC7, "Name": "Fly Line", "MaxLevel": 5, "Mingle?": 0, "Psych": "Grave Marker", "Recovery?": 0, "Element": "Pos", "Brand": "Wild Boar", "Ev. fr. pin?": 0 },</text:p>
          </table:table-cell>
        </table:table-row>
        <table:table-row table:style-name="ro2" table:visibility="filter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, &quot;&quot;Psych&quot;&quot;: &quot;&quot;&quot;;[.H202];&quot;&quot;&quot;, &quot;&quot;Recovery?&quot;&quot;: &quot;;IF([.J202] = &quot;Recovery&quot;; 1; 0);&quot;, &quot;&quot;Element&quot;&quot;: &quot;&quot;&quot;;[.G202];&quot;&quot;&quot;, &quot;&quot;Brand&quot;&quot;: &quot;&quot;&quot;;[.D202];&quot;&quot;&quot;, &quot;&quot;Ev. fr. pin?&quot;&quot;: &quot;;[.AH202];&quot; },&quot;)" office:value-type="string" office:string-value="0xC8: { &quot;ID&quot;: 0xC8, &quot;Name&quot;: &quot;Fresh Line&quot;, &quot;MaxLevel&quot;: 5, &quot;Mingle?&quot;: 0, &quot;Psych&quot;: &quot;Grave Marker&quot;, &quot;Recovery?&quot;: 0, &quot;Element&quot;: &quot;Pos&quot;, &quot;Brand&quot;: &quot;Wild Boar&quot;, &quot;Ev. fr. pin?&quot;: 1 }," calcext:value-type="string">
            <text:p>0xC8: { "ID": 0xC8, "Name": "Fresh Line", "MaxLevel": 5, "Mingle?": 0, "Psych": "Grave Marker", "Recovery?": 0, "Element": "Pos", "Brand": "Wild Boar", "Ev. fr. pin?": 1 },</text:p>
          </table:table-cell>
        </table:table-row>
        <table:table-row table:style-name="ro3" table:visibility="filter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, &quot;&quot;Psych&quot;&quot;: &quot;&quot;&quot;;[.H203];&quot;&quot;&quot;, &quot;&quot;Recovery?&quot;&quot;: &quot;;IF([.J203] = &quot;Recovery&quot;; 1; 0);&quot;, &quot;&quot;Element&quot;&quot;: &quot;&quot;&quot;;[.G203];&quot;&quot;&quot;, &quot;&quot;Brand&quot;&quot;: &quot;&quot;&quot;;[.D203];&quot;&quot;&quot;, &quot;&quot;Ev. fr. pin?&quot;&quot;: &quot;;[.AH203];&quot; },&quot;)" office:value-type="string" office:string-value="0xC9: { &quot;ID&quot;: 0xC9, &quot;Name&quot;: &quot;Microcosmic Pull&quot;, &quot;MaxLevel&quot;: 4, &quot;Mingle?&quot;: 0, &quot;Psych&quot;: &quot;Apport&quot;, &quot;Recovery?&quot;: 0, &quot;Element&quot;: &quot;Neg&quot;, &quot;Brand&quot;: &quot;Wild Boar&quot;, &quot;Ev. fr. pin?&quot;: 0 }," calcext:value-type="string">
            <text:p>0xC9: { "ID": 0xC9, "Name": "Microcosmic Pull", "MaxLevel": 4, "Mingle?": 0, "Psych": "Apport", "Recovery?": 0, "Element": "Neg", "Brand": "Wild Boar", "Ev. fr. pin?": 0 },</text:p>
          </table:table-cell>
        </table:table-row>
        <table:table-row table:style-name="ro3" table:visibility="filter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, &quot;&quot;Psych&quot;&quot;: &quot;&quot;&quot;;[.H204];&quot;&quot;&quot;, &quot;&quot;Recovery?&quot;&quot;: &quot;;IF([.J204] = &quot;Recovery&quot;; 1; 0);&quot;, &quot;&quot;Element&quot;&quot;: &quot;&quot;&quot;;[.G204];&quot;&quot;&quot;, &quot;&quot;Brand&quot;&quot;: &quot;&quot;&quot;;[.D204];&quot;&quot;&quot;, &quot;&quot;Ev. fr. pin?&quot;&quot;: &quot;;[.AH204];&quot; },&quot;)" office:value-type="string" office:string-value="0xCA: { &quot;ID&quot;: 0xCA, &quot;Name&quot;: &quot;Cosmic Pull&quot;, &quot;MaxLevel&quot;: 3, &quot;Mingle?&quot;: 0, &quot;Psych&quot;: &quot;Apport&quot;, &quot;Recovery?&quot;: 0, &quot;Element&quot;: &quot;Neg&quot;, &quot;Brand&quot;: &quot;Wild Boar&quot;, &quot;Ev. fr. pin?&quot;: 1 }," calcext:value-type="string">
            <text:p>0xCA: { "ID": 0xCA, "Name": "Cosmic Pull", "MaxLevel": 3, "Mingle?": 0, "Psych": "Apport", "Recovery?": 0, "Element": "Neg", "Brand": "Wild Boar", "Ev. fr. pin?": 1 },</text:p>
          </table:table-cell>
        </table:table-row>
        <table:table-row table:style-name="ro3" table:visibility="filter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, &quot;&quot;Psych&quot;&quot;: &quot;&quot;&quot;;[.H205];&quot;&quot;&quot;, &quot;&quot;Recovery?&quot;&quot;: &quot;;IF([.J205] = &quot;Recovery&quot;; 1; 0);&quot;, &quot;&quot;Element&quot;&quot;: &quot;&quot;&quot;;[.G205];&quot;&quot;&quot;, &quot;&quot;Brand&quot;&quot;: &quot;&quot;&quot;;[.D205];&quot;&quot;&quot;, &quot;&quot;Ev. fr. pin?&quot;&quot;: &quot;;[.AH205];&quot; },&quot;)" office:value-type="string" office:string-value="0xCB: { &quot;ID&quot;: 0xCB, &quot;Name&quot;: &quot;Macrocosmic Pull&quot;, &quot;MaxLevel&quot;: 2, &quot;Mingle?&quot;: 0, &quot;Psych&quot;: &quot;Apport&quot;, &quot;Recovery?&quot;: 0, &quot;Element&quot;: &quot;Neg&quot;, &quot;Brand&quot;: &quot;Wild Boar&quot;, &quot;Ev. fr. pin?&quot;: 1 }," calcext:value-type="string">
            <text:p>0xCB: { "ID": 0xCB, "Name": "Macrocosmic Pull", "MaxLevel": 2, "Mingle?": 0, "Psych": "Apport", "Recovery?": 0, "Element": "Neg", "Brand": "Wild Boar", "Ev. fr. pin?": 1 },</text:p>
          </table:table-cell>
        </table:table-row>
        <table:table-row table:style-name="ro1" table:visibility="filter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, &quot;&quot;Psych&quot;&quot;: &quot;&quot;&quot;;[.H206];&quot;&quot;&quot;, &quot;&quot;Recovery?&quot;&quot;: &quot;;IF([.J206] = &quot;Recovery&quot;; 1; 0);&quot;, &quot;&quot;Element&quot;&quot;: &quot;&quot;&quot;;[.G206];&quot;&quot;&quot;, &quot;&quot;Brand&quot;&quot;: &quot;&quot;&quot;;[.D206];&quot;&quot;&quot;, &quot;&quot;Ev. fr. pin?&quot;&quot;: &quot;;[.AH206];&quot; },&quot;)" office:value-type="string" office:string-value="0xCC: { &quot;ID&quot;: 0xCC, &quot;Name&quot;: &quot;Diss&quot;, &quot;MaxLevel&quot;: 1, &quot;Mingle?&quot;: 0, &quot;Psych&quot;: &quot;Defense Blight+&quot;, &quot;Recovery?&quot;: 0, &quot;Element&quot;: &quot;Abi&quot;, &quot;Brand&quot;: &quot;Wild Boar&quot;, &quot;Ev. fr. pin?&quot;: 0 }," calcext:value-type="string">
            <text:p>0xCC: { "ID": 0xCC, "Name": "Diss", "MaxLevel": 1, "Mingle?": 0, "Psych": "Defense Blight+", "Recovery?": 0, "Element": "Abi", "Brand": "Wild Boar", "Ev. fr. pin?": 0 },</text:p>
          </table:table-cell>
        </table:table-row>
        <table:table-row table:style-name="ro1" table:visibility="filter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, &quot;&quot;Psych&quot;&quot;: &quot;&quot;&quot;;[.H207];&quot;&quot;&quot;, &quot;&quot;Recovery?&quot;&quot;: &quot;;IF([.J207] = &quot;Recovery&quot;; 1; 0);&quot;, &quot;&quot;Element&quot;&quot;: &quot;&quot;&quot;;[.G207];&quot;&quot;&quot;, &quot;&quot;Brand&quot;&quot;: &quot;&quot;&quot;;[.D207];&quot;&quot;&quot;, &quot;&quot;Ev. fr. pin?&quot;&quot;: &quot;;[.AH207];&quot; },&quot;)" office:value-type="string" office:string-value="0xCD: { &quot;ID&quot;: 0xCD, &quot;Name&quot;: &quot;Wild Boar&quot;, &quot;MaxLevel&quot;: 3, &quot;Mingle?&quot;: 0, &quot;Psych&quot;: &quot;Resonance: WB&quot;, &quot;Recovery?&quot;: 0, &quot;Element&quot;: &quot;Abi&quot;, &quot;Brand&quot;: &quot;Wild Boar&quot;, &quot;Ev. fr. pin?&quot;: 0 }," calcext:value-type="string">
            <text:p>0xCD: { "ID": 0xCD, "Name": "Wild Boar", "MaxLevel": 3, "Mingle?": 0, "Psych": "Resonance: WB", "Recovery?": 0, "Element": "Abi", "Brand": "Wild Boar", "Ev. fr. pin?": 0 },</text:p>
          </table:table-cell>
        </table:table-row>
        <table:table-row table:style-name="ro3" table:visibility="filter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, &quot;&quot;Psych&quot;&quot;: &quot;&quot;&quot;;[.H208];&quot;&quot;&quot;, &quot;&quot;Recovery?&quot;&quot;: &quot;;IF([.J208] = &quot;Recovery&quot;; 1; 0);&quot;, &quot;&quot;Element&quot;&quot;: &quot;&quot;&quot;;[.G208];&quot;&quot;&quot;, &quot;&quot;Brand&quot;&quot;: &quot;&quot;&quot;;[.D208];&quot;&quot;&quot;, &quot;&quot;Ev. fr. pin?&quot;&quot;: &quot;;[.AH208];&quot; },&quot;)" office:value-type="string" office:string-value="0xCE: { &quot;ID&quot;: 0xCE, &quot;Name&quot;: &quot;Big Bang&quot;, &quot;MaxLevel&quot;: 10, &quot;Mingle?&quot;: 0, &quot;Psych&quot;: &quot;Nexus Ray&quot;, &quot;Recovery?&quot;: 0, &quot;Element&quot;: &quot;Neg&quot;, &quot;Brand&quot;: &quot;Gatito&quot;, &quot;Ev. fr. pin?&quot;: 0 }," calcext:value-type="string">
            <text:p>0xCE: { "ID": 0xCE, "Name": "Big Bang", "MaxLevel": 10, "Mingle?": 0, "Psych": "Nexus Ray", "Recovery?": 0, "Element": "Neg", "Brand": "Gatito", "Ev. fr. pin?": 0 },</text:p>
          </table:table-cell>
        </table:table-row>
        <table:table-row table:style-name="ro3" table:visibility="filter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, &quot;&quot;Psych&quot;&quot;: &quot;&quot;&quot;;[.H209];&quot;&quot;&quot;, &quot;&quot;Recovery?&quot;&quot;: &quot;;IF([.J209] = &quot;Recovery&quot;; 1; 0);&quot;, &quot;&quot;Element&quot;&quot;: &quot;&quot;&quot;;[.G209];&quot;&quot;&quot;, &quot;&quot;Brand&quot;&quot;: &quot;&quot;&quot;;[.D209];&quot;&quot;&quot;, &quot;&quot;Ev. fr. pin?&quot;&quot;: &quot;;[.AH209];&quot; },&quot;)" office:value-type="string" office:string-value="0xCF: { &quot;ID&quot;: 0xCF, &quot;Name&quot;: &quot;Big Crunch&quot;, &quot;MaxLevel&quot;: 10, &quot;Mingle?&quot;: 0, &quot;Psych&quot;: &quot;Nexus Ray&quot;, &quot;Recovery?&quot;: 0, &quot;Element&quot;: &quot;Neg&quot;, &quot;Brand&quot;: &quot;Gatito&quot;, &quot;Ev. fr. pin?&quot;: 0 }," calcext:value-type="string">
            <text:p>0xCF: { "ID": 0xCF, "Name": "Big Crunch", "MaxLevel": 10, "Mingle?": 0, "Psych": "Nexus Ray", "Recovery?": 0, "Element": "Neg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, &quot;&quot;Psych&quot;&quot;: &quot;&quot;&quot;;[.H210];&quot;&quot;&quot;, &quot;&quot;Recovery?&quot;&quot;: &quot;;IF([.J210] = &quot;Recovery&quot;; 1; 0);&quot;, &quot;&quot;Element&quot;&quot;: &quot;&quot;&quot;;[.G210];&quot;&quot;&quot;, &quot;&quot;Brand&quot;&quot;: &quot;&quot;&quot;;[.D210];&quot;&quot;&quot;, &quot;&quot;Ev. fr. pin?&quot;&quot;: &quot;;[.AH210];&quot; },&quot;)" office:value-type="string" office:string-value="0xD0: { &quot;ID&quot;: 0xD0, &quot;Name&quot;: &quot;Swift as the Wind&quot;, &quot;MaxLevel&quot;: 10, &quot;Mingle?&quot;: 0, &quot;Psych&quot;: &quot;Irregular Note&quot;, &quot;Recovery?&quot;: 0, &quot;Element&quot;: &quot;Neu&quot;, &quot;Brand&quot;: &quot;Gatito&quot;, &quot;Ev. fr. pin?&quot;: 0 }," calcext:value-type="string">
            <text:p>0xD0: { "ID": 0xD0, "Name": "Swift as the Wind", "MaxLevel": 10, "Mingle?": 0, "Psych": "Irregular Note", "Recovery?": 0, "Element": "Neu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, &quot;&quot;Psych&quot;&quot;: &quot;&quot;&quot;;[.H211];&quot;&quot;&quot;, &quot;&quot;Recovery?&quot;&quot;: &quot;;IF([.J211] = &quot;Recovery&quot;; 1; 0);&quot;, &quot;&quot;Element&quot;&quot;: &quot;&quot;&quot;;[.G211];&quot;&quot;&quot;, &quot;&quot;Brand&quot;&quot;: &quot;&quot;&quot;;[.D211];&quot;&quot;&quot;, &quot;&quot;Ev. fr. pin?&quot;&quot;: &quot;;[.AH211];&quot; },&quot;)" office:value-type="string" office:string-value="0xD1: { &quot;ID&quot;: 0xD1, &quot;Name&quot;: &quot;Hushed as the Wood&quot;, &quot;MaxLevel&quot;: 10, &quot;Mingle?&quot;: 0, &quot;Psych&quot;: &quot;Irregular Note&quot;, &quot;Recovery?&quot;: 0, &quot;Element&quot;: &quot;Neu&quot;, &quot;Brand&quot;: &quot;Gatito&quot;, &quot;Ev. fr. pin?&quot;: 0 }," calcext:value-type="string">
            <text:p>0xD1: { "ID": 0xD1, "Name": "Hushed as the Wood", "MaxLevel": 10, "Mingle?": 0, "Psych": "Irregular Note", "Recovery?": 0, "Element": "Neu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, &quot;&quot;Psych&quot;&quot;: &quot;&quot;&quot;;[.H212];&quot;&quot;&quot;, &quot;&quot;Recovery?&quot;&quot;: &quot;;IF([.J212] = &quot;Recovery&quot;; 1; 0);&quot;, &quot;&quot;Element&quot;&quot;: &quot;&quot;&quot;;[.G212];&quot;&quot;&quot;, &quot;&quot;Brand&quot;&quot;: &quot;&quot;&quot;;[.D212];&quot;&quot;&quot;, &quot;&quot;Ev. fr. pin?&quot;&quot;: &quot;;[.AH212];&quot; },&quot;)" office:value-type="string" office:string-value="0xD2: { &quot;ID&quot;: 0xD2, &quot;Name&quot;: &quot;Fierce as the Flame&quot;, &quot;MaxLevel&quot;: 10, &quot;Mingle?&quot;: 0, &quot;Psych&quot;: &quot;Irregular Note&quot;, &quot;Recovery?&quot;: 0, &quot;Element&quot;: &quot;Neu&quot;, &quot;Brand&quot;: &quot;Gatito&quot;, &quot;Ev. fr. pin?&quot;: 0 }," calcext:value-type="string">
            <text:p>0xD2: { "ID": 0xD2, "Name": "Fierce as the Flame", "MaxLevel": 10, "Mingle?": 0, "Psych": "Irregular Note", "Recovery?": 0, "Element": "Neu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, &quot;&quot;Psych&quot;&quot;: &quot;&quot;&quot;;[.H213];&quot;&quot;&quot;, &quot;&quot;Recovery?&quot;&quot;: &quot;;IF([.J213] = &quot;Recovery&quot;; 1; 0);&quot;, &quot;&quot;Element&quot;&quot;: &quot;&quot;&quot;;[.G213];&quot;&quot;&quot;, &quot;&quot;Brand&quot;&quot;: &quot;&quot;&quot;;[.D213];&quot;&quot;&quot;, &quot;&quot;Ev. fr. pin?&quot;&quot;: &quot;;[.AH213];&quot; },&quot;)" office:value-type="string" office:string-value="0xD3: { &quot;ID&quot;: 0xD3, &quot;Name&quot;: &quot;Stalwart as the Mount&quot;, &quot;MaxLevel&quot;: 10, &quot;Mingle?&quot;: 0, &quot;Psych&quot;: &quot;Irregular Note&quot;, &quot;Recovery?&quot;: 0, &quot;Element&quot;: &quot;Neu&quot;, &quot;Brand&quot;: &quot;Gatito&quot;, &quot;Ev. fr. pin?&quot;: 0 }," calcext:value-type="string">
            <text:p>0xD3: { "ID": 0xD3, "Name": "Stalwart as the Mount", "MaxLevel": 10, "Mingle?": 0, "Psych": "Irregular Note", "Recovery?": 0, "Element": "Neu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, &quot;&quot;Psych&quot;&quot;: &quot;&quot;&quot;;[.H214];&quot;&quot;&quot;, &quot;&quot;Recovery?&quot;&quot;: &quot;;IF([.J214] = &quot;Recovery&quot;; 1; 0);&quot;, &quot;&quot;Element&quot;&quot;: &quot;&quot;&quot;;[.G214];&quot;&quot;&quot;, &quot;&quot;Brand&quot;&quot;: &quot;&quot;&quot;;[.D214];&quot;&quot;&quot;, &quot;&quot;Ev. fr. pin?&quot;&quot;: &quot;;[.AH214];&quot; },&quot;)" office:value-type="string" office:string-value="0xD4: { &quot;ID&quot;: 0xD4, &quot;Name&quot;: &quot;Black Mars&quot;, &quot;MaxLevel&quot;: 10, &quot;Mingle?&quot;: 0, &quot;Psych&quot;: &quot;Pyrokinesis&quot;, &quot;Recovery?&quot;: 0, &quot;Element&quot;: &quot;Neg&quot;, &quot;Brand&quot;: &quot;Gatito&quot;, &quot;Ev. fr. pin?&quot;: 0 }," calcext:value-type="string">
            <text:p>0xD4: { "ID": 0xD4, "Name": "Black Mars", "MaxLevel": 10, "Mingle?": 0, "Psych": "Pyrokinesis", "Recovery?": 0, "Element": "Neg", "Brand": "Gatito", "Ev. fr. pin?": 0 },</text:p>
          </table:table-cell>
        </table:table-row>
        <table:table-row table:style-name="ro3" table:visibility="filter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, &quot;&quot;Psych&quot;&quot;: &quot;&quot;&quot;;[.H215];&quot;&quot;&quot;, &quot;&quot;Recovery?&quot;&quot;: &quot;;IF([.J215] = &quot;Recovery&quot;; 1; 0);&quot;, &quot;&quot;Element&quot;&quot;: &quot;&quot;&quot;;[.G215];&quot;&quot;&quot;, &quot;&quot;Brand&quot;&quot;: &quot;&quot;&quot;;[.D215];&quot;&quot;&quot;, &quot;&quot;Ev. fr. pin?&quot;&quot;: &quot;;[.AH215];&quot; },&quot;)" office:value-type="string" office:string-value="0xD5: { &quot;ID&quot;: 0xD5, &quot;Name&quot;: &quot;Black Jupiter&quot;, &quot;MaxLevel&quot;: 10, &quot;Mingle?&quot;: 0, &quot;Psych&quot;: &quot;Lightning Bolt&quot;, &quot;Recovery?&quot;: 0, &quot;Element&quot;: &quot;Neg&quot;, &quot;Brand&quot;: &quot;Gatito&quot;, &quot;Ev. fr. pin?&quot;: 0 }," calcext:value-type="string">
            <text:p>0xD5: { "ID": 0xD5, "Name": "Black Jupiter", "MaxLevel": 10, "Mingle?": 0, "Psych": "Lightning Bolt", "Recovery?": 0, "Element": "Neg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, &quot;&quot;Psych&quot;&quot;: &quot;&quot;&quot;;[.H216];&quot;&quot;&quot;, &quot;&quot;Recovery?&quot;&quot;: &quot;;IF([.J216] = &quot;Recovery&quot;; 1; 0);&quot;, &quot;&quot;Element&quot;&quot;: &quot;&quot;&quot;;[.G216];&quot;&quot;&quot;, &quot;&quot;Brand&quot;&quot;: &quot;&quot;&quot;;[.D216];&quot;&quot;&quot;, &quot;&quot;Ev. fr. pin?&quot;&quot;: &quot;;[.AH216];&quot; },&quot;)" office:value-type="string" office:string-value="0xD6: { &quot;ID&quot;: 0xD6, &quot;Name&quot;: &quot;Black Uranus&quot;, &quot;MaxLevel&quot;: 10, &quot;Mingle?&quot;: 0, &quot;Psych&quot;: &quot;Piercing Pillar&quot;, &quot;Recovery?&quot;: 0, &quot;Element&quot;: &quot;Neg&quot;, &quot;Brand&quot;: &quot;Gatito&quot;, &quot;Ev. fr. pin?&quot;: 0 }," calcext:value-type="string">
            <text:p>0xD6: { "ID": 0xD6, "Name": "Black Uranus", "MaxLevel": 10, "Mingle?": 0, "Psych": "Piercing Pillar", "Recovery?": 0, "Element": "Neg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, &quot;&quot;Psych&quot;&quot;: &quot;&quot;&quot;;[.H217];&quot;&quot;&quot;, &quot;&quot;Recovery?&quot;&quot;: &quot;;IF([.J217] = &quot;Recovery&quot;; 1; 0);&quot;, &quot;&quot;Element&quot;&quot;: &quot;&quot;&quot;;[.G217];&quot;&quot;&quot;, &quot;&quot;Brand&quot;&quot;: &quot;&quot;&quot;;[.D217];&quot;&quot;&quot;, &quot;&quot;Ev. fr. pin?&quot;&quot;: &quot;;[.AH217];&quot; },&quot;)" office:value-type="string" office:string-value="0xD7: { &quot;ID&quot;: 0xD7, &quot;Name&quot;: &quot;Black Venus&quot;, &quot;MaxLevel&quot;: 10, &quot;Mingle?&quot;: 0, &quot;Psych&quot;: &quot;Force Rounds&quot;, &quot;Recovery?&quot;: 0, &quot;Element&quot;: &quot;Neg&quot;, &quot;Brand&quot;: &quot;Gatito&quot;, &quot;Ev. fr. pin?&quot;: 0 }," calcext:value-type="string">
            <text:p>0xD7: { "ID": 0xD7, "Name": "Black Venus", "MaxLevel": 10, "Mingle?": 0, "Psych": "Force Rounds", "Recovery?": 0, "Element": "Neg", "Brand": "Gatito", "Ev. fr. pin?": 0 },</text:p>
          </table:table-cell>
        </table:table-row>
        <table:table-row table:style-name="ro3" table:visibility="filter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, &quot;&quot;Psych&quot;&quot;: &quot;&quot;&quot;;[.H218];&quot;&quot;&quot;, &quot;&quot;Recovery?&quot;&quot;: &quot;;IF([.J218] = &quot;Recovery&quot;; 1; 0);&quot;, &quot;&quot;Element&quot;&quot;: &quot;&quot;&quot;;[.G218];&quot;&quot;&quot;, &quot;&quot;Brand&quot;&quot;: &quot;&quot;&quot;;[.D218];&quot;&quot;&quot;, &quot;&quot;Ev. fr. pin?&quot;&quot;: &quot;;[.AH218];&quot; },&quot;)" office:value-type="string" office:string-value="0xD8: { &quot;ID&quot;: 0xD8, &quot;Name&quot;: &quot;Black Saturn&quot;, &quot;MaxLevel&quot;: 10, &quot;Mingle?&quot;: 0, &quot;Psych&quot;: &quot;Dark Barrier&quot;, &quot;Recovery?&quot;: 0, &quot;Element&quot;: &quot;Pos&quot;, &quot;Brand&quot;: &quot;Gatito&quot;, &quot;Ev. fr. pin?&quot;: 0 }," calcext:value-type="string">
            <text:p>0xD8: { "ID": 0xD8, "Name": "Black Saturn", "MaxLevel": 10, "Mingle?": 0, "Psych": "Dark Barrier", "Recovery?": 0, "Element": "Pos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, &quot;&quot;Psych&quot;&quot;: &quot;&quot;&quot;;[.H219];&quot;&quot;&quot;, &quot;&quot;Recovery?&quot;&quot;: &quot;;IF([.J219] = &quot;Recovery&quot;; 1; 0);&quot;, &quot;&quot;Element&quot;&quot;: &quot;&quot;&quot;;[.G219];&quot;&quot;&quot;, &quot;&quot;Brand&quot;&quot;: &quot;&quot;&quot;;[.D219];&quot;&quot;&quot;, &quot;&quot;Ev. fr. pin?&quot;&quot;: &quot;;[.AH219];&quot; },&quot;)" office:value-type="string" office:string-value="0xD9: { &quot;ID&quot;: 0xD9, &quot;Name&quot;: &quot;Black Mercury&quot;, &quot;MaxLevel&quot;: 10, &quot;Mingle?&quot;: 0, &quot;Psych&quot;: &quot;Splash Core&quot;, &quot;Recovery?&quot;: 0, &quot;Element&quot;: &quot;Neg&quot;, &quot;Brand&quot;: &quot;Gatito&quot;, &quot;Ev. fr. pin?&quot;: 0 }," calcext:value-type="string">
            <text:p>0xD9: { "ID": 0xD9, "Name": "Black Mercury", "MaxLevel": 10, "Mingle?": 0, "Psych": "Splash Core", "Recovery?": 0, "Element": "Neg", "Brand": "Gatito", "Ev. fr. pin?": 0 },</text:p>
          </table:table-cell>
        </table:table-row>
        <table:table-row table:style-name="ro3" table:visibility="filter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, &quot;&quot;Psych&quot;&quot;: &quot;&quot;&quot;;[.H220];&quot;&quot;&quot;, &quot;&quot;Recovery?&quot;&quot;: &quot;;IF([.J220] = &quot;Recovery&quot;; 1; 0);&quot;, &quot;&quot;Element&quot;&quot;: &quot;&quot;&quot;;[.G220];&quot;&quot;&quot;, &quot;&quot;Brand&quot;&quot;: &quot;&quot;&quot;;[.D220];&quot;&quot;&quot;, &quot;&quot;Ev. fr. pin?&quot;&quot;: &quot;;[.AH220];&quot; },&quot;)" office:value-type="string" office:string-value="0xDA: { &quot;ID&quot;: 0xDA, &quot;Name&quot;: &quot;Righty Cat&quot;, &quot;MaxLevel&quot;: 3, &quot;Mingle?&quot;: 0, &quot;Psych&quot;: &quot;Over the Top RH&quot;, &quot;Recovery?&quot;: 0, &quot;Element&quot;: &quot;Abi&quot;, &quot;Brand&quot;: &quot;Gatito&quot;, &quot;Ev. fr. pin?&quot;: 0 }," calcext:value-type="string">
            <text:p>0xDA: { "ID": 0xDA, "Name": "Righty Cat", "MaxLevel": 3, "Mingle?": 0, "Psych": "Over the Top RH", "Recovery?": 0, "Element": "Abi", "Brand": "Gatito", "Ev. fr. pin?": 0 },</text:p>
          </table:table-cell>
        </table:table-row>
        <table:table-row table:style-name="ro3" table:visibility="filter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, &quot;&quot;Psych&quot;&quot;: &quot;&quot;&quot;;[.H221];&quot;&quot;&quot;, &quot;&quot;Recovery?&quot;&quot;: &quot;;IF([.J221] = &quot;Recovery&quot;; 1; 0);&quot;, &quot;&quot;Element&quot;&quot;: &quot;&quot;&quot;;[.G221];&quot;&quot;&quot;, &quot;&quot;Brand&quot;&quot;: &quot;&quot;&quot;;[.D221];&quot;&quot;&quot;, &quot;&quot;Ev. fr. pin?&quot;&quot;: &quot;;[.AH221];&quot; },&quot;)" office:value-type="string" office:string-value="0xDB: { &quot;ID&quot;: 0xDB, &quot;Name&quot;: &quot;Brainy Cat&quot;, &quot;MaxLevel&quot;: 3, &quot;Mingle?&quot;: 0, &quot;Psych&quot;: &quot;Over the Top BR&quot;, &quot;Recovery?&quot;: 0, &quot;Element&quot;: &quot;Abi&quot;, &quot;Brand&quot;: &quot;Gatito&quot;, &quot;Ev. fr. pin?&quot;: 0 }," calcext:value-type="string">
            <text:p>0xDB: { "ID": 0xDB, "Name": "Brainy Cat", "MaxLevel": 3, "Mingle?": 0, "Psych": "Over the Top BR", "Recovery?": 0, "Element": "Abi", "Brand": "Gatito", "Ev. fr. pin?": 0 },</text:p>
          </table:table-cell>
        </table:table-row>
        <table:table-row table:style-name="ro4" table:visibility="filter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, &quot;&quot;Psych&quot;&quot;: &quot;&quot;&quot;;[.H222];&quot;&quot;&quot;, &quot;&quot;Recovery?&quot;&quot;: &quot;;IF([.J222] = &quot;Recovery&quot;; 1; 0);&quot;, &quot;&quot;Element&quot;&quot;: &quot;&quot;&quot;;[.G222];&quot;&quot;&quot;, &quot;&quot;Brand&quot;&quot;: &quot;&quot;&quot;;[.D222];&quot;&quot;&quot;, &quot;&quot;Ev. fr. pin?&quot;&quot;: &quot;;[.AH222];&quot; },&quot;)" office:value-type="string" office:string-value="0xDC: { &quot;ID&quot;: 0xDC, &quot;Name&quot;: &quot;Lefty Cat&quot;, &quot;MaxLevel&quot;: 3, &quot;Mingle?&quot;: 0, &quot;Psych&quot;: &quot;Over the Top LH&quot;, &quot;Recovery?&quot;: 0, &quot;Element&quot;: &quot;Abi&quot;, &quot;Brand&quot;: &quot;Gatito&quot;, &quot;Ev. fr. pin?&quot;: 0 }," calcext:value-type="string">
            <text:p>0xDC: { "ID": 0xDC, "Name": "Lefty Cat", "MaxLevel": 3, "Mingle?": 0, "Psych": "Over the Top LH", "Recovery?": 0, "Element": "Abi", "Brand": "Gatito", "Ev. fr. pin?": 0 },</text:p>
          </table:table-cell>
        </table:table-row>
        <table:table-row table:style-name="ro3" table:visibility="filter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, &quot;&quot;Psych&quot;&quot;: &quot;&quot;&quot;;[.H223];&quot;&quot;&quot;, &quot;&quot;Recovery?&quot;&quot;: &quot;;IF([.J223] = &quot;Recovery&quot;; 1; 0);&quot;, &quot;&quot;Element&quot;&quot;: &quot;&quot;&quot;;[.G223];&quot;&quot;&quot;, &quot;&quot;Brand&quot;&quot;: &quot;&quot;&quot;;[.D223];&quot;&quot;&quot;, &quot;&quot;Ev. fr. pin?&quot;&quot;: &quot;;[.AH223];&quot; },&quot;)" office:value-type="string" office:string-value="0xDD: { &quot;ID&quot;: 0xDD, &quot;Name&quot;: &quot;One Jump from Eden&quot;, &quot;MaxLevel&quot;: 5, &quot;Mingle?&quot;: 0, &quot;Psych&quot;: &quot;Holy Field I&quot;, &quot;Recovery?&quot;: 0, &quot;Element&quot;: &quot;Abi&quot;, &quot;Brand&quot;: &quot;Gatito&quot;, &quot;Ev. fr. pin?&quot;: 1 }," calcext:value-type="string">
            <text:p>0xDD: { "ID": 0xDD, "Name": "One Jump from Eden", "MaxLevel": 5, "Mingle?": 0, "Psych": "Holy Field I", "Recovery?": 0, "Element": "Abi", "Brand": "Gatito", "Ev. fr. pin?": 1 },</text:p>
          </table:table-cell>
        </table:table-row>
        <table:table-row table:style-name="ro3" table:visibility="filter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, &quot;&quot;Psych&quot;&quot;: &quot;&quot;&quot;;[.H224];&quot;&quot;&quot;, &quot;&quot;Recovery?&quot;&quot;: &quot;;IF([.J224] = &quot;Recovery&quot;; 1; 0);&quot;, &quot;&quot;Element&quot;&quot;: &quot;&quot;&quot;;[.G224];&quot;&quot;&quot;, &quot;&quot;Brand&quot;&quot;: &quot;&quot;&quot;;[.D224];&quot;&quot;&quot;, &quot;&quot;Ev. fr. pin?&quot;&quot;: &quot;;[.AH224];&quot; },&quot;)" office:value-type="string" office:string-value="0xDE: { &quot;ID&quot;: 0xDE, &quot;Name&quot;: &quot;One Skip from Eden&quot;, &quot;MaxLevel&quot;: 5, &quot;Mingle?&quot;: 0, &quot;Psych&quot;: &quot;Holy Field II&quot;, &quot;Recovery?&quot;: 0, &quot;Element&quot;: &quot;Abi&quot;, &quot;Brand&quot;: &quot;Gatito&quot;, &quot;Ev. fr. pin?&quot;: 1 }," calcext:value-type="string">
            <text:p>0xDE: { "ID": 0xDE, "Name": "One Skip from Eden", "MaxLevel": 5, "Mingle?": 0, "Psych": "Holy Field II", "Recovery?": 0, "Element": "Abi", "Brand": "Gatito", "Ev. fr. pin?": 1 },</text:p>
          </table:table-cell>
        </table:table-row>
        <table:table-row table:style-name="ro3" table:visibility="filter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, &quot;&quot;Psych&quot;&quot;: &quot;&quot;&quot;;[.H225];&quot;&quot;&quot;, &quot;&quot;Recovery?&quot;&quot;: &quot;;IF([.J225] = &quot;Recovery&quot;; 1; 0);&quot;, &quot;&quot;Element&quot;&quot;: &quot;&quot;&quot;;[.G225];&quot;&quot;&quot;, &quot;&quot;Brand&quot;&quot;: &quot;&quot;&quot;;[.D225];&quot;&quot;&quot;, &quot;&quot;Ev. fr. pin?&quot;&quot;: &quot;;[.AH225];&quot; },&quot;)" office:value-type="string" office:string-value="0xDF: { &quot;ID&quot;: 0xDF, &quot;Name&quot;: &quot;One Hop from Eden&quot;, &quot;MaxLevel&quot;: 5, &quot;Mingle?&quot;: 0, &quot;Psych&quot;: &quot;Holy Field III&quot;, &quot;Recovery?&quot;: 0, &quot;Element&quot;: &quot;Abi&quot;, &quot;Brand&quot;: &quot;Gatito&quot;, &quot;Ev. fr. pin?&quot;: 1 }," calcext:value-type="string">
            <text:p>0xDF: { "ID": 0xDF, "Name": "One Hop from Eden", "MaxLevel": 5, "Mingle?": 0, "Psych": "Holy Field III", "Recovery?": 0, "Element": "Abi", "Brand": "Gatito", "Ev. fr. pin?": 1 },</text:p>
          </table:table-cell>
        </table:table-row>
        <table:table-row table:style-name="ro3" table:visibility="filter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, &quot;&quot;Psych&quot;&quot;: &quot;&quot;&quot;;[.H226];&quot;&quot;&quot;, &quot;&quot;Recovery?&quot;&quot;: &quot;;IF([.J226] = &quot;Recovery&quot;; 1; 0);&quot;, &quot;&quot;Element&quot;&quot;: &quot;&quot;&quot;;[.G226];&quot;&quot;&quot;, &quot;&quot;Brand&quot;&quot;: &quot;&quot;&quot;;[.D226];&quot;&quot;&quot;, &quot;&quot;Ev. fr. pin?&quot;&quot;: &quot;;[.AH226];&quot; },&quot;)" office:value-type="string" office:string-value="0xE0: { &quot;ID&quot;: 0xE0, &quot;Name&quot;: &quot;One Step from Eden&quot;, &quot;MaxLevel&quot;: 5, &quot;Mingle?&quot;: 0, &quot;Psych&quot;: &quot;Holy Field IV&quot;, &quot;Recovery?&quot;: 0, &quot;Element&quot;: &quot;Abi&quot;, &quot;Brand&quot;: &quot;Gatito&quot;, &quot;Ev. fr. pin?&quot;: 1 }," calcext:value-type="string">
            <text:p>0xE0: { "ID": 0xE0, "Name": "One Step from Eden", "MaxLevel": 5, "Mingle?": 0, "Psych": "Holy Field IV", "Recovery?": 0, "Element": "Abi", "Brand": "Gatito", "Ev. fr. pin?": 1 },</text:p>
          </table:table-cell>
        </table:table-row>
        <table:table-row table:style-name="ro3" table:visibility="filter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, &quot;&quot;Psych&quot;&quot;: &quot;&quot;&quot;;[.H227];&quot;&quot;&quot;, &quot;&quot;Recovery?&quot;&quot;: &quot;;IF([.J227] = &quot;Recovery&quot;; 1; 0);&quot;, &quot;&quot;Element&quot;&quot;: &quot;&quot;&quot;;[.G227];&quot;&quot;&quot;, &quot;&quot;Brand&quot;&quot;: &quot;&quot;&quot;;[.D227];&quot;&quot;&quot;, &quot;&quot;Ev. fr. pin?&quot;&quot;: &quot;;[.AH227];&quot; },&quot;)" office:value-type="string" office:string-value="0xE1: { &quot;ID&quot;: 0xE1, &quot;Name&quot;: &quot;Eden's Door&quot;, &quot;MaxLevel&quot;: 5, &quot;Mingle?&quot;: 0, &quot;Psych&quot;: &quot;Holy Field V&quot;, &quot;Recovery?&quot;: 0, &quot;Element&quot;: &quot;Abi&quot;, &quot;Brand&quot;: &quot;Gatito&quot;, &quot;Ev. fr. pin?&quot;: 1 }," calcext:value-type="string">
            <text:p>0xE1: { "ID": 0xE1, "Name": "Eden's Door", "MaxLevel": 5, "Mingle?": 0, "Psych": "Holy Field V", "Recovery?": 0, "Element": "Abi", "Brand": "Gatito", "Ev. fr. pin?": 1 },</text:p>
          </table:table-cell>
        </table:table-row>
        <table:table-row table:style-name="ro2" table:visibility="filter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, &quot;&quot;Psych&quot;&quot;: &quot;&quot;&quot;;[.H228];&quot;&quot;&quot;, &quot;&quot;Recovery?&quot;&quot;: &quot;;IF([.J228] = &quot;Recovery&quot;; 1; 0);&quot;, &quot;&quot;Element&quot;&quot;: &quot;&quot;&quot;;[.G228];&quot;&quot;&quot;, &quot;&quot;Brand&quot;&quot;: &quot;&quot;&quot;;[.D228];&quot;&quot;&quot;, &quot;&quot;Ev. fr. pin?&quot;&quot;: &quot;;[.AH228];&quot; },&quot;)" office:value-type="string" office:string-value="0xE2: { &quot;ID&quot;: 0xE2, &quot;Name&quot;: &quot;Visionary Blend&quot;, &quot;MaxLevel&quot;: 1, &quot;Mingle?&quot;: 0, &quot;Psych&quot;: &quot;Subconscious&quot;, &quot;Recovery?&quot;: 1, &quot;Element&quot;: &quot;---&quot;, &quot;Brand&quot;: &quot;Gatito&quot;, &quot;Ev. fr. pin?&quot;: 0 }," calcext:value-type="string">
            <text:p>0xE2: { "ID": 0xE2, "Name": "Visionary Blend", "MaxLevel": 1, "Mingle?": 0, "Psych": "Subconscious", "Recovery?": 1, "Element": "---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, &quot;&quot;Psych&quot;&quot;: &quot;&quot;&quot;;[.H229];&quot;&quot;&quot;, &quot;&quot;Recovery?&quot;&quot;: &quot;;IF([.J229] = &quot;Recovery&quot;; 1; 0);&quot;, &quot;&quot;Element&quot;&quot;: &quot;&quot;&quot;;[.G229];&quot;&quot;&quot;, &quot;&quot;Brand&quot;&quot;: &quot;&quot;&quot;;[.D229];&quot;&quot;&quot;, &quot;&quot;Ev. fr. pin?&quot;&quot;: &quot;;[.AH229];&quot; },&quot;)" office:value-type="string" office:string-value="0xE3: { &quot;ID&quot;: 0xE3, &quot;Name&quot;: &quot;Red Skull&quot;, &quot;MaxLevel&quot;: 1, &quot;Mingle?&quot;: 0, &quot;Psych&quot;: &quot;Crawler&quot;, &quot;Recovery?&quot;: 0, &quot;Element&quot;: &quot;Abi&quot;, &quot;Brand&quot;: &quot;Gatito&quot;, &quot;Ev. fr. pin?&quot;: 0 }," calcext:value-type="string">
            <text:p>0xE3: { "ID": 0xE3, "Name": "Red Skull", "MaxLevel": 1, "Mingle?": 0, "Psych": "Crawler", "Recovery?": 0, "Element": "Abi", "Brand": "Gatito", "Ev. fr. pin?": 0 },</text:p>
          </table:table-cell>
        </table:table-row>
        <table:table-row table:style-name="ro2" table:visibility="filter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, &quot;&quot;Psych&quot;&quot;: &quot;&quot;&quot;;[.H230];&quot;&quot;&quot;, &quot;&quot;Recovery?&quot;&quot;: &quot;;IF([.J230] = &quot;Recovery&quot;; 1; 0);&quot;, &quot;&quot;Element&quot;&quot;: &quot;&quot;&quot;;[.G230];&quot;&quot;&quot;, &quot;&quot;Brand&quot;&quot;: &quot;&quot;&quot;;[.D230];&quot;&quot;&quot;, &quot;&quot;Ev. fr. pin?&quot;&quot;: &quot;;[.AH230];&quot; },&quot;)" office:value-type="string" office:string-value="0xE4: { &quot;ID&quot;: 0xE4, &quot;Name&quot;: &quot;Gatito&quot;, &quot;MaxLevel&quot;: 1, &quot;Mingle?&quot;: 0, &quot;Psych&quot;: &quot;Resonance: GT&quot;, &quot;Recovery?&quot;: 0, &quot;Element&quot;: &quot;Abi&quot;, &quot;Brand&quot;: &quot;Gatito&quot;, &quot;Ev. fr. pin?&quot;: 0 }," calcext:value-type="string">
            <text:p>0xE4: { "ID": 0xE4, "Name": "Gatito", "MaxLevel": 1, "Mingle?": 0, "Psych": "Resonance: GT", "Recovery?": 0, "Element": "Abi", "Brand": "Gatito", "Ev. fr. pin?": 0 },</text:p>
          </table:table-cell>
        </table:table-row>
        <table:table-row table:style-name="ro3" table:visibility="filter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, &quot;&quot;Psych&quot;&quot;: &quot;&quot;&quot;;[.H231];&quot;&quot;&quot;, &quot;&quot;Recovery?&quot;&quot;: &quot;;IF([.J231] = &quot;Recovery&quot;; 1; 0);&quot;, &quot;&quot;Element&quot;&quot;: &quot;&quot;&quot;;[.G231];&quot;&quot;&quot;, &quot;&quot;Brand&quot;&quot;: &quot;&quot;&quot;;[.D231];&quot;&quot;&quot;, &quot;&quot;Ev. fr. pin?&quot;&quot;: &quot;;[.AH231];&quot; },&quot;)" office:value-type="string" office:string-value="0xE5: { &quot;ID&quot;: 0xE5, &quot;Name&quot;: &quot;Tin Pin Fire&quot;, &quot;MaxLevel&quot;: 4, &quot;Mingle?&quot;: 0, &quot;Psych&quot;: &quot;Ignition&quot;, &quot;Recovery?&quot;: 0, &quot;Element&quot;: &quot;Neg&quot;, &quot;Brand&quot;: &quot;Unbranded&quot;, &quot;Ev. fr. pin?&quot;: 0 }," calcext:value-type="string">
            <text:p>0xE5: { "ID": 0xE5, "Name": "Tin Pin Fire", "MaxLevel": 4, "Mingle?": 0, "Psych": "Ignition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, &quot;&quot;Psych&quot;&quot;: &quot;&quot;&quot;;[.H232];&quot;&quot;&quot;, &quot;&quot;Recovery?&quot;&quot;: &quot;;IF([.J232] = &quot;Recovery&quot;; 1; 0);&quot;, &quot;&quot;Element&quot;&quot;: &quot;&quot;&quot;;[.G232];&quot;&quot;&quot;, &quot;&quot;Brand&quot;&quot;: &quot;&quot;&quot;;[.D232];&quot;&quot;&quot;, &quot;&quot;Ev. fr. pin?&quot;&quot;: &quot;;[.AH232];&quot; },&quot;)" office:value-type="string" office:string-value="0xE6: { &quot;ID&quot;: 0xE6, &quot;Name&quot;: &quot;Tin Pin Custom&quot;, &quot;MaxLevel&quot;: 1, &quot;Mingle?&quot;: 0, &quot;Psych&quot;: &quot;Burst Rounds&quot;, &quot;Recovery?&quot;: 0, &quot;Element&quot;: &quot;Neg&quot;, &quot;Brand&quot;: &quot;Unbranded&quot;, &quot;Ev. fr. pin?&quot;: 0 }," calcext:value-type="string">
            <text:p>0xE6: { "ID": 0xE6, "Name": "Tin Pin Custom", "MaxLevel": 1, "Mingle?": 0, "Psych": "Burst Rounds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, &quot;&quot;Psych&quot;&quot;: &quot;&quot;&quot;;[.H233];&quot;&quot;&quot;, &quot;&quot;Recovery?&quot;&quot;: &quot;;IF([.J233] = &quot;Recovery&quot;; 1; 0);&quot;, &quot;&quot;Element&quot;&quot;: &quot;&quot;&quot;;[.G233];&quot;&quot;&quot;, &quot;&quot;Brand&quot;&quot;: &quot;&quot;&quot;;[.D233];&quot;&quot;&quot;, &quot;&quot;Ev. fr. pin?&quot;&quot;: &quot;;[.AH233];&quot; },&quot;)" office:value-type="string" office:string-value="0xE7: { &quot;ID&quot;: 0xE7, &quot;Name&quot;: &quot;Tin Pin Wind&quot;, &quot;MaxLevel&quot;: 6, &quot;Mingle?&quot;: 0, &quot;Psych&quot;: &quot;Patrol Rounds&quot;, &quot;Recovery?&quot;: 0, &quot;Element&quot;: &quot;Neg&quot;, &quot;Brand&quot;: &quot;Unbranded&quot;, &quot;Ev. fr. pin?&quot;: 0 }," calcext:value-type="string">
            <text:p>0xE7: { "ID": 0xE7, "Name": "Tin Pin Wind", "MaxLevel": 6, "Mingle?": 0, "Psych": "Patrol Rounds", "Recovery?": 0, "Element": "Neg", "Brand": "Unbranded", "Ev. fr. pin?": 0 },</text:p>
          </table:table-cell>
        </table:table-row>
        <table:table-row table:style-name="ro4" table:visibility="filter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, &quot;&quot;Psych&quot;&quot;: &quot;&quot;&quot;;[.H234];&quot;&quot;&quot;, &quot;&quot;Recovery?&quot;&quot;: &quot;;IF([.J234] = &quot;Recovery&quot;; 1; 0);&quot;, &quot;&quot;Element&quot;&quot;: &quot;&quot;&quot;;[.G234];&quot;&quot;&quot;, &quot;&quot;Brand&quot;&quot;: &quot;&quot;&quot;;[.D234];&quot;&quot;&quot;, &quot;&quot;Ev. fr. pin?&quot;&quot;: &quot;;[.AH234];&quot; },&quot;)" office:value-type="string" office:string-value="0xE8: { &quot;ID&quot;: 0xE8, &quot;Name&quot;: &quot;Tin Pin Blade&quot;, &quot;MaxLevel&quot;: 6, &quot;Mingle?&quot;: 0, &quot;Psych&quot;: &quot;Vortex Saber&quot;, &quot;Recovery?&quot;: 0, &quot;Element&quot;: &quot;Pos&quot;, &quot;Brand&quot;: &quot;Unbranded&quot;, &quot;Ev. fr. pin?&quot;: 0 }," calcext:value-type="string">
            <text:p>0xE8: { "ID": 0xE8, "Name": "Tin Pin Blade", "MaxLevel": 6, "Mingle?": 0, "Psych": "Vortex Saber", "Recovery?": 0, "Element": "Pos", "Brand": "Unbranded", "Ev. fr. pin?": 0 },</text:p>
          </table:table-cell>
        </table:table-row>
        <table:table-row table:style-name="ro2" table:visibility="filter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, &quot;&quot;Psych&quot;&quot;: &quot;&quot;&quot;;[.H235];&quot;&quot;&quot;, &quot;&quot;Recovery?&quot;&quot;: &quot;;IF([.J235] = &quot;Recovery&quot;; 1; 0);&quot;, &quot;&quot;Element&quot;&quot;: &quot;&quot;&quot;;[.G235];&quot;&quot;&quot;, &quot;&quot;Brand&quot;&quot;: &quot;&quot;&quot;;[.D235];&quot;&quot;&quot;, &quot;&quot;Ev. fr. pin?&quot;&quot;: &quot;;[.AH235];&quot; },&quot;)" office:value-type="string" office:string-value="0xE9: { &quot;ID&quot;: 0xE9, &quot;Name&quot;: &quot;Tin Pin Wheel&quot;, &quot;MaxLevel&quot;: 3, &quot;Mingle?&quot;: 0, &quot;Psych&quot;: &quot;Velocity Attack&quot;, &quot;Recovery?&quot;: 0, &quot;Element&quot;: &quot;Pos&quot;, &quot;Brand&quot;: &quot;Unbranded&quot;, &quot;Ev. fr. pin?&quot;: 0 }," calcext:value-type="string">
            <text:p>0xE9: { "ID": 0xE9, "Name": "Tin Pin Wheel", "MaxLevel": 3, "Mingle?": 0, "Psych": "Velocity Attack", "Recovery?": 0, "Element": "Pos", "Brand": "Unbranded", "Ev. fr. pin?": 0 },</text:p>
          </table:table-cell>
        </table:table-row>
        <table:table-row table:style-name="ro2" table:visibility="filter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, &quot;&quot;Psych&quot;&quot;: &quot;&quot;&quot;;[.H236];&quot;&quot;&quot;, &quot;&quot;Recovery?&quot;&quot;: &quot;;IF([.J236] = &quot;Recovery&quot;; 1; 0);&quot;, &quot;&quot;Element&quot;&quot;: &quot;&quot;&quot;;[.G236];&quot;&quot;&quot;, &quot;&quot;Brand&quot;&quot;: &quot;&quot;&quot;;[.D236];&quot;&quot;&quot;, &quot;&quot;Ev. fr. pin?&quot;&quot;: &quot;;[.AH236];&quot; },&quot;)" office:value-type="string" office:string-value="0xEA: { &quot;ID&quot;: 0xEA, &quot;Name&quot;: &quot;Tin Pin Dash&quot;, &quot;MaxLevel&quot;: 4, &quot;Mingle?&quot;: 0, &quot;Psych&quot;: &quot;Velocity Crash&quot;, &quot;Recovery?&quot;: 0, &quot;Element&quot;: &quot;Pos&quot;, &quot;Brand&quot;: &quot;Unbranded&quot;, &quot;Ev. fr. pin?&quot;: 0 }," calcext:value-type="string">
            <text:p>0xEA: { "ID": 0xEA, "Name": "Tin Pin Dash", "MaxLevel": 4, "Mingle?": 0, "Psych": "Velocity Crash", "Recovery?": 0, "Element": "Pos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, &quot;&quot;Psych&quot;&quot;: &quot;&quot;&quot;;[.H237];&quot;&quot;&quot;, &quot;&quot;Recovery?&quot;&quot;: &quot;;IF([.J237] = &quot;Recovery&quot;; 1; 0);&quot;, &quot;&quot;Element&quot;&quot;: &quot;&quot;&quot;;[.G237];&quot;&quot;&quot;, &quot;&quot;Brand&quot;&quot;: &quot;&quot;&quot;;[.D237];&quot;&quot;&quot;, &quot;&quot;Ev. fr. pin?&quot;&quot;: &quot;;[.AH237];&quot; },&quot;)" office:value-type="string" office:string-value="0xEB: { &quot;ID&quot;: 0xEB, &quot;Name&quot;: &quot;Tin Pin Thrift&quot;, &quot;MaxLevel&quot;: 3, &quot;Mingle?&quot;: 0, &quot;Psych&quot;: &quot;Sacrifice&quot;, &quot;Recovery?&quot;: 0, &quot;Element&quot;: &quot;Abi&quot;, &quot;Brand&quot;: &quot;Unbranded&quot;, &quot;Ev. fr. pin?&quot;: 0 }," calcext:value-type="string">
            <text:p>0xEB: { "ID": 0xEB, "Name": "Tin Pin Thrift", "MaxLevel": 3, "Mingle?": 0, "Psych": "Sacrifice", "Recovery?": 0, "Element": "Abi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, &quot;&quot;Psych&quot;&quot;: &quot;&quot;&quot;;[.H238];&quot;&quot;&quot;, &quot;&quot;Recovery?&quot;&quot;: &quot;;IF([.J238] = &quot;Recovery&quot;; 1; 0);&quot;, &quot;&quot;Element&quot;&quot;: &quot;&quot;&quot;;[.G238];&quot;&quot;&quot;, &quot;&quot;Brand&quot;&quot;: &quot;&quot;&quot;;[.D238];&quot;&quot;&quot;, &quot;&quot;Ev. fr. pin?&quot;&quot;: &quot;;[.AH238];&quot; },&quot;)" office:value-type="string" office:string-value="0xEC: { &quot;ID&quot;: 0xEC, &quot;Name&quot;: &quot;Tin Pin Hellfire&quot;, &quot;MaxLevel&quot;: 7, &quot;Mingle?&quot;: 0, &quot;Psych&quot;: &quot;Flame Core&quot;, &quot;Recovery?&quot;: 0, &quot;Element&quot;: &quot;Neg&quot;, &quot;Brand&quot;: &quot;Unbranded&quot;, &quot;Ev. fr. pin?&quot;: 0 }," calcext:value-type="string">
            <text:p>0xEC: { "ID": 0xEC, "Name": "Tin Pin Hellfire", "MaxLevel": 7, "Mingle?": 0, "Psych": "Flame Core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, &quot;&quot;Psych&quot;&quot;: &quot;&quot;&quot;;[.H239];&quot;&quot;&quot;, &quot;&quot;Recovery?&quot;&quot;: &quot;;IF([.J239] = &quot;Recovery&quot;; 1; 0);&quot;, &quot;&quot;Element&quot;&quot;: &quot;&quot;&quot;;[.G239];&quot;&quot;&quot;, &quot;&quot;Brand&quot;&quot;: &quot;&quot;&quot;;[.D239];&quot;&quot;&quot;, &quot;&quot;Ev. fr. pin?&quot;&quot;: &quot;;[.AH239];&quot; },&quot;)" office:value-type="string" office:string-value="0xED: { &quot;ID&quot;: 0xED, &quot;Name&quot;: &quot;Tin Pin Sunscorch&quot;, &quot;MaxLevel&quot;: 3, &quot;Mingle?&quot;: 0, &quot;Psych&quot;: &quot;Flame Blast&quot;, &quot;Recovery?&quot;: 0, &quot;Element&quot;: &quot;Neg&quot;, &quot;Brand&quot;: &quot;Unbranded&quot;, &quot;Ev. fr. pin?&quot;: 0 }," calcext:value-type="string">
            <text:p>0xED: { "ID": 0xED, "Name": "Tin Pin Sunscorch", "MaxLevel": 3, "Mingle?": 0, "Psych": "Flame Blast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, &quot;&quot;Psych&quot;&quot;: &quot;&quot;&quot;;[.H240];&quot;&quot;&quot;, &quot;&quot;Recovery?&quot;&quot;: &quot;;IF([.J240] = &quot;Recovery&quot;; 1; 0);&quot;, &quot;&quot;Element&quot;&quot;: &quot;&quot;&quot;;[.G240];&quot;&quot;&quot;, &quot;&quot;Brand&quot;&quot;: &quot;&quot;&quot;;[.D240];&quot;&quot;&quot;, &quot;&quot;Ev. fr. pin?&quot;&quot;: &quot;;[.AH240];&quot; },&quot;)" office:value-type="string" office:string-value="0xEE: { &quot;ID&quot;: 0xEE, &quot;Name&quot;: &quot;Tin Pin Rocker&quot;, &quot;MaxLevel&quot;: 2, &quot;Mingle?&quot;: 0, &quot;Psych&quot;: &quot;Street Jam&quot;, &quot;Recovery?&quot;: 0, &quot;Element&quot;: &quot;Neg&quot;, &quot;Brand&quot;: &quot;Unbranded&quot;, &quot;Ev. fr. pin?&quot;: 0 }," calcext:value-type="string">
            <text:p>0xEE: { "ID": 0xEE, "Name": "Tin Pin Rocker", "MaxLevel": 2, "Mingle?": 0, "Psych": "Street Jam", "Recovery?": 0, "Element": "Neg", "Brand": "Unbranded", "Ev. fr. pin?": 0 },</text:p>
          </table:table-cell>
        </table:table-row>
        <table:table-row table:style-name="ro2" table:visibility="filter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, &quot;&quot;Psych&quot;&quot;: &quot;&quot;&quot;;[.H241];&quot;&quot;&quot;, &quot;&quot;Recovery?&quot;&quot;: &quot;;IF([.J241] = &quot;Recovery&quot;; 1; 0);&quot;, &quot;&quot;Element&quot;&quot;: &quot;&quot;&quot;;[.G241];&quot;&quot;&quot;, &quot;&quot;Brand&quot;&quot;: &quot;&quot;&quot;;[.D241];&quot;&quot;&quot;, &quot;&quot;Ev. fr. pin?&quot;&quot;: &quot;;[.AH241];&quot; },&quot;)" office:value-type="string" office:string-value="0xEF: { &quot;ID&quot;: 0xEF, &quot;Name&quot;: &quot;Tin Pin Artist&quot;, &quot;MaxLevel&quot;: 4, &quot;Mingle?&quot;: 0, &quot;Psych&quot;: &quot;Lightning Bolt&quot;, &quot;Recovery?&quot;: 0, &quot;Element&quot;: &quot;Neg&quot;, &quot;Brand&quot;: &quot;Unbranded&quot;, &quot;Ev. fr. pin?&quot;: 0 }," calcext:value-type="string">
            <text:p>0xEF: { "ID": 0xEF, "Name": "Tin Pin Artist", "MaxLevel": 4, "Mingle?": 0, "Psych": "Lightning Bolt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, &quot;&quot;Psych&quot;&quot;: &quot;&quot;&quot;;[.H242];&quot;&quot;&quot;, &quot;&quot;Recovery?&quot;&quot;: &quot;;IF([.J242] = &quot;Recovery&quot;; 1; 0);&quot;, &quot;&quot;Element&quot;&quot;: &quot;&quot;&quot;;[.G242];&quot;&quot;&quot;, &quot;&quot;Brand&quot;&quot;: &quot;&quot;&quot;;[.D242];&quot;&quot;&quot;, &quot;&quot;Ev. fr. pin?&quot;&quot;: &quot;;[.AH242];&quot; },&quot;)" office:value-type="string" office:string-value="0xF0: { &quot;ID&quot;: 0xF0, &quot;Name&quot;: &quot;Tin Pin Devil&quot;, &quot;MaxLevel&quot;: 8, &quot;Mingle?&quot;: 0, &quot;Psych&quot;: &quot;Thunderstorm&quot;, &quot;Recovery?&quot;: 0, &quot;Element&quot;: &quot;Neg&quot;, &quot;Brand&quot;: &quot;Unbranded&quot;, &quot;Ev. fr. pin?&quot;: 0 }," calcext:value-type="string">
            <text:p>0xF0: { "ID": 0xF0, "Name": "Tin Pin Devil", "MaxLevel": 8, "Mingle?": 0, "Psych": "Thunderstorm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, &quot;&quot;Psych&quot;&quot;: &quot;&quot;&quot;;[.H243];&quot;&quot;&quot;, &quot;&quot;Recovery?&quot;&quot;: &quot;;IF([.J243] = &quot;Recovery&quot;; 1; 0);&quot;, &quot;&quot;Element&quot;&quot;: &quot;&quot;&quot;;[.G243];&quot;&quot;&quot;, &quot;&quot;Brand&quot;&quot;: &quot;&quot;&quot;;[.D243];&quot;&quot;&quot;, &quot;&quot;Ev. fr. pin?&quot;&quot;: &quot;;[.AH243];&quot; },&quot;)" office:value-type="string" office:string-value="0xF1: { &quot;ID&quot;: 0xF1, &quot;Name&quot;: &quot;Tin Pin Ifrit&quot;, &quot;MaxLevel&quot;: 3, &quot;Mingle?&quot;: 0, &quot;Psych&quot;: &quot;Time Bomb&quot;, &quot;Recovery?&quot;: 0, &quot;Element&quot;: &quot;Neg&quot;, &quot;Brand&quot;: &quot;Unbranded&quot;, &quot;Ev. fr. pin?&quot;: 0 }," calcext:value-type="string">
            <text:p>0xF1: { "ID": 0xF1, "Name": "Tin Pin Ifrit", "MaxLevel": 3, "Mingle?": 0, "Psych": "Time Bomb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, &quot;&quot;Psych&quot;&quot;: &quot;&quot;&quot;;[.H244];&quot;&quot;&quot;, &quot;&quot;Recovery?&quot;&quot;: &quot;;IF([.J244] = &quot;Recovery&quot;; 1; 0);&quot;, &quot;&quot;Element&quot;&quot;: &quot;&quot;&quot;;[.G244];&quot;&quot;&quot;, &quot;&quot;Brand&quot;&quot;: &quot;&quot;&quot;;[.D244];&quot;&quot;&quot;, &quot;&quot;Ev. fr. pin?&quot;&quot;: &quot;;[.AH244];&quot; },&quot;)" office:value-type="string" office:string-value="0xF2: { &quot;ID&quot;: 0xF2, &quot;Name&quot;: &quot;Tin Pin Shiva&quot;, &quot;MaxLevel&quot;: 4, &quot;Mingle?&quot;: 0, &quot;Psych&quot;: &quot;Piercing Pillar&quot;, &quot;Recovery?&quot;: 0, &quot;Element&quot;: &quot;Neg&quot;, &quot;Brand&quot;: &quot;Unbranded&quot;, &quot;Ev. fr. pin?&quot;: 0 }," calcext:value-type="string">
            <text:p>0xF2: { "ID": 0xF2, "Name": "Tin Pin Shiva", "MaxLevel": 4, "Mingle?": 0, "Psych": "Piercing Pillar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, &quot;&quot;Psych&quot;&quot;: &quot;&quot;&quot;;[.H245];&quot;&quot;&quot;, &quot;&quot;Recovery?&quot;&quot;: &quot;;IF([.J245] = &quot;Recovery&quot;; 1; 0);&quot;, &quot;&quot;Element&quot;&quot;: &quot;&quot;&quot;;[.G245];&quot;&quot;&quot;, &quot;&quot;Brand&quot;&quot;: &quot;&quot;&quot;;[.D245];&quot;&quot;&quot;, &quot;&quot;Ev. fr. pin?&quot;&quot;: &quot;;[.AH245];&quot; },&quot;)" office:value-type="string" office:string-value="0xF3: { &quot;ID&quot;: 0xF3, &quot;Name&quot;: &quot;Tin Pin Golem&quot;, &quot;MaxLevel&quot;: 5, &quot;Mingle?&quot;: 0, &quot;Psych&quot;: &quot;Earthquake&quot;, &quot;Recovery?&quot;: 0, &quot;Element&quot;: &quot;Pos&quot;, &quot;Brand&quot;: &quot;Unbranded&quot;, &quot;Ev. fr. pin?&quot;: 0 }," calcext:value-type="string">
            <text:p>0xF3: { "ID": 0xF3, "Name": "Tin Pin Golem", "MaxLevel": 5, "Mingle?": 0, "Psych": "Earthquake", "Recovery?": 0, "Element": "Pos", "Brand": "Unbranded", "Ev. fr. pin?": 0 },</text:p>
          </table:table-cell>
        </table:table-row>
        <table:table-row table:style-name="ro2" table:visibility="filter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, &quot;&quot;Psych&quot;&quot;: &quot;&quot;&quot;;[.H246];&quot;&quot;&quot;, &quot;&quot;Recovery?&quot;&quot;: &quot;;IF([.J246] = &quot;Recovery&quot;; 1; 0);&quot;, &quot;&quot;Element&quot;&quot;: &quot;&quot;&quot;;[.G246];&quot;&quot;&quot;, &quot;&quot;Brand&quot;&quot;: &quot;&quot;&quot;;[.D246];&quot;&quot;&quot;, &quot;&quot;Ev. fr. pin?&quot;&quot;: &quot;;[.AH246];&quot; },&quot;)" office:value-type="string" office:string-value="0xF4: { &quot;ID&quot;: 0xF4, &quot;Name&quot;: &quot;Tin Pin Bahamut&quot;, &quot;MaxLevel&quot;: 6, &quot;Mingle?&quot;: 0, &quot;Psych&quot;: &quot;Nexus Ray&quot;, &quot;Recovery?&quot;: 0, &quot;Element&quot;: &quot;Neg&quot;, &quot;Brand&quot;: &quot;Unbranded&quot;, &quot;Ev. fr. pin?&quot;: 0 }," calcext:value-type="string">
            <text:p>0xF4: { "ID": 0xF4, "Name": "Tin Pin Bahamut", "MaxLevel": 6, "Mingle?": 0, "Psych": "Nexus Ray", "Recovery?": 0, "Element": "Neg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, &quot;&quot;Psych&quot;&quot;: &quot;&quot;&quot;;[.H247];&quot;&quot;&quot;, &quot;&quot;Recovery?&quot;&quot;: &quot;;IF([.J247] = &quot;Recovery&quot;; 1; 0);&quot;, &quot;&quot;Element&quot;&quot;: &quot;&quot;&quot;;[.G247];&quot;&quot;&quot;, &quot;&quot;Brand&quot;&quot;: &quot;&quot;&quot;;[.D247];&quot;&quot;&quot;, &quot;&quot;Ev. fr. pin?&quot;&quot;: &quot;;[.AH247];&quot; },&quot;)" office:value-type="string" office:string-value="0xF5: { &quot;ID&quot;: 0xF5, &quot;Name&quot;: &quot;1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5: { "ID": 0xF5, "Name": "1 Yen", "MaxLevel": 2, "Mingle?": 0, "Psych": "---", "Recovery?": 0, "Element": "---", "Brand": "Unbranded", "Ev. fr. pin?": 1 },</text:p>
          </table:table-cell>
        </table:table-row>
        <table:table-row table:style-name="ro7" table:visibility="filter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, &quot;&quot;Psych&quot;&quot;: &quot;&quot;&quot;;[.H248];&quot;&quot;&quot;, &quot;&quot;Recovery?&quot;&quot;: &quot;;IF([.J248] = &quot;Recovery&quot;; 1; 0);&quot;, &quot;&quot;Element&quot;&quot;: &quot;&quot;&quot;;[.G248];&quot;&quot;&quot;, &quot;&quot;Brand&quot;&quot;: &quot;&quot;&quot;;[.D248];&quot;&quot;&quot;, &quot;&quot;Ev. fr. pin?&quot;&quot;: &quot;;[.AH248];&quot; },&quot;)" office:value-type="string" office:string-value="0xF6: { &quot;ID&quot;: 0xF6, &quot;Name&quot;: &quot;5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6: { "ID": 0xF6, "Name": "5 Yen", "MaxLevel": 2, "Mingle?": 0, "Psych": "---", "Recovery?": 0, "Element": "---", "Brand": "Unbranded", "Ev. fr. pin?": 1 },</text:p>
          </table:table-cell>
        </table:table-row>
        <table:table-row table:style-name="ro3" table:visibility="filter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, &quot;&quot;Psych&quot;&quot;: &quot;&quot;&quot;;[.H249];&quot;&quot;&quot;, &quot;&quot;Recovery?&quot;&quot;: &quot;;IF([.J249] = &quot;Recovery&quot;; 1; 0);&quot;, &quot;&quot;Element&quot;&quot;: &quot;&quot;&quot;;[.G249];&quot;&quot;&quot;, &quot;&quot;Brand&quot;&quot;: &quot;&quot;&quot;;[.D249];&quot;&quot;&quot;, &quot;&quot;Ev. fr. pin?&quot;&quot;: &quot;;[.AH249];&quot; },&quot;)" office:value-type="string" office:string-value="0xF7: { &quot;ID&quot;: 0xF7, &quot;Name&quot;: &quot;10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7: { "ID": 0xF7, "Name": "10 Yen", "MaxLevel": 2, "Mingle?": 0, "Psych": "---", "Recovery?": 0, "Element": "---", "Brand": "Unbranded", "Ev. fr. pin?": 1 },</text:p>
          </table:table-cell>
        </table:table-row>
        <table:table-row table:style-name="ro4" table:visibility="filter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, &quot;&quot;Psych&quot;&quot;: &quot;&quot;&quot;;[.H250];&quot;&quot;&quot;, &quot;&quot;Recovery?&quot;&quot;: &quot;;IF([.J250] = &quot;Recovery&quot;; 1; 0);&quot;, &quot;&quot;Element&quot;&quot;: &quot;&quot;&quot;;[.G250];&quot;&quot;&quot;, &quot;&quot;Brand&quot;&quot;: &quot;&quot;&quot;;[.D250];&quot;&quot;&quot;, &quot;&quot;Ev. fr. pin?&quot;&quot;: &quot;;[.AH250];&quot; },&quot;)" office:value-type="string" office:string-value="0xF8: { &quot;ID&quot;: 0xF8, &quot;Name&quot;: &quot;50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8: { "ID": 0xF8, "Name": "50 Yen", "MaxLevel": 2, "Mingle?": 0, "Psych": "---", "Recovery?": 0, "Element": "---", "Brand": "Unbranded", "Ev. fr. pin?": 1 },</text:p>
          </table:table-cell>
        </table:table-row>
        <table:table-row table:style-name="ro8" table:visibility="filter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, &quot;&quot;Psych&quot;&quot;: &quot;&quot;&quot;;[.H251];&quot;&quot;&quot;, &quot;&quot;Recovery?&quot;&quot;: &quot;;IF([.J251] = &quot;Recovery&quot;; 1; 0);&quot;, &quot;&quot;Element&quot;&quot;: &quot;&quot;&quot;;[.G251];&quot;&quot;&quot;, &quot;&quot;Brand&quot;&quot;: &quot;&quot;&quot;;[.D251];&quot;&quot;&quot;, &quot;&quot;Ev. fr. pin?&quot;&quot;: &quot;;[.AH251];&quot; },&quot;)" office:value-type="string" office:string-value="0xF9: { &quot;ID&quot;: 0xF9, &quot;Name&quot;: &quot;100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9: { "ID": 0xF9, "Name": "100 Yen", "MaxLevel": 2, "Mingle?": 0, "Psych": "---", "Recovery?": 0, "Element": "---", "Brand": "Unbranded", "Ev. fr. pin?": 1 },</text:p>
          </table:table-cell>
        </table:table-row>
        <table:table-row table:style-name="ro9" table:visibility="filter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, &quot;&quot;Psych&quot;&quot;: &quot;&quot;&quot;;[.H252];&quot;&quot;&quot;, &quot;&quot;Recovery?&quot;&quot;: &quot;;IF([.J252] = &quot;Recovery&quot;; 1; 0);&quot;, &quot;&quot;Element&quot;&quot;: &quot;&quot;&quot;;[.G252];&quot;&quot;&quot;, &quot;&quot;Brand&quot;&quot;: &quot;&quot;&quot;;[.D252];&quot;&quot;&quot;, &quot;&quot;Ev. fr. pin?&quot;&quot;: &quot;;[.AH252];&quot; },&quot;)" office:value-type="string" office:string-value="0xFA: { &quot;ID&quot;: 0xFA, &quot;Name&quot;: &quot;500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A: { "ID": 0xFA, "Name": "500 Yen", "MaxLevel": 2, "Mingle?": 0, "Psych": "---", "Recovery?": 0, "Element": "---", "Brand": "Unbranded", "Ev. fr. pin?": 1 },</text:p>
          </table:table-cell>
        </table:table-row>
        <table:table-row table:style-name="ro10" table:visibility="filter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, &quot;&quot;Psych&quot;&quot;: &quot;&quot;&quot;;[.H253];&quot;&quot;&quot;, &quot;&quot;Recovery?&quot;&quot;: &quot;;IF([.J253] = &quot;Recovery&quot;; 1; 0);&quot;, &quot;&quot;Element&quot;&quot;: &quot;&quot;&quot;;[.G253];&quot;&quot;&quot;, &quot;&quot;Brand&quot;&quot;: &quot;&quot;&quot;;[.D253];&quot;&quot;&quot;, &quot;&quot;Ev. fr. pin?&quot;&quot;: &quot;;[.AH253];&quot; },&quot;)" office:value-type="string" office:string-value="0xFB: { &quot;ID&quot;: 0xFB, &quot;Name&quot;: &quot;1,000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B: { "ID": 0xFB, "Name": "1,000 Yen", "MaxLevel": 2, "Mingle?": 0, "Psych": "---", "Recovery?": 0, "Element": "---", "Brand": "Unbranded", "Ev. fr. pin?": 1 },</text:p>
          </table:table-cell>
        </table:table-row>
        <table:table-row table:style-name="ro11" table:visibility="filter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, &quot;&quot;Psych&quot;&quot;: &quot;&quot;&quot;;[.H254];&quot;&quot;&quot;, &quot;&quot;Recovery?&quot;&quot;: &quot;;IF([.J254] = &quot;Recovery&quot;; 1; 0);&quot;, &quot;&quot;Element&quot;&quot;: &quot;&quot;&quot;;[.G254];&quot;&quot;&quot;, &quot;&quot;Brand&quot;&quot;: &quot;&quot;&quot;;[.D254];&quot;&quot;&quot;, &quot;&quot;Ev. fr. pin?&quot;&quot;: &quot;;[.AH254];&quot; },&quot;)" office:value-type="string" office:string-value="0xFC: { &quot;ID&quot;: 0xFC, &quot;Name&quot;: &quot;5,000 Yen&quot;, &quot;MaxLevel&quot;: 2, &quot;Mingle?&quot;: 0, &quot;Psych&quot;: &quot;---&quot;, &quot;Recovery?&quot;: 0, &quot;Element&quot;: &quot;---&quot;, &quot;Brand&quot;: &quot;Unbranded&quot;, &quot;Ev. fr. pin?&quot;: 1 }," calcext:value-type="string">
            <text:p>0xFC: { "ID": 0xFC, "Name": "5,000 Yen", "MaxLevel": 2, "Mingle?": 0, "Psych": "---", "Recovery?": 0, "Element": "---", "Brand": "Unbranded", "Ev. fr. pin?": 1 },</text:p>
          </table:table-cell>
        </table:table-row>
        <table:table-row table:style-name="ro11" table:visibility="filter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, &quot;&quot;Psych&quot;&quot;: &quot;&quot;&quot;;[.H255];&quot;&quot;&quot;, &quot;&quot;Recovery?&quot;&quot;: &quot;;IF([.J255] = &quot;Recovery&quot;; 1; 0);&quot;, &quot;&quot;Element&quot;&quot;: &quot;&quot;&quot;;[.G255];&quot;&quot;&quot;, &quot;&quot;Brand&quot;&quot;: &quot;&quot;&quot;;[.D255];&quot;&quot;&quot;, &quot;&quot;Ev. fr. pin?&quot;&quot;: &quot;;[.AH255];&quot; },&quot;)" office:value-type="string" office:string-value="0xFD: { &quot;ID&quot;: 0xFD, &quot;Name&quot;: &quot;10,000 Yen&quot;, &quot;MaxLevel&quot;: 1, &quot;Mingle?&quot;: 0, &quot;Psych&quot;: &quot;---&quot;, &quot;Recovery?&quot;: 0, &quot;Element&quot;: &quot;---&quot;, &quot;Brand&quot;: &quot;Unbranded&quot;, &quot;Ev. fr. pin?&quot;: 1 }," calcext:value-type="string">
            <text:p>0xFD: { "ID": 0xFD, "Name": "10,000 Yen", "MaxLevel": 1, "Mingle?": 0, "Psych": "---", "Recovery?": 0, "Element": "---", "Brand": "Unbranded", "Ev. fr. pin?": 1 },</text:p>
          </table:table-cell>
        </table:table-row>
        <table:table-row table:style-name="ro7" table:visibility="filter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, &quot;&quot;Psych&quot;&quot;: &quot;&quot;&quot;;[.H256];&quot;&quot;&quot;, &quot;&quot;Recovery?&quot;&quot;: &quot;;IF([.J256] = &quot;Recovery&quot;; 1; 0);&quot;, &quot;&quot;Element&quot;&quot;: &quot;&quot;&quot;;[.G256];&quot;&quot;&quot;, &quot;&quot;Brand&quot;&quot;: &quot;&quot;&quot;;[.D256];&quot;&quot;&quot;, &quot;&quot;Ev. fr. pin?&quot;&quot;: &quot;;[.AH256];&quot; },&quot;)" office:value-type="string" office:string-value="0xFE: { &quot;ID&quot;: 0xFE, &quot;Name&quot;: &quot;Scarletite&quot;, &quot;MaxLevel&quot;: 1, &quot;Mingle?&quot;: 0, &quot;Psych&quot;: &quot;---&quot;, &quot;Recovery?&quot;: 0, &quot;Element&quot;: &quot;---&quot;, &quot;Brand&quot;: &quot;Unbranded&quot;, &quot;Ev. fr. pin?&quot;: 0 }," calcext:value-type="string">
            <text:p>0xFE: { "ID": 0xFE, "Name": "Scarletite", "MaxLevel": 1, "Mingle?": 0, "Psych": "---", "Recovery?": 0, "Element": "---", "Brand": "Unbranded", "Ev. fr. pin?": 0 },</text:p>
          </table:table-cell>
        </table:table-row>
        <table:table-row table:style-name="ro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, &quot;&quot;Psych&quot;&quot;: &quot;&quot;&quot;;[.H257];&quot;&quot;&quot;, &quot;&quot;Recovery?&quot;&quot;: &quot;;IF([.J257] = &quot;Recovery&quot;; 1; 0);&quot;, &quot;&quot;Element&quot;&quot;: &quot;&quot;&quot;;[.G257];&quot;&quot;&quot;, &quot;&quot;Brand&quot;&quot;: &quot;&quot;&quot;;[.D257];&quot;&quot;&quot;, &quot;&quot;Ev. fr. pin?&quot;&quot;: &quot;;[.AH257];&quot; },&quot;)" office:value-type="string" office:string-value="0xFF: { &quot;ID&quot;: 0xFF, &quot;Name&quot;: &quot;Rare Metal&quot;, &quot;MaxLevel&quot;: 1, &quot;Mingle?&quot;: 0, &quot;Psych&quot;: &quot;---&quot;, &quot;Recovery?&quot;: 0, &quot;Element&quot;: &quot;---&quot;, &quot;Brand&quot;: &quot;Unbranded&quot;, &quot;Ev. fr. pin?&quot;: 0 }," calcext:value-type="string">
            <text:p>0xFF: { "ID": 0xFF, "Name": "Rare Metal", "MaxLevel": 1, "Mingle?": 0, "Psych": "---", "Recovery?": 0, "Element": "---", "Brand": "Unbranded", "Ev. fr. pin?": 0 },</text:p>
          </table:table-cell>
        </table:table-row>
        <table:table-row table:style-name="ro12" table:visibility="filter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, &quot;&quot;Psych&quot;&quot;: &quot;&quot;&quot;;[.H258];&quot;&quot;&quot;, &quot;&quot;Recovery?&quot;&quot;: &quot;;IF([.J258] = &quot;Recovery&quot;; 1; 0);&quot;, &quot;&quot;Element&quot;&quot;: &quot;&quot;&quot;;[.G258];&quot;&quot;&quot;, &quot;&quot;Brand&quot;&quot;: &quot;&quot;&quot;;[.D258];&quot;&quot;&quot;, &quot;&quot;Ev. fr. pin?&quot;&quot;: &quot;;[.AH258];&quot; },&quot;)" office:value-type="string" office:string-value="0x100: { &quot;ID&quot;: 0x100, &quot;Name&quot;: &quot;Tektite&quot;, &quot;MaxLevel&quot;: 1, &quot;Mingle?&quot;: 0, &quot;Psych&quot;: &quot;---&quot;, &quot;Recovery?&quot;: 0, &quot;Element&quot;: &quot;---&quot;, &quot;Brand&quot;: &quot;Unbranded&quot;, &quot;Ev. fr. pin?&quot;: 0 }," calcext:value-type="string">
            <text:p>0x100: { "ID": 0x100, "Name": "Tektite", "MaxLevel": 1, "Mingle?": 0, "Psych": "---", "Recovery?": 0, "Element": "---", "Brand": "Unbranded", "Ev. fr. pin?": 0 },</text:p>
          </table:table-cell>
        </table:table-row>
        <table:table-row table:style-name="ro13" table:visibility="filter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, &quot;&quot;Psych&quot;&quot;: &quot;&quot;&quot;;[.H259];&quot;&quot;&quot;, &quot;&quot;Recovery?&quot;&quot;: &quot;;IF([.J259] = &quot;Recovery&quot;; 1; 0);&quot;, &quot;&quot;Element&quot;&quot;: &quot;&quot;&quot;;[.G259];&quot;&quot;&quot;, &quot;&quot;Brand&quot;&quot;: &quot;&quot;&quot;;[.D259];&quot;&quot;&quot;, &quot;&quot;Ev. fr. pin?&quot;&quot;: &quot;;[.AH259];&quot; },&quot;)" office:value-type="string" office:string-value="0x101: { &quot;ID&quot;: 0x101, &quot;Name&quot;: &quot;Adamantite&quot;, &quot;MaxLevel&quot;: 1, &quot;Mingle?&quot;: 0, &quot;Psych&quot;: &quot;---&quot;, &quot;Recovery?&quot;: 0, &quot;Element&quot;: &quot;---&quot;, &quot;Brand&quot;: &quot;Unbranded&quot;, &quot;Ev. fr. pin?&quot;: 0 }," calcext:value-type="string">
            <text:p>0x101: { "ID": 0x101, "Name": "Adamantite", "MaxLevel": 1, "Mingle?": 0, "Psych": "---", "Recovery?": 0, "Element": "---", "Brand": "Unbranded", "Ev. fr. pin?": 0 },</text:p>
          </table:table-cell>
        </table:table-row>
        <table:table-row table:style-name="ro10" table:visibility="filter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, &quot;&quot;Psych&quot;&quot;: &quot;&quot;&quot;;[.H260];&quot;&quot;&quot;, &quot;&quot;Recovery?&quot;&quot;: &quot;;IF([.J260] = &quot;Recovery&quot;; 1; 0);&quot;, &quot;&quot;Element&quot;&quot;: &quot;&quot;&quot;;[.G260];&quot;&quot;&quot;, &quot;&quot;Brand&quot;&quot;: &quot;&quot;&quot;;[.D260];&quot;&quot;&quot;, &quot;&quot;Ev. fr. pin?&quot;&quot;: &quot;;[.AH260];&quot; },&quot;)" office:value-type="string" office:string-value="0x102: { &quot;ID&quot;: 0x102, &quot;Name&quot;: &quot;Orichalcum&quot;, &quot;MaxLevel&quot;: 1, &quot;Mingle?&quot;: 0, &quot;Psych&quot;: &quot;---&quot;, &quot;Recovery?&quot;: 0, &quot;Element&quot;: &quot;---&quot;, &quot;Brand&quot;: &quot;Unbranded&quot;, &quot;Ev. fr. pin?&quot;: 0 }," calcext:value-type="string">
            <text:p>0x102: { "ID": 0x102, "Name": "Orichalcum", "MaxLevel": 1, "Mingle?": 0, "Psych": "---", "Recovery?": 0, "Element": "---", "Brand": "Unbranded", "Ev. fr. pin?": 0 },</text:p>
          </table:table-cell>
        </table:table-row>
        <table:table-row table:style-name="ro14" table:visibility="filter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, &quot;&quot;Psych&quot;&quot;: &quot;&quot;&quot;;[.H261];&quot;&quot;&quot;, &quot;&quot;Recovery?&quot;&quot;: &quot;;IF([.J261] = &quot;Recovery&quot;; 1; 0);&quot;, &quot;&quot;Element&quot;&quot;: &quot;&quot;&quot;;[.G261];&quot;&quot;&quot;, &quot;&quot;Brand&quot;&quot;: &quot;&quot;&quot;;[.D261];&quot;&quot;&quot;, &quot;&quot;Ev. fr. pin?&quot;&quot;: &quot;;[.AH261];&quot; },&quot;)" office:value-type="string" office:string-value="0x103: { &quot;ID&quot;: 0x103, &quot;Name&quot;: &quot;Shadow Matter&quot;, &quot;MaxLevel&quot;: 1, &quot;Mingle?&quot;: 0, &quot;Psych&quot;: &quot;---&quot;, &quot;Recovery?&quot;: 0, &quot;Element&quot;: &quot;---&quot;, &quot;Brand&quot;: &quot;Unbranded&quot;, &quot;Ev. fr. pin?&quot;: 0 }," calcext:value-type="string">
            <text:p>0x103: { "ID": 0x103, "Name": "Shadow Matter", "MaxLevel": 1, "Mingle?": 0, "Psych": "---", "Recovery?": 0, "Element": "---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, &quot;&quot;Psych&quot;&quot;: &quot;&quot;&quot;;[.H262];&quot;&quot;&quot;, &quot;&quot;Recovery?&quot;&quot;: &quot;;IF([.J262] = &quot;Recovery&quot;; 1; 0);&quot;, &quot;&quot;Element&quot;&quot;: &quot;&quot;&quot;;[.G262];&quot;&quot;&quot;, &quot;&quot;Brand&quot;&quot;: &quot;&quot;&quot;;[.D262];&quot;&quot;&quot;, &quot;&quot;Ev. fr. pin?&quot;&quot;: &quot;;[.AH262];&quot; },&quot;)" office:value-type="string" office:string-value="0x104: { &quot;ID&quot;: 0x104, &quot;Name&quot;: &quot;Dark Matter&quot;, &quot;MaxLevel&quot;: 1, &quot;Mingle?&quot;: 0, &quot;Psych&quot;: &quot;---&quot;, &quot;Recovery?&quot;: 0, &quot;Element&quot;: &quot;---&quot;, &quot;Brand&quot;: &quot;Unbranded&quot;, &quot;Ev. fr. pin?&quot;: 0 }," calcext:value-type="string">
            <text:p>0x104: { "ID": 0x104, "Name": "Dark Matter", "MaxLevel": 1, "Mingle?": 0, "Psych": "---", "Recovery?": 0, "Element": "---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, &quot;&quot;Psych&quot;&quot;: &quot;&quot;&quot;;[.H263];&quot;&quot;&quot;, &quot;&quot;Recovery?&quot;&quot;: &quot;;IF([.J263] = &quot;Recovery&quot;; 1; 0);&quot;, &quot;&quot;Element&quot;&quot;: &quot;&quot;&quot;;[.G263];&quot;&quot;&quot;, &quot;&quot;Brand&quot;&quot;: &quot;&quot;&quot;;[.D263];&quot;&quot;&quot;, &quot;&quot;Ev. fr. pin?&quot;&quot;: &quot;;[.AH263];&quot; },&quot;)" office:value-type="string" office:string-value="0x105: { &quot;ID&quot;: 0x105, &quot;Name&quot;: &quot;Rhyme&quot;, &quot;MaxLevel&quot;: 1, &quot;Mingle?&quot;: 0, &quot;Psych&quot;: &quot;Summon Rhyme&quot;, &quot;Recovery?&quot;: 0, &quot;Element&quot;: &quot;Pos&quot;, &quot;Brand&quot;: &quot;Unbranded&quot;, &quot;Ev. fr. pin?&quot;: 0 }," calcext:value-type="string">
            <text:p>0x105: { "ID": 0x105, "Name": "Rhyme", "MaxLevel": 1, "Mingle?": 0, "Psych": "Summon Rhyme", "Recovery?": 0, "Element": "Pos", "Brand": "Unbranded", "Ev. fr. pin?": 0 },</text:p>
          </table:table-cell>
        </table:table-row>
        <table:table-row table:style-name="ro8" table:visibility="filter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, &quot;&quot;Psych&quot;&quot;: &quot;&quot;&quot;;[.H264];&quot;&quot;&quot;, &quot;&quot;Recovery?&quot;&quot;: &quot;;IF([.J264] = &quot;Recovery&quot;; 1; 0);&quot;, &quot;&quot;Element&quot;&quot;: &quot;&quot;&quot;;[.G264];&quot;&quot;&quot;, &quot;&quot;Brand&quot;&quot;: &quot;&quot;&quot;;[.D264];&quot;&quot;&quot;, &quot;&quot;Ev. fr. pin?&quot;&quot;: &quot;;[.AH264];&quot; },&quot;)" office:value-type="string" office:string-value="0x106: { &quot;ID&quot;: 0x106, &quot;Name&quot;: &quot;Lucky Star&quot;, &quot;MaxLevel&quot;: 3, &quot;Mingle?&quot;: 0, &quot;Psych&quot;: &quot;Mother Lode&quot;, &quot;Recovery?&quot;: 0, &quot;Element&quot;: &quot;Abi&quot;, &quot;Brand&quot;: &quot;Unbranded&quot;, &quot;Ev. fr. pin?&quot;: 0 }," calcext:value-type="string">
            <text:p>0x106: { "ID": 0x106, "Name": "Lucky Star", "MaxLevel": 3, "Mingle?": 0, "Psych": "Mother Lode", "Recovery?": 0, "Element": "Abi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, &quot;&quot;Psych&quot;&quot;: &quot;&quot;&quot;;[.H265];&quot;&quot;&quot;, &quot;&quot;Recovery?&quot;&quot;: &quot;;IF([.J265] = &quot;Recovery&quot;; 1; 0);&quot;, &quot;&quot;Element&quot;&quot;: &quot;&quot;&quot;;[.G265];&quot;&quot;&quot;, &quot;&quot;Brand&quot;&quot;: &quot;&quot;&quot;;[.D265];&quot;&quot;&quot;, &quot;&quot;Ev. fr. pin?&quot;&quot;: &quot;;[.AH265];&quot; },&quot;)" office:value-type="string" office:string-value="0x107: { &quot;ID&quot;: 0x107, &quot;Name&quot;: &quot;Lady Luck&quot;, &quot;MaxLevel&quot;: 3, &quot;Mingle?&quot;: 0, &quot;Psych&quot;: &quot;Mother Lode&quot;, &quot;Recovery?&quot;: 0, &quot;Element&quot;: &quot;Abi&quot;, &quot;Brand&quot;: &quot;Unbranded&quot;, &quot;Ev. fr. pin?&quot;: 0 }," calcext:value-type="string">
            <text:p>0x107: { "ID": 0x107, "Name": "Lady Luck", "MaxLevel": 3, "Mingle?": 0, "Psych": "Mother Lode", "Recovery?": 0, "Element": "Abi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, &quot;&quot;Psych&quot;&quot;: &quot;&quot;&quot;;[.H266];&quot;&quot;&quot;, &quot;&quot;Recovery?&quot;&quot;: &quot;;IF([.J266] = &quot;Recovery&quot;; 1; 0);&quot;, &quot;&quot;Element&quot;&quot;: &quot;&quot;&quot;;[.G266];&quot;&quot;&quot;, &quot;&quot;Brand&quot;&quot;: &quot;&quot;&quot;;[.D266];&quot;&quot;&quot;, &quot;&quot;Ev. fr. pin?&quot;&quot;: &quot;;[.AH266];&quot; },&quot;)" office:value-type="string" office:string-value="0x108: { &quot;ID&quot;: 0x108, &quot;Name&quot;: &quot;Lucky Panda&quot;, &quot;MaxLevel&quot;: 3, &quot;Mingle?&quot;: 0, &quot;Psych&quot;: &quot;Mother Lode&quot;, &quot;Recovery?&quot;: 0, &quot;Element&quot;: &quot;Abi&quot;, &quot;Brand&quot;: &quot;Unbranded&quot;, &quot;Ev. fr. pin?&quot;: 0 }," calcext:value-type="string">
            <text:p>0x108: { "ID": 0x108, "Name": "Lucky Panda", "MaxLevel": 3, "Mingle?": 0, "Psych": "Mother Lode", "Recovery?": 0, "Element": "Abi", "Brand": "Unbranded", "Ev. fr. pin?": 0 },</text:p>
          </table:table-cell>
        </table:table-row>
        <table:table-row table:style-name="ro4" table:visibility="filter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, &quot;&quot;Psych&quot;&quot;: &quot;&quot;&quot;;[.H267];&quot;&quot;&quot;, &quot;&quot;Recovery?&quot;&quot;: &quot;;IF([.J267] = &quot;Recovery&quot;; 1; 0);&quot;, &quot;&quot;Element&quot;&quot;: &quot;&quot;&quot;;[.G267];&quot;&quot;&quot;, &quot;&quot;Brand&quot;&quot;: &quot;&quot;&quot;;[.D267];&quot;&quot;&quot;, &quot;&quot;Ev. fr. pin?&quot;&quot;: &quot;;[.AH267];&quot; },&quot;)" office:value-type="string" office:string-value="0x109: { &quot;ID&quot;: 0x109, &quot;Name&quot;: &quot;Pyrokinesis&quot;, &quot;MaxLevel&quot;: 3, &quot;Mingle?&quot;: 0, &quot;Psych&quot;: &quot;Pyrokinesis&quot;, &quot;Recovery?&quot;: 0, &quot;Element&quot;: &quot;Neg&quot;, &quot;Brand&quot;: &quot;Unbranded&quot;, &quot;Ev. fr. pin?&quot;: 0 }," calcext:value-type="string">
            <text:p>0x109: { "ID": 0x109, "Name": "Pyrokinesis", "MaxLevel": 3, "Mingle?": 0, "Psych": "Pyrokinesis", "Recovery?": 0, "Element": "Neg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, &quot;&quot;Psych&quot;&quot;: &quot;&quot;&quot;;[.H268];&quot;&quot;&quot;, &quot;&quot;Recovery?&quot;&quot;: &quot;;IF([.J268] = &quot;Recovery&quot;; 1; 0);&quot;, &quot;&quot;Element&quot;&quot;: &quot;&quot;&quot;;[.G268];&quot;&quot;&quot;, &quot;&quot;Brand&quot;&quot;: &quot;&quot;&quot;;[.D268];&quot;&quot;&quot;, &quot;&quot;Ev. fr. pin?&quot;&quot;: &quot;;[.AH268];&quot; },&quot;)" office:value-type="string" office:string-value="0x10A: { &quot;ID&quot;: 0x10A, &quot;Name&quot;: &quot;Shockwave&quot;, &quot;MaxLevel&quot;: 3, &quot;Mingle?&quot;: 0, &quot;Psych&quot;: &quot;Shockwave&quot;, &quot;Recovery?&quot;: 0, &quot;Element&quot;: &quot;Pos&quot;, &quot;Brand&quot;: &quot;Unbranded&quot;, &quot;Ev. fr. pin?&quot;: 0 }," calcext:value-type="string">
            <text:p>0x10A: { "ID": 0x10A, "Name": "Shockwave", "MaxLevel": 3, "Mingle?": 0, "Psych": "Shockwave", "Recovery?": 0, "Element": "Pos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, &quot;&quot;Psych&quot;&quot;: &quot;&quot;&quot;;[.H269];&quot;&quot;&quot;, &quot;&quot;Recovery?&quot;&quot;: &quot;;IF([.J269] = &quot;Recovery&quot;; 1; 0);&quot;, &quot;&quot;Element&quot;&quot;: &quot;&quot;&quot;;[.G269];&quot;&quot;&quot;, &quot;&quot;Brand&quot;&quot;: &quot;&quot;&quot;;[.D269];&quot;&quot;&quot;, &quot;&quot;Ev. fr. pin?&quot;&quot;: &quot;;[.AH269];&quot; },&quot;)" office:value-type="string" office:string-value="0x10B: { &quot;ID&quot;: 0x10B, &quot;Name&quot;: &quot;Cure Drink&quot;, &quot;MaxLevel&quot;: 3, &quot;Mingle?&quot;: 0, &quot;Psych&quot;: &quot;Cure Drink&quot;, &quot;Recovery?&quot;: 1, &quot;Element&quot;: &quot;---&quot;, &quot;Brand&quot;: &quot;Unbranded&quot;, &quot;Ev. fr. pin?&quot;: 0 }," calcext:value-type="string">
            <text:p>0x10B: { "ID": 0x10B, "Name": "Cure Drink", "MaxLevel": 3, "Mingle?": 0, "Psych": "Cure Drink", "Recovery?": 1, "Element": "---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, &quot;&quot;Psych&quot;&quot;: &quot;&quot;&quot;;[.H270];&quot;&quot;&quot;, &quot;&quot;Recovery?&quot;&quot;: &quot;;IF([.J270] = &quot;Recovery&quot;; 1; 0);&quot;, &quot;&quot;Element&quot;&quot;: &quot;&quot;&quot;;[.G270];&quot;&quot;&quot;, &quot;&quot;Brand&quot;&quot;: &quot;&quot;&quot;;[.D270];&quot;&quot;&quot;, &quot;&quot;Ev. fr. pin?&quot;&quot;: &quot;;[.AH270];&quot; },&quot;)" office:value-type="string" office:string-value="0x10C: { &quot;ID&quot;: 0x10C, &quot;Name&quot;: &quot;Force Rounds&quot;, &quot;MaxLevel&quot;: 3, &quot;Mingle?&quot;: 0, &quot;Psych&quot;: &quot;Force Rounds&quot;, &quot;Recovery?&quot;: 0, &quot;Element&quot;: &quot;Neg&quot;, &quot;Brand&quot;: &quot;Unbranded&quot;, &quot;Ev. fr. pin?&quot;: 0 }," calcext:value-type="string">
            <text:p>0x10C: { "ID": 0x10C, "Name": "Force Rounds", "MaxLevel": 3, "Mingle?": 0, "Psych": "Force Rounds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, &quot;&quot;Psych&quot;&quot;: &quot;&quot;&quot;;[.H271];&quot;&quot;&quot;, &quot;&quot;Recovery?&quot;&quot;: &quot;;IF([.J271] = &quot;Recovery&quot;; 1; 0);&quot;, &quot;&quot;Element&quot;&quot;: &quot;&quot;&quot;;[.G271];&quot;&quot;&quot;, &quot;&quot;Brand&quot;&quot;: &quot;&quot;&quot;;[.D271];&quot;&quot;&quot;, &quot;&quot;Ev. fr. pin?&quot;&quot;: &quot;;[.AH271];&quot; },&quot;)" office:value-type="string" office:string-value="0x10D: { &quot;ID&quot;: 0x10D, &quot;Name&quot;: &quot;Psychokinesis&quot;, &quot;MaxLevel&quot;: 2, &quot;Mingle?&quot;: 0, &quot;Psych&quot;: &quot;Psychokinesis&quot;, &quot;Recovery?&quot;: 0, &quot;Element&quot;: &quot;Neu&quot;, &quot;Brand&quot;: &quot;Unbranded&quot;, &quot;Ev. fr. pin?&quot;: 0 }," calcext:value-type="string">
            <text:p>0x10D: { "ID": 0x10D, "Name": "Psychokinesis", "MaxLevel": 2, "Mingle?": 0, "Psych": "Psychokinesis", "Recovery?": 0, "Element": "Neu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, &quot;&quot;Psych&quot;&quot;: &quot;&quot;&quot;;[.H272];&quot;&quot;&quot;, &quot;&quot;Recovery?&quot;&quot;: &quot;;IF([.J272] = &quot;Recovery&quot;; 1; 0);&quot;, &quot;&quot;Element&quot;&quot;: &quot;&quot;&quot;;[.G272];&quot;&quot;&quot;, &quot;&quot;Brand&quot;&quot;: &quot;&quot;&quot;;[.D272];&quot;&quot;&quot;, &quot;&quot;Ev. fr. pin?&quot;&quot;: &quot;;[.AH272];&quot; },&quot;)" office:value-type="string" office:string-value="0x10E: { &quot;ID&quot;: 0x10E, &quot;Name&quot;: &quot;Thunderbolt&quot;, &quot;MaxLevel&quot;: 2, &quot;Mingle?&quot;: 0, &quot;Psych&quot;: &quot;Thunderbolt&quot;, &quot;Recovery?&quot;: 0, &quot;Element&quot;: &quot;Neg&quot;, &quot;Brand&quot;: &quot;Unbranded&quot;, &quot;Ev. fr. pin?&quot;: 0 }," calcext:value-type="string">
            <text:p>0x10E: { "ID": 0x10E, "Name": "Thunderbolt", "MaxLevel": 2, "Mingle?": 0, "Psych": "Thunderbolt", "Recovery?": 0, "Element": "Neg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, &quot;&quot;Psych&quot;&quot;: &quot;&quot;&quot;;[.H273];&quot;&quot;&quot;, &quot;&quot;Recovery?&quot;&quot;: &quot;;IF([.J273] = &quot;Recovery&quot;; 1; 0);&quot;, &quot;&quot;Element&quot;&quot;: &quot;&quot;&quot;;[.G273];&quot;&quot;&quot;, &quot;&quot;Brand&quot;&quot;: &quot;&quot;&quot;;[.D273];&quot;&quot;&quot;, &quot;&quot;Ev. fr. pin?&quot;&quot;: &quot;;[.AH273];&quot; },&quot;)" office:value-type="string" office:string-value="0x10F: { &quot;ID&quot;: 0x10F, &quot;Name&quot;: &quot;The Eyes Have It&quot;, &quot;MaxLevel&quot;: 3, &quot;Mingle?&quot;: 0, &quot;Psych&quot;: &quot;Frostbite&quot;, &quot;Recovery?&quot;: 0, &quot;Element&quot;: &quot;Neg&quot;, &quot;Brand&quot;: &quot;Unbranded&quot;, &quot;Ev. fr. pin?&quot;: 0 }," calcext:value-type="string">
            <text:p>0x10F: { "ID": 0x10F, "Name": "The Eyes Have It", "MaxLevel": 3, "Mingle?": 0, "Psych": "Frostbite", "Recovery?": 0, "Element": "Neg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, &quot;&quot;Psych&quot;&quot;: &quot;&quot;&quot;;[.H274];&quot;&quot;&quot;, &quot;&quot;Recovery?&quot;&quot;: &quot;;IF([.J274] = &quot;Recovery&quot;; 1; 0);&quot;, &quot;&quot;Element&quot;&quot;: &quot;&quot;&quot;;[.G274];&quot;&quot;&quot;, &quot;&quot;Brand&quot;&quot;: &quot;&quot;&quot;;[.D274];&quot;&quot;&quot;, &quot;&quot;Ev. fr. pin?&quot;&quot;: &quot;;[.AH274];&quot; },&quot;)" office:value-type="string" office:string-value="0x110: { &quot;ID&quot;: 0x110, &quot;Name&quot;: &quot;I Live for Food&quot;, &quot;MaxLevel&quot;: 3, &quot;Mingle?&quot;: 0, &quot;Psych&quot;: &quot;Cure Drink&quot;, &quot;Recovery?&quot;: 1, &quot;Element&quot;: &quot;---&quot;, &quot;Brand&quot;: &quot;Unbranded&quot;, &quot;Ev. fr. pin?&quot;: 0 }," calcext:value-type="string">
            <text:p>0x110: { "ID": 0x110, "Name": "I Live for Food", "MaxLevel": 3, "Mingle?": 0, "Psych": "Cure Drink", "Recovery?": 1, "Element": "---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, &quot;&quot;Psych&quot;&quot;: &quot;&quot;&quot;;[.H275];&quot;&quot;&quot;, &quot;&quot;Recovery?&quot;&quot;: &quot;;IF([.J275] = &quot;Recovery&quot;; 1; 0);&quot;, &quot;&quot;Element&quot;&quot;: &quot;&quot;&quot;;[.G275];&quot;&quot;&quot;, &quot;&quot;Brand&quot;&quot;: &quot;&quot;&quot;;[.D275];&quot;&quot;&quot;, &quot;&quot;Ev. fr. pin?&quot;&quot;: &quot;;[.AH275];&quot; },&quot;)" office:value-type="string" office:string-value="0x111: { &quot;ID&quot;: 0x111, &quot;Name&quot;: &quot;Walk on, Walk off&quot;, &quot;MaxLevel&quot;: 3, &quot;Mingle?&quot;: 0, &quot;Psych&quot;: &quot;Invisibility&quot;, &quot;Recovery?&quot;: 0, &quot;Element&quot;: &quot;---&quot;, &quot;Brand&quot;: &quot;Unbranded&quot;, &quot;Ev. fr. pin?&quot;: 0 }," calcext:value-type="string">
            <text:p>0x111: { "ID": 0x111, "Name": "Walk on, Walk off", "MaxLevel": 3, "Mingle?": 0, "Psych": "Invisibility", "Recovery?": 0, "Element": "---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, &quot;&quot;Psych&quot;&quot;: &quot;&quot;&quot;;[.H276];&quot;&quot;&quot;, &quot;&quot;Recovery?&quot;&quot;: &quot;;IF([.J276] = &quot;Recovery&quot;; 1; 0);&quot;, &quot;&quot;Element&quot;&quot;: &quot;&quot;&quot;;[.G276];&quot;&quot;&quot;, &quot;&quot;Brand&quot;&quot;: &quot;&quot;&quot;;[.D276];&quot;&quot;&quot;, &quot;&quot;Ev. fr. pin?&quot;&quot;: &quot;;[.AH276];&quot; },&quot;)" office:value-type="string" office:string-value="0x112: { &quot;ID&quot;: 0x112, &quot;Name&quot;: &quot;Me Time is Free Time&quot;, &quot;MaxLevel&quot;: 3, &quot;Mingle?&quot;: 0, &quot;Psych&quot;: &quot;Sweeper&quot;, &quot;Recovery?&quot;: 0, &quot;Element&quot;: &quot;---&quot;, &quot;Brand&quot;: &quot;Unbranded&quot;, &quot;Ev. fr. pin?&quot;: 0 }," calcext:value-type="string">
            <text:p>0x112: { "ID": 0x112, "Name": "Me Time is Free Time", "MaxLevel": 3, "Mingle?": 0, "Psych": "Sweeper", "Recovery?": 0, "Element": "---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, &quot;&quot;Psych&quot;&quot;: &quot;&quot;&quot;;[.H277];&quot;&quot;&quot;, &quot;&quot;Recovery?&quot;&quot;: &quot;;IF([.J277] = &quot;Recovery&quot;; 1; 0);&quot;, &quot;&quot;Element&quot;&quot;: &quot;&quot;&quot;;[.G277];&quot;&quot;&quot;, &quot;&quot;Brand&quot;&quot;: &quot;&quot;&quot;;[.D277];&quot;&quot;&quot;, &quot;&quot;Ev. fr. pin?&quot;&quot;: &quot;;[.AH277];&quot; },&quot;)" office:value-type="string" office:string-value="0x113: { &quot;ID&quot;: 0x113, &quot;Name&quot;: &quot;Fuji Yama&quot;, &quot;MaxLevel&quot;: 5, &quot;Mingle?&quot;: 0, &quot;Psych&quot;: &quot;Discharge&quot;, &quot;Recovery?&quot;: 0, &quot;Element&quot;: &quot;Neg&quot;, &quot;Brand&quot;: &quot;Unbranded&quot;, &quot;Ev. fr. pin?&quot;: 0 }," calcext:value-type="string">
            <text:p>0x113: { "ID": 0x113, "Name": "Fuji Yama", "MaxLevel": 5, "Mingle?": 0, "Psych": "Discharge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, &quot;&quot;Psych&quot;&quot;: &quot;&quot;&quot;;[.H278];&quot;&quot;&quot;, &quot;&quot;Recovery?&quot;&quot;: &quot;;IF([.J278] = &quot;Recovery&quot;; 1; 0);&quot;, &quot;&quot;Element&quot;&quot;: &quot;&quot;&quot;;[.G278];&quot;&quot;&quot;, &quot;&quot;Brand&quot;&quot;: &quot;&quot;&quot;;[.D278];&quot;&quot;&quot;, &quot;&quot;Ev. fr. pin?&quot;&quot;: &quot;;[.AH278];&quot; },&quot;)" office:value-type="string" office:string-value="0x114: { &quot;ID&quot;: 0x114, &quot;Name&quot;: &quot;Daruma&quot;, &quot;MaxLevel&quot;: 5, &quot;Mingle?&quot;: 0, &quot;Psych&quot;: &quot;Apport&quot;, &quot;Recovery?&quot;: 0, &quot;Element&quot;: &quot;Neg&quot;, &quot;Brand&quot;: &quot;Unbranded&quot;, &quot;Ev. fr. pin?&quot;: 0 }," calcext:value-type="string">
            <text:p>0x114: { "ID": 0x114, "Name": "Daruma", "MaxLevel": 5, "Mingle?": 0, "Psych": "Apport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, &quot;&quot;Psych&quot;&quot;: &quot;&quot;&quot;;[.H279];&quot;&quot;&quot;, &quot;&quot;Recovery?&quot;&quot;: &quot;;IF([.J279] = &quot;Recovery&quot;; 1; 0);&quot;, &quot;&quot;Element&quot;&quot;: &quot;&quot;&quot;;[.G279];&quot;&quot;&quot;, &quot;&quot;Brand&quot;&quot;: &quot;&quot;&quot;;[.D279];&quot;&quot;&quot;, &quot;&quot;Ev. fr. pin?&quot;&quot;: &quot;;[.AH279];&quot; },&quot;)" office:value-type="string" office:string-value="0x115: { &quot;ID&quot;: 0x115, &quot;Name&quot;: &quot;Sushi&quot;, &quot;MaxLevel&quot;: 5, &quot;Mingle?&quot;: 0, &quot;Psych&quot;: &quot;Stellar Flurry&quot;, &quot;Recovery?&quot;: 0, &quot;Element&quot;: &quot;Pos&quot;, &quot;Brand&quot;: &quot;Unbranded&quot;, &quot;Ev. fr. pin?&quot;: 0 }," calcext:value-type="string">
            <text:p>0x115: { "ID": 0x115, "Name": "Sushi", "MaxLevel": 5, "Mingle?": 0, "Psych": "Stellar Flurry", "Recovery?": 0, "Element": "Pos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, &quot;&quot;Psych&quot;&quot;: &quot;&quot;&quot;;[.H280];&quot;&quot;&quot;, &quot;&quot;Recovery?&quot;&quot;: &quot;;IF([.J280] = &quot;Recovery&quot;; 1; 0);&quot;, &quot;&quot;Element&quot;&quot;: &quot;&quot;&quot;;[.G280];&quot;&quot;&quot;, &quot;&quot;Brand&quot;&quot;: &quot;&quot;&quot;;[.D280];&quot;&quot;&quot;, &quot;&quot;Ev. fr. pin?&quot;&quot;: &quot;;[.AH280];&quot; },&quot;)" office:value-type="string" office:string-value="0x116: { &quot;ID&quot;: 0x116, &quot;Name&quot;: &quot;Shinobi&quot;, &quot;MaxLevel&quot;: 5, &quot;Mingle?&quot;: 0, &quot;Psych&quot;: &quot;Energy Rounds&quot;, &quot;Recovery?&quot;: 0, &quot;Element&quot;: &quot;Neg&quot;, &quot;Brand&quot;: &quot;Unbranded&quot;, &quot;Ev. fr. pin?&quot;: 0 }," calcext:value-type="string">
            <text:p>0x116: { "ID": 0x116, "Name": "Shinobi", "MaxLevel": 5, "Mingle?": 0, "Psych": "Energy Rounds", "Recovery?": 0, "Element": "Neg", "Brand": "Unbranded", "Ev. fr. pin?": 0 },</text:p>
          </table:table-cell>
        </table:table-row>
        <table:table-row table:style-name="ro4" table:visibility="filter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, &quot;&quot;Psych&quot;&quot;: &quot;&quot;&quot;;[.H281];&quot;&quot;&quot;, &quot;&quot;Recovery?&quot;&quot;: &quot;;IF([.J281] = &quot;Recovery&quot;; 1; 0);&quot;, &quot;&quot;Element&quot;&quot;: &quot;&quot;&quot;;[.G281];&quot;&quot;&quot;, &quot;&quot;Brand&quot;&quot;: &quot;&quot;&quot;;[.D281];&quot;&quot;&quot;, &quot;&quot;Ev. fr. pin?&quot;&quot;: &quot;;[.AH281];&quot; },&quot;)" office:value-type="string" office:string-value="0x117: { &quot;ID&quot;: 0x117, &quot;Name&quot;: &quot;Tigris&quot;, &quot;MaxLevel&quot;: 10, &quot;Mingle?&quot;: 0, &quot;Psych&quot;: &quot;Piercing Pillar&quot;, &quot;Recovery?&quot;: 0, &quot;Element&quot;: &quot;Neg&quot;, &quot;Brand&quot;: &quot;Unbranded&quot;, &quot;Ev. fr. pin?&quot;: 0 }," calcext:value-type="string">
            <text:p>0x117: { "ID": 0x117, "Name": "Tigris", "MaxLevel": 10, "Mingle?": 0, "Psych": "Piercing Pillar", "Recovery?": 0, "Element": "Neg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, &quot;&quot;Psych&quot;&quot;: &quot;&quot;&quot;;[.H282];&quot;&quot;&quot;, &quot;&quot;Recovery?&quot;&quot;: &quot;;IF([.J282] = &quot;Recovery&quot;; 1; 0);&quot;, &quot;&quot;Element&quot;&quot;: &quot;&quot;&quot;;[.G282];&quot;&quot;&quot;, &quot;&quot;Brand&quot;&quot;: &quot;&quot;&quot;;[.D282];&quot;&quot;&quot;, &quot;&quot;Ev. fr. pin?&quot;&quot;: &quot;;[.AH282];&quot; },&quot;)" office:value-type="string" office:string-value="0x118: { &quot;ID&quot;: 0x118, &quot;Name&quot;: &quot;Corehog&quot;, &quot;MaxLevel&quot;: 5, &quot;Mingle?&quot;: 0, &quot;Psych&quot;: &quot;Burst Rounds&quot;, &quot;Recovery?&quot;: 0, &quot;Element&quot;: &quot;Neg&quot;, &quot;Brand&quot;: &quot;Unbranded&quot;, &quot;Ev. fr. pin?&quot;: 0 }," calcext:value-type="string">
            <text:p>0x118: { "ID": 0x118, "Name": "Corehog", "MaxLevel": 5, "Mingle?": 0, "Psych": "Burst Rounds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, &quot;&quot;Psych&quot;&quot;: &quot;&quot;&quot;;[.H283];&quot;&quot;&quot;, &quot;&quot;Recovery?&quot;&quot;: &quot;;IF([.J283] = &quot;Recovery&quot;; 1; 0);&quot;, &quot;&quot;Element&quot;&quot;: &quot;&quot;&quot;;[.G283];&quot;&quot;&quot;, &quot;&quot;Brand&quot;&quot;: &quot;&quot;&quot;;[.D283];&quot;&quot;&quot;, &quot;&quot;Ev. fr. pin?&quot;&quot;: &quot;;[.AH283];&quot; },&quot;)" office:value-type="string" office:string-value="0x119: { &quot;ID&quot;: 0x119, &quot;Name&quot;: &quot;Jelly&quot;, &quot;MaxLevel&quot;: 7, &quot;Mingle?&quot;: 0, &quot;Psych&quot;: &quot;Discharge&quot;, &quot;Recovery?&quot;: 0, &quot;Element&quot;: &quot;Neg&quot;, &quot;Brand&quot;: &quot;Unbranded&quot;, &quot;Ev. fr. pin?&quot;: 0 }," calcext:value-type="string">
            <text:p>0x119: { "ID": 0x119, "Name": "Jelly", "MaxLevel": 7, "Mingle?": 0, "Psych": "Discharge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, &quot;&quot;Psych&quot;&quot;: &quot;&quot;&quot;;[.H284];&quot;&quot;&quot;, &quot;&quot;Recovery?&quot;&quot;: &quot;;IF([.J284] = &quot;Recovery&quot;; 1; 0);&quot;, &quot;&quot;Element&quot;&quot;: &quot;&quot;&quot;;[.G284];&quot;&quot;&quot;, &quot;&quot;Brand&quot;&quot;: &quot;&quot;&quot;;[.D284];&quot;&quot;&quot;, &quot;&quot;Ev. fr. pin?&quot;&quot;: &quot;;[.AH284];&quot; },&quot;)" office:value-type="string" office:string-value="0x11A: { &quot;ID&quot;: 0x11A, &quot;Name&quot;: &quot;Shark&quot;, &quot;MaxLevel&quot;: 3, &quot;Mingle?&quot;: 0, &quot;Psych&quot;: &quot;Black Hole&quot;, &quot;Recovery?&quot;: 0, &quot;Element&quot;: &quot;---&quot;, &quot;Brand&quot;: &quot;Unbranded&quot;, &quot;Ev. fr. pin?&quot;: 0 }," calcext:value-type="string">
            <text:p>0x11A: { "ID": 0x11A, "Name": "Shark", "MaxLevel": 3, "Mingle?": 0, "Psych": "Black Hole", "Recovery?": 0, "Element": "---", "Brand": "Unbranded", "Ev. fr. pin?": 0 },</text:p>
          </table:table-cell>
        </table:table-row>
        <table:table-row table:style-name="ro4" table:visibility="filter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, &quot;&quot;Psych&quot;&quot;: &quot;&quot;&quot;;[.H285];&quot;&quot;&quot;, &quot;&quot;Recovery?&quot;&quot;: &quot;;IF([.J285] = &quot;Recovery&quot;; 1; 0);&quot;, &quot;&quot;Element&quot;&quot;: &quot;&quot;&quot;;[.G285];&quot;&quot;&quot;, &quot;&quot;Brand&quot;&quot;: &quot;&quot;&quot;;[.D285];&quot;&quot;&quot;, &quot;&quot;Ev. fr. pin?&quot;&quot;: &quot;;[.AH285];&quot; },&quot;)" office:value-type="string" office:string-value="0x11B: { &quot;ID&quot;: 0x11B, &quot;Name&quot;: &quot;Leo&quot;, &quot;MaxLevel&quot;: 3, &quot;Mingle?&quot;: 0, &quot;Psych&quot;: &quot;Teleport&quot;, &quot;Recovery?&quot;: 0, &quot;Element&quot;: &quot;---&quot;, &quot;Brand&quot;: &quot;Unbranded&quot;, &quot;Ev. fr. pin?&quot;: 0 }," calcext:value-type="string">
            <text:p>0x11B: { "ID": 0x11B, "Name": "Leo", "MaxLevel": 3, "Mingle?": 0, "Psych": "Teleport", "Recovery?": 0, "Element": "---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, &quot;&quot;Psych&quot;&quot;: &quot;&quot;&quot;;[.H286];&quot;&quot;&quot;, &quot;&quot;Recovery?&quot;&quot;: &quot;;IF([.J286] = &quot;Recovery&quot;; 1; 0);&quot;, &quot;&quot;Element&quot;&quot;: &quot;&quot;&quot;;[.G286];&quot;&quot;&quot;, &quot;&quot;Brand&quot;&quot;: &quot;&quot;&quot;;[.D286];&quot;&quot;&quot;, &quot;&quot;Ev. fr. pin?&quot;&quot;: &quot;;[.AH286];&quot; },&quot;)" office:value-type="string" office:string-value="0x11C: { &quot;ID&quot;: 0x11C, &quot;Name&quot;: &quot;Ovis&quot;, &quot;MaxLevel&quot;: 9, &quot;Mingle?&quot;: 0, &quot;Psych&quot;: &quot;Thunderbolt&quot;, &quot;Recovery?&quot;: 0, &quot;Element&quot;: &quot;Neg&quot;, &quot;Brand&quot;: &quot;Unbranded&quot;, &quot;Ev. fr. pin?&quot;: 0 }," calcext:value-type="string">
            <text:p>0x11C: { "ID": 0x11C, "Name": "Ovis", "MaxLevel": 9, "Mingle?": 0, "Psych": "Thunderbolt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, &quot;&quot;Psych&quot;&quot;: &quot;&quot;&quot;;[.H287];&quot;&quot;&quot;, &quot;&quot;Recovery?&quot;&quot;: &quot;;IF([.J287] = &quot;Recovery&quot;; 1; 0);&quot;, &quot;&quot;Element&quot;&quot;: &quot;&quot;&quot;;[.G287];&quot;&quot;&quot;, &quot;&quot;Brand&quot;&quot;: &quot;&quot;&quot;;[.D287];&quot;&quot;&quot;, &quot;&quot;Ev. fr. pin?&quot;&quot;: &quot;;[.AH287];&quot; },&quot;)" office:value-type="string" office:string-value="0x11D: { &quot;ID&quot;: 0x11D, &quot;Name&quot;: &quot;Cornix&quot;, &quot;MaxLevel&quot;: 4, &quot;Mingle?&quot;: 0, &quot;Psych&quot;: &quot;Apport&quot;, &quot;Recovery?&quot;: 0, &quot;Element&quot;: &quot;Neg&quot;, &quot;Brand&quot;: &quot;Unbranded&quot;, &quot;Ev. fr. pin?&quot;: 0 }," calcext:value-type="string">
            <text:p>0x11D: { "ID": 0x11D, "Name": "Cornix", "MaxLevel": 4, "Mingle?": 0, "Psych": "Apport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, &quot;&quot;Psych&quot;&quot;: &quot;&quot;&quot;;[.H288];&quot;&quot;&quot;, &quot;&quot;Recovery?&quot;&quot;: &quot;;IF([.J288] = &quot;Recovery&quot;; 1; 0);&quot;, &quot;&quot;Element&quot;&quot;: &quot;&quot;&quot;;[.G288];&quot;&quot;&quot;, &quot;&quot;Brand&quot;&quot;: &quot;&quot;&quot;;[.D288];&quot;&quot;&quot;, &quot;&quot;Ev. fr. pin?&quot;&quot;: &quot;;[.AH288];&quot; },&quot;)" office:value-type="string" office:string-value="0x11E: { &quot;ID&quot;: 0x11E, &quot;Name&quot;: &quot;Popguin&quot;, &quot;MaxLevel&quot;: 3, &quot;Mingle?&quot;: 0, &quot;Psych&quot;: &quot;Force Rounds&quot;, &quot;Recovery?&quot;: 0, &quot;Element&quot;: &quot;Neg&quot;, &quot;Brand&quot;: &quot;Unbranded&quot;, &quot;Ev. fr. pin?&quot;: 0 }," calcext:value-type="string">
            <text:p>0x11E: { "ID": 0x11E, "Name": "Popguin", "MaxLevel": 3, "Mingle?": 0, "Psych": "Force Rounds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, &quot;&quot;Psych&quot;&quot;: &quot;&quot;&quot;;[.H289];&quot;&quot;&quot;, &quot;&quot;Recovery?&quot;&quot;: &quot;;IF([.J289] = &quot;Recovery&quot;; 1; 0);&quot;, &quot;&quot;Element&quot;&quot;: &quot;&quot;&quot;;[.G289];&quot;&quot;&quot;, &quot;&quot;Brand&quot;&quot;: &quot;&quot;&quot;;[.D289];&quot;&quot;&quot;, &quot;&quot;Ev. fr. pin?&quot;&quot;: &quot;;[.AH289];&quot; },&quot;)" office:value-type="string" office:string-value="0x11F: { &quot;ID&quot;: 0x11F, &quot;Name&quot;: &quot;Pteropus&quot;, &quot;MaxLevel&quot;: 6, &quot;Mingle?&quot;: 0, &quot;Psych&quot;: &quot;Patrol Rounds&quot;, &quot;Recovery?&quot;: 0, &quot;Element&quot;: &quot;Neg&quot;, &quot;Brand&quot;: &quot;Unbranded&quot;, &quot;Ev. fr. pin?&quot;: 0 }," calcext:value-type="string">
            <text:p>0x11F: { "ID": 0x11F, "Name": "Pteropus", "MaxLevel": 6, "Mingle?": 0, "Psych": "Patrol Rounds", "Recovery?": 0, "Element": "Neg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, &quot;&quot;Psych&quot;&quot;: &quot;&quot;&quot;;[.H290];&quot;&quot;&quot;, &quot;&quot;Recovery?&quot;&quot;: &quot;;IF([.J290] = &quot;Recovery&quot;; 1; 0);&quot;, &quot;&quot;Element&quot;&quot;: &quot;&quot;&quot;;[.G290];&quot;&quot;&quot;, &quot;&quot;Brand&quot;&quot;: &quot;&quot;&quot;;[.D290];&quot;&quot;&quot;, &quot;&quot;Ev. fr. pin?&quot;&quot;: &quot;;[.AH290];&quot; },&quot;)" office:value-type="string" office:string-value="0x120: { &quot;ID&quot;: 0x120, &quot;Name&quot;: &quot;Mink&quot;, &quot;MaxLevel&quot;: 4, &quot;Mingle?&quot;: 0, &quot;Psych&quot;: &quot;Twister&quot;, &quot;Recovery?&quot;: 0, &quot;Element&quot;: &quot;Neg&quot;, &quot;Brand&quot;: &quot;Unbranded&quot;, &quot;Ev. fr. pin?&quot;: 0 }," calcext:value-type="string">
            <text:p>0x120: { "ID": 0x120, "Name": "Mink", "MaxLevel": 4, "Mingle?": 0, "Psych": "Twister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, &quot;&quot;Psych&quot;&quot;: &quot;&quot;&quot;;[.H291];&quot;&quot;&quot;, &quot;&quot;Recovery?&quot;&quot;: &quot;;IF([.J291] = &quot;Recovery&quot;; 1; 0);&quot;, &quot;&quot;Element&quot;&quot;: &quot;&quot;&quot;;[.G291];&quot;&quot;&quot;, &quot;&quot;Brand&quot;&quot;: &quot;&quot;&quot;;[.D291];&quot;&quot;&quot;, &quot;&quot;Ev. fr. pin?&quot;&quot;: &quot;;[.AH291];&quot; },&quot;)" office:value-type="string" office:string-value="0x121: { &quot;ID&quot;: 0x121, &quot;Name&quot;: &quot;Boomer&quot;, &quot;MaxLevel&quot;: 5, &quot;Mingle?&quot;: 0, &quot;Psych&quot;: &quot;Grave Marker&quot;, &quot;Recovery?&quot;: 0, &quot;Element&quot;: &quot;Pos&quot;, &quot;Brand&quot;: &quot;Unbranded&quot;, &quot;Ev. fr. pin?&quot;: 0 }," calcext:value-type="string">
            <text:p>0x121: { "ID": 0x121, "Name": "Boomer", "MaxLevel": 5, "Mingle?": 0, "Psych": "Grave Marker", "Recovery?": 0, "Element": "Pos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, &quot;&quot;Psych&quot;&quot;: &quot;&quot;&quot;;[.H292];&quot;&quot;&quot;, &quot;&quot;Recovery?&quot;&quot;: &quot;;IF([.J292] = &quot;Recovery&quot;; 1; 0);&quot;, &quot;&quot;Element&quot;&quot;: &quot;&quot;&quot;;[.G292];&quot;&quot;&quot;, &quot;&quot;Brand&quot;&quot;: &quot;&quot;&quot;;[.D292];&quot;&quot;&quot;, &quot;&quot;Ev. fr. pin?&quot;&quot;: &quot;;[.AH292];&quot; },&quot;)" office:value-type="string" office:string-value="0x122: { &quot;ID&quot;: 0x122, &quot;Name&quot;: &quot;Sprog&quot;, &quot;MaxLevel&quot;: 4, &quot;Mingle?&quot;: 0, &quot;Psych&quot;: &quot;Freeze&quot;, &quot;Recovery?&quot;: 0, &quot;Element&quot;: &quot;Neg&quot;, &quot;Brand&quot;: &quot;Unbranded&quot;, &quot;Ev. fr. pin?&quot;: 0 }," calcext:value-type="string">
            <text:p>0x122: { "ID": 0x122, "Name": "Sprog", "MaxLevel": 4, "Mingle?": 0, "Psych": "Freeze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, &quot;&quot;Psych&quot;&quot;: &quot;&quot;&quot;;[.H293];&quot;&quot;&quot;, &quot;&quot;Recovery?&quot;&quot;: &quot;;IF([.J293] = &quot;Recovery&quot;; 1; 0);&quot;, &quot;&quot;Element&quot;&quot;: &quot;&quot;&quot;;[.G293];&quot;&quot;&quot;, &quot;&quot;Brand&quot;&quot;: &quot;&quot;&quot;;[.D293];&quot;&quot;&quot;, &quot;&quot;Ev. fr. pin?&quot;&quot;: &quot;;[.AH293];&quot; },&quot;)" office:value-type="string" office:string-value="0x123: { &quot;ID&quot;: 0x123, &quot;Name&quot;: &quot;Fox&quot;, &quot;MaxLevel&quot;: 3, &quot;Mingle?&quot;: 0, &quot;Psych&quot;: &quot;Flame Core&quot;, &quot;Recovery?&quot;: 0, &quot;Element&quot;: &quot;Neg&quot;, &quot;Brand&quot;: &quot;Unbranded&quot;, &quot;Ev. fr. pin?&quot;: 0 }," calcext:value-type="string">
            <text:p>0x123: { "ID": 0x123, "Name": "Fox", "MaxLevel": 3, "Mingle?": 0, "Psych": "Flame Core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, &quot;&quot;Psych&quot;&quot;: &quot;&quot;&quot;;[.H294];&quot;&quot;&quot;, &quot;&quot;Recovery?&quot;&quot;: &quot;;IF([.J294] = &quot;Recovery&quot;; 1; 0);&quot;, &quot;&quot;Element&quot;&quot;: &quot;&quot;&quot;;[.G294];&quot;&quot;&quot;, &quot;&quot;Brand&quot;&quot;: &quot;&quot;&quot;;[.D294];&quot;&quot;&quot;, &quot;&quot;Ev. fr. pin?&quot;&quot;: &quot;;[.AH294];&quot; },&quot;)" office:value-type="string" office:string-value="0x124: { &quot;ID&quot;: 0x124, &quot;Name&quot;: &quot;Bat&quot;, &quot;MaxLevel&quot;: 5, &quot;Mingle?&quot;: 0, &quot;Psych&quot;: &quot;Patrol Rounds&quot;, &quot;Recovery?&quot;: 0, &quot;Element&quot;: &quot;Neg&quot;, &quot;Brand&quot;: &quot;Unbranded&quot;, &quot;Ev. fr. pin?&quot;: 0 }," calcext:value-type="string">
            <text:p>0x124: { "ID": 0x124, "Name": "Bat", "MaxLevel": 5, "Mingle?": 0, "Psych": "Patrol Rounds", "Recovery?": 0, "Element": "Neg", "Brand": "Unbranded", "Ev. fr. pin?": 0 },</text:p>
          </table:table-cell>
        </table:table-row>
        <table:table-row table:style-name="ro6" table:visibility="filter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, &quot;&quot;Psych&quot;&quot;: &quot;&quot;&quot;;[.H295];&quot;&quot;&quot;, &quot;&quot;Recovery?&quot;&quot;: &quot;;IF([.J295] = &quot;Recovery&quot;; 1; 0);&quot;, &quot;&quot;Element&quot;&quot;: &quot;&quot;&quot;;[.G295];&quot;&quot;&quot;, &quot;&quot;Brand&quot;&quot;: &quot;&quot;&quot;;[.D295];&quot;&quot;&quot;, &quot;&quot;Ev. fr. pin?&quot;&quot;: &quot;;[.AH295];&quot; },&quot;)" office:value-type="string" office:string-value="0x125: { &quot;ID&quot;: 0x125, &quot;Name&quot;: &quot;Rhino&quot;, &quot;MaxLevel&quot;: 4, &quot;Mingle?&quot;: 0, &quot;Psych&quot;: &quot;Massive Hit&quot;, &quot;Recovery?&quot;: 0, &quot;Element&quot;: &quot;Pos&quot;, &quot;Brand&quot;: &quot;Unbranded&quot;, &quot;Ev. fr. pin?&quot;: 0 }," calcext:value-type="string">
            <text:p>0x125: { "ID": 0x125, "Name": "Rhino", "MaxLevel": 4, "Mingle?": 0, "Psych": "Massive Hit", "Recovery?": 0, "Element": "Pos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, &quot;&quot;Psych&quot;&quot;: &quot;&quot;&quot;;[.H296];&quot;&quot;&quot;, &quot;&quot;Recovery?&quot;&quot;: &quot;;IF([.J296] = &quot;Recovery&quot;; 1; 0);&quot;, &quot;&quot;Element&quot;&quot;: &quot;&quot;&quot;;[.G296];&quot;&quot;&quot;, &quot;&quot;Brand&quot;&quot;: &quot;&quot;&quot;;[.D296];&quot;&quot;&quot;, &quot;&quot;Ev. fr. pin?&quot;&quot;: &quot;;[.AH296];&quot; },&quot;)" office:value-type="string" office:string-value="0x126: { &quot;ID&quot;: 0x126, &quot;Name&quot;: &quot;Shrew&quot;, &quot;MaxLevel&quot;: 6, &quot;Mingle?&quot;: 0, &quot;Psych&quot;: &quot;Time Bomb&quot;, &quot;Recovery?&quot;: 0, &quot;Element&quot;: &quot;Neg&quot;, &quot;Brand&quot;: &quot;Unbranded&quot;, &quot;Ev. fr. pin?&quot;: 0 }," calcext:value-type="string">
            <text:p>0x126: { "ID": 0x126, "Name": "Shrew", "MaxLevel": 6, "Mingle?": 0, "Psych": "Time Bomb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, &quot;&quot;Psych&quot;&quot;: &quot;&quot;&quot;;[.H297];&quot;&quot;&quot;, &quot;&quot;Recovery?&quot;&quot;: &quot;;IF([.J297] = &quot;Recovery&quot;; 1; 0);&quot;, &quot;&quot;Element&quot;&quot;: &quot;&quot;&quot;;[.G297];&quot;&quot;&quot;, &quot;&quot;Brand&quot;&quot;: &quot;&quot;&quot;;[.D297];&quot;&quot;&quot;, &quot;&quot;Ev. fr. pin?&quot;&quot;: &quot;;[.AH297];&quot; },&quot;)" office:value-type="string" office:string-value="0x127: { &quot;ID&quot;: 0x127, &quot;Name&quot;: &quot;Woolly&quot;, &quot;MaxLevel&quot;: 4, &quot;Mingle?&quot;: 0, &quot;Psych&quot;: &quot;Earthquake&quot;, &quot;Recovery?&quot;: 0, &quot;Element&quot;: &quot;Pos&quot;, &quot;Brand&quot;: &quot;Unbranded&quot;, &quot;Ev. fr. pin?&quot;: 0 }," calcext:value-type="string">
            <text:p>0x127: { "ID": 0x127, "Name": "Woolly", "MaxLevel": 4, "Mingle?": 0, "Psych": "Earthquake", "Recovery?": 0, "Element": "Pos", "Brand": "Unbranded", "Ev. fr. pin?": 0 },</text:p>
          </table:table-cell>
        </table:table-row>
        <table:table-row table:style-name="ro4" table:visibility="filter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, &quot;&quot;Psych&quot;&quot;: &quot;&quot;&quot;;[.H298];&quot;&quot;&quot;, &quot;&quot;Recovery?&quot;&quot;: &quot;;IF([.J298] = &quot;Recovery&quot;; 1; 0);&quot;, &quot;&quot;Element&quot;&quot;: &quot;&quot;&quot;;[.G298];&quot;&quot;&quot;, &quot;&quot;Brand&quot;&quot;: &quot;&quot;&quot;;[.D298];&quot;&quot;&quot;, &quot;&quot;Ev. fr. pin?&quot;&quot;: &quot;;[.AH298];&quot; },&quot;)" office:value-type="string" office:string-value="0x128: { &quot;ID&quot;: 0x128, &quot;Name&quot;: &quot;Raven&quot;, &quot;MaxLevel&quot;: 9, &quot;Mingle?&quot;: 0, &quot;Psych&quot;: &quot;Psychokinesis&quot;, &quot;Recovery?&quot;: 0, &quot;Element&quot;: &quot;Neu&quot;, &quot;Brand&quot;: &quot;Unbranded&quot;, &quot;Ev. fr. pin?&quot;: 0 }," calcext:value-type="string">
            <text:p>0x128: { "ID": 0x128, "Name": "Raven", "MaxLevel": 9, "Mingle?": 0, "Psych": "Psychokinesis", "Recovery?": 0, "Element": "Neu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, &quot;&quot;Psych&quot;&quot;: &quot;&quot;&quot;;[.H299];&quot;&quot;&quot;, &quot;&quot;Recovery?&quot;&quot;: &quot;;IF([.J299] = &quot;Recovery&quot;; 1; 0);&quot;, &quot;&quot;Element&quot;&quot;: &quot;&quot;&quot;;[.G299];&quot;&quot;&quot;, &quot;&quot;Brand&quot;&quot;: &quot;&quot;&quot;;[.D299];&quot;&quot;&quot;, &quot;&quot;Ev. fr. pin?&quot;&quot;: &quot;;[.AH299];&quot; },&quot;)" office:value-type="string" office:string-value="0x129: { &quot;ID&quot;: 0x129, &quot;Name&quot;: &quot;Drake&quot;, &quot;MaxLevel&quot;: 15, &quot;Mingle?&quot;: 0, &quot;Psych&quot;: &quot;Flame Blast&quot;, &quot;Recovery?&quot;: 0, &quot;Element&quot;: &quot;Neg&quot;, &quot;Brand&quot;: &quot;Unbranded&quot;, &quot;Ev. fr. pin?&quot;: 0 }," calcext:value-type="string">
            <text:p>0x129: { "ID": 0x129, "Name": "Drake", "MaxLevel": 15, "Mingle?": 0, "Psych": "Flame Blast", "Recovery?": 0, "Element": "Neg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, &quot;&quot;Psych&quot;&quot;: &quot;&quot;&quot;;[.H300];&quot;&quot;&quot;, &quot;&quot;Recovery?&quot;&quot;: &quot;;IF([.J300] = &quot;Recovery&quot;; 1; 0);&quot;, &quot;&quot;Element&quot;&quot;: &quot;&quot;&quot;;[.G300];&quot;&quot;&quot;, &quot;&quot;Brand&quot;&quot;: &quot;&quot;&quot;;[.D300];&quot;&quot;&quot;, &quot;&quot;Ev. fr. pin?&quot;&quot;: &quot;;[.AH300];&quot; },&quot;)" office:value-type="string" office:string-value="0x12A: { &quot;ID&quot;: 0x12A, &quot;Name&quot;: &quot;Anguis&quot;, &quot;MaxLevel&quot;: 20, &quot;Mingle?&quot;: 0, &quot;Psych&quot;: &quot;Nexus Ray&quot;, &quot;Recovery?&quot;: 0, &quot;Element&quot;: &quot;Neg&quot;, &quot;Brand&quot;: &quot;Unbranded&quot;, &quot;Ev. fr. pin?&quot;: 0 }," calcext:value-type="string">
            <text:p>0x12A: { "ID": 0x12A, "Name": "Anguis", "MaxLevel": 20, "Mingle?": 0, "Psych": "Nexus Ray", "Recovery?": 0, "Element": "Neg", "Brand": "Unbranded", "Ev. fr. pin?": 0 },</text:p>
          </table:table-cell>
        </table:table-row>
        <table:table-row table:style-name="ro4" table:visibility="filter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, &quot;&quot;Psych&quot;&quot;: &quot;&quot;&quot;;[.H301];&quot;&quot;&quot;, &quot;&quot;Recovery?&quot;&quot;: &quot;;IF([.J301] = &quot;Recovery&quot;; 1; 0);&quot;, &quot;&quot;Element&quot;&quot;: &quot;&quot;&quot;;[.G301];&quot;&quot;&quot;, &quot;&quot;Brand&quot;&quot;: &quot;&quot;&quot;;[.D301];&quot;&quot;&quot;, &quot;&quot;Ev. fr. pin?&quot;&quot;: &quot;;[.AH301];&quot; },&quot;)" office:value-type="string" office:string-value="0x12B: { &quot;ID&quot;: 0x12B, &quot;Name&quot;: &quot;Pig&quot;, &quot;MaxLevel&quot;: 1, &quot;Mingle?&quot;: 0, &quot;Psych&quot;: &quot;Grandmother Lode&quot;, &quot;Recovery?&quot;: 0, &quot;Element&quot;: &quot;Abi&quot;, &quot;Brand&quot;: &quot;Unbranded&quot;, &quot;Ev. fr. pin?&quot;: 0 }," calcext:value-type="string">
            <text:p>0x12B: { "ID": 0x12B, "Name": "Pig", "MaxLevel": 1, "Mingle?": 0, "Psych": "Grandmother Lode", "Recovery?": 0, "Element": "Abi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, &quot;&quot;Psych&quot;&quot;: &quot;&quot;&quot;;[.H302];&quot;&quot;&quot;, &quot;&quot;Recovery?&quot;&quot;: &quot;;IF([.J302] = &quot;Recovery&quot;; 1; 0);&quot;, &quot;&quot;Element&quot;&quot;: &quot;&quot;&quot;;[.G302];&quot;&quot;&quot;, &quot;&quot;Brand&quot;&quot;: &quot;&quot;&quot;;[.D302];&quot;&quot;&quot;, &quot;&quot;Ev. fr. pin?&quot;&quot;: &quot;;[.AH302];&quot; },&quot;)" office:value-type="string" office:string-value="0x12C: { &quot;ID&quot;: 0x12C, &quot;Name&quot;: &quot;Carcin&quot;, &quot;MaxLevel&quot;: 3, &quot;Mingle?&quot;: 0, &quot;Psych&quot;: &quot;Fire Barrier&quot;, &quot;Recovery?&quot;: 0, &quot;Element&quot;: &quot;Pos&quot;, &quot;Brand&quot;: &quot;Unbranded&quot;, &quot;Ev. fr. pin?&quot;: 0 }," calcext:value-type="string">
            <text:p>0x12C: { "ID": 0x12C, "Name": "Carcin", "MaxLevel": 3, "Mingle?": 0, "Psych": "Fire Barrier", "Recovery?": 0, "Element": "Pos", "Brand": "Unbranded", "Ev. fr. pin?": 0 },</text:p>
          </table:table-cell>
        </table:table-row>
        <table:table-row table:style-name="ro7" table:visibility="filter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, &quot;&quot;Psych&quot;&quot;: &quot;&quot;&quot;;[.H303];&quot;&quot;&quot;, &quot;&quot;Recovery?&quot;&quot;: &quot;;IF([.J303] = &quot;Recovery&quot;; 1; 0);&quot;, &quot;&quot;Element&quot;&quot;: &quot;&quot;&quot;;[.G303];&quot;&quot;&quot;, &quot;&quot;Brand&quot;&quot;: &quot;&quot;&quot;;[.D303];&quot;&quot;&quot;, &quot;&quot;Ev. fr. pin?&quot;&quot;: &quot;;[.AH303];&quot; },&quot;)" office:value-type="string" office:string-value="0x12D: { &quot;ID&quot;: 0x12D, &quot;Name&quot;: &quot;Grizzly&quot;, &quot;MaxLevel&quot;: 3, &quot;Mingle?&quot;: 0, &quot;Psych&quot;: &quot;Street Jam&quot;, &quot;Recovery?&quot;: 0, &quot;Element&quot;: &quot;Neg&quot;, &quot;Brand&quot;: &quot;Unbranded&quot;, &quot;Ev. fr. pin?&quot;: 0 }," calcext:value-type="string">
            <text:p>0x12D: { "ID": 0x12D, "Name": "Grizzly", "MaxLevel": 3, "Mingle?": 0, "Psych": "Street Jam", "Recovery?": 0, "Element": "Neg", "Brand": "Unbranded", "Ev. fr. pin?": 0 },</text:p>
          </table:table-cell>
        </table:table-row>
        <table:table-row table:style-name="ro4" table:visibility="filter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, &quot;&quot;Psych&quot;&quot;: &quot;&quot;&quot;;[.H304];&quot;&quot;&quot;, &quot;&quot;Recovery?&quot;&quot;: &quot;;IF([.J304] = &quot;Recovery&quot;; 1; 0);&quot;, &quot;&quot;Element&quot;&quot;: &quot;&quot;&quot;;[.G304];&quot;&quot;&quot;, &quot;&quot;Brand&quot;&quot;: &quot;&quot;&quot;;[.D304];&quot;&quot;&quot;, &quot;&quot;Ev. fr. pin?&quot;&quot;: &quot;;[.AH304];&quot; },&quot;)" office:value-type="string" office:string-value="0x12E: { &quot;ID&quot;: 0x12E, &quot;Name&quot;: &quot;Wolf&quot;, &quot;MaxLevel&quot;: 5, &quot;Mingle?&quot;: 0, &quot;Psych&quot;: &quot;Velocity Attack&quot;, &quot;Recovery?&quot;: 0, &quot;Element&quot;: &quot;Pos&quot;, &quot;Brand&quot;: &quot;Unbranded&quot;, &quot;Ev. fr. pin?&quot;: 0 }," calcext:value-type="string">
            <text:p>0x12E: { "ID": 0x12E, "Name": "Wolf", "MaxLevel": 5, "Mingle?": 0, "Psych": "Velocity Attack", "Recovery?": 0, "Element": "Pos", "Brand": "Unbranded", "Ev. fr. pin?": 0 },</text:p>
          </table:table-cell>
        </table:table-row>
        <table:table-row table:style-name="ro3" table:visibility="filter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, &quot;&quot;Psych&quot;&quot;: &quot;&quot;&quot;;[.H305];&quot;&quot;&quot;, &quot;&quot;Recovery?&quot;&quot;: &quot;;IF([.J305] = &quot;Recovery&quot;; 1; 0);&quot;, &quot;&quot;Element&quot;&quot;: &quot;&quot;&quot;;[.G305];&quot;&quot;&quot;, &quot;&quot;Brand&quot;&quot;: &quot;&quot;&quot;;[.D305];&quot;&quot;&quot;, &quot;&quot;Ev. fr. pin?&quot;&quot;: &quot;;[.AH305];&quot; },&quot;)" office:value-type="string" office:string-value="0x12F: { &quot;ID&quot;: 0x12F, &quot;Name&quot;: &quot;Frog&quot;, &quot;MaxLevel&quot;: 4, &quot;Mingle?&quot;: 0, &quot;Psych&quot;: &quot;Splash Core&quot;, &quot;Recovery?&quot;: 0, &quot;Element&quot;: &quot;Neg&quot;, &quot;Brand&quot;: &quot;Unbranded&quot;, &quot;Ev. fr. pin?&quot;: 0 }," calcext:value-type="string">
            <text:p>0x12F: { "ID": 0x12F, "Name": "Frog", "MaxLevel": 4, "Mingle?": 0, "Psych": "Splash Core", "Recovery?": 0, "Element": "Neg", "Brand": "Unbranded", "Ev. fr. pin?": 0 },</text:p>
          </table:table-cell>
        </table:table-row>
      </table:table>
      <table:table table:name="Location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5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15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15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15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15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15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15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15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15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15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15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15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15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15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15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15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15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15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15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15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15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15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15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15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15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15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15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15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15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15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15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15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15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15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15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15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15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16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15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15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15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15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15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15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15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15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15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15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15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15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15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5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15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15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15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15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15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15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15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15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15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15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15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15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15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15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15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15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15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15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15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15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15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8" table:default-cell-style-name="ce2"/>
        <table:table-row table:style-name="ro15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3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2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15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2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3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15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2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2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17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2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2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17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3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3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3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3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18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18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3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3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2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3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3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3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3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3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3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2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3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3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3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3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15">
          <table:table-cell table:style-name="ce2"/>
          <table:table-cell table:style-name="Default" table:number-columns-repeated="3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ce2"/>
        <table:table-column table:style-name="co1" table:number-columns-repeated="7" table:default-cell-style-name="Default"/>
        <table:table-row table:style-name="ro15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SO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style-name="ce7" office:value-type="string" calcext:value-type="string">
            <text:p>Name </text:p>
          </table:table-cell>
        </table:table-row>
        <table:table-row table:style-name="ro15">
          <table:table-cell office:value-type="string" calcext:value-type="string">
            <text:p>0x2A8</text:p>
          </table:table-cell>
          <table:table-cell table:style-name="Default" office:value-type="string" calcext:value-type="string">
            <text:p>(S) Extra Slot</text:p>
          </table:table-cell>
          <table:table-cell office:value-type="string" calcext:value-type="string">
            <text:p>Sticker</text:p>
          </table:table-cell>
          <table:table-cell table:formula="of:=COM.MICROSOFT.CONCAT([.A2];&quot;: &quot;;&quot;{ &quot;&quot;id&quot;&quot;: &quot;;[.A2];&quot;, &quot;&quot;name&quot;&quot;: &quot;&quot;&quot;;[.B2];&quot;&quot;&quot;, &quot;&quot;type&quot;&quot;: &quot;&quot;&quot;;[.C2];&quot;&quot;&quot;, },&quot;)" office:value-type="string" office:string-value="0x2A8: { &quot;id&quot;: 0x2A8, &quot;name&quot;: &quot;(S) Extra Slot&quot;, &quot;type&quot;: &quot;Sticker&quot;, }," calcext:value-type="string">
            <text:p>0x2A8: { "id": 0x2A8, "name": "(S) Extra Slot", "type": "Sticker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FFFF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formula="of:=COM.MICROSOFT.CONCAT([.A3];&quot;: &quot;;&quot;{ &quot;&quot;id&quot;&quot;: &quot;;[.A3];&quot;, &quot;&quot;name&quot;&quot;: &quot;&quot;&quot;;[.B3];&quot;&quot;&quot;, &quot;&quot;type&quot;&quot;: &quot;&quot;&quot;;[.C3];&quot;&quot;&quot;, },&quot;)" office:value-type="string" office:string-value="0xFFFF: { &quot;id&quot;: 0xFFFF, &quot;name&quot;: &quot;None&quot;, &quot;type&quot;: &quot;None&quot;, }," calcext:value-type="string">
            <text:p>0xFFFF: { "id": 0xFFFF, "name": "None", "type": "None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ce</text:p>
          </table:table-cell>
          <table:table-cell table:style-name="Default" office:value-type="string" calcext:value-type="string">
            <text:p>(S) Noise Report</text:p>
          </table:table-cell>
          <table:table-cell office:value-type="string" calcext:value-type="string">
            <text:p>Sticker</text:p>
          </table:table-cell>
          <table:table-cell table:formula="of:=COM.MICROSOFT.CONCAT([.A4];&quot;: &quot;;&quot;{ &quot;&quot;id&quot;&quot;: &quot;;[.A4];&quot;, &quot;&quot;name&quot;&quot;: &quot;&quot;&quot;;[.B4];&quot;&quot;&quot;, &quot;&quot;type&quot;&quot;: &quot;&quot;&quot;;[.C4];&quot;&quot;&quot;, },&quot;)" office:value-type="string" office:string-value="0x2ce: { &quot;id&quot;: 0x2ce, &quot;name&quot;: &quot;(S) Noise Report&quot;, &quot;type&quot;: &quot;Sticker&quot;, }," calcext:value-type="string">
            <text:p>0x2ce: { "id": 0x2ce, "name": "(S) Noise Report", "type": "Sticker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e</text:p>
          </table:table-cell>
          <table:table-cell table:style-name="Default" office:value-type="string" calcext:value-type="string">
            <text:p>(S) Game Cleared</text:p>
          </table:table-cell>
          <table:table-cell office:value-type="string" calcext:value-type="string">
            <text:p>Sticker</text:p>
          </table:table-cell>
          <table:table-cell table:formula="of:=COM.MICROSOFT.CONCAT([.A5];&quot;: &quot;;&quot;{ &quot;&quot;id&quot;&quot;: &quot;;[.A5];&quot;, &quot;&quot;name&quot;&quot;: &quot;&quot;&quot;;[.B5];&quot;&quot;&quot;, &quot;&quot;type&quot;&quot;: &quot;&quot;&quot;;[.C5];&quot;&quot;&quot;, },&quot;)" office:value-type="string" office:string-value="0x2ae: { &quot;id&quot;: 0x2ae, &quot;name&quot;: &quot;(S) Game Cleared&quot;, &quot;type&quot;: &quot;Sticker&quot;, }," calcext:value-type="string">
            <text:p>0x2ae: { "id": 0x2ae, "name": "(S) Game Cleared", "type": "Sticker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5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CD</text:p>
          </table:table-cell>
          <table:table-cell table:formula="of:=COM.MICROSOFT.CONCAT([.A6];&quot;: &quot;;&quot;{ &quot;&quot;id&quot;&quot;: &quot;;[.A6];&quot;, &quot;&quot;name&quot;&quot;: &quot;&quot;&quot;;[.B6];&quot;&quot;&quot;, &quot;&quot;type&quot;&quot;: &quot;&quot;&quot;;[.C6];&quot;&quot;&quot;, },&quot;)" office:value-type="string" office:string-value="0x285: { &quot;id&quot;: 0x285, &quot;name&quot;: &quot;(CD) Track 1&quot;, &quot;type&quot;: &quot;CD&quot;, }," calcext:value-type="string">
            <text:p>0x285: { "id": 0x285, "name": "(CD) Track 1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6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CD</text:p>
          </table:table-cell>
          <table:table-cell table:formula="of:=COM.MICROSOFT.CONCAT([.A7];&quot;: &quot;;&quot;{ &quot;&quot;id&quot;&quot;: &quot;;[.A7];&quot;, &quot;&quot;name&quot;&quot;: &quot;&quot;&quot;;[.B7];&quot;&quot;&quot;, &quot;&quot;type&quot;&quot;: &quot;&quot;&quot;;[.C7];&quot;&quot;&quot;, },&quot;)" office:value-type="string" office:string-value="0x286: { &quot;id&quot;: 0x286, &quot;name&quot;: &quot;(CD) Track 2&quot;, &quot;type&quot;: &quot;CD&quot;, }," calcext:value-type="string">
            <text:p>0x286: { "id": 0x286, "name": "(CD) Track 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7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CD</text:p>
          </table:table-cell>
          <table:table-cell table:formula="of:=COM.MICROSOFT.CONCAT([.A8];&quot;: &quot;;&quot;{ &quot;&quot;id&quot;&quot;: &quot;;[.A8];&quot;, &quot;&quot;name&quot;&quot;: &quot;&quot;&quot;;[.B8];&quot;&quot;&quot;, &quot;&quot;type&quot;&quot;: &quot;&quot;&quot;;[.C8];&quot;&quot;&quot;, },&quot;)" office:value-type="string" office:string-value="0x287: { &quot;id&quot;: 0x287, &quot;name&quot;: &quot;(CD) Track 3&quot;, &quot;type&quot;: &quot;CD&quot;, }," calcext:value-type="string">
            <text:p>0x287: { "id": 0x287, "name": "(CD) Track 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8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CD</text:p>
          </table:table-cell>
          <table:table-cell table:formula="of:=COM.MICROSOFT.CONCAT([.A9];&quot;: &quot;;&quot;{ &quot;&quot;id&quot;&quot;: &quot;;[.A9];&quot;, &quot;&quot;name&quot;&quot;: &quot;&quot;&quot;;[.B9];&quot;&quot;&quot;, &quot;&quot;type&quot;&quot;: &quot;&quot;&quot;;[.C9];&quot;&quot;&quot;, },&quot;)" office:value-type="string" office:string-value="0x288: { &quot;id&quot;: 0x288, &quot;name&quot;: &quot;(CD) Track 4&quot;, &quot;type&quot;: &quot;CD&quot;, }," calcext:value-type="string">
            <text:p>0x288: { "id": 0x288, "name": "(CD) Track 4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9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CD</text:p>
          </table:table-cell>
          <table:table-cell table:formula="of:=COM.MICROSOFT.CONCAT([.A10];&quot;: &quot;;&quot;{ &quot;&quot;id&quot;&quot;: &quot;;[.A10];&quot;, &quot;&quot;name&quot;&quot;: &quot;&quot;&quot;;[.B10];&quot;&quot;&quot;, &quot;&quot;type&quot;&quot;: &quot;&quot;&quot;;[.C10];&quot;&quot;&quot;, },&quot;)" office:value-type="string" office:string-value="0x289: { &quot;id&quot;: 0x289, &quot;name&quot;: &quot;(CD) Track 5&quot;, &quot;type&quot;: &quot;CD&quot;, }," calcext:value-type="string">
            <text:p>0x289: { "id": 0x289, "name": "(CD) Track 5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A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CD</text:p>
          </table:table-cell>
          <table:table-cell table:formula="of:=COM.MICROSOFT.CONCAT([.A11];&quot;: &quot;;&quot;{ &quot;&quot;id&quot;&quot;: &quot;;[.A11];&quot;, &quot;&quot;name&quot;&quot;: &quot;&quot;&quot;;[.B11];&quot;&quot;&quot;, &quot;&quot;type&quot;&quot;: &quot;&quot;&quot;;[.C11];&quot;&quot;&quot;, },&quot;)" office:value-type="string" office:string-value="0x28A: { &quot;id&quot;: 0x28A, &quot;name&quot;: &quot;(CD) Track 6&quot;, &quot;type&quot;: &quot;CD&quot;, }," calcext:value-type="string">
            <text:p>0x28A: { "id": 0x28A, "name": "(CD) Track 6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B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CD</text:p>
          </table:table-cell>
          <table:table-cell table:formula="of:=COM.MICROSOFT.CONCAT([.A12];&quot;: &quot;;&quot;{ &quot;&quot;id&quot;&quot;: &quot;;[.A12];&quot;, &quot;&quot;name&quot;&quot;: &quot;&quot;&quot;;[.B12];&quot;&quot;&quot;, &quot;&quot;type&quot;&quot;: &quot;&quot;&quot;;[.C12];&quot;&quot;&quot;, },&quot;)" office:value-type="string" office:string-value="0x28B: { &quot;id&quot;: 0x28B, &quot;name&quot;: &quot;(CD) Track 7&quot;, &quot;type&quot;: &quot;CD&quot;, }," calcext:value-type="string">
            <text:p>0x28B: { "id": 0x28B, "name": "(CD) Track 7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C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CD</text:p>
          </table:table-cell>
          <table:table-cell table:formula="of:=COM.MICROSOFT.CONCAT([.A13];&quot;: &quot;;&quot;{ &quot;&quot;id&quot;&quot;: &quot;;[.A13];&quot;, &quot;&quot;name&quot;&quot;: &quot;&quot;&quot;;[.B13];&quot;&quot;&quot;, &quot;&quot;type&quot;&quot;: &quot;&quot;&quot;;[.C13];&quot;&quot;&quot;, },&quot;)" office:value-type="string" office:string-value="0x28C: { &quot;id&quot;: 0x28C, &quot;name&quot;: &quot;(CD) Track 8&quot;, &quot;type&quot;: &quot;CD&quot;, }," calcext:value-type="string">
            <text:p>0x28C: { "id": 0x28C, "name": "(CD) Track 8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D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CD</text:p>
          </table:table-cell>
          <table:table-cell table:formula="of:=COM.MICROSOFT.CONCAT([.A14];&quot;: &quot;;&quot;{ &quot;&quot;id&quot;&quot;: &quot;;[.A14];&quot;, &quot;&quot;name&quot;&quot;: &quot;&quot;&quot;;[.B14];&quot;&quot;&quot;, &quot;&quot;type&quot;&quot;: &quot;&quot;&quot;;[.C14];&quot;&quot;&quot;, },&quot;)" office:value-type="string" office:string-value="0x28D: { &quot;id&quot;: 0x28D, &quot;name&quot;: &quot;(CD) Track 9&quot;, &quot;type&quot;: &quot;CD&quot;, }," calcext:value-type="string">
            <text:p>0x28D: { "id": 0x28D, "name": "(CD) Track 9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E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CD</text:p>
          </table:table-cell>
          <table:table-cell table:formula="of:=COM.MICROSOFT.CONCAT([.A15];&quot;: &quot;;&quot;{ &quot;&quot;id&quot;&quot;: &quot;;[.A15];&quot;, &quot;&quot;name&quot;&quot;: &quot;&quot;&quot;;[.B15];&quot;&quot;&quot;, &quot;&quot;type&quot;&quot;: &quot;&quot;&quot;;[.C15];&quot;&quot;&quot;, },&quot;)" office:value-type="string" office:string-value="0x28E: { &quot;id&quot;: 0x28E, &quot;name&quot;: &quot;(CD) Track 10&quot;, &quot;type&quot;: &quot;CD&quot;, }," calcext:value-type="string">
            <text:p>0x28E: { "id": 0x28E, "name": "(CD) Track 10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F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CD</text:p>
          </table:table-cell>
          <table:table-cell table:formula="of:=COM.MICROSOFT.CONCAT([.A16];&quot;: &quot;;&quot;{ &quot;&quot;id&quot;&quot;: &quot;;[.A16];&quot;, &quot;&quot;name&quot;&quot;: &quot;&quot;&quot;;[.B16];&quot;&quot;&quot;, &quot;&quot;type&quot;&quot;: &quot;&quot;&quot;;[.C16];&quot;&quot;&quot;, },&quot;)" office:value-type="string" office:string-value="0x28F: { &quot;id&quot;: 0x28F, &quot;name&quot;: &quot;(CD) Track 11&quot;, &quot;type&quot;: &quot;CD&quot;, }," calcext:value-type="string">
            <text:p>0x28F: { "id": 0x28F, "name": "(CD) Track 11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0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CD</text:p>
          </table:table-cell>
          <table:table-cell table:formula="of:=COM.MICROSOFT.CONCAT([.A17];&quot;: &quot;;&quot;{ &quot;&quot;id&quot;&quot;: &quot;;[.A17];&quot;, &quot;&quot;name&quot;&quot;: &quot;&quot;&quot;;[.B17];&quot;&quot;&quot;, &quot;&quot;type&quot;&quot;: &quot;&quot;&quot;;[.C17];&quot;&quot;&quot;, },&quot;)" office:value-type="string" office:string-value="0x290: { &quot;id&quot;: 0x290, &quot;name&quot;: &quot;(CD) Track 12&quot;, &quot;type&quot;: &quot;CD&quot;, }," calcext:value-type="string">
            <text:p>0x290: { "id": 0x290, "name": "(CD) Track 1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1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CD</text:p>
          </table:table-cell>
          <table:table-cell table:formula="of:=COM.MICROSOFT.CONCAT([.A18];&quot;: &quot;;&quot;{ &quot;&quot;id&quot;&quot;: &quot;;[.A18];&quot;, &quot;&quot;name&quot;&quot;: &quot;&quot;&quot;;[.B18];&quot;&quot;&quot;, &quot;&quot;type&quot;&quot;: &quot;&quot;&quot;;[.C18];&quot;&quot;&quot;, },&quot;)" office:value-type="string" office:string-value="0x291: { &quot;id&quot;: 0x291, &quot;name&quot;: &quot;(CD) Track 13&quot;, &quot;type&quot;: &quot;CD&quot;, }," calcext:value-type="string">
            <text:p>0x291: { "id": 0x291, "name": "(CD) Track 1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2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CD</text:p>
          </table:table-cell>
          <table:table-cell table:formula="of:=COM.MICROSOFT.CONCAT([.A19];&quot;: &quot;;&quot;{ &quot;&quot;id&quot;&quot;: &quot;;[.A19];&quot;, &quot;&quot;name&quot;&quot;: &quot;&quot;&quot;;[.B19];&quot;&quot;&quot;, &quot;&quot;type&quot;&quot;: &quot;&quot;&quot;;[.C19];&quot;&quot;&quot;, },&quot;)" office:value-type="string" office:string-value="0x292: { &quot;id&quot;: 0x292, &quot;name&quot;: &quot;(CD) Track 14&quot;, &quot;type&quot;: &quot;CD&quot;, }," calcext:value-type="string">
            <text:p>0x292: { "id": 0x292, "name": "(CD) Track 14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3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CD</text:p>
          </table:table-cell>
          <table:table-cell table:formula="of:=COM.MICROSOFT.CONCAT([.A20];&quot;: &quot;;&quot;{ &quot;&quot;id&quot;&quot;: &quot;;[.A20];&quot;, &quot;&quot;name&quot;&quot;: &quot;&quot;&quot;;[.B20];&quot;&quot;&quot;, &quot;&quot;type&quot;&quot;: &quot;&quot;&quot;;[.C20];&quot;&quot;&quot;, },&quot;)" office:value-type="string" office:string-value="0x293: { &quot;id&quot;: 0x293, &quot;name&quot;: &quot;(CD) Track 15&quot;, &quot;type&quot;: &quot;CD&quot;, }," calcext:value-type="string">
            <text:p>0x293: { "id": 0x293, "name": "(CD) Track 15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4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CD</text:p>
          </table:table-cell>
          <table:table-cell table:formula="of:=COM.MICROSOFT.CONCAT([.A21];&quot;: &quot;;&quot;{ &quot;&quot;id&quot;&quot;: &quot;;[.A21];&quot;, &quot;&quot;name&quot;&quot;: &quot;&quot;&quot;;[.B21];&quot;&quot;&quot;, &quot;&quot;type&quot;&quot;: &quot;&quot;&quot;;[.C21];&quot;&quot;&quot;, },&quot;)" office:value-type="string" office:string-value="0x294: { &quot;id&quot;: 0x294, &quot;name&quot;: &quot;(CD) Track 16&quot;, &quot;type&quot;: &quot;CD&quot;, }," calcext:value-type="string">
            <text:p>0x294: { "id": 0x294, "name": "(CD) Track 16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5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CD</text:p>
          </table:table-cell>
          <table:table-cell table:formula="of:=COM.MICROSOFT.CONCAT([.A22];&quot;: &quot;;&quot;{ &quot;&quot;id&quot;&quot;: &quot;;[.A22];&quot;, &quot;&quot;name&quot;&quot;: &quot;&quot;&quot;;[.B22];&quot;&quot;&quot;, &quot;&quot;type&quot;&quot;: &quot;&quot;&quot;;[.C22];&quot;&quot;&quot;, },&quot;)" office:value-type="string" office:string-value="0x295: { &quot;id&quot;: 0x295, &quot;name&quot;: &quot;(CD) Track 17&quot;, &quot;type&quot;: &quot;CD&quot;, }," calcext:value-type="string">
            <text:p>0x295: { "id": 0x295, "name": "(CD) Track 17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6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CD</text:p>
          </table:table-cell>
          <table:table-cell table:formula="of:=COM.MICROSOFT.CONCAT([.A23];&quot;: &quot;;&quot;{ &quot;&quot;id&quot;&quot;: &quot;;[.A23];&quot;, &quot;&quot;name&quot;&quot;: &quot;&quot;&quot;;[.B23];&quot;&quot;&quot;, &quot;&quot;type&quot;&quot;: &quot;&quot;&quot;;[.C23];&quot;&quot;&quot;, },&quot;)" office:value-type="string" office:string-value="0x296: { &quot;id&quot;: 0x296, &quot;name&quot;: &quot;(CD) Track 18&quot;, &quot;type&quot;: &quot;CD&quot;, }," calcext:value-type="string">
            <text:p>0x296: { "id": 0x296, "name": "(CD) Track 18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7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CD</text:p>
          </table:table-cell>
          <table:table-cell table:formula="of:=COM.MICROSOFT.CONCAT([.A24];&quot;: &quot;;&quot;{ &quot;&quot;id&quot;&quot;: &quot;;[.A24];&quot;, &quot;&quot;name&quot;&quot;: &quot;&quot;&quot;;[.B24];&quot;&quot;&quot;, &quot;&quot;type&quot;&quot;: &quot;&quot;&quot;;[.C24];&quot;&quot;&quot;, },&quot;)" office:value-type="string" office:string-value="0x297: { &quot;id&quot;: 0x297, &quot;name&quot;: &quot;(CD) Track 19&quot;, &quot;type&quot;: &quot;CD&quot;, }," calcext:value-type="string">
            <text:p>0x297: { "id": 0x297, "name": "(CD) Track 19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8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CD</text:p>
          </table:table-cell>
          <table:table-cell table:formula="of:=COM.MICROSOFT.CONCAT([.A25];&quot;: &quot;;&quot;{ &quot;&quot;id&quot;&quot;: &quot;;[.A25];&quot;, &quot;&quot;name&quot;&quot;: &quot;&quot;&quot;;[.B25];&quot;&quot;&quot;, &quot;&quot;type&quot;&quot;: &quot;&quot;&quot;;[.C25];&quot;&quot;&quot;, },&quot;)" office:value-type="string" office:string-value="0x298: { &quot;id&quot;: 0x298, &quot;name&quot;: &quot;(CD) Track 20&quot;, &quot;type&quot;: &quot;CD&quot;, }," calcext:value-type="string">
            <text:p>0x298: { "id": 0x298, "name": "(CD) Track 20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9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CD</text:p>
          </table:table-cell>
          <table:table-cell table:formula="of:=COM.MICROSOFT.CONCAT([.A26];&quot;: &quot;;&quot;{ &quot;&quot;id&quot;&quot;: &quot;;[.A26];&quot;, &quot;&quot;name&quot;&quot;: &quot;&quot;&quot;;[.B26];&quot;&quot;&quot;, &quot;&quot;type&quot;&quot;: &quot;&quot;&quot;;[.C26];&quot;&quot;&quot;, },&quot;)" office:value-type="string" office:string-value="0x299: { &quot;id&quot;: 0x299, &quot;name&quot;: &quot;(CD) Track 21&quot;, &quot;type&quot;: &quot;CD&quot;, }," calcext:value-type="string">
            <text:p>0x299: { "id": 0x299, "name": "(CD) Track 21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A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CD</text:p>
          </table:table-cell>
          <table:table-cell table:formula="of:=COM.MICROSOFT.CONCAT([.A27];&quot;: &quot;;&quot;{ &quot;&quot;id&quot;&quot;: &quot;;[.A27];&quot;, &quot;&quot;name&quot;&quot;: &quot;&quot;&quot;;[.B27];&quot;&quot;&quot;, &quot;&quot;type&quot;&quot;: &quot;&quot;&quot;;[.C27];&quot;&quot;&quot;, },&quot;)" office:value-type="string" office:string-value="0x29A: { &quot;id&quot;: 0x29A, &quot;name&quot;: &quot;(CD) Track 22&quot;, &quot;type&quot;: &quot;CD&quot;, }," calcext:value-type="string">
            <text:p>0x29A: { "id": 0x29A, "name": "(CD) Track 2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B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CD</text:p>
          </table:table-cell>
          <table:table-cell table:formula="of:=COM.MICROSOFT.CONCAT([.A28];&quot;: &quot;;&quot;{ &quot;&quot;id&quot;&quot;: &quot;;[.A28];&quot;, &quot;&quot;name&quot;&quot;: &quot;&quot;&quot;;[.B28];&quot;&quot;&quot;, &quot;&quot;type&quot;&quot;: &quot;&quot;&quot;;[.C28];&quot;&quot;&quot;, },&quot;)" office:value-type="string" office:string-value="0x29B: { &quot;id&quot;: 0x29B, &quot;name&quot;: &quot;(CD) Track 23&quot;, &quot;type&quot;: &quot;CD&quot;, }," calcext:value-type="string">
            <text:p>0x29B: { "id": 0x29B, "name": "(CD) Track 2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C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CD</text:p>
          </table:table-cell>
          <table:table-cell table:formula="of:=COM.MICROSOFT.CONCAT([.A29];&quot;: &quot;;&quot;{ &quot;&quot;id&quot;&quot;: &quot;;[.A29];&quot;, &quot;&quot;name&quot;&quot;: &quot;&quot;&quot;;[.B29];&quot;&quot;&quot;, &quot;&quot;type&quot;&quot;: &quot;&quot;&quot;;[.C29];&quot;&quot;&quot;, },&quot;)" office:value-type="string" office:string-value="0x29C: { &quot;id&quot;: 0x29C, &quot;name&quot;: &quot;(CD) Track 24&quot;, &quot;type&quot;: &quot;CD&quot;, }," calcext:value-type="string">
            <text:p>0x29C: { "id": 0x29C, "name": "(CD) Track 24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D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CD</text:p>
          </table:table-cell>
          <table:table-cell table:formula="of:=COM.MICROSOFT.CONCAT([.A30];&quot;: &quot;;&quot;{ &quot;&quot;id&quot;&quot;: &quot;;[.A30];&quot;, &quot;&quot;name&quot;&quot;: &quot;&quot;&quot;;[.B30];&quot;&quot;&quot;, &quot;&quot;type&quot;&quot;: &quot;&quot;&quot;;[.C30];&quot;&quot;&quot;, },&quot;)" office:value-type="string" office:string-value="0x29D: { &quot;id&quot;: 0x29D, &quot;name&quot;: &quot;(CD) Track 25&quot;, &quot;type&quot;: &quot;CD&quot;, }," calcext:value-type="string">
            <text:p>0x29D: { "id": 0x29D, "name": "(CD) Track 25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E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CD</text:p>
          </table:table-cell>
          <table:table-cell table:formula="of:=COM.MICROSOFT.CONCAT([.A31];&quot;: &quot;;&quot;{ &quot;&quot;id&quot;&quot;: &quot;;[.A31];&quot;, &quot;&quot;name&quot;&quot;: &quot;&quot;&quot;;[.B31];&quot;&quot;&quot;, &quot;&quot;type&quot;&quot;: &quot;&quot;&quot;;[.C31];&quot;&quot;&quot;, },&quot;)" office:value-type="string" office:string-value="0x29E: { &quot;id&quot;: 0x29E, &quot;name&quot;: &quot;(CD) Track 26&quot;, &quot;type&quot;: &quot;CD&quot;, }," calcext:value-type="string">
            <text:p>0x29E: { "id": 0x29E, "name": "(CD) Track 26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F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CD</text:p>
          </table:table-cell>
          <table:table-cell table:formula="of:=COM.MICROSOFT.CONCAT([.A32];&quot;: &quot;;&quot;{ &quot;&quot;id&quot;&quot;: &quot;;[.A32];&quot;, &quot;&quot;name&quot;&quot;: &quot;&quot;&quot;;[.B32];&quot;&quot;&quot;, &quot;&quot;type&quot;&quot;: &quot;&quot;&quot;;[.C32];&quot;&quot;&quot;, },&quot;)" office:value-type="string" office:string-value="0x29F: { &quot;id&quot;: 0x29F, &quot;name&quot;: &quot;(CD) Track 27&quot;, &quot;type&quot;: &quot;CD&quot;, }," calcext:value-type="string">
            <text:p>0x29F: { "id": 0x29F, "name": "(CD) Track 27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0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CD</text:p>
          </table:table-cell>
          <table:table-cell table:formula="of:=COM.MICROSOFT.CONCAT([.A33];&quot;: &quot;;&quot;{ &quot;&quot;id&quot;&quot;: &quot;;[.A33];&quot;, &quot;&quot;name&quot;&quot;: &quot;&quot;&quot;;[.B33];&quot;&quot;&quot;, &quot;&quot;type&quot;&quot;: &quot;&quot;&quot;;[.C33];&quot;&quot;&quot;, },&quot;)" office:value-type="string" office:string-value="0x2A0: { &quot;id&quot;: 0x2A0, &quot;name&quot;: &quot;(CD) Track 28&quot;, &quot;type&quot;: &quot;CD&quot;, }," calcext:value-type="string">
            <text:p>0x2A0: { "id": 0x2A0, "name": "(CD) Track 28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1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CD</text:p>
          </table:table-cell>
          <table:table-cell table:formula="of:=COM.MICROSOFT.CONCAT([.A34];&quot;: &quot;;&quot;{ &quot;&quot;id&quot;&quot;: &quot;;[.A34];&quot;, &quot;&quot;name&quot;&quot;: &quot;&quot;&quot;;[.B34];&quot;&quot;&quot;, &quot;&quot;type&quot;&quot;: &quot;&quot;&quot;;[.C34];&quot;&quot;&quot;, },&quot;)" office:value-type="string" office:string-value="0x2A1: { &quot;id&quot;: 0x2A1, &quot;name&quot;: &quot;(CD) Track 29&quot;, &quot;type&quot;: &quot;CD&quot;, }," calcext:value-type="string">
            <text:p>0x2A1: { "id": 0x2A1, "name": "(CD) Track 29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2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CD</text:p>
          </table:table-cell>
          <table:table-cell table:formula="of:=COM.MICROSOFT.CONCAT([.A35];&quot;: &quot;;&quot;{ &quot;&quot;id&quot;&quot;: &quot;;[.A35];&quot;, &quot;&quot;name&quot;&quot;: &quot;&quot;&quot;;[.B35];&quot;&quot;&quot;, &quot;&quot;type&quot;&quot;: &quot;&quot;&quot;;[.C35];&quot;&quot;&quot;, },&quot;)" office:value-type="string" office:string-value="0x2A2: { &quot;id&quot;: 0x2A2, &quot;name&quot;: &quot;(CD) Track 30&quot;, &quot;type&quot;: &quot;CD&quot;, }," calcext:value-type="string">
            <text:p>0x2A2: { "id": 0x2A2, "name": "(CD) Track 30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3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CD</text:p>
          </table:table-cell>
          <table:table-cell table:formula="of:=COM.MICROSOFT.CONCAT([.A36];&quot;: &quot;;&quot;{ &quot;&quot;id&quot;&quot;: &quot;;[.A36];&quot;, &quot;&quot;name&quot;&quot;: &quot;&quot;&quot;;[.B36];&quot;&quot;&quot;, &quot;&quot;type&quot;&quot;: &quot;&quot;&quot;;[.C36];&quot;&quot;&quot;, },&quot;)" office:value-type="string" office:string-value="0x2A3: { &quot;id&quot;: 0x2A3, &quot;name&quot;: &quot;(CD) Track 31&quot;, &quot;type&quot;: &quot;CD&quot;, }," calcext:value-type="string">
            <text:p>0x2A3: { "id": 0x2A3, "name": "(CD) Track 31", "type": "CD", },</text:p>
          </table:table-cell>
          <table:table-cell table:number-columns-repeated="3"/>
          <table:table-cell table:style-name="ce2"/>
          <table:table-cell/>
        </table:table-row>
        <table:table-row table:style-name="ro15">
          <table:table-cell office:value-type="string" calcext:value-type="string">
            <text:p>0x2A4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CD</text:p>
          </table:table-cell>
          <table:table-cell table:formula="of:=COM.MICROSOFT.CONCAT([.A37];&quot;: &quot;;&quot;{ &quot;&quot;id&quot;&quot;: &quot;;[.A37];&quot;, &quot;&quot;name&quot;&quot;: &quot;&quot;&quot;;[.B37];&quot;&quot;&quot;, &quot;&quot;type&quot;&quot;: &quot;&quot;&quot;;[.C37];&quot;&quot;&quot;, },&quot;)" office:value-type="string" office:string-value="0x2A4: { &quot;id&quot;: 0x2A4, &quot;name&quot;: &quot;(CD) Track 32&quot;, &quot;type&quot;: &quot;CD&quot;, }," calcext:value-type="string">
            <text:p>0x2A4: { "id": 0x2A4, "name": "(CD) Track 3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5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CD</text:p>
          </table:table-cell>
          <table:table-cell table:formula="of:=COM.MICROSOFT.CONCAT([.A38];&quot;: &quot;;&quot;{ &quot;&quot;id&quot;&quot;: &quot;;[.A38];&quot;, &quot;&quot;name&quot;&quot;: &quot;&quot;&quot;;[.B38];&quot;&quot;&quot;, &quot;&quot;type&quot;&quot;: &quot;&quot;&quot;;[.C38];&quot;&quot;&quot;, },&quot;)" office:value-type="string" office:string-value="0x2A5: { &quot;id&quot;: 0x2A5, &quot;name&quot;: &quot;(CD) Track 33&quot;, &quot;type&quot;: &quot;CD&quot;, }," calcext:value-type="string">
            <text:p>0x2A5: { "id": 0x2A5, "name": "(CD) Track 3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6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CD</text:p>
          </table:table-cell>
          <table:table-cell table:formula="of:=COM.MICROSOFT.CONCAT([.A39];&quot;: &quot;;&quot;{ &quot;&quot;id&quot;&quot;: &quot;;[.A39];&quot;, &quot;&quot;name&quot;&quot;: &quot;&quot;&quot;;[.B39];&quot;&quot;&quot;, &quot;&quot;type&quot;&quot;: &quot;&quot;&quot;;[.C39];&quot;&quot;&quot;, },&quot;)" office:value-type="string" office:string-value="0x2A6: { &quot;id&quot;: 0x2A6, &quot;name&quot;: &quot;(CD) Track 34&quot;, &quot;type&quot;: &quot;CD&quot;, }," calcext:value-type="string">
            <text:p>0x2A6: { "id": 0x2A6, "name": "(CD) Track 34", "type": "CD", },</text:p>
          </table:table-cell>
          <table:table-cell table:number-columns-repeated="5"/>
        </table:table-row>
      </table:table>
      <table:table table:name="Enemies" table:style-name="ta1">
        <table:table-column table:style-name="co1" table:number-columns-repeated="3" table:default-cell-style-name="Default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5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15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15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15">
          <table:table-cell office:value-type="string" calcext:value-type="string">
            <text:p>0x84</text:p>
          </table:table-cell>
          <table:table-cell office:value-type="string" calcext:value-type="string">
            <text:p>Circle Pit Grizzly</text:p>
          </table:table-cell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Circle Pit Grizzly&quot;: { &quot;id&quot;: 0x84, &quot;name&quot;: &quot;Circle Pit Grizzly&quot;, }," calcext:value-type="string">
            <text:p>"Circle Pit Grizzly": { "id": 0x84, "name": "Circle Pit Grizzly", },</text:p>
          </table:table-cell>
        </table:table-row>
        <table:table-row table:style-name="ro15">
          <table:table-cell office:value-type="string" calcext:value-type="string">
            <text:p>0x9</text:p>
          </table:table-cell>
          <table:table-cell office:value-type="string" calcext:value-type="string">
            <text:p>Cornix Canor</text:p>
          </table:table-cell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Cornix Canor&quot;: { &quot;id&quot;: 0x9, &quot;name&quot;: &quot;Cornix Canor&quot;, }," calcext:value-type="string">
            <text:p>"Cornix Canor": { "id": 0x9, "name": "Cornix Canor", },</text:p>
          </table:table-cell>
        </table:table-row>
        <table:table-row table:style-name="ro15">
          <table:table-cell office:value-type="string" calcext:value-type="string">
            <text:p>0x13</text:p>
          </table:table-cell>
          <table:table-cell office:value-type="string" calcext:value-type="string">
            <text:p>Ovis Cantus</text:p>
          </table:table-cell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Ovis Cantus&quot;: { &quot;id&quot;: 0x13, &quot;name&quot;: &quot;Ovis Cantus&quot;, }," calcext:value-type="string">
            <text:p>"Ovis Cantus": { "id": 0x13, "name": "Ovis Cantus", },</text:p>
          </table:table-cell>
        </table:table-row>
        <table:table-row table:style-name="ro15">
          <table:table-cell office:value-type="string" calcext:value-type="string">
            <text:p>0x89</text:p>
          </table:table-cell>
          <table:table-cell office:value-type="string" calcext:value-type="string">
            <text:p>Dub Rhino</text:p>
          </table:table-cell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Dub Rhino&quot;: { &quot;id&quot;: 0x89, &quot;name&quot;: &quot;Dub Rhino&quot;, }," calcext:value-type="string">
            <text:p>"Dub Rhino": { "id": 0x89, "name": "Dub Rhino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table table:name="Threads" table:style-name="ta1">
        <table:table-column table:style-name="co1" table:number-columns-repeated="9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15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# 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Slot </text:p>
          </table:table-cell>
          <table:table-cell table:style-name="ce7" office:value-type="string" calcext:value-type="string">
            <text:p>ATK Bonus </text:p>
          </table:table-cell>
          <table:table-cell table:style-name="ce7" office:value-type="string" calcext:value-type="string">
            <text:p>DEF Bonus </text:p>
          </table:table-cell>
          <table:table-cell table:style-name="ce7" office:value-type="string" calcext:value-type="string">
            <text:p>HP Bonus </text:p>
          </table:table-cell>
          <table:table-cell table:style-name="ce7" office:value-type="string" calcext:value-type="string">
            <text:p>Req'd BRV </text:p>
          </table:table-cell>
          <table:table-cell table:style-name="ce7" office:value-type="string" calcext:value-type="string">
            <text:p>Ability </text:p>
          </table:table-cell>
          <table:table-cell table:style-name="ce11" office:value-type="string" calcext:value-type="string">
            <text:p>Brand</text:p>
          </table:table-cell>
          <table:table-cell table:style-name="ce7" office:value-type="string" calcext:value-type="string">
            <text:p>Buy from </text:p>
          </table:table-cell>
          <table:table-cell office:value-type="string" calcext:value-type="string">
            <text:p>JSON</text:p>
          </table:table-cell>
        </table:table-row>
        <table:table-row table:style-name="ro13">
          <table:table-cell table:style-name="ce3" table:formula="of:=COM.MICROSOFT.CONCAT(&quot;0x&quot;; DEC2HEX(ROW() + 302))" office:value-type="string" office:string-value="0x130" calcext:value-type="string">
            <text:p>0x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../../../../../../wiki/M_Cap" xlink:type="simple">M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bo Branch +1</text:p>
            <text:p>Activated by: Partner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10 </text:p>
            <text:p>Mus Rattus III - Cadoi City for ¥210 </text:p>
            <text:p>Mus Rattus IV - Shibukyu Main Store for ¥210 </text:p>
            <text:p>Shibu-Q Heads 1F - Shibu-Q Heads for ¥210 </text:p>
          </table:table-cell>
          <table:table-cell table:formula="of:=COM.MICROSOFT.CONCAT([.A2]; &quot;: &quot;;&quot;{ &quot;&quot;id&quot;&quot;: &quot;;[.A2];&quot;, &quot;&quot;name&quot;&quot;: &quot;&quot;&quot;;[.C2];&quot;&quot;&quot;, &quot;&quot;brand&quot;&quot;: &quot;&quot;&quot;;[.J2];&quot;&quot;&quot;, },&quot;)" office:value-type="string" office:string-value="0x130: { &quot;id&quot;: 0x130, &quot;name&quot;: &quot;M Cap&quot;, &quot;brand&quot;: &quot;Mus Rattus&quot;, }," calcext:value-type="string">
            <text:p>0x130: { "id": 0x130, "name": "M Cap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31" calcext:value-type="string">
            <text:p>0x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../../../../../../wiki/Yellow_Tee" xlink:type="simple">Yellow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o Obstacles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0 </text:p>
            <text:p>Mus Rattus IV - Shibukyu Main Store for ¥390 </text:p>
            <text:p>Shibu-Q Heads 1F - Shibu-Q Heads for ¥390 </text:p>
          </table:table-cell>
          <table:table-cell table:formula="of:=COM.MICROSOFT.CONCAT([.A3]; &quot;: &quot;;&quot;{ &quot;&quot;id&quot;&quot;: &quot;;[.A3];&quot;, &quot;&quot;name&quot;&quot;: &quot;&quot;&quot;;[.C3];&quot;&quot;&quot;, &quot;&quot;brand&quot;&quot;: &quot;&quot;&quot;;[.J3];&quot;&quot;&quot;, },&quot;)" office:value-type="string" office:string-value="0x131: { &quot;id&quot;: 0x131, &quot;name&quot;: &quot;Yellow Tee&quot;, &quot;brand&quot;: &quot;Mus Rattus&quot;, }," calcext:value-type="string">
            <text:p>0x131: { "id": 0x131, "name": "Yellow Tee", "brand": "Mus Rattus", },</text:p>
          </table:table-cell>
        </table:table-row>
        <table:table-row table:style-name="ro13">
          <table:table-cell table:style-name="ce3" table:formula="of:=COM.MICROSOFT.CONCAT(&quot;0x&quot;; DEC2HEX(ROW() + 302))" office:value-type="string" office:string-value="0x132" calcext:value-type="string">
            <text:p>0x1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../../../../../../wiki/Mowzy_Tee_(Red)" xlink:type="simple">Mowzy Tee (Red)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lower Puck I</text:p>
            <text:p>Activated by: All</text:p>
            <text:p>Unlocked at: Mus Rattus III - Cadoi City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I - Cadoi City for ¥780 </text:p>
            <text:p>Mus Rattus IV - Shibukyu Main Store for ¥780 </text:p>
            <text:p>Shibu-Q Heads 1F - Shibu-Q Heads for ¥780 </text:p>
          </table:table-cell>
          <table:table-cell table:formula="of:=COM.MICROSOFT.CONCAT([.A4]; &quot;: &quot;;&quot;{ &quot;&quot;id&quot;&quot;: &quot;;[.A4];&quot;, &quot;&quot;name&quot;&quot;: &quot;&quot;&quot;;[.C4];&quot;&quot;&quot;, &quot;&quot;brand&quot;&quot;: &quot;&quot;&quot;;[.J4];&quot;&quot;&quot;, },&quot;)" office:value-type="string" office:string-value="0x132: { &quot;id&quot;: 0x132, &quot;name&quot;: &quot;Mowzy Tee (Red)&quot;, &quot;brand&quot;: &quot;Mus Rattus&quot;, }," calcext:value-type="string">
            <text:p>0x132: { "id": 0x132, "name": "Mowzy Tee (Red)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3" calcext:value-type="string">
            <text:p>0x1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../../../../../../wiki/Mint_Polo" xlink:type="simple">Mint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old that Puck I</text:p>
            <text:p>Activated by: All</text:p>
            <text:p>Unlocked at: Mus Rattus IV - Shibukyu Main Store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980 </text:p>
            <text:p>Mus Rattus III - Cadoi City for ¥1980 </text:p>
            <text:p>Mus Rattus IV - Shibukyu Main Store for ¥1980 </text:p>
            <text:p>Shibu-Q Heads 2F - Shibu-Q Heads for ¥1980 </text:p>
          </table:table-cell>
          <table:table-cell table:formula="of:=COM.MICROSOFT.CONCAT([.A5]; &quot;: &quot;;&quot;{ &quot;&quot;id&quot;&quot;: &quot;;[.A5];&quot;, &quot;&quot;name&quot;&quot;: &quot;&quot;&quot;;[.C5];&quot;&quot;&quot;, &quot;&quot;brand&quot;&quot;: &quot;&quot;&quot;;[.J5];&quot;&quot;&quot;, },&quot;)" office:value-type="string" office:string-value="0x133: { &quot;id&quot;: 0x133, &quot;name&quot;: &quot;Mint Polo&quot;, &quot;brand&quot;: &quot;Mus Rattus&quot;, }," calcext:value-type="string">
            <text:p>0x133: { "id": 0x133, "name": "Mint Polo", "brand": "Mus Rattus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34" calcext:value-type="string">
            <text:p>0x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../../../../../../wiki/Runner%27s_Tank" xlink:type="simple">Runner's Tan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ore Defense Breaks I</text:p>
            <text:p>Activated by: All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Shibu-Q Heads 2F - Shibu-Q Heads for ¥375 </text:p>
          </table:table-cell>
          <table:table-cell table:formula="of:=COM.MICROSOFT.CONCAT([.A6]; &quot;: &quot;;&quot;{ &quot;&quot;id&quot;&quot;: &quot;;[.A6];&quot;, &quot;&quot;name&quot;&quot;: &quot;&quot;&quot;;[.C6];&quot;&quot;&quot;, &quot;&quot;brand&quot;&quot;: &quot;&quot;&quot;;[.J6];&quot;&quot;&quot;, },&quot;)" office:value-type="string" office:string-value="0x134: { &quot;id&quot;: 0x134, &quot;name&quot;: &quot;Runner's Tank&quot;, &quot;brand&quot;: &quot;Mus Rattus&quot;, }," calcext:value-type="string">
            <text:p>0x134: { "id": 0x134, "name": "Runner's Tank", "brand": "Mus Rattus", },</text:p>
          </table:table-cell>
        </table:table-row>
        <table:table-row table:style-name="ro13">
          <table:table-cell table:style-name="ce3" table:formula="of:=COM.MICROSOFT.CONCAT(&quot;0x&quot;; DEC2HEX(ROW() + 302))" office:value-type="string" office:string-value="0x135" calcext:value-type="string">
            <text:p>0x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../../../../../../../wiki/Mowzy_Sweatshirt" xlink:type="simple">Mowzy Sweat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V - Shibukyu Main Store for ¥1980 </text:p>
            <text:p>Shibu-Q Heads 2F - Shibu-Q Heads for ¥1980 </text:p>
          </table:table-cell>
          <table:table-cell table:formula="of:=COM.MICROSOFT.CONCAT([.A7]; &quot;: &quot;;&quot;{ &quot;&quot;id&quot;&quot;: &quot;;[.A7];&quot;, &quot;&quot;name&quot;&quot;: &quot;&quot;&quot;;[.C7];&quot;&quot;&quot;, &quot;&quot;brand&quot;&quot;: &quot;&quot;&quot;;[.J7];&quot;&quot;&quot;, },&quot;)" office:value-type="string" office:string-value="0x135: { &quot;id&quot;: 0x135, &quot;name&quot;: &quot;Mowzy Sweatshirt&quot;, &quot;brand&quot;: &quot;Mus Rattus&quot;, }," calcext:value-type="string">
            <text:p>0x135: { "id": 0x135, "name": "Mowzy Sweatshirt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36" calcext:value-type="string">
            <text:p>0x1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../../../../../../../wiki/Brown_Baby_Tee" xlink:type="simple">Brown Baby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I - Cadoi City for ¥780 </text:p>
            <text:p>Mus Rattus IV - Shibukyu Main Store for ¥780 </text:p>
            <text:p>Shibu-Q Heads 3F - Shibu-Q Heads for ¥780 </text:p>
          </table:table-cell>
          <table:table-cell table:formula="of:=COM.MICROSOFT.CONCAT([.A8]; &quot;: &quot;;&quot;{ &quot;&quot;id&quot;&quot;: &quot;;[.A8];&quot;, &quot;&quot;name&quot;&quot;: &quot;&quot;&quot;;[.C8];&quot;&quot;&quot;, &quot;&quot;brand&quot;&quot;: &quot;&quot;&quot;;[.J8];&quot;&quot;&quot;, },&quot;)" office:value-type="string" office:string-value="0x136: { &quot;id&quot;: 0x136, &quot;name&quot;: &quot;Brown Baby Tee&quot;, &quot;brand&quot;: &quot;Mus Rattus&quot;, }," calcext:value-type="string">
            <text:p>0x136: { "id": 0x136, "name": "Brown Baby Tee", "brand": "Mus Rattus", },</text:p>
          </table:table-cell>
        </table:table-row>
        <table:table-row table:style-name="ro20">
          <table:table-cell table:style-name="ce3" table:formula="of:=COM.MICROSOFT.CONCAT(&quot;0x&quot;; DEC2HEX(ROW() + 302))" office:value-type="string" office:string-value="0x137" calcext:value-type="string">
            <text:p>0x1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../../../../../../../wiki/Pink_Blouse" xlink:type="simple">Pink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I - Molco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  <text:p>Shibu-Q Heads 3F - Shibu-Q Heads for ¥1980 </text:p>
          </table:table-cell>
          <table:table-cell table:formula="of:=COM.MICROSOFT.CONCAT([.A9]; &quot;: &quot;;&quot;{ &quot;&quot;id&quot;&quot;: &quot;;[.A9];&quot;, &quot;&quot;name&quot;&quot;: &quot;&quot;&quot;;[.C9];&quot;&quot;&quot;, &quot;&quot;brand&quot;&quot;: &quot;&quot;&quot;;[.J9];&quot;&quot;&quot;, },&quot;)" office:value-type="string" office:string-value="0x137: { &quot;id&quot;: 0x137, &quot;name&quot;: &quot;Pink Blouse&quot;, &quot;brand&quot;: &quot;Mus Rattus&quot;, }," calcext:value-type="string">
            <text:p>0x137: { "id": 0x137, "name": "Pink Blouse", "brand": "Mus Rattus", },</text:p>
          </table:table-cell>
        </table:table-row>
        <table:table-row table:style-name="ro13">
          <table:table-cell table:style-name="ce3" table:formula="of:=COM.MICROSOFT.CONCAT(&quot;0x&quot;; DEC2HEX(ROW() + 302))" office:value-type="string" office:string-value="0x138" calcext:value-type="string">
            <text:p>0x1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../../../../../../../wiki/Peach_Turtleneck" xlink:type="simple">Peach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 - Molco for ¥780 </text:p>
            <text:p>Mus Rattus IV - Shibukyu Main Store for ¥780 </text:p>
            <text:p>Shibu-Q Heads 3F - Shibu-Q Heads for ¥780 </text:p>
          </table:table-cell>
          <table:table-cell table:formula="of:=COM.MICROSOFT.CONCAT([.A10]; &quot;: &quot;;&quot;{ &quot;&quot;id&quot;&quot;: &quot;;[.A10];&quot;, &quot;&quot;name&quot;&quot;: &quot;&quot;&quot;;[.C10];&quot;&quot;&quot;, &quot;&quot;brand&quot;&quot;: &quot;&quot;&quot;;[.J10];&quot;&quot;&quot;, },&quot;)" office:value-type="string" office:string-value="0x138: { &quot;id&quot;: 0x138, &quot;name&quot;: &quot;Peach Turtleneck&quot;, &quot;brand&quot;: &quot;Mus Rattus&quot;, }," calcext:value-type="string">
            <text:p>0x138: { "id": 0x138, "name": "Peach Turtleneck", "brand": "Mus Rattus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39" calcext:value-type="string">
            <text:p>0x1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../../../../../../../wiki/Classic_Jeans" xlink:type="simple">Classic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Attack Breaks I</text:p>
            <text:p>Activated by: All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90 </text:p>
            <text:p>Mus Rattus III - Cadoi City for ¥3990 </text:p>
            <text:p>Mus Rattus IV - Shibukyu Main Store for ¥3990 </text:p>
          </table:table-cell>
          <table:table-cell table:formula="of:=COM.MICROSOFT.CONCAT([.A11]; &quot;: &quot;;&quot;{ &quot;&quot;id&quot;&quot;: &quot;;[.A11];&quot;, &quot;&quot;name&quot;&quot;: &quot;&quot;&quot;;[.C11];&quot;&quot;&quot;, &quot;&quot;brand&quot;&quot;: &quot;&quot;&quot;;[.J11];&quot;&quot;&quot;, },&quot;)" office:value-type="string" office:string-value="0x139: { &quot;id&quot;: 0x139, &quot;name&quot;: &quot;Classic Jeans&quot;, &quot;brand&quot;: &quot;Mus Rattus&quot;, }," calcext:value-type="string">
            <text:p>0x139: { "id": 0x139, "name": "Classic Jeans", "brand": "Mus Rattu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3A" calcext:value-type="string">
            <text:p>0x1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../../../../../../../wiki/Khaki_Chinos" xlink:type="simple">Khaki Chin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Mus Rattus IV - Shibukyu Main Store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985 </text:p>
            <text:p>Mus Rattus II - Molco for ¥2985 </text:p>
          </table:table-cell>
          <table:table-cell table:formula="of:=COM.MICROSOFT.CONCAT([.A12]; &quot;: &quot;;&quot;{ &quot;&quot;id&quot;&quot;: &quot;;[.A12];&quot;, &quot;&quot;name&quot;&quot;: &quot;&quot;&quot;;[.C12];&quot;&quot;&quot;, &quot;&quot;brand&quot;&quot;: &quot;&quot;&quot;;[.J12];&quot;&quot;&quot;, },&quot;)" office:value-type="string" office:string-value="0x13A: { &quot;id&quot;: 0x13A, &quot;name&quot;: &quot;Khaki Chinos&quot;, &quot;brand&quot;: &quot;Mus Rattus&quot;, }," calcext:value-type="string">
            <text:p>0x13A: { "id": 0x13A, "name": "Khaki Chinos", "brand": "Mus Rattu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3B" calcext:value-type="string">
            <text:p>0x13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../../../../../../../wiki/Green_Warm-ups" xlink:type="simple">Green Warm-up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II - Cadoi City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290 </text:p>
            <text:p>Mus Rattus III - Cadoi City for ¥1290 </text:p>
          </table:table-cell>
          <table:table-cell table:formula="of:=COM.MICROSOFT.CONCAT([.A13]; &quot;: &quot;;&quot;{ &quot;&quot;id&quot;&quot;: &quot;;[.A13];&quot;, &quot;&quot;name&quot;&quot;: &quot;&quot;&quot;;[.C13];&quot;&quot;&quot;, &quot;&quot;brand&quot;&quot;: &quot;&quot;&quot;;[.J13];&quot;&quot;&quot;, },&quot;)" office:value-type="string" office:string-value="0x13B: { &quot;id&quot;: 0x13B, &quot;name&quot;: &quot;Green Warm-ups&quot;, &quot;brand&quot;: &quot;Mus Rattus&quot;, }," calcext:value-type="string">
            <text:p>0x13B: { "id": 0x13B, "name": "Green Warm-ups", "brand": "Mus Rattu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3C" calcext:value-type="string">
            <text:p>0x13C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../../../../../../../wiki/Beach_Sandals" xlink:type="simple">Beach Sand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Mus Rattus IV - Shibukyu Main Store for ¥375 </text:p>
          </table:table-cell>
          <table:table-cell table:formula="of:=COM.MICROSOFT.CONCAT([.A14]; &quot;: &quot;;&quot;{ &quot;&quot;id&quot;&quot;: &quot;;[.A14];&quot;, &quot;&quot;name&quot;&quot;: &quot;&quot;&quot;;[.C14];&quot;&quot;&quot;, &quot;&quot;brand&quot;&quot;: &quot;&quot;&quot;;[.J14];&quot;&quot;&quot;, },&quot;)" office:value-type="string" office:string-value="0x13C: { &quot;id&quot;: 0x13C, &quot;name&quot;: &quot;Beach Sandals&quot;, &quot;brand&quot;: &quot;Mus Rattus&quot;, }," calcext:value-type="string">
            <text:p>0x13C: { "id": 0x13C, "name": "Beach Sandals", "brand": "Mus Rattu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3D" calcext:value-type="string">
            <text:p>0x13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../../../../../../../wiki/3-for-1_Sock_Pak" xlink:type="simple">3-for-1 Sock Pa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Mus Rattus I - 104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570 </text:p>
            <text:p>Mus Rattus II - Molco for ¥570 </text:p>
            <text:p>Mus Rattus IV - Shibukyu Main Store for ¥570 </text:p>
          </table:table-cell>
          <table:table-cell table:formula="of:=COM.MICROSOFT.CONCAT([.A15]; &quot;: &quot;;&quot;{ &quot;&quot;id&quot;&quot;: &quot;;[.A15];&quot;, &quot;&quot;name&quot;&quot;: &quot;&quot;&quot;;[.C15];&quot;&quot;&quot;, &quot;&quot;brand&quot;&quot;: &quot;&quot;&quot;;[.J15];&quot;&quot;&quot;, },&quot;)" office:value-type="string" office:string-value="0x13D: { &quot;id&quot;: 0x13D, &quot;name&quot;: &quot;3-for-1 Sock Pak&quot;, &quot;brand&quot;: &quot;Mus Rattus&quot;, }," calcext:value-type="string">
            <text:p>0x13D: { "id": 0x13D, "name": "3-for-1 Sock Pak", "brand": "Mus Rattus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3E" calcext:value-type="string">
            <text:p>0x13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../../../../../../../wiki/Mowzy" xlink:type="simple">Mowzy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IT Keeper I</text:p>
            <text:p>Activated by: Neku</text:p>
            <text:p>Unlocked at: Mus Rattus II - Molco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500 </text:p>
            <text:p>Mus Rattus III - Cadoi City for ¥1500 </text:p>
            <text:p>Mus Rattus IV - Shibukyu Main Store for ¥1500 </text:p>
          </table:table-cell>
          <table:table-cell table:formula="of:=COM.MICROSOFT.CONCAT([.A16]; &quot;: &quot;;&quot;{ &quot;&quot;id&quot;&quot;: &quot;;[.A16];&quot;, &quot;&quot;name&quot;&quot;: &quot;&quot;&quot;;[.C16];&quot;&quot;&quot;, &quot;&quot;brand&quot;&quot;: &quot;&quot;&quot;;[.J16];&quot;&quot;&quot;, },&quot;)" office:value-type="string" office:string-value="0x13E: { &quot;id&quot;: 0x13E, &quot;name&quot;: &quot;Mowzy&quot;, &quot;brand&quot;: &quot;Mus Rattus&quot;, }," calcext:value-type="string">
            <text:p>0x13E: { "id": 0x13E, "name": "Mowzy", "brand": "Mus Rattu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3F" calcext:value-type="string">
            <text:p>0x13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../../../../../../../wiki/Backpack" xlink:type="simple">Back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P Drain Finisher</text:p>
            <text:p>Activated by: Partner</text:p>
            <text:p>Unlocked at: Mus Rattus I - 104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</table:table-cell>
          <table:table-cell table:formula="of:=COM.MICROSOFT.CONCAT([.A17]; &quot;: &quot;;&quot;{ &quot;&quot;id&quot;&quot;: &quot;;[.A17];&quot;, &quot;&quot;name&quot;&quot;: &quot;&quot;&quot;;[.C17];&quot;&quot;&quot;, &quot;&quot;brand&quot;&quot;: &quot;&quot;&quot;;[.J17];&quot;&quot;&quot;, },&quot;)" office:value-type="string" office:string-value="0x13F: { &quot;id&quot;: 0x13F, &quot;name&quot;: &quot;Backpack&quot;, &quot;brand&quot;: &quot;Mus Rattus&quot;, }," calcext:value-type="string">
            <text:p>0x13F: { "id": 0x13F, "name": "Backpack", "brand": "Mus Rattu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40" calcext:value-type="string">
            <text:p>0x1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../../../../../../../wiki/Canvas_Tote" xlink:type="simple">Canvas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C</text:p>
            <text:p>Activated by: Shiki</text:p>
            <text:p>Unlocked at: Mus Rattus II - Molco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990 </text:p>
            <text:p>Mus Rattus II - Molco for ¥990 </text:p>
            <text:p>Mus Rattus IV - Shibukyu Main Store for ¥990 </text:p>
          </table:table-cell>
          <table:table-cell table:formula="of:=COM.MICROSOFT.CONCAT([.A18]; &quot;: &quot;;&quot;{ &quot;&quot;id&quot;&quot;: &quot;;[.A18];&quot;, &quot;&quot;name&quot;&quot;: &quot;&quot;&quot;;[.C18];&quot;&quot;&quot;, &quot;&quot;brand&quot;&quot;: &quot;&quot;&quot;;[.J18];&quot;&quot;&quot;, },&quot;)" office:value-type="string" office:string-value="0x140: { &quot;id&quot;: 0x140, &quot;name&quot;: &quot;Canvas Tote&quot;, &quot;brand&quot;: &quot;Mus Rattus&quot;, }," calcext:value-type="string">
            <text:p>0x140: { "id": 0x140, "name": "Canvas Tote", "brand": "Mus Rattu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41" calcext:value-type="string">
            <text:p>0x1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../../../../../../../wiki/Nylon_Waist_Pack" xlink:type="simple">Nylon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096 </text:p>
            <text:p>Mus Rattus III - Cadoi City for ¥1095 </text:p>
          </table:table-cell>
          <table:table-cell table:formula="of:=COM.MICROSOFT.CONCAT([.A19]; &quot;: &quot;;&quot;{ &quot;&quot;id&quot;&quot;: &quot;;[.A19];&quot;, &quot;&quot;name&quot;&quot;: &quot;&quot;&quot;;[.C19];&quot;&quot;&quot;, &quot;&quot;brand&quot;&quot;: &quot;&quot;&quot;;[.J19];&quot;&quot;&quot;, },&quot;)" office:value-type="string" office:string-value="0x141: { &quot;id&quot;: 0x141, &quot;name&quot;: &quot;Nylon Waist Pack&quot;, &quot;brand&quot;: &quot;Mus Rattus&quot;, }," calcext:value-type="string">
            <text:p>0x141: { "id": 0x141, "name": "Nylon Waist Pack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2" calcext:value-type="string">
            <text:p>0x1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../../../../../../../wiki/Stronger_Cap" xlink:type="simple">Stronge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6000 </text:p>
          </table:table-cell>
          <table:table-cell table:formula="of:=COM.MICROSOFT.CONCAT([.A20]; &quot;: &quot;;&quot;{ &quot;&quot;id&quot;&quot;: &quot;;[.A20];&quot;, &quot;&quot;name&quot;&quot;: &quot;&quot;&quot;;[.C20];&quot;&quot;&quot;, &quot;&quot;brand&quot;&quot;: &quot;&quot;&quot;;[.J20];&quot;&quot;&quot;, },&quot;)" office:value-type="string" office:string-value="0x142: { &quot;id&quot;: 0x142, &quot;name&quot;: &quot;Stronger Cap&quot;, &quot;brand&quot;: &quot;D+B&quot;, }," calcext:value-type="string">
            <text:p>0x142: { "id": 0x142, "name": "Stronger Cap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43" calcext:value-type="string">
            <text:p>0x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../../../../../../../wiki/Star_Cap" xlink:type="simple">Sta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7800 </text:p>
            <text:p>D+B Molco - Molco for ¥7800 </text:p>
          </table:table-cell>
          <table:table-cell table:formula="of:=COM.MICROSOFT.CONCAT([.A21]; &quot;: &quot;;&quot;{ &quot;&quot;id&quot;&quot;: &quot;;[.A21];&quot;, &quot;&quot;name&quot;&quot;: &quot;&quot;&quot;;[.C21];&quot;&quot;&quot;, &quot;&quot;brand&quot;&quot;: &quot;&quot;&quot;;[.J21];&quot;&quot;&quot;, },&quot;)" office:value-type="string" office:string-value="0x143: { &quot;id&quot;: 0x143, &quot;name&quot;: &quot;Star Cap&quot;, &quot;brand&quot;: &quot;D+B&quot;, }," calcext:value-type="string">
            <text:p>0x143: { "id": 0x143, "name": "Star Cap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44" calcext:value-type="string">
            <text:p>0x1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../../../../../../../wiki/Knit_Casquette" xlink:type="simple">Knit Casquett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hiki: ATK +1</text:p>
            <text:p>Activated by: Shiki</text:p>
            <text:p>Unlocked at: D+B Molco - Molco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800 </text:p>
          </table:table-cell>
          <table:table-cell table:formula="of:=COM.MICROSOFT.CONCAT([.A22]; &quot;: &quot;;&quot;{ &quot;&quot;id&quot;&quot;: &quot;;[.A22];&quot;, &quot;&quot;name&quot;&quot;: &quot;&quot;&quot;;[.C22];&quot;&quot;&quot;, &quot;&quot;brand&quot;&quot;: &quot;&quot;&quot;;[.J22];&quot;&quot;&quot;, },&quot;)" office:value-type="string" office:string-value="0x144: { &quot;id&quot;: 0x144, &quot;name&quot;: &quot;Knit Casquette&quot;, &quot;brand&quot;: &quot;D+B&quot;, }," calcext:value-type="string">
            <text:p>0x144: { "id": 0x144, "name": "Knit Casquette", "brand": "D+B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45" calcext:value-type="string">
            <text:p>0x1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../../../../../../../wiki/Svelte_Parka" xlink:type="simple">Svelte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900 </text:p>
            <text:p>D+B Molco - Molco for ¥9900 </text:p>
          </table:table-cell>
          <table:table-cell table:formula="of:=COM.MICROSOFT.CONCAT([.A23]; &quot;: &quot;;&quot;{ &quot;&quot;id&quot;&quot;: &quot;;[.A23];&quot;, &quot;&quot;name&quot;&quot;: &quot;&quot;&quot;;[.C23];&quot;&quot;&quot;, &quot;&quot;brand&quot;&quot;: &quot;&quot;&quot;;[.J23];&quot;&quot;&quot;, },&quot;)" office:value-type="string" office:string-value="0x145: { &quot;id&quot;: 0x145, &quot;name&quot;: &quot;Svelte Parka&quot;, &quot;brand&quot;: &quot;D+B&quot;, }," calcext:value-type="string">
            <text:p>0x145: { "id": 0x145, "name": "Svelte Parka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46" calcext:value-type="string">
            <text:p>0x1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../../../../../../../wiki/Denim_Blouse" xlink:type="simple">Denim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ore Defense Breaks I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1500 </text:p>
          </table:table-cell>
          <table:table-cell table:formula="of:=COM.MICROSOFT.CONCAT([.A24]; &quot;: &quot;;&quot;{ &quot;&quot;id&quot;&quot;: &quot;;[.A24];&quot;, &quot;&quot;name&quot;&quot;: &quot;&quot;&quot;;[.C24];&quot;&quot;&quot;, &quot;&quot;brand&quot;&quot;: &quot;&quot;&quot;;[.J24];&quot;&quot;&quot;, },&quot;)" office:value-type="string" office:string-value="0x146: { &quot;id&quot;: 0x146, &quot;name&quot;: &quot;Denim Blouse&quot;, &quot;brand&quot;: &quot;D+B&quot;, }," calcext:value-type="string">
            <text:p>0x146: { "id": 0x146, "name": "Denim Blouse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47" calcext:value-type="string">
            <text:p>0x1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../../../../../../../wiki/Cupid_Tee" xlink:type="simple">Cupid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200 </text:p>
          </table:table-cell>
          <table:table-cell table:formula="of:=COM.MICROSOFT.CONCAT([.A25]; &quot;: &quot;;&quot;{ &quot;&quot;id&quot;&quot;: &quot;;[.A25];&quot;, &quot;&quot;name&quot;&quot;: &quot;&quot;&quot;;[.C25];&quot;&quot;&quot;, &quot;&quot;brand&quot;&quot;: &quot;&quot;&quot;;[.J25];&quot;&quot;&quot;, },&quot;)" office:value-type="string" office:string-value="0x147: { &quot;id&quot;: 0x147, &quot;name&quot;: &quot;Cupid Tee&quot;, &quot;brand&quot;: &quot;D+B&quot;, }," calcext:value-type="string">
            <text:p>0x147: { "id": 0x147, "name": "Cupid Tee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8" calcext:value-type="string">
            <text:p>0x1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../../../../../../../wiki/Satin_Camisole" xlink:type="simple">Satin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4800 </text:p>
          </table:table-cell>
          <table:table-cell table:formula="of:=COM.MICROSOFT.CONCAT([.A26]; &quot;: &quot;;&quot;{ &quot;&quot;id&quot;&quot;: &quot;;[.A26];&quot;, &quot;&quot;name&quot;&quot;: &quot;&quot;&quot;;[.C26];&quot;&quot;&quot;, &quot;&quot;brand&quot;&quot;: &quot;&quot;&quot;;[.J26];&quot;&quot;&quot;, },&quot;)" office:value-type="string" office:string-value="0x148: { &quot;id&quot;: 0x148, &quot;name&quot;: &quot;Satin Camisole&quot;, &quot;brand&quot;: &quot;D+B&quot;, }," calcext:value-type="string">
            <text:p>0x148: { "id": 0x148, "name": "Satin Camisole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9" calcext:value-type="string">
            <text:p>0x1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../../../../../../../wiki/Vest-Blouse_Combo" xlink:type="simple">Vest-Blouse Comb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Shiki: HP +20</text:p>
            <text:p>Activated by: Shiki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1190 </text:p>
          </table:table-cell>
          <table:table-cell table:formula="of:=COM.MICROSOFT.CONCAT([.A27]; &quot;: &quot;;&quot;{ &quot;&quot;id&quot;&quot;: &quot;;[.A27];&quot;, &quot;&quot;name&quot;&quot;: &quot;&quot;&quot;;[.C27];&quot;&quot;&quot;, &quot;&quot;brand&quot;&quot;: &quot;&quot;&quot;;[.J27];&quot;&quot;&quot;, },&quot;)" office:value-type="string" office:string-value="0x149: { &quot;id&quot;: 0x149, &quot;name&quot;: &quot;Vest-Blouse Combo&quot;, &quot;brand&quot;: &quot;D+B&quot;, }," calcext:value-type="string">
            <text:p>0x149: { "id": 0x149, "name": "Vest-Blouse Combo", "brand": "D+B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4A" calcext:value-type="string">
            <text:p>0x14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../../../../../../../wiki/Leather_Shorts" xlink:type="simple">Leather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Resist Attack Breaks</text:p>
            <text:p>Activated by: All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000 </text:p>
          </table:table-cell>
          <table:table-cell table:formula="of:=COM.MICROSOFT.CONCAT([.A28]; &quot;: &quot;;&quot;{ &quot;&quot;id&quot;&quot;: &quot;;[.A28];&quot;, &quot;&quot;name&quot;&quot;: &quot;&quot;&quot;;[.C28];&quot;&quot;&quot;, &quot;&quot;brand&quot;&quot;: &quot;&quot;&quot;;[.J28];&quot;&quot;&quot;, },&quot;)" office:value-type="string" office:string-value="0x14A: { &quot;id&quot;: 0x14A, &quot;name&quot;: &quot;Leather Shorts&quot;, &quot;brand&quot;: &quot;D+B&quot;, }," calcext:value-type="string">
            <text:p>0x14A: { "id": 0x14A, "name": "Leather Shorts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B" calcext:value-type="string">
            <text:p>0x14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../../../../../../../wiki/Skinny_Jeans_(Black)" xlink:type="simple">Skinny Jean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3500 </text:p>
            <text:p>D+B Molco - Molco for ¥13500 </text:p>
          </table:table-cell>
          <table:table-cell table:formula="of:=COM.MICROSOFT.CONCAT([.A29]; &quot;: &quot;;&quot;{ &quot;&quot;id&quot;&quot;: &quot;;[.A29];&quot;, &quot;&quot;name&quot;&quot;: &quot;&quot;&quot;;[.C29];&quot;&quot;&quot;, &quot;&quot;brand&quot;&quot;: &quot;&quot;&quot;;[.J29];&quot;&quot;&quot;, },&quot;)" office:value-type="string" office:string-value="0x14B: { &quot;id&quot;: 0x14B, &quot;name&quot;: &quot;Skinny Jeans (Black)&quot;, &quot;brand&quot;: &quot;D+B&quot;, }," calcext:value-type="string">
            <text:p>0x14B: { "id": 0x14B, "name": "Skinny Jeans (Black)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C" calcext:value-type="string">
            <text:p>0x14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../../../../../../../wiki/Denim_Miniskirt" xlink:type="simple">Denim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3x Rare Metal; 1x Durable Leather; 1x Plaid Miniskirt </text:p>
          </table:table-cell>
          <table:table-cell table:formula="of:=COM.MICROSOFT.CONCAT([.A30]; &quot;: &quot;;&quot;{ &quot;&quot;id&quot;&quot;: &quot;;[.A30];&quot;, &quot;&quot;name&quot;&quot;: &quot;&quot;&quot;;[.C30];&quot;&quot;&quot;, &quot;&quot;brand&quot;&quot;: &quot;&quot;&quot;;[.J30];&quot;&quot;&quot;, },&quot;)" office:value-type="string" office:string-value="0x14C: { &quot;id&quot;: 0x14C, &quot;name&quot;: &quot;Denim Miniskirt&quot;, &quot;brand&quot;: &quot;D+B&quot;, }," calcext:value-type="string">
            <text:p>0x14C: { "id": 0x14C, "name": "Denim Miniskirt", "brand": "D+B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4D" calcext:value-type="string">
            <text:p>0x14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../../../../../../../wiki/Plaid_Miniskirt" xlink:type="simple">Plaid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1]; &quot;: &quot;;&quot;{ &quot;&quot;id&quot;&quot;: &quot;;[.A31];&quot;, &quot;&quot;name&quot;&quot;: &quot;&quot;&quot;;[.C31];&quot;&quot;&quot;, &quot;&quot;brand&quot;&quot;: &quot;&quot;&quot;;[.J31];&quot;&quot;&quot;, },&quot;)" office:value-type="string" office:string-value="0x14D: { &quot;id&quot;: 0x14D, &quot;name&quot;: &quot;Plaid Miniskirt&quot;, &quot;brand&quot;: &quot;D+B&quot;, }," calcext:value-type="string">
            <text:p>0x14D: { "id": 0x14D, "name": "Plaid Miniskirt", "brand": "D+B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4E" calcext:value-type="string">
            <text:p>0x14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../../../../../../../wiki/Knee-high_Boots" xlink:type="simple">Knee-high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5300 </text:p>
            <text:p>D+B Molco - Molco for ¥15300 </text:p>
          </table:table-cell>
          <table:table-cell table:formula="of:=COM.MICROSOFT.CONCAT([.A32]; &quot;: &quot;;&quot;{ &quot;&quot;id&quot;&quot;: &quot;;[.A32];&quot;, &quot;&quot;name&quot;&quot;: &quot;&quot;&quot;;[.C32];&quot;&quot;&quot;, &quot;&quot;brand&quot;&quot;: &quot;&quot;&quot;;[.J32];&quot;&quot;&quot;, },&quot;)" office:value-type="string" office:string-value="0x14E: { &quot;id&quot;: 0x14E, &quot;name&quot;: &quot;Knee-high Boots&quot;, &quot;brand&quot;: &quot;D+B&quot;, }," calcext:value-type="string">
            <text:p>0x14E: { "id": 0x14E, "name": "Knee-high Boots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4F" calcext:value-type="string">
            <text:p>0x14F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../../../../../../../wiki/Cowboy_Boots_(Red)" xlink:type="simple">Cowboy Boots (Red)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HIT Keeper II</text:p>
            <text:p>Activated by: Neku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28200 </text:p>
          </table:table-cell>
          <table:table-cell table:formula="of:=COM.MICROSOFT.CONCAT([.A33]; &quot;: &quot;;&quot;{ &quot;&quot;id&quot;&quot;: &quot;;[.A33];&quot;, &quot;&quot;name&quot;&quot;: &quot;&quot;&quot;;[.C33];&quot;&quot;&quot;, &quot;&quot;brand&quot;&quot;: &quot;&quot;&quot;;[.J33];&quot;&quot;&quot;, },&quot;)" office:value-type="string" office:string-value="0x14F: { &quot;id&quot;: 0x14F, &quot;name&quot;: &quot;Cowboy Boots (Red)&quot;, &quot;brand&quot;: &quot;D+B&quot;, }," calcext:value-type="string">
            <text:p>0x14F: { "id": 0x14F, "name": "Cowboy Boots (Red)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0" calcext:value-type="string">
            <text:p>0x15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../../../../../../../wiki/Purple_Bikini" xlink:type="simple">Purple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4]; &quot;: &quot;;&quot;{ &quot;&quot;id&quot;&quot;: &quot;;[.A34];&quot;, &quot;&quot;name&quot;&quot;: &quot;&quot;&quot;;[.C34];&quot;&quot;&quot;, &quot;&quot;brand&quot;&quot;: &quot;&quot;&quot;;[.J34];&quot;&quot;&quot;, },&quot;)" office:value-type="string" office:string-value="0x150: { &quot;id&quot;: 0x150, &quot;name&quot;: &quot;Purple Bikini&quot;, &quot;brand&quot;: &quot;D+B&quot;, }," calcext:value-type="string">
            <text:p>0x150: { "id": 0x150, "name": "Purple Bikini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1" calcext:value-type="string">
            <text:p>0x1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../../../../../../../wiki/Black_Bikini" xlink:type="simple">Black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D+B 104 - 104 (FSG Lvl 5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5x Rare Metal; 1x Pretty Ribbon; 1x Purple Bikini </text:p>
          </table:table-cell>
          <table:table-cell table:formula="of:=COM.MICROSOFT.CONCAT([.A35]; &quot;: &quot;;&quot;{ &quot;&quot;id&quot;&quot;: &quot;;[.A35];&quot;, &quot;&quot;name&quot;&quot;: &quot;&quot;&quot;;[.C35];&quot;&quot;&quot;, &quot;&quot;brand&quot;&quot;: &quot;&quot;&quot;;[.J35];&quot;&quot;&quot;, },&quot;)" office:value-type="string" office:string-value="0x151: { &quot;id&quot;: 0x151, &quot;name&quot;: &quot;Black Bikini&quot;, &quot;brand&quot;: &quot;D+B&quot;, }," calcext:value-type="string">
            <text:p>0x151: { "id": 0x151, "name": "Black Bikini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2" calcext:value-type="string">
            <text:p>0x1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../../../../../../../wiki/Studded_Belt" xlink:type="simple">Studded Bel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XP Boost 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8400 </text:p>
          </table:table-cell>
          <table:table-cell table:formula="of:=COM.MICROSOFT.CONCAT([.A36]; &quot;: &quot;;&quot;{ &quot;&quot;id&quot;&quot;: &quot;;[.A36];&quot;, &quot;&quot;name&quot;&quot;: &quot;&quot;&quot;;[.C36];&quot;&quot;&quot;, &quot;&quot;brand&quot;&quot;: &quot;&quot;&quot;;[.J36];&quot;&quot;&quot;, },&quot;)" office:value-type="string" office:string-value="0x152: { &quot;id&quot;: 0x152, &quot;name&quot;: &quot;Studded Belt&quot;, &quot;brand&quot;: &quot;D+B&quot;, }," calcext:value-type="string">
            <text:p>0x152: { "id": 0x152, "name": "Studded Belt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3" calcext:value-type="string">
            <text:p>0x1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../../../../../../../wiki/D%2BB_Ring" xlink:type="simple">D+B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uck Power II</text:p>
            <text:p>Activated by: All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3x Adamantite; 2x Stunning Crystals; 1x Cowboy Boots (Red) </text:p>
          </table:table-cell>
          <table:table-cell table:formula="of:=COM.MICROSOFT.CONCAT([.A37]; &quot;: &quot;;&quot;{ &quot;&quot;id&quot;&quot;: &quot;;[.A37];&quot;, &quot;&quot;name&quot;&quot;: &quot;&quot;&quot;;[.C37];&quot;&quot;&quot;, &quot;&quot;brand&quot;&quot;: &quot;&quot;&quot;;[.J37];&quot;&quot;&quot;, },&quot;)" office:value-type="string" office:string-value="0x153: { &quot;id&quot;: 0x153, &quot;name&quot;: &quot;D+B Ring&quot;, &quot;brand&quot;: &quot;D+B&quot;, }," calcext:value-type="string">
            <text:p>0x153: { "id": 0x153, "name": "D+B Ring", "brand": "D+B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4" calcext:value-type="string">
            <text:p>0x1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../../../../../../../wiki/Biker_Jacket" xlink:type="simple">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Neku: ATK +5</text:p>
            <text:p>Activated by: Neku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3x Rare Metal; 1x Durable Leather; 1x Cotton Biker Vest </text:p>
          </table:table-cell>
          <table:table-cell table:formula="of:=COM.MICROSOFT.CONCAT([.A38]; &quot;: &quot;;&quot;{ &quot;&quot;id&quot;&quot;: &quot;;[.A38];&quot;, &quot;&quot;name&quot;&quot;: &quot;&quot;&quot;;[.C38];&quot;&quot;&quot;, &quot;&quot;brand&quot;&quot;: &quot;&quot;&quot;;[.J38];&quot;&quot;&quot;, },&quot;)" office:value-type="string" office:string-value="0x154: { &quot;id&quot;: 0x154, &quot;name&quot;: &quot;Biker Jacket&quot;, &quot;brand&quot;: &quot;Tigre Punks&quot;, }," calcext:value-type="string">
            <text:p>0x154: { "id": 0x154, "name": "Biker Jack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5" calcext:value-type="string">
            <text:p>0x1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../../../../../../../wiki/Patchy_Biker_Jacket" xlink:type="simple">Patchy 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TK +5</text:p>
            <text:p>Activated by: All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5x Tektite; 2x Durable Leather; 1x Biker Jacket </text:p>
          </table:table-cell>
          <table:table-cell table:formula="of:=COM.MICROSOFT.CONCAT([.A39]; &quot;: &quot;;&quot;{ &quot;&quot;id&quot;&quot;: &quot;;[.A39];&quot;, &quot;&quot;name&quot;&quot;: &quot;&quot;&quot;;[.C39];&quot;&quot;&quot;, &quot;&quot;brand&quot;&quot;: &quot;&quot;&quot;;[.J39];&quot;&quot;&quot;, },&quot;)" office:value-type="string" office:string-value="0x155: { &quot;id&quot;: 0x155, &quot;name&quot;: &quot;Patchy Biker Jacket&quot;, &quot;brand&quot;: &quot;Tigre Punks&quot;, }," calcext:value-type="string">
            <text:p>0x155: { "id": 0x155, "name": "Patchy Biker Jacket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6" calcext:value-type="string">
            <text:p>0x1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../../../../../../../wiki/Cotton_Biker_Vest" xlink:type="simple">Cotton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3</text:p>
            <text:p>Activated by: Neku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600 </text:p>
          </table:table-cell>
          <table:table-cell table:formula="of:=COM.MICROSOFT.CONCAT([.A40]; &quot;: &quot;;&quot;{ &quot;&quot;id&quot;&quot;: &quot;;[.A40];&quot;, &quot;&quot;name&quot;&quot;: &quot;&quot;&quot;;[.C40];&quot;&quot;&quot;, &quot;&quot;brand&quot;&quot;: &quot;&quot;&quot;;[.J40];&quot;&quot;&quot;, },&quot;)" office:value-type="string" office:string-value="0x156: { &quot;id&quot;: 0x156, &quot;name&quot;: &quot;Cotton Biker Vest&quot;, &quot;brand&quot;: &quot;Tigre Punks&quot;, }," calcext:value-type="string">
            <text:p>0x156: { "id": 0x156, "name": "Cotton Biker Vest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7" calcext:value-type="string">
            <text:p>0x1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../../../../../../../wiki/Tiger_Biker_Vest" xlink:type="simple">Tiger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eat: Fusion ★ +3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4500 </text:p>
          </table:table-cell>
          <table:table-cell table:formula="of:=COM.MICROSOFT.CONCAT([.A41]; &quot;: &quot;;&quot;{ &quot;&quot;id&quot;&quot;: &quot;;[.A41];&quot;, &quot;&quot;name&quot;&quot;: &quot;&quot;&quot;;[.C41];&quot;&quot;&quot;, &quot;&quot;brand&quot;&quot;: &quot;&quot;&quot;;[.J41];&quot;&quot;&quot;, },&quot;)" office:value-type="string" office:string-value="0x157: { &quot;id&quot;: 0x157, &quot;name&quot;: &quot;Tiger Biker Vest&quot;, &quot;brand&quot;: &quot;Tigre Punks&quot;, }," calcext:value-type="string">
            <text:p>0x157: { "id": 0x157, "name": "Tiger Biker Ves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8" calcext:value-type="string">
            <text:p>0x15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../../../../../../../wiki/Fitted_Coat" xlink:type="simple">Fitted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eat: DEF +4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7000 </text:p>
          </table:table-cell>
          <table:table-cell table:formula="of:=COM.MICROSOFT.CONCAT([.A42]; &quot;: &quot;;&quot;{ &quot;&quot;id&quot;&quot;: &quot;;[.A42];&quot;, &quot;&quot;name&quot;&quot;: &quot;&quot;&quot;;[.C42];&quot;&quot;&quot;, &quot;&quot;brand&quot;&quot;: &quot;&quot;&quot;;[.J42];&quot;&quot;&quot;, },&quot;)" office:value-type="string" office:string-value="0x158: { &quot;id&quot;: 0x158, &quot;name&quot;: &quot;Fitted Coat&quot;, &quot;brand&quot;: &quot;Tigre Punks&quot;, }," calcext:value-type="string">
            <text:p>0x158: { "id": 0x158, "name": "Fitted Coat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9" calcext:value-type="string">
            <text:p>0x1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../../../../../../../wiki/Tartan_Coat" xlink:type="simple">Tartan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eat: Air Combo D</text:p>
            <text:p>Activated by: Beat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43]; &quot;: &quot;;&quot;{ &quot;&quot;id&quot;&quot;: &quot;;[.A43];&quot;, &quot;&quot;name&quot;&quot;: &quot;&quot;&quot;;[.C43];&quot;&quot;&quot;, &quot;&quot;brand&quot;&quot;: &quot;&quot;&quot;;[.J43];&quot;&quot;&quot;, },&quot;)" office:value-type="string" office:string-value="0x159: { &quot;id&quot;: 0x159, &quot;name&quot;: &quot;Tartan Coat&quot;, &quot;brand&quot;: &quot;Tigre Punks&quot;, }," calcext:value-type="string">
            <text:p>0x159: { "id": 0x159, "name": "Tartan Coat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A" calcext:value-type="string">
            <text:p>0x15A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../../../../../../../wiki/Pink_Gauze_Shirt" xlink:type="simple">Pink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Joshua: Air Combo A</text:p>
            <text:p>Activated by: Joshua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795 </text:p>
          </table:table-cell>
          <table:table-cell table:formula="of:=COM.MICROSOFT.CONCAT([.A44]; &quot;: &quot;;&quot;{ &quot;&quot;id&quot;&quot;: &quot;;[.A44];&quot;, &quot;&quot;name&quot;&quot;: &quot;&quot;&quot;;[.C44];&quot;&quot;&quot;, &quot;&quot;brand&quot;&quot;: &quot;&quot;&quot;;[.J44];&quot;&quot;&quot;, },&quot;)" office:value-type="string" office:string-value="0x15A: { &quot;id&quot;: 0x15A, &quot;name&quot;: &quot;Pink Gauze Shirt&quot;, &quot;brand&quot;: &quot;Tigre Punks&quot;, }," calcext:value-type="string">
            <text:p>0x15A: { "id": 0x15A, "name": "Pink Gauze Shirt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B" calcext:value-type="string">
            <text:p>0x15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../../../../../../../wiki/Grey_Gauze_Shirt" xlink:type="simple">Grey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P +15</text:p>
            <text:p>Activated by: All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900 </text:p>
          </table:table-cell>
          <table:table-cell table:formula="of:=COM.MICROSOFT.CONCAT([.A45]; &quot;: &quot;;&quot;{ &quot;&quot;id&quot;&quot;: &quot;;[.A45];&quot;, &quot;&quot;name&quot;&quot;: &quot;&quot;&quot;;[.C45];&quot;&quot;&quot;, &quot;&quot;brand&quot;&quot;: &quot;&quot;&quot;;[.J45];&quot;&quot;&quot;, },&quot;)" office:value-type="string" office:string-value="0x15B: { &quot;id&quot;: 0x15B, &quot;name&quot;: &quot;Grey Gauze Shirt&quot;, &quot;brand&quot;: &quot;Tigre Punks&quot;, }," calcext:value-type="string">
            <text:p>0x15B: { "id": 0x15B, "name": "Grey Gauze Shirt", "brand": "Tigre Punk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5C" calcext:value-type="string">
            <text:p>0x15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../../../../../../../wiki/Black_Raglan_Tee" xlink:type="simple">Black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OS ATK Boost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3990 </text:p>
            <text:p>Tigre Punks - Molco for ¥3990 </text:p>
          </table:table-cell>
          <table:table-cell table:formula="of:=COM.MICROSOFT.CONCAT([.A46]; &quot;: &quot;;&quot;{ &quot;&quot;id&quot;&quot;: &quot;;[.A46];&quot;, &quot;&quot;name&quot;&quot;: &quot;&quot;&quot;;[.C46];&quot;&quot;&quot;, &quot;&quot;brand&quot;&quot;: &quot;&quot;&quot;;[.J46];&quot;&quot;&quot;, },&quot;)" office:value-type="string" office:string-value="0x15C: { &quot;id&quot;: 0x15C, &quot;name&quot;: &quot;Black Raglan Tee&quot;, &quot;brand&quot;: &quot;Tigre Punks&quot;, }," calcext:value-type="string">
            <text:p>0x15C: { "id": 0x15C, "name": "Black Raglan Tee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D" calcext:value-type="string">
            <text:p>0x15D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../../../../../../../wiki/Blue_Raglan_Tee" xlink:type="simple">Blue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990 </text:p>
          </table:table-cell>
          <table:table-cell table:formula="of:=COM.MICROSOFT.CONCAT([.A47]; &quot;: &quot;;&quot;{ &quot;&quot;id&quot;&quot;: &quot;;[.A47];&quot;, &quot;&quot;name&quot;&quot;: &quot;&quot;&quot;;[.C47];&quot;&quot;&quot;, &quot;&quot;brand&quot;&quot;: &quot;&quot;&quot;;[.J47];&quot;&quot;&quot;, },&quot;)" office:value-type="string" office:string-value="0x15D: { &quot;id&quot;: 0x15D, &quot;name&quot;: &quot;Blue Raglan Tee&quot;, &quot;brand&quot;: &quot;Tigre Punks&quot;, }," calcext:value-type="string">
            <text:p>0x15D: { "id": 0x15D, "name": "Blue Raglan Tee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E" calcext:value-type="string">
            <text:p>0x15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../../../../../../../wiki/Bondage_Pants_(Black)" xlink:type="simple">Bondage Pant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S Null Damage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48]; &quot;: &quot;;&quot;{ &quot;&quot;id&quot;&quot;: &quot;;[.A48];&quot;, &quot;&quot;name&quot;&quot;: &quot;&quot;&quot;;[.C48];&quot;&quot;&quot;, &quot;&quot;brand&quot;&quot;: &quot;&quot;&quot;;[.J48];&quot;&quot;&quot;, },&quot;)" office:value-type="string" office:string-value="0x15E: { &quot;id&quot;: 0x15E, &quot;name&quot;: &quot;Bondage Pants (Black)&quot;, &quot;brand&quot;: &quot;Tigre Punks&quot;, }," calcext:value-type="string">
            <text:p>0x15E: { "id": 0x15E, "name": "Bondage Pants (Black)", "brand": "Tigre Punk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5F" calcext:value-type="string">
            <text:p>0x15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../../../../../../../wiki/Skirt_Bondage_Combo" xlink:type="simple">Skirt Bondage Combo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esist Immobilization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600 </text:p>
          </table:table-cell>
          <table:table-cell table:formula="of:=COM.MICROSOFT.CONCAT([.A49]; &quot;: &quot;;&quot;{ &quot;&quot;id&quot;&quot;: &quot;;[.A49];&quot;, &quot;&quot;name&quot;&quot;: &quot;&quot;&quot;;[.C49];&quot;&quot;&quot;, &quot;&quot;brand&quot;&quot;: &quot;&quot;&quot;;[.J49];&quot;&quot;&quot;, },&quot;)" office:value-type="string" office:string-value="0x15F: { &quot;id&quot;: 0x15F, &quot;name&quot;: &quot;Skirt Bondage Combo&quot;, &quot;brand&quot;: &quot;Tigre Punks&quot;, }," calcext:value-type="string">
            <text:p>0x15F: { "id": 0x15F, "name": "Skirt Bondage Combo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0" calcext:value-type="string">
            <text:p>0x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../../../../../../../wiki/Bondage_Half-pants" xlink:type="simple">Bondage Half-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1</text:p>
            <text:p>Activated by: Neku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0]; &quot;: &quot;;&quot;{ &quot;&quot;id&quot;&quot;: &quot;;[.A50];&quot;, &quot;&quot;name&quot;&quot;: &quot;&quot;&quot;;[.C50];&quot;&quot;&quot;, &quot;&quot;brand&quot;&quot;: &quot;&quot;&quot;;[.J50];&quot;&quot;&quot;, },&quot;)" office:value-type="string" office:string-value="0x160: { &quot;id&quot;: 0x160, &quot;name&quot;: &quot;Bondage Half-pants&quot;, &quot;brand&quot;: &quot;Tigre Punks&quot;, }," calcext:value-type="string">
            <text:p>0x160: { "id": 0x160, "name": "Bondage Half-pants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61" calcext:value-type="string">
            <text:p>0x1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../../../../../../../wiki/Work_Boots" xlink:type="simple">Work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Resist Knockback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51]; &quot;: &quot;;&quot;{ &quot;&quot;id&quot;&quot;: &quot;;[.A51];&quot;, &quot;&quot;name&quot;&quot;: &quot;&quot;&quot;;[.C51];&quot;&quot;&quot;, &quot;&quot;brand&quot;&quot;: &quot;&quot;&quot;;[.J51];&quot;&quot;&quot;, },&quot;)" office:value-type="string" office:string-value="0x161: { &quot;id&quot;: 0x161, &quot;name&quot;: &quot;Work Boots&quot;, &quot;brand&quot;: &quot;Tigre Punks&quot;, }," calcext:value-type="string">
            <text:p>0x161: { "id": 0x161, "name": "Work Boots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62" calcext:value-type="string">
            <text:p>0x1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../../../../../../../wiki/Purple_Sneaks" xlink:type="simple">Purple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Faster Puck II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2]; &quot;: &quot;;&quot;{ &quot;&quot;id&quot;&quot;: &quot;;[.A52];&quot;, &quot;&quot;name&quot;&quot;: &quot;&quot;&quot;;[.C52];&quot;&quot;&quot;, &quot;&quot;brand&quot;&quot;: &quot;&quot;&quot;;[.J52];&quot;&quot;&quot;, },&quot;)" office:value-type="string" office:string-value="0x162: { &quot;id&quot;: 0x162, &quot;name&quot;: &quot;Purple Sneaks&quot;, &quot;brand&quot;: &quot;Tigre Punks&quot;, }," calcext:value-type="string">
            <text:p>0x162: { "id": 0x162, "name": "Purple Sneaks", "brand": "Tigre Punk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63" calcext:value-type="string">
            <text:p>0x1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../../../../../../../wiki/Custom_Sneaks" xlink:type="simple">Custom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8400 </text:p>
            <text:p>Tigre Punks - Molco for ¥8400 </text:p>
          </table:table-cell>
          <table:table-cell table:formula="of:=COM.MICROSOFT.CONCAT([.A53]; &quot;: &quot;;&quot;{ &quot;&quot;id&quot;&quot;: &quot;;[.A53];&quot;, &quot;&quot;name&quot;&quot;: &quot;&quot;&quot;;[.C53];&quot;&quot;&quot;, &quot;&quot;brand&quot;&quot;: &quot;&quot;&quot;;[.J53];&quot;&quot;&quot;, },&quot;)" office:value-type="string" office:string-value="0x163: { &quot;id&quot;: 0x163, &quot;name&quot;: &quot;Custom Sneaks&quot;, &quot;brand&quot;: &quot;Tigre Punks&quot;, }," calcext:value-type="string">
            <text:p>0x163: { "id": 0x163, "name": "Custom Sneak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4" calcext:value-type="string">
            <text:p>0x1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../../../../../../../wiki/White_Rubbersoles" xlink:type="simple">White Rubberso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EXP Boost I</text:p>
            <text:p>Activated by: All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000 </text:p>
          </table:table-cell>
          <table:table-cell table:formula="of:=COM.MICROSOFT.CONCAT([.A54]; &quot;: &quot;;&quot;{ &quot;&quot;id&quot;&quot;: &quot;;[.A54];&quot;, &quot;&quot;name&quot;&quot;: &quot;&quot;&quot;;[.C54];&quot;&quot;&quot;, &quot;&quot;brand&quot;&quot;: &quot;&quot;&quot;;[.J54];&quot;&quot;&quot;, },&quot;)" office:value-type="string" office:string-value="0x164: { &quot;id&quot;: 0x164, &quot;name&quot;: &quot;White Rubbersoles&quot;, &quot;brand&quot;: &quot;Tigre Punks&quot;, }," calcext:value-type="string">
            <text:p>0x164: { "id": 0x164, "name": "White Rubbersoles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65" calcext:value-type="string">
            <text:p>0x1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../../../../../../../wiki/Double-spiked_Cuff" xlink:type="simple">Double-spiked Cuff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5" calcext:value-type="float">
            <text:p>-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400 </text:p>
          </table:table-cell>
          <table:table-cell table:formula="of:=COM.MICROSOFT.CONCAT([.A55]; &quot;: &quot;;&quot;{ &quot;&quot;id&quot;&quot;: &quot;;[.A55];&quot;, &quot;&quot;name&quot;&quot;: &quot;&quot;&quot;;[.C55];&quot;&quot;&quot;, &quot;&quot;brand&quot;&quot;: &quot;&quot;&quot;;[.J55];&quot;&quot;&quot;, },&quot;)" office:value-type="string" office:string-value="0x165: { &quot;id&quot;: 0x165, &quot;name&quot;: &quot;Double-spiked Cuff&quot;, &quot;brand&quot;: &quot;Tigre Punks&quot;, }," calcext:value-type="string">
            <text:p>0x165: { "id": 0x165, "name": "Double-spiked Cuff", "brand": "Tigre Punk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66" calcext:value-type="string">
            <text:p>0x1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../../../../../../../wiki/Spiked_Choker" xlink:type="simple">Spiked Chok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A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600 </text:p>
          </table:table-cell>
          <table:table-cell table:formula="of:=COM.MICROSOFT.CONCAT([.A56]; &quot;: &quot;;&quot;{ &quot;&quot;id&quot;&quot;: &quot;;[.A56];&quot;, &quot;&quot;name&quot;&quot;: &quot;&quot;&quot;;[.C56];&quot;&quot;&quot;, &quot;&quot;brand&quot;&quot;: &quot;&quot;&quot;;[.J56];&quot;&quot;&quot;, },&quot;)" office:value-type="string" office:string-value="0x166: { &quot;id&quot;: 0x166, &quot;name&quot;: &quot;Spiked Choker&quot;, &quot;brand&quot;: &quot;Tigre Punks&quot;, }," calcext:value-type="string">
            <text:p>0x166: { "id": 0x166, "name": "Spiked Choker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7" calcext:value-type="string">
            <text:p>0x1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../../../../../../../wiki/Red_Mohawk_Set" xlink:type="simple">Red Mohawk S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P Drain Finisher</text:p>
            <text:p>Activated by: Partner</text:p>
            <text:p>Unlocked at: AMX - AMX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57]; &quot;: &quot;;&quot;{ &quot;&quot;id&quot;&quot;: &quot;;[.A57];&quot;, &quot;&quot;name&quot;&quot;: &quot;&quot;&quot;;[.C57];&quot;&quot;&quot;, &quot;&quot;brand&quot;&quot;: &quot;&quot;&quot;;[.J57];&quot;&quot;&quot;, },&quot;)" office:value-type="string" office:string-value="0x167: { &quot;id&quot;: 0x167, &quot;name&quot;: &quot;Red Mohawk Set&quot;, &quot;brand&quot;: &quot;Tigre Punks&quot;, }," calcext:value-type="string">
            <text:p>0x167: { "id": 0x167, "name": "Red Mohawk Set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68" calcext:value-type="string">
            <text:p>0x16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../../../../../../../wiki/Gold_Padlock_Necklace" xlink:type="simple">Gold Padlock Neckl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eat: Fusion ★ +1</text:p>
            <text:p>Activated by: Beat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300 </text:p>
          </table:table-cell>
          <table:table-cell table:formula="of:=COM.MICROSOFT.CONCAT([.A58]; &quot;: &quot;;&quot;{ &quot;&quot;id&quot;&quot;: &quot;;[.A58];&quot;, &quot;&quot;name&quot;&quot;: &quot;&quot;&quot;;[.C58];&quot;&quot;&quot;, &quot;&quot;brand&quot;&quot;: &quot;&quot;&quot;;[.J58];&quot;&quot;&quot;, },&quot;)" office:value-type="string" office:string-value="0x168: { &quot;id&quot;: 0x168, &quot;name&quot;: &quot;Gold Padlock Necklace&quot;, &quot;brand&quot;: &quot;Tigre Punks&quot;, }," calcext:value-type="string">
            <text:p>0x168: { "id": 0x168, "name": "Gold Padlock Necklace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9" calcext:value-type="string">
            <text:p>0x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../../../../../../../wiki/Custom_Waist_Pack" xlink:type="simple">Custom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ATK +2</text:p>
            <text:p>Activated by: All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60 </text:p>
          </table:table-cell>
          <table:table-cell table:formula="of:=COM.MICROSOFT.CONCAT([.A59]; &quot;: &quot;;&quot;{ &quot;&quot;id&quot;&quot;: &quot;;[.A59];&quot;, &quot;&quot;name&quot;&quot;: &quot;&quot;&quot;;[.C59];&quot;&quot;&quot;, &quot;&quot;brand&quot;&quot;: &quot;&quot;&quot;;[.J59];&quot;&quot;&quot;, },&quot;)" office:value-type="string" office:string-value="0x169: { &quot;id&quot;: 0x169, &quot;name&quot;: &quot;Custom Waist Pack&quot;, &quot;brand&quot;: &quot;Tigre Punks&quot;, }," calcext:value-type="string">
            <text:p>0x169: { "id": 0x169, "name": "Custom Waist Pack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6A" calcext:value-type="string">
            <text:p>0x16A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../../../../../../../wiki/Tiger_Waist_Pack" xlink:type="simple">Tiger Waist Pa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Combo Panel +1</text:p>
            <text:p>Activated by: Partner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7560 </text:p>
          </table:table-cell>
          <table:table-cell table:formula="of:=COM.MICROSOFT.CONCAT([.A60]; &quot;: &quot;;&quot;{ &quot;&quot;id&quot;&quot;: &quot;;[.A60];&quot;, &quot;&quot;name&quot;&quot;: &quot;&quot;&quot;;[.C60];&quot;&quot;&quot;, &quot;&quot;brand&quot;&quot;: &quot;&quot;&quot;;[.J60];&quot;&quot;&quot;, },&quot;)" office:value-type="string" office:string-value="0x16A: { &quot;id&quot;: 0x16A, &quot;name&quot;: &quot;Tiger Waist Pack&quot;, &quot;brand&quot;: &quot;Tigre Punks&quot;, }," calcext:value-type="string">
            <text:p>0x16A: { "id": 0x16A, "name": "Tiger Waist Pack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6B" calcext:value-type="string">
            <text:p>0x16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../../../../../../../wiki/Lace_Bonnet" xlink:type="simple">Lace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No Obstacles</text:p>
            <text:p>Activated by: Neku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1]; &quot;: &quot;;&quot;{ &quot;&quot;id&quot;&quot;: &quot;;[.A61];&quot;, &quot;&quot;name&quot;&quot;: &quot;&quot;&quot;;[.C61];&quot;&quot;&quot;, &quot;&quot;brand&quot;&quot;: &quot;&quot;&quot;;[.J61];&quot;&quot;&quot;, },&quot;)" office:value-type="string" office:string-value="0x16B: { &quot;id&quot;: 0x16B, &quot;name&quot;: &quot;Lace Bonnet&quot;, &quot;brand&quot;: &quot;Lapin Angelique&quot;, }," calcext:value-type="string">
            <text:p>0x16B: { "id": 0x16B, "name": "Lace Bonnet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6C" calcext:value-type="string">
            <text:p>0x16C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../../../../../../../wiki/Ribbon_Bonnet" xlink:type="simple">Ribbon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Shiki: ATK +1</text:p>
            <text:p>Activated by: Shiki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2]; &quot;: &quot;;&quot;{ &quot;&quot;id&quot;&quot;: &quot;;[.A62];&quot;, &quot;&quot;name&quot;&quot;: &quot;&quot;&quot;;[.C62];&quot;&quot;&quot;, &quot;&quot;brand&quot;&quot;: &quot;&quot;&quot;;[.J62];&quot;&quot;&quot;, },&quot;)" office:value-type="string" office:string-value="0x16C: { &quot;id&quot;: 0x16C, &quot;name&quot;: &quot;Ribbon Bonnet&quot;, &quot;brand&quot;: &quot;Lapin Angelique&quot;, }," calcext:value-type="string">
            <text:p>0x16C: { "id": 0x16C, "name": "Ribbon Bonnet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6D" calcext:value-type="string">
            <text:p>0x16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../../../../../../../wiki/Ribbon_Mini-hat" xlink:type="simple">Ribbon Mini-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OS ATK Boost I</text:p>
            <text:p>Activated by: All</text:p>
            <text:p>Unlocked at: Lapin Angelique - A-East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4200 </text:p>
          </table:table-cell>
          <table:table-cell table:formula="of:=COM.MICROSOFT.CONCAT([.A63]; &quot;: &quot;;&quot;{ &quot;&quot;id&quot;&quot;: &quot;;[.A63];&quot;, &quot;&quot;name&quot;&quot;: &quot;&quot;&quot;;[.C63];&quot;&quot;&quot;, &quot;&quot;brand&quot;&quot;: &quot;&quot;&quot;;[.J63];&quot;&quot;&quot;, },&quot;)" office:value-type="string" office:string-value="0x16D: { &quot;id&quot;: 0x16D, &quot;name&quot;: &quot;Ribbon Mini-hat&quot;, &quot;brand&quot;: &quot;Lapin Angelique&quot;, }," calcext:value-type="string">
            <text:p>0x16D: { "id": 0x16D, "name": "Ribbon Mini-hat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6E" calcext:value-type="string">
            <text:p>0x16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../../../../../../../wiki/Mini-crown" xlink:type="simple">Mini-crown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OS DEF Boost I</text:p>
            <text:p>Activated by: All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5400 </text:p>
          </table:table-cell>
          <table:table-cell table:formula="of:=COM.MICROSOFT.CONCAT([.A64]; &quot;: &quot;;&quot;{ &quot;&quot;id&quot;&quot;: &quot;;[.A64];&quot;, &quot;&quot;name&quot;&quot;: &quot;&quot;&quot;;[.C64];&quot;&quot;&quot;, &quot;&quot;brand&quot;&quot;: &quot;&quot;&quot;;[.J64];&quot;&quot;&quot;, },&quot;)" office:value-type="string" office:string-value="0x16E: { &quot;id&quot;: 0x16E, &quot;name&quot;: &quot;Mini-crown&quot;, &quot;brand&quot;: &quot;Lapin Angelique&quot;, }," calcext:value-type="string">
            <text:p>0x16E: { "id": 0x16E, "name": "Mini-crown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6F" calcext:value-type="string">
            <text:p>0x16F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../../../../../../../wiki/Goth_Bondage_Coat" xlink:type="simple">Goth Bondage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Jinxed ATK Boost +10</text:p>
            <text:p>Activated by: All</text:p>
            <text:p>Unlocked at: Lapin Angelique - A-East (FSG Lvl 5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2x Tektite; 1x Sleek Silk; 1x Vampire Dress </text:p>
          </table:table-cell>
          <table:table-cell table:formula="of:=COM.MICROSOFT.CONCAT([.A65]; &quot;: &quot;;&quot;{ &quot;&quot;id&quot;&quot;: &quot;;[.A65];&quot;, &quot;&quot;name&quot;&quot;: &quot;&quot;&quot;;[.C65];&quot;&quot;&quot;, &quot;&quot;brand&quot;&quot;: &quot;&quot;&quot;;[.J65];&quot;&quot;&quot;, },&quot;)" office:value-type="string" office:string-value="0x16F: { &quot;id&quot;: 0x16F, &quot;name&quot;: &quot;Goth Bondage Coat&quot;, &quot;brand&quot;: &quot;Lapin Angelique&quot;, }," calcext:value-type="string">
            <text:p>0x16F: { "id": 0x16F, "name": "Goth Bondage Coat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0" calcext:value-type="string">
            <text:p>0x1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../../../../../../../wiki/Asymmetric_Jersey" xlink:type="simple">Asymmetric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C</text:p>
            <text:p>Activated by: Joshua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2390 </text:p>
          </table:table-cell>
          <table:table-cell table:formula="of:=COM.MICROSOFT.CONCAT([.A66]; &quot;: &quot;;&quot;{ &quot;&quot;id&quot;&quot;: &quot;;[.A66];&quot;, &quot;&quot;name&quot;&quot;: &quot;&quot;&quot;;[.C66];&quot;&quot;&quot;, &quot;&quot;brand&quot;&quot;: &quot;&quot;&quot;;[.J66];&quot;&quot;&quot;, },&quot;)" office:value-type="string" office:string-value="0x170: { &quot;id&quot;: 0x170, &quot;name&quot;: &quot;Asymmetric Jersey&quot;, &quot;brand&quot;: &quot;Lapin Angelique&quot;, }," calcext:value-type="string">
            <text:p>0x170: { "id": 0x170, "name": "Asymmetric Jersey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1" calcext:value-type="string">
            <text:p>0x17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../../../../../../../wiki/Spiderweb_Jersey" xlink:type="simple">Spiderweb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590 </text:p>
          </table:table-cell>
          <table:table-cell table:formula="of:=COM.MICROSOFT.CONCAT([.A67]; &quot;: &quot;;&quot;{ &quot;&quot;id&quot;&quot;: &quot;;[.A67];&quot;, &quot;&quot;name&quot;&quot;: &quot;&quot;&quot;;[.C67];&quot;&quot;&quot;, &quot;&quot;brand&quot;&quot;: &quot;&quot;&quot;;[.J67];&quot;&quot;&quot;, },&quot;)" office:value-type="string" office:string-value="0x171: { &quot;id&quot;: 0x171, &quot;name&quot;: &quot;Spiderweb Jersey&quot;, &quot;brand&quot;: &quot;Lapin Angelique&quot;, }," calcext:value-type="string">
            <text:p>0x171: { "id": 0x171, "name": "Spiderweb Jersey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2" calcext:value-type="string">
            <text:p>0x17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../../../../../../../wiki/Bunny_Parka" xlink:type="simple">Bunny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Joshua: HP +20</text:p>
            <text:p>Activated by: Joshua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4,490 </text:p>
          </table:table-cell>
          <table:table-cell table:formula="of:=COM.MICROSOFT.CONCAT([.A68]; &quot;: &quot;;&quot;{ &quot;&quot;id&quot;&quot;: &quot;;[.A68];&quot;, &quot;&quot;name&quot;&quot;: &quot;&quot;&quot;;[.C68];&quot;&quot;&quot;, &quot;&quot;brand&quot;&quot;: &quot;&quot;&quot;;[.J68];&quot;&quot;&quot;, },&quot;)" office:value-type="string" office:string-value="0x172: { &quot;id&quot;: 0x172, &quot;name&quot;: &quot;Bunny Parka&quot;, &quot;brand&quot;: &quot;Lapin Angelique&quot;, }," calcext:value-type="string">
            <text:p>0x172: { "id": 0x172, "name": "Bunny Parka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3" calcext:value-type="string">
            <text:p>0x1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../../../../../../../wiki/Shirt_%26_Arm_Warmers" xlink:type="simple">Shirt &amp; Arm Warmers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Combo Panel -1</text:p>
            <text:p>Activated by: Partner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240 </text:p>
          </table:table-cell>
          <table:table-cell table:formula="of:=COM.MICROSOFT.CONCAT([.A69]; &quot;: &quot;;&quot;{ &quot;&quot;id&quot;&quot;: &quot;;[.A69];&quot;, &quot;&quot;name&quot;&quot;: &quot;&quot;&quot;;[.C69];&quot;&quot;&quot;, &quot;&quot;brand&quot;&quot;: &quot;&quot;&quot;;[.J69];&quot;&quot;&quot;, },&quot;)" office:value-type="string" office:string-value="0x173: { &quot;id&quot;: 0x173, &quot;name&quot;: &quot;Shirt &amp; Arm Warmers&quot;, &quot;brand&quot;: &quot;Lapin Angelique&quot;, }," calcext:value-type="string">
            <text:p>0x173: { "id": 0x173, "name": "Shirt &amp; Arm Warmers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4" calcext:value-type="string">
            <text:p>0x17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../../../../../../../wiki/Bandage_Pants" xlink:type="simple">Bandage 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40 </text:p>
          </table:table-cell>
          <table:table-cell table:formula="of:=COM.MICROSOFT.CONCAT([.A70]; &quot;: &quot;;&quot;{ &quot;&quot;id&quot;&quot;: &quot;;[.A70];&quot;, &quot;&quot;name&quot;&quot;: &quot;&quot;&quot;;[.C70];&quot;&quot;&quot;, &quot;&quot;brand&quot;&quot;: &quot;&quot;&quot;;[.J70];&quot;&quot;&quot;, },&quot;)" office:value-type="string" office:string-value="0x174: { &quot;id&quot;: 0x174, &quot;name&quot;: &quot;Bandage Pants&quot;, &quot;brand&quot;: &quot;Lapin Angelique&quot;, }," calcext:value-type="string">
            <text:p>0x174: { "id": 0x174, "name": "Bandage Pants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5" calcext:value-type="string">
            <text:p>0x1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../../../../../../../wiki/Red_Two-tier_Skirt" xlink:type="simple">Red Two-tier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SOS Power Up I</text:p>
            <text:p>Activated by: All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30 </text:p>
          </table:table-cell>
          <table:table-cell table:formula="of:=COM.MICROSOFT.CONCAT([.A71]; &quot;: &quot;;&quot;{ &quot;&quot;id&quot;&quot;: &quot;;[.A71];&quot;, &quot;&quot;name&quot;&quot;: &quot;&quot;&quot;;[.C71];&quot;&quot;&quot;, &quot;&quot;brand&quot;&quot;: &quot;&quot;&quot;;[.J71];&quot;&quot;&quot;, },&quot;)" office:value-type="string" office:string-value="0x175: { &quot;id&quot;: 0x175, &quot;name&quot;: &quot;Red Two-tier Skirt&quot;, &quot;brand&quot;: &quot;Lapin Angelique&quot;, }," calcext:value-type="string">
            <text:p>0x175: { "id": 0x175, "name": "Red Two-tier Skirt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6" calcext:value-type="string">
            <text:p>0x1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../../../../../../../wiki/Double-breasted_Suit" xlink:type="simple">Double-breasted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0 </text:p>
          </table:table-cell>
          <table:table-cell table:formula="of:=COM.MICROSOFT.CONCAT([.A72]; &quot;: &quot;;&quot;{ &quot;&quot;id&quot;&quot;: &quot;;[.A72];&quot;, &quot;&quot;name&quot;&quot;: &quot;&quot;&quot;;[.C72];&quot;&quot;&quot;, &quot;&quot;brand&quot;&quot;: &quot;&quot;&quot;;[.J72];&quot;&quot;&quot;, },&quot;)" office:value-type="string" office:string-value="0x176: { &quot;id&quot;: 0x176, &quot;name&quot;: &quot;Double-breasted Suit&quot;, &quot;brand&quot;: &quot;Lapin Angelique&quot;, }," calcext:value-type="string">
            <text:p>0x176: { "id": 0x176, "name": "Double-breasted Suit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7" calcext:value-type="string">
            <text:p>0x1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../../../../../../../wiki/Lace-up_Dress" xlink:type="simple">Lace-up Dres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Combo Map Upgrade I</text:p>
            <text:p>Activated by: Partner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9740 </text:p>
          </table:table-cell>
          <table:table-cell table:formula="of:=COM.MICROSOFT.CONCAT([.A73]; &quot;: &quot;;&quot;{ &quot;&quot;id&quot;&quot;: &quot;;[.A73];&quot;, &quot;&quot;name&quot;&quot;: &quot;&quot;&quot;;[.C73];&quot;&quot;&quot;, &quot;&quot;brand&quot;&quot;: &quot;&quot;&quot;;[.J73];&quot;&quot;&quot;, },&quot;)" office:value-type="string" office:string-value="0x177: { &quot;id&quot;: 0x177, &quot;name&quot;: &quot;Lace-up Dress&quot;, &quot;brand&quot;: &quot;Lapin Angelique&quot;, }," calcext:value-type="string">
            <text:p>0x177: { "id": 0x177, "name": "Lace-up Dress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8" calcext:value-type="string">
            <text:p>0x17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../../../../../../../wiki/Ribbon-laced_Dress" xlink:type="simple">Ribbon-laced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5x Rare Metal; 1x Durable Leather; 1x Shirt &amp; Arm Warmers </text:p>
          </table:table-cell>
          <table:table-cell table:formula="of:=COM.MICROSOFT.CONCAT([.A74]; &quot;: &quot;;&quot;{ &quot;&quot;id&quot;&quot;: &quot;;[.A74];&quot;, &quot;&quot;name&quot;&quot;: &quot;&quot;&quot;;[.C74];&quot;&quot;&quot;, &quot;&quot;brand&quot;&quot;: &quot;&quot;&quot;;[.J74];&quot;&quot;&quot;, },&quot;)" office:value-type="string" office:string-value="0x178: { &quot;id&quot;: 0x178, &quot;name&quot;: &quot;Ribbon-laced Dress&quot;, &quot;brand&quot;: &quot;Lapin Angelique&quot;, }," calcext:value-type="string">
            <text:p>0x178: { "id": 0x178, "name": "Ribbon-laced Dress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9" calcext:value-type="string">
            <text:p>0x17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../../../../../../../wiki/Vampire_Dress" xlink:type="simple">Vampire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SOS ATK Boost II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8690 </text:p>
          </table:table-cell>
          <table:table-cell table:formula="of:=COM.MICROSOFT.CONCAT([.A75]; &quot;: &quot;;&quot;{ &quot;&quot;id&quot;&quot;: &quot;;[.A75];&quot;, &quot;&quot;name&quot;&quot;: &quot;&quot;&quot;;[.C75];&quot;&quot;&quot;, &quot;&quot;brand&quot;&quot;: &quot;&quot;&quot;;[.J75];&quot;&quot;&quot;, },&quot;)" office:value-type="string" office:string-value="0x179: { &quot;id&quot;: 0x179, &quot;name&quot;: &quot;Vampire Dress&quot;, &quot;brand&quot;: &quot;Lapin Angelique&quot;, }," calcext:value-type="string">
            <text:p>0x179: { "id": 0x179, "name": "Vampire Dress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A" calcext:value-type="string">
            <text:p>0x17A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../../../../../../../wiki/Ribbon_Shoes" xlink:type="simple">Ribbon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Jinxed EXP Boost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800 </text:p>
          </table:table-cell>
          <table:table-cell table:formula="of:=COM.MICROSOFT.CONCAT([.A76]; &quot;: &quot;;&quot;{ &quot;&quot;id&quot;&quot;: &quot;;[.A76];&quot;, &quot;&quot;name&quot;&quot;: &quot;&quot;&quot;;[.C76];&quot;&quot;&quot;, &quot;&quot;brand&quot;&quot;: &quot;&quot;&quot;;[.J76];&quot;&quot;&quot;, },&quot;)" office:value-type="string" office:string-value="0x17A: { &quot;id&quot;: 0x17A, &quot;name&quot;: &quot;Ribbon Shoes&quot;, &quot;brand&quot;: &quot;Lapin Angelique&quot;, }," calcext:value-type="string">
            <text:p>0x17A: { "id": 0x17A, "name": "Ribbon Shoes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B" calcext:value-type="string">
            <text:p>0x17B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../../../../../../../wiki/Platform_Shoes" xlink:type="simple">Platform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IT Keeper</text:p>
            <text:p>Activated by: Neku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900 </text:p>
          </table:table-cell>
          <table:table-cell table:formula="of:=COM.MICROSOFT.CONCAT([.A77]; &quot;: &quot;;&quot;{ &quot;&quot;id&quot;&quot;: &quot;;[.A77];&quot;, &quot;&quot;name&quot;&quot;: &quot;&quot;&quot;;[.C77];&quot;&quot;&quot;, &quot;&quot;brand&quot;&quot;: &quot;&quot;&quot;;[.J77];&quot;&quot;&quot;, },&quot;)" office:value-type="string" office:string-value="0x17B: { &quot;id&quot;: 0x17B, &quot;name&quot;: &quot;Platform Shoes&quot;, &quot;brand&quot;: &quot;Lapin Angelique&quot;, }," calcext:value-type="string">
            <text:p>0x17B: { "id": 0x17B, "name": "Platform Shoes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C" calcext:value-type="string">
            <text:p>0x17C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../../../../../../../wiki/Cape" xlink:type="simple">Cap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2800 </text:p>
          </table:table-cell>
          <table:table-cell table:formula="of:=COM.MICROSOFT.CONCAT([.A78]; &quot;: &quot;;&quot;{ &quot;&quot;id&quot;&quot;: &quot;;[.A78];&quot;, &quot;&quot;name&quot;&quot;: &quot;&quot;&quot;;[.C78];&quot;&quot;&quot;, &quot;&quot;brand&quot;&quot;: &quot;&quot;&quot;;[.J78];&quot;&quot;&quot;, },&quot;)" office:value-type="string" office:string-value="0x17C: { &quot;id&quot;: 0x17C, &quot;name&quot;: &quot;Cape&quot;, &quot;brand&quot;: &quot;Lapin Angelique&quot;, }," calcext:value-type="string">
            <text:p>0x17C: { "id": 0x17C, "name": "Cape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D" calcext:value-type="string">
            <text:p>0x17D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../../../../../../../wiki/Frilly_Parasol" xlink:type="simple">Frilly Parasol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KuraKura - Shibukyu Stationside for ¥4290 </text:p>
          </table:table-cell>
          <table:table-cell table:formula="of:=COM.MICROSOFT.CONCAT([.A79]; &quot;: &quot;;&quot;{ &quot;&quot;id&quot;&quot;: &quot;;[.A79];&quot;, &quot;&quot;name&quot;&quot;: &quot;&quot;&quot;;[.C79];&quot;&quot;&quot;, &quot;&quot;brand&quot;&quot;: &quot;&quot;&quot;;[.J79];&quot;&quot;&quot;, },&quot;)" office:value-type="string" office:string-value="0x17D: { &quot;id&quot;: 0x17D, &quot;name&quot;: &quot;Frilly Parasol&quot;, &quot;brand&quot;: &quot;Lapin Angelique&quot;, }," calcext:value-type="string">
            <text:p>0x17D: { "id": 0x17D, "name": "Frilly Parasol", "brand": "Lapin Angeliqu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7E" calcext:value-type="string">
            <text:p>0x17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../../../../../../../wiki/Blond_Wig" xlink:type="simple">Blond Wi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old that Puck</text:p>
            <text:p>Activated by: All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8190 </text:p>
          </table:table-cell>
          <table:table-cell table:formula="of:=COM.MICROSOFT.CONCAT([.A80]; &quot;: &quot;;&quot;{ &quot;&quot;id&quot;&quot;: &quot;;[.A80];&quot;, &quot;&quot;name&quot;&quot;: &quot;&quot;&quot;;[.C80];&quot;&quot;&quot;, &quot;&quot;brand&quot;&quot;: &quot;&quot;&quot;;[.J80];&quot;&quot;&quot;, },&quot;)" office:value-type="string" office:string-value="0x17E: { &quot;id&quot;: 0x17E, &quot;name&quot;: &quot;Blond Wig&quot;, &quot;brand&quot;: &quot;Lapin Angelique&quot;, }," calcext:value-type="string">
            <text:p>0x17E: { "id": 0x17E, "name": "Blond Wig", "brand": "Lapin Angeliqu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7F" calcext:value-type="string">
            <text:p>0x17F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../../../../../../../wiki/M%27sieur_Lapin" xlink:type="simple">M'sieur Lapin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4" calcext:value-type="float">
            <text:p>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Jinxed Immobilizing Finisher</text:p>
            <text:p>Activated by: Partner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1000 </text:p>
          </table:table-cell>
          <table:table-cell table:formula="of:=COM.MICROSOFT.CONCAT([.A81]; &quot;: &quot;;&quot;{ &quot;&quot;id&quot;&quot;: &quot;;[.A81];&quot;, &quot;&quot;name&quot;&quot;: &quot;&quot;&quot;;[.C81];&quot;&quot;&quot;, &quot;&quot;brand&quot;&quot;: &quot;&quot;&quot;;[.J81];&quot;&quot;&quot;, },&quot;)" office:value-type="string" office:string-value="0x17F: { &quot;id&quot;: 0x17F, &quot;name&quot;: &quot;M'sieur Lapin&quot;, &quot;brand&quot;: &quot;Lapin Angelique&quot;, }," calcext:value-type="string">
            <text:p>0x17F: { "id": 0x17F, "name": "M'sieur Lapin", "brand": "Lapin Angelique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80" calcext:value-type="string">
            <text:p>0x1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../../../../../../../wiki/White_Dragon" xlink:type="simple">White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oshua: Ground Combo A</text:p>
            <text:p>Activated by: Joshua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1400 </text:p>
          </table:table-cell>
          <table:table-cell table:formula="of:=COM.MICROSOFT.CONCAT([.A82]; &quot;: &quot;;&quot;{ &quot;&quot;id&quot;&quot;: &quot;;[.A82];&quot;, &quot;&quot;name&quot;&quot;: &quot;&quot;&quot;;[.C82];&quot;&quot;&quot;, &quot;&quot;brand&quot;&quot;: &quot;&quot;&quot;;[.J82];&quot;&quot;&quot;, },&quot;)" office:value-type="string" office:string-value="0x180: { &quot;id&quot;: 0x180, &quot;name&quot;: &quot;White Dragon&quot;, &quot;brand&quot;: &quot;Dragon Couture&quot;, }," calcext:value-type="string">
            <text:p>0x180: { "id": 0x180, "name": "White Dragon", "brand": "Dragon Coutur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81" calcext:value-type="string">
            <text:p>0x1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../../../../../../../wiki/Light_and_Shadow" xlink:type="simple">Light and Shadow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Ground Combo C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9600 </text:p>
          </table:table-cell>
          <table:table-cell table:formula="of:=COM.MICROSOFT.CONCAT([.A83]; &quot;: &quot;;&quot;{ &quot;&quot;id&quot;&quot;: &quot;;[.A83];&quot;, &quot;&quot;name&quot;&quot;: &quot;&quot;&quot;;[.C83];&quot;&quot;&quot;, &quot;&quot;brand&quot;&quot;: &quot;&quot;&quot;;[.J83];&quot;&quot;&quot;, },&quot;)" office:value-type="string" office:string-value="0x181: { &quot;id&quot;: 0x181, &quot;name&quot;: &quot;Light and Shadow&quot;, &quot;brand&quot;: &quot;Dragon Couture&quot;, }," calcext:value-type="string">
            <text:p>0x181: { "id": 0x181, "name": "Light and Shadow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2" calcext:value-type="string">
            <text:p>0x1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../../../../../../../wiki/Yin_Blazer" xlink:type="simple">Yin Blaz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Joshua: DEF +3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0 </text:p>
          </table:table-cell>
          <table:table-cell table:formula="of:=COM.MICROSOFT.CONCAT([.A84]; &quot;: &quot;;&quot;{ &quot;&quot;id&quot;&quot;: &quot;;[.A84];&quot;, &quot;&quot;name&quot;&quot;: &quot;&quot;&quot;;[.C84];&quot;&quot;&quot;, &quot;&quot;brand&quot;&quot;: &quot;&quot;&quot;;[.J84];&quot;&quot;&quot;, },&quot;)" office:value-type="string" office:string-value="0x182: { &quot;id&quot;: 0x182, &quot;name&quot;: &quot;Yin Blazer&quot;, &quot;brand&quot;: &quot;Dragon Couture&quot;, }," calcext:value-type="string">
            <text:p>0x182: { "id": 0x182, "name": "Yin Blazer", "brand": "Dragon Coutur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83" calcext:value-type="string">
            <text:p>0x1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../../../../../../../wiki/Midnight_Thoughts" xlink:type="simple">Midnight Thought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5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 </text:p>
          </table:table-cell>
          <table:table-cell table:formula="of:=COM.MICROSOFT.CONCAT([.A85]; &quot;: &quot;;&quot;{ &quot;&quot;id&quot;&quot;: &quot;;[.A85];&quot;, &quot;&quot;name&quot;&quot;: &quot;&quot;&quot;;[.C85];&quot;&quot;&quot;, &quot;&quot;brand&quot;&quot;: &quot;&quot;&quot;;[.J85];&quot;&quot;&quot;, },&quot;)" office:value-type="string" office:string-value="0x183: { &quot;id&quot;: 0x183, &quot;name&quot;: &quot;Midnight Thoughts&quot;, &quot;brand&quot;: &quot;Dragon Couture&quot;, }," calcext:value-type="string">
            <text:p>0x183: { "id": 0x183, "name": "Midnight Thoughts", "brand": "Dragon Coutur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84" calcext:value-type="string">
            <text:p>0x1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../../../../../../../wiki/Plum_Blossom" xlink:type="simple">Plum Blosso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Puck Power 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2000 </text:p>
          </table:table-cell>
          <table:table-cell table:formula="of:=COM.MICROSOFT.CONCAT([.A86]; &quot;: &quot;;&quot;{ &quot;&quot;id&quot;&quot;: &quot;;[.A86];&quot;, &quot;&quot;name&quot;&quot;: &quot;&quot;&quot;;[.C86];&quot;&quot;&quot;, &quot;&quot;brand&quot;&quot;: &quot;&quot;&quot;;[.J86];&quot;&quot;&quot;, },&quot;)" office:value-type="string" office:string-value="0x184: { &quot;id&quot;: 0x184, &quot;name&quot;: &quot;Plum Blossom&quot;, &quot;brand&quot;: &quot;Dragon Couture&quot;, }," calcext:value-type="string">
            <text:p>0x184: { "id": 0x184, "name": "Plum Blossom", "brand": "Dragon Coutur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85" calcext:value-type="string">
            <text:p>0x1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../../../../../../../wiki/Vernal_Equinox" xlink:type="simple">Vernal Equinox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B</text:p>
            <text:p>Activated by: Joshua</text:p>
            <text:p>Unlocked at: Shadow Ramen - Dogenzaka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000 </text:p>
          </table:table-cell>
          <table:table-cell table:formula="of:=COM.MICROSOFT.CONCAT([.A87]; &quot;: &quot;;&quot;{ &quot;&quot;id&quot;&quot;: &quot;;[.A87];&quot;, &quot;&quot;name&quot;&quot;: &quot;&quot;&quot;;[.C87];&quot;&quot;&quot;, &quot;&quot;brand&quot;&quot;: &quot;&quot;&quot;;[.J87];&quot;&quot;&quot;, },&quot;)" office:value-type="string" office:string-value="0x185: { &quot;id&quot;: 0x185, &quot;name&quot;: &quot;Vernal Equinox&quot;, &quot;brand&quot;: &quot;Dragon Couture&quot;, }," calcext:value-type="string">
            <text:p>0x185: { "id": 0x185, "name": "Vernal Equinox", "brand": "Dragon Couture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86" calcext:value-type="string">
            <text:p>0x1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../../../../../../../wiki/Autumn_Dragon" xlink:type="simple">Autumn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oshua: Ground Combo B</text:p>
            <text:p>Activated by: Joshua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0500 </text:p>
          </table:table-cell>
          <table:table-cell table:formula="of:=COM.MICROSOFT.CONCAT([.A88]; &quot;: &quot;;&quot;{ &quot;&quot;id&quot;&quot;: &quot;;[.A88];&quot;, &quot;&quot;name&quot;&quot;: &quot;&quot;&quot;;[.C88];&quot;&quot;&quot;, &quot;&quot;brand&quot;&quot;: &quot;&quot;&quot;;[.J88];&quot;&quot;&quot;, },&quot;)" office:value-type="string" office:string-value="0x186: { &quot;id&quot;: 0x186, &quot;name&quot;: &quot;Autumn Dragon&quot;, &quot;brand&quot;: &quot;Dragon Couture&quot;, }," calcext:value-type="string">
            <text:p>0x186: { "id": 0x186, "name": "Autumn Dragon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7" calcext:value-type="string">
            <text:p>0x1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../../../../../../../wiki/Sun_Emperor" xlink:type="simple">Sun Emper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OS Power Up I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3x Tektite; 1x Sleek Silk; 1x Vernal Equinox </text:p>
          </table:table-cell>
          <table:table-cell table:formula="of:=COM.MICROSOFT.CONCAT([.A89]; &quot;: &quot;;&quot;{ &quot;&quot;id&quot;&quot;: &quot;;[.A89];&quot;, &quot;&quot;name&quot;&quot;: &quot;&quot;&quot;;[.C89];&quot;&quot;&quot;, &quot;&quot;brand&quot;&quot;: &quot;&quot;&quot;;[.J89];&quot;&quot;&quot;, },&quot;)" office:value-type="string" office:string-value="0x187: { &quot;id&quot;: 0x187, &quot;name&quot;: &quot;Sun Emperor&quot;, &quot;brand&quot;: &quot;Dragon Couture&quot;, }," calcext:value-type="string">
            <text:p>0x187: { "id": 0x187, "name": "Sun Emperor", "brand": "Dragon Couture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88" calcext:value-type="string">
            <text:p>0x1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../../../../../../../wiki/Dragon_Lady" xlink:type="simple">Dragon Lady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More Durable Obstacles II</text:p>
            <text:p>Activated by: Neku</text:p>
            <text:p>Unlocked at: Dragon Couture - Shibukyu Main Store (FSG Lvl 5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54990 </text:p>
          </table:table-cell>
          <table:table-cell table:formula="of:=COM.MICROSOFT.CONCAT([.A90]; &quot;: &quot;;&quot;{ &quot;&quot;id&quot;&quot;: &quot;;[.A90];&quot;, &quot;&quot;name&quot;&quot;: &quot;&quot;&quot;;[.C90];&quot;&quot;&quot;, &quot;&quot;brand&quot;&quot;: &quot;&quot;&quot;;[.J90];&quot;&quot;&quot;, },&quot;)" office:value-type="string" office:string-value="0x188: { &quot;id&quot;: 0x188, &quot;name&quot;: &quot;Dragon Lady&quot;, &quot;brand&quot;: &quot;Dragon Couture&quot;, }," calcext:value-type="string">
            <text:p>0x188: { "id": 0x188, "name": "Dragon Lady", "brand": "Dragon Coutur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89" calcext:value-type="string">
            <text:p>0x1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../../../../../../../wiki/A_Flash,_A_Spark" xlink:type="simple">A Flash, A Spark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Nag-free Escape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26790 </text:p>
          </table:table-cell>
          <table:table-cell table:formula="of:=COM.MICROSOFT.CONCAT([.A91]; &quot;: &quot;;&quot;{ &quot;&quot;id&quot;&quot;: &quot;;[.A91];&quot;, &quot;&quot;name&quot;&quot;: &quot;&quot;&quot;;[.C91];&quot;&quot;&quot;, &quot;&quot;brand&quot;&quot;: &quot;&quot;&quot;;[.J91];&quot;&quot;&quot;, },&quot;)" office:value-type="string" office:string-value="0x189: { &quot;id&quot;: 0x189, &quot;name&quot;: &quot;A Flash, A Spark&quot;, &quot;brand&quot;: &quot;Dragon Couture&quot;, }," calcext:value-type="string">
            <text:p>0x189: { "id": 0x189, "name": "A Flash, A Spark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A" calcext:value-type="string">
            <text:p>0x18A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../../../../../../../wiki/One_Man,_No_Equals" xlink:type="simple">One Man, No Equ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Joshua: Fusion ★ +2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31890 </text:p>
          </table:table-cell>
          <table:table-cell table:formula="of:=COM.MICROSOFT.CONCAT([.A92]; &quot;: &quot;;&quot;{ &quot;&quot;id&quot;&quot;: &quot;;[.A92];&quot;, &quot;&quot;name&quot;&quot;: &quot;&quot;&quot;;[.C92];&quot;&quot;&quot;, &quot;&quot;brand&quot;&quot;: &quot;&quot;&quot;;[.J92];&quot;&quot;&quot;, },&quot;)" office:value-type="string" office:string-value="0x18A: { &quot;id&quot;: 0x18A, &quot;name&quot;: &quot;One Man, No Equals&quot;, &quot;brand&quot;: &quot;Dragon Couture&quot;, }," calcext:value-type="string">
            <text:p>0x18A: { "id": 0x18A, "name": "One Man, No Equals", "brand": "Dragon Coutur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8B" calcext:value-type="string">
            <text:p>0x18B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a xlink:href="../../../../../../../wiki/Old_Wisdom_Made_New" xlink:type="simple">Old Wisdom Made New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2x Rare Metal; 1x Durable Leather; 1x Typhoon </text:p>
          </table:table-cell>
          <table:table-cell table:formula="of:=COM.MICROSOFT.CONCAT([.A93]; &quot;: &quot;;&quot;{ &quot;&quot;id&quot;&quot;: &quot;;[.A93];&quot;, &quot;&quot;name&quot;&quot;: &quot;&quot;&quot;;[.C93];&quot;&quot;&quot;, &quot;&quot;brand&quot;&quot;: &quot;&quot;&quot;;[.J93];&quot;&quot;&quot;, },&quot;)" office:value-type="string" office:string-value="0x18B: { &quot;id&quot;: 0x18B, &quot;name&quot;: &quot;Old Wisdom Made New&quot;, &quot;brand&quot;: &quot;Dragon Couture&quot;, }," calcext:value-type="string">
            <text:p>0x18B: { "id": 0x18B, "name": "Old Wisdom Made New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C" calcext:value-type="string">
            <text:p>0x18C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a xlink:href="../../../../../../../wiki/Typhoon" xlink:type="simple">Typhoo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Combo Branch +2</text:p>
            <text:p>Activated by: Partner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600 </text:p>
          </table:table-cell>
          <table:table-cell table:formula="of:=COM.MICROSOFT.CONCAT([.A94]; &quot;: &quot;;&quot;{ &quot;&quot;id&quot;&quot;: &quot;;[.A94];&quot;, &quot;&quot;name&quot;&quot;: &quot;&quot;&quot;;[.C94];&quot;&quot;&quot;, &quot;&quot;brand&quot;&quot;: &quot;&quot;&quot;;[.J94];&quot;&quot;&quot;, },&quot;)" office:value-type="string" office:string-value="0x18C: { &quot;id&quot;: 0x18C, &quot;name&quot;: &quot;Typhoon&quot;, &quot;brand&quot;: &quot;Dragon Couture&quot;, }," calcext:value-type="string">
            <text:p>0x18C: { "id": 0x18C, "name": "Typhoon", "brand": "Dragon Coutur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8D" calcext:value-type="string">
            <text:p>0x18D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<text:a xlink:href="../../../../../../../wiki/Dandy_Hat" xlink:type="simple">Dandy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900 </text:p>
          </table:table-cell>
          <table:table-cell table:formula="of:=COM.MICROSOFT.CONCAT([.A95]; &quot;: &quot;;&quot;{ &quot;&quot;id&quot;&quot;: &quot;;[.A95];&quot;, &quot;&quot;name&quot;&quot;: &quot;&quot;&quot;;[.C95];&quot;&quot;&quot;, &quot;&quot;brand&quot;&quot;: &quot;&quot;&quot;;[.J95];&quot;&quot;&quot;, },&quot;)" office:value-type="string" office:string-value="0x18D: { &quot;id&quot;: 0x18D, &quot;name&quot;: &quot;Dandy Hat&quot;, &quot;brand&quot;: &quot;Hip Snake&quot;, }," calcext:value-type="string">
            <text:p>0x18D: { "id": 0x18D, "name": "Dandy Hat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8E" calcext:value-type="string">
            <text:p>0x18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<text:a xlink:href="../../../../../../../wiki/Zephyr%27s_Elegy" xlink:type="simple">Zephyr's Eleg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Joshua: ATK +2</text:p>
            <text:p>Activated by: Joshua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7800 </text:p>
          </table:table-cell>
          <table:table-cell table:formula="of:=COM.MICROSOFT.CONCAT([.A96]; &quot;: &quot;;&quot;{ &quot;&quot;id&quot;&quot;: &quot;;[.A96];&quot;, &quot;&quot;name&quot;&quot;: &quot;&quot;&quot;;[.C96];&quot;&quot;&quot;, &quot;&quot;brand&quot;&quot;: &quot;&quot;&quot;;[.J96];&quot;&quot;&quot;, },&quot;)" office:value-type="string" office:string-value="0x18E: { &quot;id&quot;: 0x18E, &quot;name&quot;: &quot;Zephyr's Elegy&quot;, &quot;brand&quot;: &quot;Hip Snake&quot;, }," calcext:value-type="string">
            <text:p>0x18E: { "id": 0x18E, "name": "Zephyr's Elegy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8F" calcext:value-type="string">
            <text:p>0x18F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a xlink:href="../../../../../../../wiki/Tree_Leaf_Serenade" xlink:type="simple">Tree Leaf Serenad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ir Combo B</text:p>
            <text:p>Activated by: Beat</text:p>
            <text:p>Unlocked at: le Grand - Cadoi City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7800 </text:p>
          </table:table-cell>
          <table:table-cell table:formula="of:=COM.MICROSOFT.CONCAT([.A97]; &quot;: &quot;;&quot;{ &quot;&quot;id&quot;&quot;: &quot;;[.A97];&quot;, &quot;&quot;name&quot;&quot;: &quot;&quot;&quot;;[.C97];&quot;&quot;&quot;, &quot;&quot;brand&quot;&quot;: &quot;&quot;&quot;;[.J97];&quot;&quot;&quot;, },&quot;)" office:value-type="string" office:string-value="0x18F: { &quot;id&quot;: 0x18F, &quot;name&quot;: &quot;Tree Leaf Serenade&quot;, &quot;brand&quot;: &quot;Hip Snake&quot;, }," calcext:value-type="string">
            <text:p>0x18F: { "id": 0x18F, "name": "Tree Leaf Serenade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90" calcext:value-type="string">
            <text:p>0x19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<text:a xlink:href="../../../../../../../wiki/Dappled_Light_Waltz" xlink:type="simple">Dappled Light Waltz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Attack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5700 </text:p>
          </table:table-cell>
          <table:table-cell table:formula="of:=COM.MICROSOFT.CONCAT([.A98]; &quot;: &quot;;&quot;{ &quot;&quot;id&quot;&quot;: &quot;;[.A98];&quot;, &quot;&quot;name&quot;&quot;: &quot;&quot;&quot;;[.C98];&quot;&quot;&quot;, &quot;&quot;brand&quot;&quot;: &quot;&quot;&quot;;[.J98];&quot;&quot;&quot;, },&quot;)" office:value-type="string" office:string-value="0x190: { &quot;id&quot;: 0x190, &quot;name&quot;: &quot;Dappled Light Waltz&quot;, &quot;brand&quot;: &quot;Hip Snake&quot;, }," calcext:value-type="string">
            <text:p>0x190: { "id": 0x190, "name": "Dappled Light Waltz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91" calcext:value-type="string">
            <text:p>0x19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<text:a xlink:href="../../../../../../../wiki/Zephyr%27s_Sonata" xlink:type="simple">Zephyr's Sonat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Cosmic Corner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6x Rare Metal; 1x Durable Leather; 1x Zephyr's Elegy </text:p>
          </table:table-cell>
          <table:table-cell table:formula="of:=COM.MICROSOFT.CONCAT([.A99]; &quot;: &quot;;&quot;{ &quot;&quot;id&quot;&quot;: &quot;;[.A99];&quot;, &quot;&quot;name&quot;&quot;: &quot;&quot;&quot;;[.C99];&quot;&quot;&quot;, &quot;&quot;brand&quot;&quot;: &quot;&quot;&quot;;[.J99];&quot;&quot;&quot;, },&quot;)" office:value-type="string" office:string-value="0x191: { &quot;id&quot;: 0x191, &quot;name&quot;: &quot;Zephyr's Sonata&quot;, &quot;brand&quot;: &quot;Hip Snake&quot;, }," calcext:value-type="string">
            <text:p>0x191: { "id": 0x191, "name": "Zephyr's Sonata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2" calcext:value-type="string">
            <text:p>0x1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<text:a xlink:href="../../../../../../../wiki/North_Wind_Concerto" xlink:type="simple">North Wind Concer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Neku: HP +40</text:p>
            <text:p>Activated by: Neku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9800 </text:p>
          </table:table-cell>
          <table:table-cell table:formula="of:=COM.MICROSOFT.CONCAT([.A100]; &quot;: &quot;;&quot;{ &quot;&quot;id&quot;&quot;: &quot;;[.A100];&quot;, &quot;&quot;name&quot;&quot;: &quot;&quot;&quot;;[.C100];&quot;&quot;&quot;, &quot;&quot;brand&quot;&quot;: &quot;&quot;&quot;;[.J100];&quot;&quot;&quot;, },&quot;)" office:value-type="string" office:string-value="0x192: { &quot;id&quot;: 0x192, &quot;name&quot;: &quot;North Wind Concerto&quot;, &quot;brand&quot;: &quot;Hip Snake&quot;, }," calcext:value-type="string">
            <text:p>0x192: { "id": 0x192, "name": "North Wind Concerto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93" calcext:value-type="string">
            <text:p>0x1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a xlink:href="../../../../../../../wiki/Spring_Breeze_Rhapsody" xlink:type="simple">Spring Breeze Rhaps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ore Defense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12990 </text:p>
          </table:table-cell>
          <table:table-cell table:formula="of:=COM.MICROSOFT.CONCAT([.A101]; &quot;: &quot;;&quot;{ &quot;&quot;id&quot;&quot;: &quot;;[.A101];&quot;, &quot;&quot;name&quot;&quot;: &quot;&quot;&quot;;[.C101];&quot;&quot;&quot;, &quot;&quot;brand&quot;&quot;: &quot;&quot;&quot;;[.J101];&quot;&quot;&quot;, },&quot;)" office:value-type="string" office:string-value="0x193: { &quot;id&quot;: 0x193, &quot;name&quot;: &quot;Spring Breeze Rhapsody&quot;, &quot;brand&quot;: &quot;Hip Snake&quot;, }," calcext:value-type="string">
            <text:p>0x193: { "id": 0x193, "name": "Spring Breeze Rhapsody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94" calcext:value-type="string">
            <text:p>0x19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<text:a xlink:href="../../../../../../../wiki/Sky_Blue_Paean" xlink:type="simple">Sky Blue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Attack Breaks I</text:p>
            <text:p>Activated by: All</text:p>
            <text:p>Unlocked at: Shadow Ramen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2]; &quot;: &quot;;&quot;{ &quot;&quot;id&quot;&quot;: &quot;;[.A102];&quot;, &quot;&quot;name&quot;&quot;: &quot;&quot;&quot;;[.C102];&quot;&quot;&quot;, &quot;&quot;brand&quot;&quot;: &quot;&quot;&quot;;[.J102];&quot;&quot;&quot;, },&quot;)" office:value-type="string" office:string-value="0x194: { &quot;id&quot;: 0x194, &quot;name&quot;: &quot;Sky Blue Paean&quot;, &quot;brand&quot;: &quot;Hip Snake&quot;, }," calcext:value-type="string">
            <text:p>0x194: { "id": 0x194, "name": "Sky Blue Paean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95" calcext:value-type="string">
            <text:p>0x19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<text:a xlink:href="../../../../../../../wiki/High_Sun_Paean" xlink:type="simple">High Sun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More Immobilization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24000 </text:p>
          </table:table-cell>
          <table:table-cell table:formula="of:=COM.MICROSOFT.CONCAT([.A103]; &quot;: &quot;;&quot;{ &quot;&quot;id&quot;&quot;: &quot;;[.A103];&quot;, &quot;&quot;name&quot;&quot;: &quot;&quot;&quot;;[.C103];&quot;&quot;&quot;, &quot;&quot;brand&quot;&quot;: &quot;&quot;&quot;;[.J103];&quot;&quot;&quot;, },&quot;)" office:value-type="string" office:string-value="0x195: { &quot;id&quot;: 0x195, &quot;name&quot;: &quot;High Sun Paean&quot;, &quot;brand&quot;: &quot;Hip Snake&quot;, }," calcext:value-type="string">
            <text:p>0x195: { "id": 0x195, "name": "High Sun Paean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96" calcext:value-type="string">
            <text:p>0x1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a xlink:href="../../../../../../../wiki/Sunflower" xlink:type="simple">Sunflow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4]; &quot;: &quot;;&quot;{ &quot;&quot;id&quot;&quot;: &quot;;[.A104];&quot;, &quot;&quot;name&quot;&quot;: &quot;&quot;&quot;;[.C104];&quot;&quot;&quot;, &quot;&quot;brand&quot;&quot;: &quot;&quot;&quot;;[.J104];&quot;&quot;&quot;, },&quot;)" office:value-type="string" office:string-value="0x196: { &quot;id&quot;: 0x196, &quot;name&quot;: &quot;Sunflower&quot;, &quot;brand&quot;: &quot;Hip Snake&quot;, }," calcext:value-type="string">
            <text:p>0x196: { "id": 0x196, "name": "Sunflower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97" calcext:value-type="string">
            <text:p>0x1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../../../../../../../wiki/Hydrangea" xlink:type="simple">Hydrange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2</text:p>
            <text:p>Activated by: All</text:p>
            <text:p>Unlocked at: Shadow Ramen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000 </text:p>
          </table:table-cell>
          <table:table-cell table:formula="of:=COM.MICROSOFT.CONCAT([.A105]; &quot;: &quot;;&quot;{ &quot;&quot;id&quot;&quot;: &quot;;[.A105];&quot;, &quot;&quot;name&quot;&quot;: &quot;&quot;&quot;;[.C105];&quot;&quot;&quot;, &quot;&quot;brand&quot;&quot;: &quot;&quot;&quot;;[.J105];&quot;&quot;&quot;, },&quot;)" office:value-type="string" office:string-value="0x197: { &quot;id&quot;: 0x197, &quot;name&quot;: &quot;Hydrangea&quot;, &quot;brand&quot;: &quot;Hip Snake&quot;, }," calcext:value-type="string">
            <text:p>0x197: { "id": 0x197, "name": "Hydrangea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98" calcext:value-type="string">
            <text:p>0x19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<text:a xlink:href="../../../../../../../wiki/Tulip" xlink:type="simple">Tul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More HP Drains I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06]; &quot;: &quot;;&quot;{ &quot;&quot;id&quot;&quot;: &quot;;[.A106];&quot;, &quot;&quot;name&quot;&quot;: &quot;&quot;&quot;;[.C106];&quot;&quot;&quot;, &quot;&quot;brand&quot;&quot;: &quot;&quot;&quot;;[.J106];&quot;&quot;&quot;, },&quot;)" office:value-type="string" office:string-value="0x198: { &quot;id&quot;: 0x198, &quot;name&quot;: &quot;Tulip&quot;, &quot;brand&quot;: &quot;Hip Snake&quot;, }," calcext:value-type="string">
            <text:p>0x198: { "id": 0x198, "name": "Tulip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99" calcext:value-type="string">
            <text:p>0x19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a xlink:href="../../../../../../../wiki/Sunshine_One-piece" xlink:type="simple">Sunshine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Immobilization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7980 </text:p>
          </table:table-cell>
          <table:table-cell table:formula="of:=COM.MICROSOFT.CONCAT([.A107]; &quot;: &quot;;&quot;{ &quot;&quot;id&quot;&quot;: &quot;;[.A107];&quot;, &quot;&quot;name&quot;&quot;: &quot;&quot;&quot;;[.C107];&quot;&quot;&quot;, &quot;&quot;brand&quot;&quot;: &quot;&quot;&quot;;[.J107];&quot;&quot;&quot;, },&quot;)" office:value-type="string" office:string-value="0x199: { &quot;id&quot;: 0x199, &quot;name&quot;: &quot;Sunshine One-piece&quot;, &quot;brand&quot;: &quot;Hip Snake&quot;, }," calcext:value-type="string">
            <text:p>0x199: { "id": 0x199, "name": "Sunshine One-piece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9A" calcext:value-type="string">
            <text:p>0x19A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<text:a xlink:href="../../../../../../../wiki/Flower_One-piece" xlink:type="simple">Flower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Attack Breaks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5000 </text:p>
          </table:table-cell>
          <table:table-cell table:formula="of:=COM.MICROSOFT.CONCAT([.A108]; &quot;: &quot;;&quot;{ &quot;&quot;id&quot;&quot;: &quot;;[.A108];&quot;, &quot;&quot;name&quot;&quot;: &quot;&quot;&quot;;[.C108];&quot;&quot;&quot;, &quot;&quot;brand&quot;&quot;: &quot;&quot;&quot;;[.J108];&quot;&quot;&quot;, },&quot;)" office:value-type="string" office:string-value="0x19A: { &quot;id&quot;: 0x19A, &quot;name&quot;: &quot;Flower One-piece&quot;, &quot;brand&quot;: &quot;Hip Snake&quot;, }," calcext:value-type="string">
            <text:p>0x19A: { "id": 0x19A, "name": "Flower One-piece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9B" calcext:value-type="string">
            <text:p>0x19B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../../../../../../../wiki/Youth%27s_March" xlink:type="simple">Youth's March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Immobilization I</text:p>
            <text:p>Activated by: All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9600 </text:p>
          </table:table-cell>
          <table:table-cell table:formula="of:=COM.MICROSOFT.CONCAT([.A109]; &quot;: &quot;;&quot;{ &quot;&quot;id&quot;&quot;: &quot;;[.A109];&quot;, &quot;&quot;name&quot;&quot;: &quot;&quot;&quot;;[.C109];&quot;&quot;&quot;, &quot;&quot;brand&quot;&quot;: &quot;&quot;&quot;;[.J109];&quot;&quot;&quot;, },&quot;)" office:value-type="string" office:string-value="0x19B: { &quot;id&quot;: 0x19B, &quot;name&quot;: &quot;Youth's March&quot;, &quot;brand&quot;: &quot;Hip Snake&quot;, }," calcext:value-type="string">
            <text:p>0x19B: { "id": 0x19B, "name": "Youth's March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9C" calcext:value-type="string">
            <text:p>0x19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<text:a xlink:href="../../../../../../../wiki/Young_Folks" xlink:type="simple">Young Folk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ore HP Drains II</text:p>
            <text:p>Activated by: All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2900 </text:p>
          </table:table-cell>
          <table:table-cell table:formula="of:=COM.MICROSOFT.CONCAT([.A110]; &quot;: &quot;;&quot;{ &quot;&quot;id&quot;&quot;: &quot;;[.A110];&quot;, &quot;&quot;name&quot;&quot;: &quot;&quot;&quot;;[.C110];&quot;&quot;&quot;, &quot;&quot;brand&quot;&quot;: &quot;&quot;&quot;;[.J110];&quot;&quot;&quot;, },&quot;)" office:value-type="string" office:string-value="0x19C: { &quot;id&quot;: 0x19C, &quot;name&quot;: &quot;Young Folks&quot;, &quot;brand&quot;: &quot;Hip Snake&quot;, }," calcext:value-type="string">
            <text:p>0x19C: { "id": 0x19C, "name": "Young Folks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9D" calcext:value-type="string">
            <text:p>0x19D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a xlink:href="../../../../../../../wiki/When_You%27re_in_Love" xlink:type="simple">When You're in Lov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Shiki: Fusion ★ +2</text:p>
            <text:p>Activated by: Shiki</text:p>
            <text:p>Unlocked at: Edoga the Shop - 104 (FSG Lvl 5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6x Rare Metal; 1x Colorful Thread; 1x Love in a Heartbeat </text:p>
          </table:table-cell>
          <table:table-cell table:formula="of:=COM.MICROSOFT.CONCAT([.A111]; &quot;: &quot;;&quot;{ &quot;&quot;id&quot;&quot;: &quot;;[.A111];&quot;, &quot;&quot;name&quot;&quot;: &quot;&quot;&quot;;[.C111];&quot;&quot;&quot;, &quot;&quot;brand&quot;&quot;: &quot;&quot;&quot;;[.J111];&quot;&quot;&quot;, },&quot;)" office:value-type="string" office:string-value="0x19D: { &quot;id&quot;: 0x19D, &quot;name&quot;: &quot;When You're in Love&quot;, &quot;brand&quot;: &quot;Hip Snake&quot;, }," calcext:value-type="string">
            <text:p>0x19D: { "id": 0x19D, "name": "When You're in Love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9E" calcext:value-type="string">
            <text:p>0x19E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<text:a xlink:href="../../../../../../../wiki/Love_in_a_Heartbeat" xlink:type="simple">Love in a Heartbea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Combo Panel +2</text:p>
            <text:p>Activated by: Partner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2000 </text:p>
          </table:table-cell>
          <table:table-cell table:formula="of:=COM.MICROSOFT.CONCAT([.A112]; &quot;: &quot;;&quot;{ &quot;&quot;id&quot;&quot;: &quot;;[.A112];&quot;, &quot;&quot;name&quot;&quot;: &quot;&quot;&quot;;[.C112];&quot;&quot;&quot;, &quot;&quot;brand&quot;&quot;: &quot;&quot;&quot;;[.J112];&quot;&quot;&quot;, },&quot;)" office:value-type="string" office:string-value="0x19E: { &quot;id&quot;: 0x19E, &quot;name&quot;: &quot;Love in a Heartbeat&quot;, &quot;brand&quot;: &quot;Hip Snake&quot;, }," calcext:value-type="string">
            <text:p>0x19E: { "id": 0x19E, "name": "Love in a Heartbeat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9F" calcext:value-type="string">
            <text:p>0x19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<text:a xlink:href="../../../../../../../wiki/Let%27s_Dance" xlink:type="simple">Let's Dance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S DEF Boost 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200 </text:p>
          </table:table-cell>
          <table:table-cell table:formula="of:=COM.MICROSOFT.CONCAT([.A113]; &quot;: &quot;;&quot;{ &quot;&quot;id&quot;&quot;: &quot;;[.A113];&quot;, &quot;&quot;name&quot;&quot;: &quot;&quot;&quot;;[.C113];&quot;&quot;&quot;, &quot;&quot;brand&quot;&quot;: &quot;&quot;&quot;;[.J113];&quot;&quot;&quot;, },&quot;)" office:value-type="string" office:string-value="0x19F: { &quot;id&quot;: 0x19F, &quot;name&quot;: &quot;Let's Dance&quot;, &quot;brand&quot;: &quot;Hip Snake&quot;, }," calcext:value-type="string">
            <text:p>0x19F: { "id": 0x19F, "name": "Let's Dance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A0" calcext:value-type="string">
            <text:p>0x1A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../../../../../../../wiki/Young_American" xlink:type="simple">Young America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esist Knockback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4800 </text:p>
          </table:table-cell>
          <table:table-cell table:formula="of:=COM.MICROSOFT.CONCAT([.A114]; &quot;: &quot;;&quot;{ &quot;&quot;id&quot;&quot;: &quot;;[.A114];&quot;, &quot;&quot;name&quot;&quot;: &quot;&quot;&quot;;[.C114];&quot;&quot;&quot;, &quot;&quot;brand&quot;&quot;: &quot;&quot;&quot;;[.J114];&quot;&quot;&quot;, },&quot;)" office:value-type="string" office:string-value="0x1A0: { &quot;id&quot;: 0x1A0, &quot;name&quot;: &quot;Young American&quot;, &quot;brand&quot;: &quot;Hip Snake&quot;, }," calcext:value-type="string">
            <text:p>0x1A0: { "id": 0x1A0, "name": "Young American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1" calcext:value-type="string">
            <text:p>0x1A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<text:a xlink:href="../../../../../../../wiki/Funky_Shades" xlink:type="simple">Funky Shad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890 </text:p>
          </table:table-cell>
          <table:table-cell table:formula="of:=COM.MICROSOFT.CONCAT([.A115]; &quot;: &quot;;&quot;{ &quot;&quot;id&quot;&quot;: &quot;;[.A115];&quot;, &quot;&quot;name&quot;&quot;: &quot;&quot;&quot;;[.C115];&quot;&quot;&quot;, &quot;&quot;brand&quot;&quot;: &quot;&quot;&quot;;[.J115];&quot;&quot;&quot;, },&quot;)" office:value-type="string" office:string-value="0x1A1: { &quot;id&quot;: 0x1A1, &quot;name&quot;: &quot;Funky Shades&quot;, &quot;brand&quot;: &quot;Hip Snake&quot;, }," calcext:value-type="string">
            <text:p>0x1A1: { "id": 0x1A1, "name": "Funky Shades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A2" calcext:value-type="string">
            <text:p>0x1A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<text:a xlink:href="../../../../../../../wiki/Love_%26_Peace" xlink:type="simple">Love &amp; Pe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eat: Fusion ★ +2</text:p>
            <text:p>Activated by: Beat</text:p>
            <text:p>Unlocked at: KuraKura - Shibukyu Stationside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0 </text:p>
          </table:table-cell>
          <table:table-cell table:formula="of:=COM.MICROSOFT.CONCAT([.A116]; &quot;: &quot;;&quot;{ &quot;&quot;id&quot;&quot;: &quot;;[.A116];&quot;, &quot;&quot;name&quot;&quot;: &quot;&quot;&quot;;[.C116];&quot;&quot;&quot;, &quot;&quot;brand&quot;&quot;: &quot;&quot;&quot;;[.J116];&quot;&quot;&quot;, },&quot;)" office:value-type="string" office:string-value="0x1A2: { &quot;id&quot;: 0x1A2, &quot;name&quot;: &quot;Love &amp; Peace&quot;, &quot;brand&quot;: &quot;Hip Snake&quot;, }," calcext:value-type="string">
            <text:p>0x1A2: { "id": 0x1A2, "name": "Love &amp; Peace", "brand": "Hip Snake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A3" calcext:value-type="string">
            <text:p>0x1A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a xlink:href="../../../../../../../wiki/Slogan_Bandannas" xlink:type="simple">Slogan Bandanna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Faster Puck I</text:p>
            <text:p>Activated by: All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 </text:p>
          </table:table-cell>
          <table:table-cell table:formula="of:=COM.MICROSOFT.CONCAT([.A117]; &quot;: &quot;;&quot;{ &quot;&quot;id&quot;&quot;: &quot;;[.A117];&quot;, &quot;&quot;name&quot;&quot;: &quot;&quot;&quot;;[.C117];&quot;&quot;&quot;, &quot;&quot;brand&quot;&quot;: &quot;&quot;&quot;;[.J117];&quot;&quot;&quot;, },&quot;)" office:value-type="string" office:string-value="0x1A3: { &quot;id&quot;: 0x1A3, &quot;name&quot;: &quot;Slogan Bandannas&quot;, &quot;brand&quot;: &quot;Hip Snake&quot;, }," calcext:value-type="string">
            <text:p>0x1A3: { "id": 0x1A3, "name": "Slogan Bandannas", "brand": "Hip Snake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A4" calcext:value-type="string">
            <text:p>0x1A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<text:a xlink:href="../../../../../../../wiki/Cocktail_Queen" xlink:type="simple">Cocktail Queen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HP +35</text:p>
            <text:p>Activated by: All</text:p>
            <text:p>Unlocked at: Bel Airplane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09000 </text:p>
            <text:p>Pegaso Atelier - Shibu Dept. Store for ¥309000 </text:p>
          </table:table-cell>
          <table:table-cell table:formula="of:=COM.MICROSOFT.CONCAT([.A118]; &quot;: &quot;;&quot;{ &quot;&quot;id&quot;&quot;: &quot;;[.A118];&quot;, &quot;&quot;name&quot;&quot;: &quot;&quot;&quot;;[.C118];&quot;&quot;&quot;, &quot;&quot;brand&quot;&quot;: &quot;&quot;&quot;;[.J118];&quot;&quot;&quot;, },&quot;)" office:value-type="string" office:string-value="0x1A4: { &quot;id&quot;: 0x1A4, &quot;name&quot;: &quot;Cocktail Queen&quot;, &quot;brand&quot;: &quot;Pegaso&quot;, }," calcext:value-type="string">
            <text:p>0x1A4: { "id": 0x1A4, "name": "Cocktail Queen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5" calcext:value-type="string">
            <text:p>0x1A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<text:a xlink:href="../../../../../../../wiki/Regal_Presence" xlink:type="simple">Regal Presen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OS Power Up II</text:p>
            <text:p>Activated by: All</text:p>
            <text:p>Unlocked at: Pegaso Atelier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246000 </text:p>
          </table:table-cell>
          <table:table-cell table:formula="of:=COM.MICROSOFT.CONCAT([.A119]; &quot;: &quot;;&quot;{ &quot;&quot;id&quot;&quot;: &quot;;[.A119];&quot;, &quot;&quot;name&quot;&quot;: &quot;&quot;&quot;;[.C119];&quot;&quot;&quot;, &quot;&quot;brand&quot;&quot;: &quot;&quot;&quot;;[.J119];&quot;&quot;&quot;, },&quot;)" office:value-type="string" office:string-value="0x1A5: { &quot;id&quot;: 0x1A5, &quot;name&quot;: &quot;Regal Presence&quot;, &quot;brand&quot;: &quot;Pegaso&quot;, }," calcext:value-type="string">
            <text:p>0x1A5: { "id": 0x1A5, "name": "Regal Presence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6" calcext:value-type="string">
            <text:p>0x1A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<text:a xlink:href="../../../../../../../wiki/Tweed_Gentleman" xlink:type="simple">Tweed Gentlem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ATK +3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300000 </text:p>
          </table:table-cell>
          <table:table-cell table:formula="of:=COM.MICROSOFT.CONCAT([.A120]; &quot;: &quot;;&quot;{ &quot;&quot;id&quot;&quot;: &quot;;[.A120];&quot;, &quot;&quot;name&quot;&quot;: &quot;&quot;&quot;;[.C120];&quot;&quot;&quot;, &quot;&quot;brand&quot;&quot;: &quot;&quot;&quot;;[.J120];&quot;&quot;&quot;, },&quot;)" office:value-type="string" office:string-value="0x1A6: { &quot;id&quot;: 0x1A6, &quot;name&quot;: &quot;Tweed Gentleman&quot;, &quot;brand&quot;: &quot;Pegaso&quot;, }," calcext:value-type="string">
            <text:p>0x1A6: { "id": 0x1A6, "name": "Tweed Gentleman", "brand": "Pegas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A7" calcext:value-type="string">
            <text:p>0x1A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a xlink:href="../../../../../../../wiki/Lavender_Lotus" xlink:type="simple">Lavender Lotu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uck Power III</text:p>
            <text:p>Activated by: All</text:p>
            <text:p>Unlocked at: Bel Airplane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100500 </text:p>
          </table:table-cell>
          <table:table-cell table:formula="of:=COM.MICROSOFT.CONCAT([.A121]; &quot;: &quot;;&quot;{ &quot;&quot;id&quot;&quot;: &quot;;[.A121];&quot;, &quot;&quot;name&quot;&quot;: &quot;&quot;&quot;;[.C121];&quot;&quot;&quot;, &quot;&quot;brand&quot;&quot;: &quot;&quot;&quot;;[.J121];&quot;&quot;&quot;, },&quot;)" office:value-type="string" office:string-value="0x1A7: { &quot;id&quot;: 0x1A7, &quot;name&quot;: &quot;Lavender Lotus&quot;, &quot;brand&quot;: &quot;Pegaso&quot;, }," calcext:value-type="string">
            <text:p>0x1A7: { "id": 0x1A7, "name": "Lavender Lotus", "brand": "Pegaso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A8" calcext:value-type="string">
            <text:p>0x1A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<text:a xlink:href="../../../../../../../wiki/Classic_Half-boots" xlink:type="simple">Classic Half-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oshua: HP +40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10x 5,000 Yen; 8x 10,000 Yen </text:p>
            <text:p>Pegaso Atelier - Shibu Dept. Store for ¥138000 </text:p>
          </table:table-cell>
          <table:table-cell table:formula="of:=COM.MICROSOFT.CONCAT([.A122]; &quot;: &quot;;&quot;{ &quot;&quot;id&quot;&quot;: &quot;;[.A122];&quot;, &quot;&quot;name&quot;&quot;: &quot;&quot;&quot;;[.C122];&quot;&quot;&quot;, &quot;&quot;brand&quot;&quot;: &quot;&quot;&quot;;[.J122];&quot;&quot;&quot;, },&quot;)" office:value-type="string" office:string-value="0x1A8: { &quot;id&quot;: 0x1A8, &quot;name&quot;: &quot;Classic Half-boots&quot;, &quot;brand&quot;: &quot;Pegaso&quot;, }," calcext:value-type="string">
            <text:p>0x1A8: { "id": 0x1A8, "name": "Classic Half-boots", "brand": "Pegaso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A9" calcext:value-type="string">
            <text:p>0x1A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<text:a xlink:href="../../../../../../../wiki/Crimson_Stilettos" xlink:type="simple">Crimson Stiletto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I</text:p>
            <text:p>Activated by: All</text:p>
            <text:p>Unlocked at: Bel Airplane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20x 1,000 Yen; 2x 10,000 Yen </text:p>
            <text:p>Pegaso Atelier - Shibu Dept. Store for ¥90000 </text:p>
          </table:table-cell>
          <table:table-cell table:formula="of:=COM.MICROSOFT.CONCAT([.A123]; &quot;: &quot;;&quot;{ &quot;&quot;id&quot;&quot;: &quot;;[.A123];&quot;, &quot;&quot;name&quot;&quot;: &quot;&quot;&quot;;[.C123];&quot;&quot;&quot;, &quot;&quot;brand&quot;&quot;: &quot;&quot;&quot;;[.J123];&quot;&quot;&quot;, },&quot;)" office:value-type="string" office:string-value="0x1A9: { &quot;id&quot;: 0x1A9, &quot;name&quot;: &quot;Crimson Stilettos&quot;, &quot;brand&quot;: &quot;Pegaso&quot;, }," calcext:value-type="string">
            <text:p>0x1A9: { "id": 0x1A9, "name": "Crimson Stilettos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A" calcext:value-type="string">
            <text:p>0x1AA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../../../../../../../wiki/Silver_Baron" xlink:type="simple">Silver Bar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50000 </text:p>
            <text:p>Pegaso Atelier - Shibu Dept. Store for ¥450000 </text:p>
          </table:table-cell>
          <table:table-cell table:formula="of:=COM.MICROSOFT.CONCAT([.A124]; &quot;: &quot;;&quot;{ &quot;&quot;id&quot;&quot;: &quot;;[.A124];&quot;, &quot;&quot;name&quot;&quot;: &quot;&quot;&quot;;[.C124];&quot;&quot;&quot;, &quot;&quot;brand&quot;&quot;: &quot;&quot;&quot;;[.J124];&quot;&quot;&quot;, },&quot;)" office:value-type="string" office:string-value="0x1AA: { &quot;id&quot;: 0x1AA, &quot;name&quot;: &quot;Silver Baron&quot;, &quot;brand&quot;: &quot;Pegaso&quot;, }," calcext:value-type="string">
            <text:p>0x1AA: { "id": 0x1AA, "name": "Silver Baron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B" calcext:value-type="string">
            <text:p>0x1AB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<text:a xlink:href="../../../../../../../wiki/Liberty_Duke" xlink:type="simple">Liberty Duk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1x Silver Baron; 1x Tin Pin Golem; </text:p>
            <text:p>Pegaso Atelier - Shibu Dept. Store for ¥1010550 </text:p>
          </table:table-cell>
          <table:table-cell table:formula="of:=COM.MICROSOFT.CONCAT([.A125]; &quot;: &quot;;&quot;{ &quot;&quot;id&quot;&quot;: &quot;;[.A125];&quot;, &quot;&quot;name&quot;&quot;: &quot;&quot;&quot;;[.C125];&quot;&quot;&quot;, &quot;&quot;brand&quot;&quot;: &quot;&quot;&quot;;[.J125];&quot;&quot;&quot;, },&quot;)" office:value-type="string" office:string-value="0x1AB: { &quot;id&quot;: 0x1AB, &quot;name&quot;: &quot;Liberty Duke&quot;, &quot;brand&quot;: &quot;Pegaso&quot;, }," calcext:value-type="string">
            <text:p>0x1AB: { "id": 0x1AB, "name": "Liberty Duke", "brand": "Pegas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AC" calcext:value-type="string">
            <text:p>0x1AC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<text:a xlink:href="../../../../../../../wiki/Royal_Splendor" xlink:type="simple">Royal Splendo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esist All</text:p>
            <text:p>Activated by: All</text:p>
            <text:p>Unlocked at: Pegaso Atelier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8x Admantite; 2x Sparkling Silver; 1x Silver Baron </text:p>
          </table:table-cell>
          <table:table-cell table:formula="of:=COM.MICROSOFT.CONCAT([.A126]; &quot;: &quot;;&quot;{ &quot;&quot;id&quot;&quot;: &quot;;[.A126];&quot;, &quot;&quot;name&quot;&quot;: &quot;&quot;&quot;;[.C126];&quot;&quot;&quot;, &quot;&quot;brand&quot;&quot;: &quot;&quot;&quot;;[.J126];&quot;&quot;&quot;, },&quot;)" office:value-type="string" office:string-value="0x1AC: { &quot;id&quot;: 0x1AC, &quot;name&quot;: &quot;Royal Splendor&quot;, &quot;brand&quot;: &quot;Pegaso&quot;, }," calcext:value-type="string">
            <text:p>0x1AC: { "id": 0x1AC, "name": "Royal Splendor", "brand": "Pegas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AD" calcext:value-type="string">
            <text:p>0x1AD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a xlink:href="../../../../../../../wiki/Revolution" xlink:type="simple">Revoluti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EXP Boost I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60000 </text:p>
            <text:p>Pegaso Atelier - Shibu Dept. Store for 9x Durable Leather, 10x 10,000 Yen, 10x 5,000 Yen </text:p>
          </table:table-cell>
          <table:table-cell table:formula="of:=COM.MICROSOFT.CONCAT([.A127]; &quot;: &quot;;&quot;{ &quot;&quot;id&quot;&quot;: &quot;;[.A127];&quot;, &quot;&quot;name&quot;&quot;: &quot;&quot;&quot;;[.C127];&quot;&quot;&quot;, &quot;&quot;brand&quot;&quot;: &quot;&quot;&quot;;[.J127];&quot;&quot;&quot;, },&quot;)" office:value-type="string" office:string-value="0x1AD: { &quot;id&quot;: 0x1AD, &quot;name&quot;: &quot;Revolution&quot;, &quot;brand&quot;: &quot;Pegaso&quot;, }," calcext:value-type="string">
            <text:p>0x1AD: { "id": 0x1AD, "name": "Revolution", "brand": "Pegas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AE" calcext:value-type="string">
            <text:p>0x1A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a xlink:href="../../../../../../../wiki/Sparkling_Flight" xlink:type="simple">Sparkling Fligh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All-around Upgrade 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20000 </text:p>
          </table:table-cell>
          <table:table-cell table:formula="of:=COM.MICROSOFT.CONCAT([.A128]; &quot;: &quot;;&quot;{ &quot;&quot;id&quot;&quot;: &quot;;[.A128];&quot;, &quot;&quot;name&quot;&quot;: &quot;&quot;&quot;;[.C128];&quot;&quot;&quot;, &quot;&quot;brand&quot;&quot;: &quot;&quot;&quot;;[.J128];&quot;&quot;&quot;, },&quot;)" office:value-type="string" office:string-value="0x1AE: { &quot;id&quot;: 0x1AE, &quot;name&quot;: &quot;Sparkling Flight&quot;, &quot;brand&quot;: &quot;Pegaso&quot;, }," calcext:value-type="string">
            <text:p>0x1AE: { "id": 0x1AE, "name": "Sparkling Flight", "brand": "Pegas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AF" calcext:value-type="string">
            <text:p>0x1A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../../../../../../../wiki/Darling_Lock" xlink:type="simple">Darling Lo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generation IV</text:p>
            <text:p>Activated by: All</text:p>
            <text:p>Unlocked at: Bel Airplane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240000 </text:p>
          </table:table-cell>
          <table:table-cell table:formula="of:=COM.MICROSOFT.CONCAT([.A129]; &quot;: &quot;;&quot;{ &quot;&quot;id&quot;&quot;: &quot;;[.A129];&quot;, &quot;&quot;name&quot;&quot;: &quot;&quot;&quot;;[.C129];&quot;&quot;&quot;, &quot;&quot;brand&quot;&quot;: &quot;&quot;&quot;;[.J129];&quot;&quot;&quot;, },&quot;)" office:value-type="string" office:string-value="0x1AF: { &quot;id&quot;: 0x1AF, &quot;name&quot;: &quot;Darling Lock&quot;, &quot;brand&quot;: &quot;Pegaso&quot;, }," calcext:value-type="string">
            <text:p>0x1AF: { "id": 0x1AF, "name": "Darling Lock", "brand": "Pegas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0" calcext:value-type="string">
            <text:p>0x1B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a xlink:href="../../../../../../../wiki/Pitter_Patter_Plaid" xlink:type="simple">Pitter Patter Plaid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ual Resistance I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6x Rare Metal; 2x Colorful Thread; 1x Green With Envy </text:p>
          </table:table-cell>
          <table:table-cell table:formula="of:=COM.MICROSOFT.CONCAT([.A130]; &quot;: &quot;;&quot;{ &quot;&quot;id&quot;&quot;: &quot;;[.A130];&quot;, &quot;&quot;name&quot;&quot;: &quot;&quot;&quot;;[.C130];&quot;&quot;&quot;, &quot;&quot;brand&quot;&quot;: &quot;&quot;&quot;;[.J130];&quot;&quot;&quot;, },&quot;)" office:value-type="string" office:string-value="0x1B0: { &quot;id&quot;: 0x1B0, &quot;name&quot;: &quot;Pitter Patter Plaid&quot;, &quot;brand&quot;: &quot;Sheep Heavenly&quot;, }," calcext:value-type="string">
            <text:p>0x1B0: { "id": 0x1B0, "name": "Pitter Patter Plaid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B1" calcext:value-type="string">
            <text:p>0x1B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a xlink:href="../../../../../../../wiki/Frilly_Camisole" xlink:type="simple">Fril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00 </text:p>
          </table:table-cell>
          <table:table-cell table:formula="of:=COM.MICROSOFT.CONCAT([.A131]; &quot;: &quot;;&quot;{ &quot;&quot;id&quot;&quot;: &quot;;[.A131];&quot;, &quot;&quot;name&quot;&quot;: &quot;&quot;&quot;;[.C131];&quot;&quot;&quot;, &quot;&quot;brand&quot;&quot;: &quot;&quot;&quot;;[.J131];&quot;&quot;&quot;, },&quot;)" office:value-type="string" office:string-value="0x1B1: { &quot;id&quot;: 0x1B1, &quot;name&quot;: &quot;Frilly Camisole&quot;, &quot;brand&quot;: &quot;Sheep Heavenly&quot;, }," calcext:value-type="string">
            <text:p>0x1B1: { "id": 0x1B1, "name": "Frilly Camisole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B2" calcext:value-type="string">
            <text:p>0x1B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a xlink:href="../../../../../../../wiki/Aqua_Puffy_Blouse" xlink:type="simple">Aqua Puffy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Attack Breaks I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6390 </text:p>
          </table:table-cell>
          <table:table-cell table:formula="of:=COM.MICROSOFT.CONCAT([.A132]; &quot;: &quot;;&quot;{ &quot;&quot;id&quot;&quot;: &quot;;[.A132];&quot;, &quot;&quot;name&quot;&quot;: &quot;&quot;&quot;;[.C132];&quot;&quot;&quot;, &quot;&quot;brand&quot;&quot;: &quot;&quot;&quot;;[.J132];&quot;&quot;&quot;, },&quot;)" office:value-type="string" office:string-value="0x1B2: { &quot;id&quot;: 0x1B2, &quot;name&quot;: &quot;Aqua Puffy Blouse&quot;, &quot;brand&quot;: &quot;Sheep Heavenly&quot;, }," calcext:value-type="string">
            <text:p>0x1B2: { "id": 0x1B2, "name": "Aqua Puffy Blouse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3" calcext:value-type="string">
            <text:p>0x1B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a xlink:href="../../../../../../../wiki/Retro_Dot_One-piece" xlink:type="simple">Retro Dot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35</text:p>
            <text:p>Activated by: All</text:p>
            <text:p>Unlocked at: Nishimura Drugs - Shibu-Q Heads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3x Rare Metal; 1x Sleek Silk; 1x Mint Choco-chip </text:p>
          </table:table-cell>
          <table:table-cell table:formula="of:=COM.MICROSOFT.CONCAT([.A133]; &quot;: &quot;;&quot;{ &quot;&quot;id&quot;&quot;: &quot;;[.A133];&quot;, &quot;&quot;name&quot;&quot;: &quot;&quot;&quot;;[.C133];&quot;&quot;&quot;, &quot;&quot;brand&quot;&quot;: &quot;&quot;&quot;;[.J133];&quot;&quot;&quot;, },&quot;)" office:value-type="string" office:string-value="0x1B3: { &quot;id&quot;: 0x1B3, &quot;name&quot;: &quot;Retro Dot One-piece&quot;, &quot;brand&quot;: &quot;Sheep Heavenly&quot;, }," calcext:value-type="string">
            <text:p>0x1B3: { "id": 0x1B3, "name": "Retro Dot One-piece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4" calcext:value-type="string">
            <text:p>0x1B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a xlink:href="../../../../../../../wiki/Easy_Breezy_Dress" xlink:type="simple">Easy Breezy Dres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HP Drains I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8790 </text:p>
          </table:table-cell>
          <table:table-cell table:formula="of:=COM.MICROSOFT.CONCAT([.A134]; &quot;: &quot;;&quot;{ &quot;&quot;id&quot;&quot;: &quot;;[.A134];&quot;, &quot;&quot;name&quot;&quot;: &quot;&quot;&quot;;[.C134];&quot;&quot;&quot;, &quot;&quot;brand&quot;&quot;: &quot;&quot;&quot;;[.J134];&quot;&quot;&quot;, },&quot;)" office:value-type="string" office:string-value="0x1B4: { &quot;id&quot;: 0x1B4, &quot;name&quot;: &quot;Easy Breezy Dress&quot;, &quot;brand&quot;: &quot;Sheep Heavenly&quot;, }," calcext:value-type="string">
            <text:p>0x1B4: { "id": 0x1B4, "name": "Easy Breezy Dress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5" calcext:value-type="string">
            <text:p>0x1B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a xlink:href="../../../../../../../wiki/Green_With_Envy" xlink:type="simple">Green With Env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egeneration II</text:p>
            <text:p>Activated by: All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10995 </text:p>
          </table:table-cell>
          <table:table-cell table:formula="of:=COM.MICROSOFT.CONCAT([.A135]; &quot;: &quot;;&quot;{ &quot;&quot;id&quot;&quot;: &quot;;[.A135];&quot;, &quot;&quot;name&quot;&quot;: &quot;&quot;&quot;;[.C135];&quot;&quot;&quot;, &quot;&quot;brand&quot;&quot;: &quot;&quot;&quot;;[.J135];&quot;&quot;&quot;, },&quot;)" office:value-type="string" office:string-value="0x1B5: { &quot;id&quot;: 0x1B5, &quot;name&quot;: &quot;Green With Envy&quot;, &quot;brand&quot;: &quot;Sheep Heavenly&quot;, }," calcext:value-type="string">
            <text:p>0x1B5: { "id": 0x1B5, "name": "Green With Envy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B6" calcext:value-type="string">
            <text:p>0x1B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a xlink:href="../../../../../../../wiki/Lemon_Sherbert" xlink:type="simple">Lemon Sherbe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P +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6]; &quot;: &quot;;&quot;{ &quot;&quot;id&quot;&quot;: &quot;;[.A136];&quot;, &quot;&quot;name&quot;&quot;: &quot;&quot;&quot;;[.C136];&quot;&quot;&quot;, &quot;&quot;brand&quot;&quot;: &quot;&quot;&quot;;[.J136];&quot;&quot;&quot;, },&quot;)" office:value-type="string" office:string-value="0x1B6: { &quot;id&quot;: 0x1B6, &quot;name&quot;: &quot;Lemon Sherbert&quot;, &quot;brand&quot;: &quot;Sheep Heavenly&quot;, }," calcext:value-type="string">
            <text:p>0x1B6: { "id": 0x1B6, "name": "Lemon Sherbert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7" calcext:value-type="string">
            <text:p>0x1B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a xlink:href="../../../../../../../wiki/Mint_Ice_Cream" xlink:type="simple">Mint Ice Crea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37]; &quot;: &quot;;&quot;{ &quot;&quot;id&quot;&quot;: &quot;;[.A137];&quot;, &quot;&quot;name&quot;&quot;: &quot;&quot;&quot;;[.C137];&quot;&quot;&quot;, &quot;&quot;brand&quot;&quot;: &quot;&quot;&quot;;[.J137];&quot;&quot;&quot;, },&quot;)" office:value-type="string" office:string-value="0x1B7: { &quot;id&quot;: 0x1B7, &quot;name&quot;: &quot;Mint Ice Cream&quot;, &quot;brand&quot;: &quot;Sheep Heavenly&quot;, }," calcext:value-type="string">
            <text:p>0x1B7: { "id": 0x1B7, "name": "Mint Ice Cream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B8" calcext:value-type="string">
            <text:p>0x1B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a xlink:href="../../../../../../../wiki/Spangle_Sorbet" xlink:type="simple">Spangle Sorb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8]; &quot;: &quot;;&quot;{ &quot;&quot;id&quot;&quot;: &quot;;[.A138];&quot;, &quot;&quot;name&quot;&quot;: &quot;&quot;&quot;;[.C138];&quot;&quot;&quot;, &quot;&quot;brand&quot;&quot;: &quot;&quot;&quot;;[.J138];&quot;&quot;&quot;, },&quot;)" office:value-type="string" office:string-value="0x1B8: { &quot;id&quot;: 0x1B8, &quot;name&quot;: &quot;Spangle Sorbet&quot;, &quot;brand&quot;: &quot;Sheep Heavenly&quot;, }," calcext:value-type="string">
            <text:p>0x1B8: { "id": 0x1B8, "name": "Spangle Sorbet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B9" calcext:value-type="string">
            <text:p>0x1B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a xlink:href="../../../../../../../wiki/Iris_Gelato" xlink:type="simple">Iris Gela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9]; &quot;: &quot;;&quot;{ &quot;&quot;id&quot;&quot;: &quot;;[.A139];&quot;, &quot;&quot;name&quot;&quot;: &quot;&quot;&quot;;[.C139];&quot;&quot;&quot;, &quot;&quot;brand&quot;&quot;: &quot;&quot;&quot;;[.J139];&quot;&quot;&quot;, },&quot;)" office:value-type="string" office:string-value="0x1B9: { &quot;id&quot;: 0x1B9, &quot;name&quot;: &quot;Iris Gelato&quot;, &quot;brand&quot;: &quot;Sheep Heavenly&quot;, }," calcext:value-type="string">
            <text:p>0x1B9: { "id": 0x1B9, "name": "Iris Gelato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A" calcext:value-type="string">
            <text:p>0x1BA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a xlink:href="../../../../../../../wiki/Strawberry_Chocolate" xlink:type="simple">Strawberry Chocolat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DEF +1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3195 </text:p>
          </table:table-cell>
          <table:table-cell table:formula="of:=COM.MICROSOFT.CONCAT([.A140]; &quot;: &quot;;&quot;{ &quot;&quot;id&quot;&quot;: &quot;;[.A140];&quot;, &quot;&quot;name&quot;&quot;: &quot;&quot;&quot;;[.C140];&quot;&quot;&quot;, &quot;&quot;brand&quot;&quot;: &quot;&quot;&quot;;[.J140];&quot;&quot;&quot;, },&quot;)" office:value-type="string" office:string-value="0x1BA: { &quot;id&quot;: 0x1BA, &quot;name&quot;: &quot;Strawberry Chocolate&quot;, &quot;brand&quot;: &quot;Sheep Heavenly&quot;, }," calcext:value-type="string">
            <text:p>0x1BA: { "id": 0x1BA, "name": "Strawberry Chocolate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B" calcext:value-type="string">
            <text:p>0x1BB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a xlink:href="../../../../../../../wiki/Mint_Choco-chip" xlink:type="simple">Mint Choco-ch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4800 </text:p>
          </table:table-cell>
          <table:table-cell table:formula="of:=COM.MICROSOFT.CONCAT([.A141]; &quot;: &quot;;&quot;{ &quot;&quot;id&quot;&quot;: &quot;;[.A141];&quot;, &quot;&quot;name&quot;&quot;: &quot;&quot;&quot;;[.C141];&quot;&quot;&quot;, &quot;&quot;brand&quot;&quot;: &quot;&quot;&quot;;[.J141];&quot;&quot;&quot;, },&quot;)" office:value-type="string" office:string-value="0x1BB: { &quot;id&quot;: 0x1BB, &quot;name&quot;: &quot;Mint Choco-chip&quot;, &quot;brand&quot;: &quot;Sheep Heavenly&quot;, }," calcext:value-type="string">
            <text:p>0x1BB: { "id": 0x1BB, "name": "Mint Choco-chip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C" calcext:value-type="string">
            <text:p>0x1BC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a xlink:href="../../../../../../../wiki/Angel_Frill_Skirt" xlink:type="simple">Angel Frill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SOS DEF Boost 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9195 </text:p>
          </table:table-cell>
          <table:table-cell table:formula="of:=COM.MICROSOFT.CONCAT([.A142]; &quot;: &quot;;&quot;{ &quot;&quot;id&quot;&quot;: &quot;;[.A142];&quot;, &quot;&quot;name&quot;&quot;: &quot;&quot;&quot;;[.C142];&quot;&quot;&quot;, &quot;&quot;brand&quot;&quot;: &quot;&quot;&quot;;[.J142];&quot;&quot;&quot;, },&quot;)" office:value-type="string" office:string-value="0x1BC: { &quot;id&quot;: 0x1BC, &quot;name&quot;: &quot;Angel Frill Skirt&quot;, &quot;brand&quot;: &quot;Sheep Heavenly&quot;, }," calcext:value-type="string">
            <text:p>0x1BC: { "id": 0x1BC, "name": "Angel Frill Skirt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D" calcext:value-type="string">
            <text:p>0x1BD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a xlink:href="../../../../../../../wiki/Citrus_Shorts" xlink:type="simple">Citrus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Faster Puck I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43]; &quot;: &quot;;&quot;{ &quot;&quot;id&quot;&quot;: &quot;;[.A143];&quot;, &quot;&quot;name&quot;&quot;: &quot;&quot;&quot;;[.C143];&quot;&quot;&quot;, &quot;&quot;brand&quot;&quot;: &quot;&quot;&quot;;[.J143];&quot;&quot;&quot;, },&quot;)" office:value-type="string" office:string-value="0x1BD: { &quot;id&quot;: 0x1BD, &quot;name&quot;: &quot;Citrus Shorts&quot;, &quot;brand&quot;: &quot;Sheep Heavenly&quot;, }," calcext:value-type="string">
            <text:p>0x1BD: { "id": 0x1BD, "name": "Citrus Shorts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BE" calcext:value-type="string">
            <text:p>0x1B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a xlink:href="../../../../../../../wiki/Sparkling_Capris" xlink:type="simple">Sparkling Capri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4890 </text:p>
          </table:table-cell>
          <table:table-cell table:formula="of:=COM.MICROSOFT.CONCAT([.A144]; &quot;: &quot;;&quot;{ &quot;&quot;id&quot;&quot;: &quot;;[.A144];&quot;, &quot;&quot;name&quot;&quot;: &quot;&quot;&quot;;[.C144];&quot;&quot;&quot;, &quot;&quot;brand&quot;&quot;: &quot;&quot;&quot;;[.J144];&quot;&quot;&quot;, },&quot;)" office:value-type="string" office:string-value="0x1BE: { &quot;id&quot;: 0x1BE, &quot;name&quot;: &quot;Sparkling Capris&quot;, &quot;brand&quot;: &quot;Sheep Heavenly&quot;, }," calcext:value-type="string">
            <text:p>0x1BE: { "id": 0x1BE, "name": "Sparkling Capris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BF" calcext:value-type="string">
            <text:p>0x1BF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a xlink:href="../../../../../../../wiki/Ribbon_Cargos" xlink:type="simple">Ribbon Carg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ombo Panel -1</text:p>
            <text:p>Activated by: Partner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90 </text:p>
          </table:table-cell>
          <table:table-cell table:formula="of:=COM.MICROSOFT.CONCAT([.A145]; &quot;: &quot;;&quot;{ &quot;&quot;id&quot;&quot;: &quot;;[.A145];&quot;, &quot;&quot;name&quot;&quot;: &quot;&quot;&quot;;[.C145];&quot;&quot;&quot;, &quot;&quot;brand&quot;&quot;: &quot;&quot;&quot;;[.J145];&quot;&quot;&quot;, },&quot;)" office:value-type="string" office:string-value="0x1BF: { &quot;id&quot;: 0x1BF, &quot;name&quot;: &quot;Ribbon Cargos&quot;, &quot;brand&quot;: &quot;Sheep Heavenly&quot;, }," calcext:value-type="string">
            <text:p>0x1BF: { "id": 0x1BF, "name": "Ribbon Cargos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0" calcext:value-type="string">
            <text:p>0x1C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a xlink:href="../../../../../../../wiki/Flaming_Knee-highs" xlink:type="simple">Flaming Knee-high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090 </text:p>
          </table:table-cell>
          <table:table-cell table:formula="of:=COM.MICROSOFT.CONCAT([.A146]; &quot;: &quot;;&quot;{ &quot;&quot;id&quot;&quot;: &quot;;[.A146];&quot;, &quot;&quot;name&quot;&quot;: &quot;&quot;&quot;;[.C146];&quot;&quot;&quot;, &quot;&quot;brand&quot;&quot;: &quot;&quot;&quot;;[.J146];&quot;&quot;&quot;, },&quot;)" office:value-type="string" office:string-value="0x1C0: { &quot;id&quot;: 0x1C0, &quot;name&quot;: &quot;Flaming Knee-highs&quot;, &quot;brand&quot;: &quot;Sheep Heavenly&quot;, }," calcext:value-type="string">
            <text:p>0x1C0: { "id": 0x1C0, "name": "Flaming Knee-highs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1" calcext:value-type="string">
            <text:p>0x1C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<text:a xlink:href="../../../../../../../wiki/Cloud_Nine_Scarf" xlink:type="simple">Cloud Nine Scarf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Ground Combo B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2400 </text:p>
          </table:table-cell>
          <table:table-cell table:formula="of:=COM.MICROSOFT.CONCAT([.A147]; &quot;: &quot;;&quot;{ &quot;&quot;id&quot;&quot;: &quot;;[.A147];&quot;, &quot;&quot;name&quot;&quot;: &quot;&quot;&quot;;[.C147];&quot;&quot;&quot;, &quot;&quot;brand&quot;&quot;: &quot;&quot;&quot;;[.J147];&quot;&quot;&quot;, },&quot;)" office:value-type="string" office:string-value="0x1C1: { &quot;id&quot;: 0x1C1, &quot;name&quot;: &quot;Cloud Nine Scarf&quot;, &quot;brand&quot;: &quot;Sheep Heavenly&quot;, }," calcext:value-type="string">
            <text:p>0x1C1: { "id": 0x1C1, "name": "Cloud Nine Scarf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C2" calcext:value-type="string">
            <text:p>0x1C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../../../../../../../wiki/Lucky_Rainbow_Bracelets" xlink:type="simple">Lucky Rainbow Bracelet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lower Puck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2970 </text:p>
          </table:table-cell>
          <table:table-cell table:formula="of:=COM.MICROSOFT.CONCAT([.A148]; &quot;: &quot;;&quot;{ &quot;&quot;id&quot;&quot;: &quot;;[.A148];&quot;, &quot;&quot;name&quot;&quot;: &quot;&quot;&quot;;[.C148];&quot;&quot;&quot;, &quot;&quot;brand&quot;&quot;: &quot;&quot;&quot;;[.J148];&quot;&quot;&quot;, },&quot;)" office:value-type="string" office:string-value="0x1C2: { &quot;id&quot;: 0x1C2, &quot;name&quot;: &quot;Lucky Rainbow Bracelets&quot;, &quot;brand&quot;: &quot;Sheep Heavenly&quot;, }," calcext:value-type="string">
            <text:p>0x1C2: { "id": 0x1C2, "name": "Lucky Rainbow Bracelets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C3" calcext:value-type="string">
            <text:p>0x1C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../../../../../../../wiki/Rounded_Specs" xlink:type="simple">Rounded Spec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Display Time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459 </text:p>
          </table:table-cell>
          <table:table-cell table:formula="of:=COM.MICROSOFT.CONCAT([.A149]; &quot;: &quot;;&quot;{ &quot;&quot;id&quot;&quot;: &quot;;[.A149];&quot;, &quot;&quot;name&quot;&quot;: &quot;&quot;&quot;;[.C149];&quot;&quot;&quot;, &quot;&quot;brand&quot;&quot;: &quot;&quot;&quot;;[.J149];&quot;&quot;&quot;, },&quot;)" office:value-type="string" office:string-value="0x1C3: { &quot;id&quot;: 0x1C3, &quot;name&quot;: &quot;Rounded Specs&quot;, &quot;brand&quot;: &quot;Sheep Heavenly&quot;, }," calcext:value-type="string">
            <text:p>0x1C3: { "id": 0x1C3, "name": "Rounded Specs", "brand": "Sheep Heavenl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C4" calcext:value-type="string">
            <text:p>0x1C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../../../../../../../wiki/Shining_Star_Dangles" xlink:type="simple">Shining Star Dangl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2970 </text:p>
          </table:table-cell>
          <table:table-cell table:formula="of:=COM.MICROSOFT.CONCAT([.A150]; &quot;: &quot;;&quot;{ &quot;&quot;id&quot;&quot;: &quot;;[.A150];&quot;, &quot;&quot;name&quot;&quot;: &quot;&quot;&quot;;[.C150];&quot;&quot;&quot;, &quot;&quot;brand&quot;&quot;: &quot;&quot;&quot;;[.J150];&quot;&quot;&quot;, },&quot;)" office:value-type="string" office:string-value="0x1C4: { &quot;id&quot;: 0x1C4, &quot;name&quot;: &quot;Shining Star Dangles&quot;, &quot;brand&quot;: &quot;Sheep Heavenly&quot;, }," calcext:value-type="string">
            <text:p>0x1C4: { "id": 0x1C4, "name": "Shining Star Dangles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C5" calcext:value-type="string">
            <text:p>0x1C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../../../../../../../wiki/Princess_Ring" xlink:type="simple">Princess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Puck Power 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51]; &quot;: &quot;;&quot;{ &quot;&quot;id&quot;&quot;: &quot;;[.A151];&quot;, &quot;&quot;name&quot;&quot;: &quot;&quot;&quot;;[.C151];&quot;&quot;&quot;, &quot;&quot;brand&quot;&quot;: &quot;&quot;&quot;;[.J151];&quot;&quot;&quot;, },&quot;)" office:value-type="string" office:string-value="0x1C5: { &quot;id&quot;: 0x1C5, &quot;name&quot;: &quot;Princess Ring&quot;, &quot;brand&quot;: &quot;Sheep Heavenly&quot;, }," calcext:value-type="string">
            <text:p>0x1C5: { "id": 0x1C5, "name": "Princess Ring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6" calcext:value-type="string">
            <text:p>0x1C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../../../../../../../wiki/Happy_Necklace" xlink:type="simple">Happy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Air Combo A</text:p>
            <text:p>Activated by: Shiki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3600 </text:p>
          </table:table-cell>
          <table:table-cell table:formula="of:=COM.MICROSOFT.CONCAT([.A152]; &quot;: &quot;;&quot;{ &quot;&quot;id&quot;&quot;: &quot;;[.A152];&quot;, &quot;&quot;name&quot;&quot;: &quot;&quot;&quot;;[.C152];&quot;&quot;&quot;, &quot;&quot;brand&quot;&quot;: &quot;&quot;&quot;;[.J152];&quot;&quot;&quot;, },&quot;)" office:value-type="string" office:string-value="0x1C6: { &quot;id&quot;: 0x1C6, &quot;name&quot;: &quot;Happy Necklace&quot;, &quot;brand&quot;: &quot;Sheep Heavenly&quot;, }," calcext:value-type="string">
            <text:p>0x1C6: { "id": 0x1C6, "name": "Happy Necklace", "brand": "Sheep Heavenl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C7" calcext:value-type="string">
            <text:p>0x1C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../../../../../../../wiki/Heart_Pochette" xlink:type="simple">Heart Pochet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Faster Puck II</text:p>
            <text:p>Activated by: All</text:p>
            <text:p>Unlocked at: Nishimura Drugs - Shibu-Q Heads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6795 </text:p>
          </table:table-cell>
          <table:table-cell table:formula="of:=COM.MICROSOFT.CONCAT([.A153]; &quot;: &quot;;&quot;{ &quot;&quot;id&quot;&quot;: &quot;;[.A153];&quot;, &quot;&quot;name&quot;&quot;: &quot;&quot;&quot;;[.C153];&quot;&quot;&quot;, &quot;&quot;brand&quot;&quot;: &quot;&quot;&quot;;[.J153];&quot;&quot;&quot;, },&quot;)" office:value-type="string" office:string-value="0x1C7: { &quot;id&quot;: 0x1C7, &quot;name&quot;: &quot;Heart Pochette&quot;, &quot;brand&quot;: &quot;Sheep Heavenly&quot;, }," calcext:value-type="string">
            <text:p>0x1C7: { "id": 0x1C7, "name": "Heart Pochette", "brand": "Sheep Heavenl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8" calcext:value-type="string">
            <text:p>0x1C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../../../../../../../wiki/Polka_Dot_Bag" xlink:type="simple">Polka Dot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6x Rare Metal; 1x Cozy Down; 1x Heart Pochette </text:p>
          </table:table-cell>
          <table:table-cell table:formula="of:=COM.MICROSOFT.CONCAT([.A154]; &quot;: &quot;;&quot;{ &quot;&quot;id&quot;&quot;: &quot;;[.A154];&quot;, &quot;&quot;name&quot;&quot;: &quot;&quot;&quot;;[.C154];&quot;&quot;&quot;, &quot;&quot;brand&quot;&quot;: &quot;&quot;&quot;;[.J154];&quot;&quot;&quot;, },&quot;)" office:value-type="string" office:string-value="0x1C8: { &quot;id&quot;: 0x1C8, &quot;name&quot;: &quot;Polka Dot Bag&quot;, &quot;brand&quot;: &quot;Sheep Heavenly&quot;, }," calcext:value-type="string">
            <text:p>0x1C8: { "id": 0x1C8, "name": "Polka Dot Bag", "brand": "Sheep Heavenl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C9" calcext:value-type="string">
            <text:p>0x1C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../../../../../../../wiki/Wadatsumi" xlink:type="simple">Wadatsumi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5]; &quot;: &quot;;&quot;{ &quot;&quot;id&quot;&quot;: &quot;;[.A155];&quot;, &quot;&quot;name&quot;&quot;: &quot;&quot;&quot;;[.C155];&quot;&quot;&quot;, &quot;&quot;brand&quot;&quot;: &quot;&quot;&quot;;[.J155];&quot;&quot;&quot;, },&quot;)" office:value-type="string" office:string-value="0x1C9: { &quot;id&quot;: 0x1C9, &quot;name&quot;: &quot;Wadatsumi&quot;, &quot;brand&quot;: &quot;Jupiter of the Monkey&quot;, }," calcext:value-type="string">
            <text:p>0x1C9: { "id": 0x1C9, "name": "Wadatsumi", "brand": "Jupiter of the Monke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CA" calcext:value-type="string">
            <text:p>0x1CA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../../../../../../../wiki/Fudo" xlink:type="simple">Fud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ku: HP +20</text:p>
            <text:p>Activated by: Neku</text:p>
            <text:p>Unlocked at: KuraKura - Shibukyu Stationside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KuraKura - Shibukyu Stationside for ¥2790 </text:p>
          </table:table-cell>
          <table:table-cell table:formula="of:=COM.MICROSOFT.CONCAT([.A156]; &quot;: &quot;;&quot;{ &quot;&quot;id&quot;&quot;: &quot;;[.A156];&quot;, &quot;&quot;name&quot;&quot;: &quot;&quot;&quot;;[.C156];&quot;&quot;&quot;, &quot;&quot;brand&quot;&quot;: &quot;&quot;&quot;;[.J156];&quot;&quot;&quot;, },&quot;)" office:value-type="string" office:string-value="0x1CA: { &quot;id&quot;: 0x1CA, &quot;name&quot;: &quot;Fudo&quot;, &quot;brand&quot;: &quot;Jupiter of the Monkey&quot;, }," calcext:value-type="string">
            <text:p>0x1CA: { "id": 0x1CA, "name": "Fudo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B" calcext:value-type="string">
            <text:p>0x1CB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../../../../../../../wiki/Dharma" xlink:type="simple">Dhar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ATK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3795 </text:p>
          </table:table-cell>
          <table:table-cell table:formula="of:=COM.MICROSOFT.CONCAT([.A157]; &quot;: &quot;;&quot;{ &quot;&quot;id&quot;&quot;: &quot;;[.A157];&quot;, &quot;&quot;name&quot;&quot;: &quot;&quot;&quot;;[.C157];&quot;&quot;&quot;, &quot;&quot;brand&quot;&quot;: &quot;&quot;&quot;;[.J157];&quot;&quot;&quot;, },&quot;)" office:value-type="string" office:string-value="0x1CB: { &quot;id&quot;: 0x1CB, &quot;name&quot;: &quot;Dharma&quot;, &quot;brand&quot;: &quot;Jupiter of the Monkey&quot;, }," calcext:value-type="string">
            <text:p>0x1CB: { "id": 0x1CB, "name": "Dharma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C" calcext:value-type="string">
            <text:p>0x1CC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../../../../../../../wiki/Suiten" xlink:type="simple">Sui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HP +20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400 </text:p>
          </table:table-cell>
          <table:table-cell table:formula="of:=COM.MICROSOFT.CONCAT([.A158]; &quot;: &quot;;&quot;{ &quot;&quot;id&quot;&quot;: &quot;;[.A158];&quot;, &quot;&quot;name&quot;&quot;: &quot;&quot;&quot;;[.C158];&quot;&quot;&quot;, &quot;&quot;brand&quot;&quot;: &quot;&quot;&quot;;[.J158];&quot;&quot;&quot;, },&quot;)" office:value-type="string" office:string-value="0x1CC: { &quot;id&quot;: 0x1CC, &quot;name&quot;: &quot;Suiten&quot;, &quot;brand&quot;: &quot;Jupiter of the Monkey&quot;, }," calcext:value-type="string">
            <text:p>0x1CC: { "id": 0x1CC, "name": "Suiten", "brand": "Jupiter of the Monke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CD" calcext:value-type="string">
            <text:p>0x1C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../../../../../../../wiki/Haramitsu" xlink:type="simple">Haramitsu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1</text:p>
            <text:p>Activated by: Neku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9]; &quot;: &quot;;&quot;{ &quot;&quot;id&quot;&quot;: &quot;;[.A159];&quot;, &quot;&quot;name&quot;&quot;: &quot;&quot;&quot;;[.C159];&quot;&quot;&quot;, &quot;&quot;brand&quot;&quot;: &quot;&quot;&quot;;[.J159];&quot;&quot;&quot;, },&quot;)" office:value-type="string" office:string-value="0x1CD: { &quot;id&quot;: 0x1CD, &quot;name&quot;: &quot;Haramitsu&quot;, &quot;brand&quot;: &quot;Jupiter of the Monkey&quot;, }," calcext:value-type="string">
            <text:p>0x1CD: { "id": 0x1CD, "name": "Haramitsu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E" calcext:value-type="string">
            <text:p>0x1CE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../../../../../../../wiki/Amida" xlink:type="simple">Amid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ATK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23790 </text:p>
          </table:table-cell>
          <table:table-cell table:formula="of:=COM.MICROSOFT.CONCAT([.A160]; &quot;: &quot;;&quot;{ &quot;&quot;id&quot;&quot;: &quot;;[.A160];&quot;, &quot;&quot;name&quot;&quot;: &quot;&quot;&quot;;[.C160];&quot;&quot;&quot;, &quot;&quot;brand&quot;&quot;: &quot;&quot;&quot;;[.J160];&quot;&quot;&quot;, },&quot;)" office:value-type="string" office:string-value="0x1CE: { &quot;id&quot;: 0x1CE, &quot;name&quot;: &quot;Amida&quot;, &quot;brand&quot;: &quot;Jupiter of the Monkey&quot;, }," calcext:value-type="string">
            <text:p>0x1CE: { "id": 0x1CE, "name": "Amida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CF" calcext:value-type="string">
            <text:p>0x1CF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../../../../../../../wiki/Ashura" xlink:type="simple">Ashur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8x Rare Metal; 1x Fluffy Cotton; 1x Amida </text:p>
          </table:table-cell>
          <table:table-cell table:formula="of:=COM.MICROSOFT.CONCAT([.A161]; &quot;: &quot;;&quot;{ &quot;&quot;id&quot;&quot;: &quot;;[.A161];&quot;, &quot;&quot;name&quot;&quot;: &quot;&quot;&quot;;[.C161];&quot;&quot;&quot;, &quot;&quot;brand&quot;&quot;: &quot;&quot;&quot;;[.J161];&quot;&quot;&quot;, },&quot;)" office:value-type="string" office:string-value="0x1CF: { &quot;id&quot;: 0x1CF, &quot;name&quot;: &quot;Ashura&quot;, &quot;brand&quot;: &quot;Jupiter of the Monkey&quot;, }," calcext:value-type="string">
            <text:p>0x1CF: { "id": 0x1CF, "name": "Ashura", "brand": "Jupiter of the Monke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D0" calcext:value-type="string">
            <text:p>0x1D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../../../../../../../wiki/Brahma" xlink:type="simple">Brah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eku: HP +40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790 </text:p>
          </table:table-cell>
          <table:table-cell table:formula="of:=COM.MICROSOFT.CONCAT([.A162]; &quot;: &quot;;&quot;{ &quot;&quot;id&quot;&quot;: &quot;;[.A162];&quot;, &quot;&quot;name&quot;&quot;: &quot;&quot;&quot;;[.C162];&quot;&quot;&quot;, &quot;&quot;brand&quot;&quot;: &quot;&quot;&quot;;[.J162];&quot;&quot;&quot;, },&quot;)" office:value-type="string" office:string-value="0x1D0: { &quot;id&quot;: 0x1D0, &quot;name&quot;: &quot;Brahma&quot;, &quot;brand&quot;: &quot;Jupiter of the Monkey&quot;, }," calcext:value-type="string">
            <text:p>0x1D0: { "id": 0x1D0, "name": "Brahma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D1" calcext:value-type="string">
            <text:p>0x1D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../../../../../../../wiki/Komokuten" xlink:type="simple">Komoku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3</text:p>
            <text:p>Activated by: Neku</text:p>
            <text:p>Unlocked at: Shibu-Q Heads 1F - Shibu-Q Heads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9795 </text:p>
          </table:table-cell>
          <table:table-cell table:formula="of:=COM.MICROSOFT.CONCAT([.A163]; &quot;: &quot;;&quot;{ &quot;&quot;id&quot;&quot;: &quot;;[.A163];&quot;, &quot;&quot;name&quot;&quot;: &quot;&quot;&quot;;[.C163];&quot;&quot;&quot;, &quot;&quot;brand&quot;&quot;: &quot;&quot;&quot;;[.J163];&quot;&quot;&quot;, },&quot;)" office:value-type="string" office:string-value="0x1D1: { &quot;id&quot;: 0x1D1, &quot;name&quot;: &quot;Komokuten&quot;, &quot;brand&quot;: &quot;Jupiter of the Monkey&quot;, }," calcext:value-type="string">
            <text:p>0x1D1: { "id": 0x1D1, "name": "Komokuten", "brand": "Jupiter of the Monke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D2" calcext:value-type="string">
            <text:p>0x1D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../../../../../../../wiki/Togenkyo" xlink:type="simple">Togenky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HP +70</text:p>
            <text:p>Activated by: Neku</text:p>
            <text:p>Unlocked at: Jupiter of the Monkey - Cat Street (FSG Lvl 5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3x Rare Metal; 1x Fluffy Cotton; 1x Haramitsu </text:p>
          </table:table-cell>
          <table:table-cell table:formula="of:=COM.MICROSOFT.CONCAT([.A164]; &quot;: &quot;;&quot;{ &quot;&quot;id&quot;&quot;: &quot;;[.A164];&quot;, &quot;&quot;name&quot;&quot;: &quot;&quot;&quot;;[.C164];&quot;&quot;&quot;, &quot;&quot;brand&quot;&quot;: &quot;&quot;&quot;;[.J164];&quot;&quot;&quot;, },&quot;)" office:value-type="string" office:string-value="0x1D2: { &quot;id&quot;: 0x1D2, &quot;name&quot;: &quot;Togenkyo&quot;, &quot;brand&quot;: &quot;Jupiter of the Monkey&quot;, }," calcext:value-type="string">
            <text:p>0x1D2: { "id": 0x1D2, "name": "Togenkyo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D3" calcext:value-type="string">
            <text:p>0x1D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../../../../../../../wiki/Inazuma" xlink:type="simple">Inazum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HIT Keeper I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5]; &quot;: &quot;;&quot;{ &quot;&quot;id&quot;&quot;: &quot;;[.A165];&quot;, &quot;&quot;name&quot;&quot;: &quot;&quot;&quot;;[.C165];&quot;&quot;&quot;, &quot;&quot;brand&quot;&quot;: &quot;&quot;&quot;;[.J165];&quot;&quot;&quot;, },&quot;)" office:value-type="string" office:string-value="0x1D3: { &quot;id&quot;: 0x1D3, &quot;name&quot;: &quot;Inazuma&quot;, &quot;brand&quot;: &quot;Jupiter of the Monkey&quot;, }," calcext:value-type="string">
            <text:p>0x1D3: { "id": 0x1D3, "name": "Inazuma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D4" calcext:value-type="string">
            <text:p>0x1D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../../../../../../../wiki/Hannya" xlink:type="simple">Hanny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ATK +3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0800 </text:p>
          </table:table-cell>
          <table:table-cell table:formula="of:=COM.MICROSOFT.CONCAT([.A166]; &quot;: &quot;;&quot;{ &quot;&quot;id&quot;&quot;: &quot;;[.A166];&quot;, &quot;&quot;name&quot;&quot;: &quot;&quot;&quot;;[.C166];&quot;&quot;&quot;, &quot;&quot;brand&quot;&quot;: &quot;&quot;&quot;;[.J166];&quot;&quot;&quot;, },&quot;)" office:value-type="string" office:string-value="0x1D4: { &quot;id&quot;: 0x1D4, &quot;name&quot;: &quot;Hannya&quot;, &quot;brand&quot;: &quot;Jupiter of the Monkey&quot;, }," calcext:value-type="string">
            <text:p>0x1D4: { "id": 0x1D4, "name": "Hannya", "brand": "Jupiter of the Monke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D5" calcext:value-type="string">
            <text:p>0x1D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../../../../../../../wiki/Aun" xlink:type="simple">Au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DEF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7790 </text:p>
          </table:table-cell>
          <table:table-cell table:formula="of:=COM.MICROSOFT.CONCAT([.A167]; &quot;: &quot;;&quot;{ &quot;&quot;id&quot;&quot;: &quot;;[.A167];&quot;, &quot;&quot;name&quot;&quot;: &quot;&quot;&quot;;[.C167];&quot;&quot;&quot;, &quot;&quot;brand&quot;&quot;: &quot;&quot;&quot;;[.J167];&quot;&quot;&quot;, },&quot;)" office:value-type="string" office:string-value="0x1D5: { &quot;id&quot;: 0x1D5, &quot;name&quot;: &quot;Aun&quot;, &quot;brand&quot;: &quot;Jupiter of the Monkey&quot;, }," calcext:value-type="string">
            <text:p>0x1D5: { "id": 0x1D5, "name": "Aun", "brand": "Jupiter of the Monke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D6" calcext:value-type="string">
            <text:p>0x1D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../../../../../../../wiki/Gekirin" xlink:type="simple">Gekiri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HIT Keeper II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3800 </text:p>
          </table:table-cell>
          <table:table-cell table:formula="of:=COM.MICROSOFT.CONCAT([.A168]; &quot;: &quot;;&quot;{ &quot;&quot;id&quot;&quot;: &quot;;[.A168];&quot;, &quot;&quot;name&quot;&quot;: &quot;&quot;&quot;;[.C168];&quot;&quot;&quot;, &quot;&quot;brand&quot;&quot;: &quot;&quot;&quot;;[.J168];&quot;&quot;&quot;, },&quot;)" office:value-type="string" office:string-value="0x1D6: { &quot;id&quot;: 0x1D6, &quot;name&quot;: &quot;Gekirin&quot;, &quot;brand&quot;: &quot;Jupiter of the Monkey&quot;, }," calcext:value-type="string">
            <text:p>0x1D6: { "id": 0x1D6, "name": "Gekirin", "brand": "Jupiter of the Monke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D7" calcext:value-type="string">
            <text:p>0x1D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../../../../../../../wiki/Karma" xlink:type="simple">Karm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Display Time</text:p>
            <text:p>Activated by: All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9]; &quot;: &quot;;&quot;{ &quot;&quot;id&quot;&quot;: &quot;;[.A169];&quot;, &quot;&quot;name&quot;&quot;: &quot;&quot;&quot;;[.C169];&quot;&quot;&quot;, &quot;&quot;brand&quot;&quot;: &quot;&quot;&quot;;[.J169];&quot;&quot;&quot;, },&quot;)" office:value-type="string" office:string-value="0x1D7: { &quot;id&quot;: 0x1D7, &quot;name&quot;: &quot;Karma&quot;, &quot;brand&quot;: &quot;Jupiter of the Monkey&quot;, }," calcext:value-type="string">
            <text:p>0x1D7: { "id": 0x1D7, "name": "Karma", "brand": "Jupiter of the Monke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D8" calcext:value-type="string">
            <text:p>0x1D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<text:a xlink:href="../../../../../../../wiki/Naraka" xlink:type="simple">Narak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Puck Power I</text:p>
            <text:p>Activated by: All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1100 </text:p>
          </table:table-cell>
          <table:table-cell table:formula="of:=COM.MICROSOFT.CONCAT([.A170]; &quot;: &quot;;&quot;{ &quot;&quot;id&quot;&quot;: &quot;;[.A170];&quot;, &quot;&quot;name&quot;&quot;: &quot;&quot;&quot;;[.C170];&quot;&quot;&quot;, &quot;&quot;brand&quot;&quot;: &quot;&quot;&quot;;[.J170];&quot;&quot;&quot;, },&quot;)" office:value-type="string" office:string-value="0x1D8: { &quot;id&quot;: 0x1D8, &quot;name&quot;: &quot;Naraka&quot;, &quot;brand&quot;: &quot;Jupiter of the Monkey&quot;, }," calcext:value-type="string">
            <text:p>0x1D8: { "id": 0x1D8, "name": "Naraka", "brand": "Jupiter of the Monke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D9" calcext:value-type="string">
            <text:p>0x1D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../../../../../../../wiki/Plumeria_Ring" xlink:type="simple">Plumeria R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3100 </text:p>
          </table:table-cell>
          <table:table-cell table:formula="of:=COM.MICROSOFT.CONCAT([.A171]; &quot;: &quot;;&quot;{ &quot;&quot;id&quot;&quot;: &quot;;[.A171];&quot;, &quot;&quot;name&quot;&quot;: &quot;&quot;&quot;;[.C171];&quot;&quot;&quot;, &quot;&quot;brand&quot;&quot;: &quot;&quot;&quot;;[.J171];&quot;&quot;&quot;, },&quot;)" office:value-type="string" office:string-value="0x1D9: { &quot;id&quot;: 0x1D9, &quot;name&quot;: &quot;Plumeria Ring&quot;, &quot;brand&quot;: &quot;Pavo Real&quot;, }," calcext:value-type="string">
            <text:p>0x1D9: { "id": 0x1D9, "name": "Plumeria Ring", "brand": "Pavo Real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DA" calcext:value-type="string">
            <text:p>0x1D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../../../../../../../wiki/Gold_Band" xlink:type="simple">Gold Band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45000 </text:p>
          </table:table-cell>
          <table:table-cell table:formula="of:=COM.MICROSOFT.CONCAT([.A172]; &quot;: &quot;;&quot;{ &quot;&quot;id&quot;&quot;: &quot;;[.A172];&quot;, &quot;&quot;name&quot;&quot;: &quot;&quot;&quot;;[.C172];&quot;&quot;&quot;, &quot;&quot;brand&quot;&quot;: &quot;&quot;&quot;;[.J172];&quot;&quot;&quot;, },&quot;)" office:value-type="string" office:string-value="0x1DA: { &quot;id&quot;: 0x1DA, &quot;name&quot;: &quot;Gold Band&quot;, &quot;brand&quot;: &quot;Pavo Real&quot;, }," calcext:value-type="string">
            <text:p>0x1DA: { "id": 0x1DA, "name": "Gold Band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DB" calcext:value-type="string">
            <text:p>0x1DB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../../../../../../../wiki/Coral_Necklace" xlink:type="simple">Coral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SOS Power Up I</text:p>
            <text:p>Activated by: All</text:p>
            <text:p>Unlocked at: Bel Airplane - Shibu Dept. Stor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Bel Airplane - Shibu Dept. Store for 3x Tektike; 1x Stunning Crystals; 1x Turquoise Necklace </text:p>
          </table:table-cell>
          <table:table-cell table:formula="of:=COM.MICROSOFT.CONCAT([.A173]; &quot;: &quot;;&quot;{ &quot;&quot;id&quot;&quot;: &quot;;[.A173];&quot;, &quot;&quot;name&quot;&quot;: &quot;&quot;&quot;;[.C173];&quot;&quot;&quot;, &quot;&quot;brand&quot;&quot;: &quot;&quot;&quot;;[.J173];&quot;&quot;&quot;, },&quot;)" office:value-type="string" office:string-value="0x1DB: { &quot;id&quot;: 0x1DB, &quot;name&quot;: &quot;Coral Necklace&quot;, &quot;brand&quot;: &quot;Pavo Real&quot;, }," calcext:value-type="string">
            <text:p>0x1DB: { "id": 0x1DB, "name": "Coral Necklace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DC" calcext:value-type="string">
            <text:p>0x1DC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../../../../../../../wiki/Turquoise_Necklace" xlink:type="simple">Turquoise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IT Keeper III</text:p>
            <text:p>Activated by: Neku</text:p>
            <text:p>Unlocked at: Pavo Real - Shibukyu Stationside (FSG Lvl 5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2200 </text:p>
          </table:table-cell>
          <table:table-cell table:formula="of:=COM.MICROSOFT.CONCAT([.A174]; &quot;: &quot;;&quot;{ &quot;&quot;id&quot;&quot;: &quot;;[.A174];&quot;, &quot;&quot;name&quot;&quot;: &quot;&quot;&quot;;[.C174];&quot;&quot;&quot;, &quot;&quot;brand&quot;&quot;: &quot;&quot;&quot;;[.J174];&quot;&quot;&quot;, },&quot;)" office:value-type="string" office:string-value="0x1DC: { &quot;id&quot;: 0x1DC, &quot;name&quot;: &quot;Turquoise Necklace&quot;, &quot;brand&quot;: &quot;Pavo Real&quot;, }," calcext:value-type="string">
            <text:p>0x1DC: { "id": 0x1DC, "name": "Turquoise Necklace", "brand": "Pavo Real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DD" calcext:value-type="string">
            <text:p>0x1DD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../../../../../../../wiki/Garden_Bracelet" xlink:type="simple">Garden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990 </text:p>
            <text:p>KuraKura - Shibukyu Stationside for ¥18990 </text:p>
          </table:table-cell>
          <table:table-cell table:formula="of:=COM.MICROSOFT.CONCAT([.A175]; &quot;: &quot;;&quot;{ &quot;&quot;id&quot;&quot;: &quot;;[.A175];&quot;, &quot;&quot;name&quot;&quot;: &quot;&quot;&quot;;[.C175];&quot;&quot;&quot;, &quot;&quot;brand&quot;&quot;: &quot;&quot;&quot;;[.J175];&quot;&quot;&quot;, },&quot;)" office:value-type="string" office:string-value="0x1DD: { &quot;id&quot;: 0x1DD, &quot;name&quot;: &quot;Garden Bracelet&quot;, &quot;brand&quot;: &quot;Pavo Real&quot;, }," calcext:value-type="string">
            <text:p>0x1DD: { "id": 0x1DD, "name": "Garden Bracelet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DE" calcext:value-type="string">
            <text:p>0x1D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../../../../../../../wiki/Wheel_Bracelet" xlink:type="simple">Wheel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0 </text:p>
          </table:table-cell>
          <table:table-cell table:formula="of:=COM.MICROSOFT.CONCAT([.A176]; &quot;: &quot;;&quot;{ &quot;&quot;id&quot;&quot;: &quot;;[.A176];&quot;, &quot;&quot;name&quot;&quot;: &quot;&quot;&quot;;[.C176];&quot;&quot;&quot;, &quot;&quot;brand&quot;&quot;: &quot;&quot;&quot;;[.J176];&quot;&quot;&quot;, },&quot;)" office:value-type="string" office:string-value="0x1DE: { &quot;id&quot;: 0x1DE, &quot;name&quot;: &quot;Wheel Bracelet&quot;, &quot;brand&quot;: &quot;Pavo Real&quot;, }," calcext:value-type="string">
            <text:p>0x1DE: { "id": 0x1DE, "name": "Wheel Bracelet", "brand": "Pavo Real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DF" calcext:value-type="string">
            <text:p>0x1DF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../../../../../../../wiki/Gold_Bangle" xlink:type="simple">Gold Bang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67995 </text:p>
          </table:table-cell>
          <table:table-cell table:formula="of:=COM.MICROSOFT.CONCAT([.A177]; &quot;: &quot;;&quot;{ &quot;&quot;id&quot;&quot;: &quot;;[.A177];&quot;, &quot;&quot;name&quot;&quot;: &quot;&quot;&quot;;[.C177];&quot;&quot;&quot;, &quot;&quot;brand&quot;&quot;: &quot;&quot;&quot;;[.J177];&quot;&quot;&quot;, },&quot;)" office:value-type="string" office:string-value="0x1DF: { &quot;id&quot;: 0x1DF, &quot;name&quot;: &quot;Gold Bangle&quot;, &quot;brand&quot;: &quot;Pavo Real&quot;, }," calcext:value-type="string">
            <text:p>0x1DF: { "id": 0x1DF, "name": "Gold Bangle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0" calcext:value-type="string">
            <text:p>0x1E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../../../../../../../wiki/Pureheart_Pendant" xlink:type="simple">Pureheart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 </text:p>
          </table:table-cell>
          <table:table-cell table:formula="of:=COM.MICROSOFT.CONCAT([.A178]; &quot;: &quot;;&quot;{ &quot;&quot;id&quot;&quot;: &quot;;[.A178];&quot;, &quot;&quot;name&quot;&quot;: &quot;&quot;&quot;;[.C178];&quot;&quot;&quot;, &quot;&quot;brand&quot;&quot;: &quot;&quot;&quot;;[.J178];&quot;&quot;&quot;, },&quot;)" office:value-type="string" office:string-value="0x1E0: { &quot;id&quot;: 0x1E0, &quot;name&quot;: &quot;Pureheart Pendant&quot;, &quot;brand&quot;: &quot;Pavo Real&quot;, }," calcext:value-type="string">
            <text:p>0x1E0: { "id": 0x1E0, "name": "Pureheart Pendant", "brand": "Pavo Real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E1" calcext:value-type="string">
            <text:p>0x1E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../../../../../../../wiki/Skull_Pendant" xlink:type="simple">Skull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XP Boost I</text:p>
            <text:p>Activated by: All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900 </text:p>
          </table:table-cell>
          <table:table-cell table:formula="of:=COM.MICROSOFT.CONCAT([.A179]; &quot;: &quot;;&quot;{ &quot;&quot;id&quot;&quot;: &quot;;[.A179];&quot;, &quot;&quot;name&quot;&quot;: &quot;&quot;&quot;;[.C179];&quot;&quot;&quot;, &quot;&quot;brand&quot;&quot;: &quot;&quot;&quot;;[.J179];&quot;&quot;&quot;, },&quot;)" office:value-type="string" office:string-value="0x1E1: { &quot;id&quot;: 0x1E1, &quot;name&quot;: &quot;Skull Pendant&quot;, &quot;brand&quot;: &quot;Pavo Real&quot;, }," calcext:value-type="string">
            <text:p>0x1E1: { "id": 0x1E1, "name": "Skull Pendant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2" calcext:value-type="string">
            <text:p>0x1E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../../../../../../../wiki/Chandelier_Dangles" xlink:type="simple">Chandelier Dangl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lower Puck I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600 </text:p>
            <text:p>KuraKura - Shibukyu Stationside for ¥9600 </text:p>
          </table:table-cell>
          <table:table-cell table:formula="of:=COM.MICROSOFT.CONCAT([.A180]; &quot;: &quot;;&quot;{ &quot;&quot;id&quot;&quot;: &quot;;[.A180];&quot;, &quot;&quot;name&quot;&quot;: &quot;&quot;&quot;;[.C180];&quot;&quot;&quot;, &quot;&quot;brand&quot;&quot;: &quot;&quot;&quot;;[.J180];&quot;&quot;&quot;, },&quot;)" office:value-type="string" office:string-value="0x1E2: { &quot;id&quot;: 0x1E2, &quot;name&quot;: &quot;Chandelier Dangles&quot;, &quot;brand&quot;: &quot;Pavo Real&quot;, }," calcext:value-type="string">
            <text:p>0x1E2: { "id": 0x1E2, "name": "Chandelier Dangles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3" calcext:value-type="string">
            <text:p>0x1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../../../../../../../wiki/Diamond_Studs" xlink:type="simple">Diamond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Dual Resistance 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Adamantite; 3x Stunning Crystals; 1x Chandelier Dangles </text:p>
          </table:table-cell>
          <table:table-cell table:formula="of:=COM.MICROSOFT.CONCAT([.A181]; &quot;: &quot;;&quot;{ &quot;&quot;id&quot;&quot;: &quot;;[.A181];&quot;, &quot;&quot;name&quot;&quot;: &quot;&quot;&quot;;[.C181];&quot;&quot;&quot;, &quot;&quot;brand&quot;&quot;: &quot;&quot;&quot;;[.J181];&quot;&quot;&quot;, },&quot;)" office:value-type="string" office:string-value="0x1E3: { &quot;id&quot;: 0x1E3, &quot;name&quot;: &quot;Diamond Studs&quot;, &quot;brand&quot;: &quot;Pavo Real&quot;, }," calcext:value-type="string">
            <text:p>0x1E3: { "id": 0x1E3, "name": "Diamond Studs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4" calcext:value-type="string">
            <text:p>0x1E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../../../../../../../wiki/Plumeria_Studs" xlink:type="simple">Plumeria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egeneration I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Rare Metal; 1x Stunning Crystals; 1x Chandelier Dangles </text:p>
          </table:table-cell>
          <table:table-cell table:formula="of:=COM.MICROSOFT.CONCAT([.A182]; &quot;: &quot;;&quot;{ &quot;&quot;id&quot;&quot;: &quot;;[.A182];&quot;, &quot;&quot;name&quot;&quot;: &quot;&quot;&quot;;[.C182];&quot;&quot;&quot;, &quot;&quot;brand&quot;&quot;: &quot;&quot;&quot;;[.J182];&quot;&quot;&quot;, },&quot;)" office:value-type="string" office:string-value="0x1E4: { &quot;id&quot;: 0x1E4, &quot;name&quot;: &quot;Plumeria Studs&quot;, &quot;brand&quot;: &quot;Pavo Real&quot;, }," calcext:value-type="string">
            <text:p>0x1E4: { "id": 0x1E4, "name": "Plumeria Studs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5" calcext:value-type="string">
            <text:p>0x1E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../../../../../../../wiki/Navel_Piercing" xlink:type="simple">Navel Pierc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ombo Branch +2</text:p>
            <text:p>Activated by: Partner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000 </text:p>
          </table:table-cell>
          <table:table-cell table:formula="of:=COM.MICROSOFT.CONCAT([.A183]; &quot;: &quot;;&quot;{ &quot;&quot;id&quot;&quot;: &quot;;[.A183];&quot;, &quot;&quot;name&quot;&quot;: &quot;&quot;&quot;;[.C183];&quot;&quot;&quot;, &quot;&quot;brand&quot;&quot;: &quot;&quot;&quot;;[.J183];&quot;&quot;&quot;, },&quot;)" office:value-type="string" office:string-value="0x1E5: { &quot;id&quot;: 0x1E5, &quot;name&quot;: &quot;Navel Piercing&quot;, &quot;brand&quot;: &quot;Pavo Real&quot;, }," calcext:value-type="string">
            <text:p>0x1E5: { "id": 0x1E5, "name": "Navel Piercing", "brand": "Pavo Real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E6" calcext:value-type="string">
            <text:p>0x1E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../../../../../../../wiki/Heart_Nails" xlink:type="simple">Heart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Shiki: Ground Combo D</text:p>
            <text:p>Activated by: Shiki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7200 </text:p>
          </table:table-cell>
          <table:table-cell table:formula="of:=COM.MICROSOFT.CONCAT([.A184]; &quot;: &quot;;&quot;{ &quot;&quot;id&quot;&quot;: &quot;;[.A184];&quot;, &quot;&quot;name&quot;&quot;: &quot;&quot;&quot;;[.C184];&quot;&quot;&quot;, &quot;&quot;brand&quot;&quot;: &quot;&quot;&quot;;[.J184];&quot;&quot;&quot;, },&quot;)" office:value-type="string" office:string-value="0x1E6: { &quot;id&quot;: 0x1E6, &quot;name&quot;: &quot;Heart Nails&quot;, &quot;brand&quot;: &quot;Pavo Real&quot;, }," calcext:value-type="string">
            <text:p>0x1E6: { "id": 0x1E6, "name": "Heart Nails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7" calcext:value-type="string">
            <text:p>0x1E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../../../../../../../wiki/Blue_Nails" xlink:type="simple">Blue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Shiki: Air Combo B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8550 </text:p>
          </table:table-cell>
          <table:table-cell table:formula="of:=COM.MICROSOFT.CONCAT([.A185]; &quot;: &quot;;&quot;{ &quot;&quot;id&quot;&quot;: &quot;;[.A185];&quot;, &quot;&quot;name&quot;&quot;: &quot;&quot;&quot;;[.C185];&quot;&quot;&quot;, &quot;&quot;brand&quot;&quot;: &quot;&quot;&quot;;[.J185];&quot;&quot;&quot;, },&quot;)" office:value-type="string" office:string-value="0x1E7: { &quot;id&quot;: 0x1E7, &quot;name&quot;: &quot;Blue Nails&quot;, &quot;brand&quot;: &quot;Pavo Real&quot;, }," calcext:value-type="string">
            <text:p>0x1E7: { "id": 0x1E7, "name": "Blue Nails", "brand": "Pavo Real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8" calcext:value-type="string">
            <text:p>0x1E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../../../../../../../wiki/Silver_Screen_Sweetheart" xlink:type="simple">Silver Screen Sweethear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mbo Branch +1</text:p>
            <text:p>Activated by: Partner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990 </text:p>
          </table:table-cell>
          <table:table-cell table:formula="of:=COM.MICROSOFT.CONCAT([.A186]; &quot;: &quot;;&quot;{ &quot;&quot;id&quot;&quot;: &quot;;[.A186];&quot;, &quot;&quot;name&quot;&quot;: &quot;&quot;&quot;;[.C186];&quot;&quot;&quot;, &quot;&quot;brand&quot;&quot;: &quot;&quot;&quot;;[.J186];&quot;&quot;&quot;, },&quot;)" office:value-type="string" office:string-value="0x1E8: { &quot;id&quot;: 0x1E8, &quot;name&quot;: &quot;Silver Screen Sweetheart&quot;, &quot;brand&quot;: &quot;Natural Puppy&quot;, }," calcext:value-type="string">
            <text:p>0x1E8: { "id": 0x1E8, "name": "Silver Screen Sweetheart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9" calcext:value-type="string">
            <text:p>0x1E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../../../../../../../wiki/Silver_Screen_Starlet" xlink:type="simple">Silver Screen Starl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Resist Defense Breaks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5490 </text:p>
          </table:table-cell>
          <table:table-cell table:formula="of:=COM.MICROSOFT.CONCAT([.A187]; &quot;: &quot;;&quot;{ &quot;&quot;id&quot;&quot;: &quot;;[.A187];&quot;, &quot;&quot;name&quot;&quot;: &quot;&quot;&quot;;[.C187];&quot;&quot;&quot;, &quot;&quot;brand&quot;&quot;: &quot;&quot;&quot;;[.J187];&quot;&quot;&quot;, },&quot;)" office:value-type="string" office:string-value="0x1E9: { &quot;id&quot;: 0x1E9, &quot;name&quot;: &quot;Silver Screen Starlet&quot;, &quot;brand&quot;: &quot;Natural Puppy&quot;, }," calcext:value-type="string">
            <text:p>0x1E9: { "id": 0x1E9, "name": "Silver Screen Starlet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A" calcext:value-type="string">
            <text:p>0x1E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../../../../../../../wiki/Plain_Shirt" xlink:type="simple">Plain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egeneration I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8]; &quot;: &quot;;&quot;{ &quot;&quot;id&quot;&quot;: &quot;;[.A188];&quot;, &quot;&quot;name&quot;&quot;: &quot;&quot;&quot;;[.C188];&quot;&quot;&quot;, &quot;&quot;brand&quot;&quot;: &quot;&quot;&quot;;[.J188];&quot;&quot;&quot;, },&quot;)" office:value-type="string" office:string-value="0x1EA: { &quot;id&quot;: 0x1EA, &quot;name&quot;: &quot;Plain Shirt&quot;, &quot;brand&quot;: &quot;Natural Puppy&quot;, }," calcext:value-type="string">
            <text:p>0x1EA: { "id": 0x1EA, "name": "Plain Shirt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EB" calcext:value-type="string">
            <text:p>0x1EB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../../../../../../../wiki/Negative_Polo" xlink:type="simple">Nega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P +15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9]; &quot;: &quot;;&quot;{ &quot;&quot;id&quot;&quot;: &quot;;[.A189];&quot;, &quot;&quot;name&quot;&quot;: &quot;&quot;&quot;;[.C189];&quot;&quot;&quot;, &quot;&quot;brand&quot;&quot;: &quot;&quot;&quot;;[.J189];&quot;&quot;&quot;, },&quot;)" office:value-type="string" office:string-value="0x1EB: { &quot;id&quot;: 0x1EB, &quot;name&quot;: &quot;Negative Polo&quot;, &quot;brand&quot;: &quot;Natural Puppy&quot;, }," calcext:value-type="string">
            <text:p>0x1EB: { "id": 0x1EB, "name": "Negative Polo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C" calcext:value-type="string">
            <text:p>0x1EC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../../../../../../../wiki/Positive_Polo" xlink:type="simple">Posi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DEF +2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900 </text:p>
          </table:table-cell>
          <table:table-cell table:formula="of:=COM.MICROSOFT.CONCAT([.A190]; &quot;: &quot;;&quot;{ &quot;&quot;id&quot;&quot;: &quot;;[.A190];&quot;, &quot;&quot;name&quot;&quot;: &quot;&quot;&quot;;[.C190];&quot;&quot;&quot;, &quot;&quot;brand&quot;&quot;: &quot;&quot;&quot;;[.J190];&quot;&quot;&quot;, },&quot;)" office:value-type="string" office:string-value="0x1EC: { &quot;id&quot;: 0x1EC, &quot;name&quot;: &quot;Positive Polo&quot;, &quot;brand&quot;: &quot;Natural Puppy&quot;, }," calcext:value-type="string">
            <text:p>0x1EC: { "id": 0x1EC, "name": "Positive Polo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D" calcext:value-type="string">
            <text:p>0x1ED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../../../../../../../wiki/Pink_Stripe" xlink:type="simple">Pin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P +5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300 </text:p>
          </table:table-cell>
          <table:table-cell table:formula="of:=COM.MICROSOFT.CONCAT([.A191]; &quot;: &quot;;&quot;{ &quot;&quot;id&quot;&quot;: &quot;;[.A191];&quot;, &quot;&quot;name&quot;&quot;: &quot;&quot;&quot;;[.C191];&quot;&quot;&quot;, &quot;&quot;brand&quot;&quot;: &quot;&quot;&quot;;[.J191];&quot;&quot;&quot;, },&quot;)" office:value-type="string" office:string-value="0x1ED: { &quot;id&quot;: 0x1ED, &quot;name&quot;: &quot;Pink Stripe&quot;, &quot;brand&quot;: &quot;Natural Puppy&quot;, }," calcext:value-type="string">
            <text:p>0x1ED: { "id": 0x1ED, "name": "Pink Strip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E" calcext:value-type="string">
            <text:p>0x1E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../../../../../../../wiki/Black_Stripe" xlink:type="simple">Blac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le Grand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3300 </text:p>
          </table:table-cell>
          <table:table-cell table:formula="of:=COM.MICROSOFT.CONCAT([.A192]; &quot;: &quot;;&quot;{ &quot;&quot;id&quot;&quot;: &quot;;[.A192];&quot;, &quot;&quot;name&quot;&quot;: &quot;&quot;&quot;;[.C192];&quot;&quot;&quot;, &quot;&quot;brand&quot;&quot;: &quot;&quot;&quot;;[.J192];&quot;&quot;&quot;, },&quot;)" office:value-type="string" office:string-value="0x1EE: { &quot;id&quot;: 0x1EE, &quot;name&quot;: &quot;Black Stripe&quot;, &quot;brand&quot;: &quot;Natural Puppy&quot;, }," calcext:value-type="string">
            <text:p>0x1EE: { "id": 0x1EE, "name": "Black Stripe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EF" calcext:value-type="string">
            <text:p>0x1EF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../../../../../../../wiki/Lovely_Camisole" xlink:type="simple">Love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HP +10</text:p>
            <text:p>Activated by: Shiki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600 </text:p>
          </table:table-cell>
          <table:table-cell table:formula="of:=COM.MICROSOFT.CONCAT([.A193]; &quot;: &quot;;&quot;{ &quot;&quot;id&quot;&quot;: &quot;;[.A193];&quot;, &quot;&quot;name&quot;&quot;: &quot;&quot;&quot;;[.C193];&quot;&quot;&quot;, &quot;&quot;brand&quot;&quot;: &quot;&quot;&quot;;[.J193];&quot;&quot;&quot;, },&quot;)" office:value-type="string" office:string-value="0x1EF: { &quot;id&quot;: 0x1EF, &quot;name&quot;: &quot;Lovely Camisole&quot;, &quot;brand&quot;: &quot;Natural Puppy&quot;, }," calcext:value-type="string">
            <text:p>0x1EF: { "id": 0x1EF, "name": "Lovely Camisole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F0" calcext:value-type="string">
            <text:p>0x1F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../../../../../../../wiki/White_Cache-coeur" xlink:type="simple">White Cache-coeu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sist HP Drain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0800 </text:p>
          </table:table-cell>
          <table:table-cell table:formula="of:=COM.MICROSOFT.CONCAT([.A194]; &quot;: &quot;;&quot;{ &quot;&quot;id&quot;&quot;: &quot;;[.A194];&quot;, &quot;&quot;name&quot;&quot;: &quot;&quot;&quot;;[.C194];&quot;&quot;&quot;, &quot;&quot;brand&quot;&quot;: &quot;&quot;&quot;;[.J194];&quot;&quot;&quot;, },&quot;)" office:value-type="string" office:string-value="0x1F0: { &quot;id&quot;: 0x1F0, &quot;name&quot;: &quot;White Cache-coeur&quot;, &quot;brand&quot;: &quot;Natural Puppy&quot;, }," calcext:value-type="string">
            <text:p>0x1F0: { "id": 0x1F0, "name": "White Cache-coeur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F1" calcext:value-type="string">
            <text:p>0x1F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../../../../../../../wiki/Chic_Black_Turtleneck" xlink:type="simple">Chic Black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+1</text:p>
            <text:p>Activated by: Partner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7890 </text:p>
          </table:table-cell>
          <table:table-cell table:formula="of:=COM.MICROSOFT.CONCAT([.A195]; &quot;: &quot;;&quot;{ &quot;&quot;id&quot;&quot;: &quot;;[.A195];&quot;, &quot;&quot;name&quot;&quot;: &quot;&quot;&quot;;[.C195];&quot;&quot;&quot;, &quot;&quot;brand&quot;&quot;: &quot;&quot;&quot;;[.J195];&quot;&quot;&quot;, },&quot;)" office:value-type="string" office:string-value="0x1F1: { &quot;id&quot;: 0x1F1, &quot;name&quot;: &quot;Chic Black Turtleneck&quot;, &quot;brand&quot;: &quot;Natural Puppy&quot;, }," calcext:value-type="string">
            <text:p>0x1F1: { "id": 0x1F1, "name": "Chic Black Turtleneck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F2" calcext:value-type="string">
            <text:p>0x1F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../../../../../../../wiki/Midday_Kitten_Knit" xlink:type="simple">Midday Kitten Kni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3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790 </text:p>
          </table:table-cell>
          <table:table-cell table:formula="of:=COM.MICROSOFT.CONCAT([.A196]; &quot;: &quot;;&quot;{ &quot;&quot;id&quot;&quot;: &quot;;[.A196];&quot;, &quot;&quot;name&quot;&quot;: &quot;&quot;&quot;;[.C196];&quot;&quot;&quot;, &quot;&quot;brand&quot;&quot;: &quot;&quot;&quot;;[.J196];&quot;&quot;&quot;, },&quot;)" office:value-type="string" office:string-value="0x1F2: { &quot;id&quot;: 0x1F2, &quot;name&quot;: &quot;Midday Kitten Knit&quot;, &quot;brand&quot;: &quot;Natural Puppy&quot;, }," calcext:value-type="string">
            <text:p>0x1F2: { "id": 0x1F2, "name": "Midday Kitten Knit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F3" calcext:value-type="string">
            <text:p>0x1F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../../../../../../../wiki/Black_Jeans" xlink:type="simple">Black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ual Resistance I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3x Tektite; 1x Durable Leather; 1x Brown Jeans </text:p>
          </table:table-cell>
          <table:table-cell table:formula="of:=COM.MICROSOFT.CONCAT([.A197]; &quot;: &quot;;&quot;{ &quot;&quot;id&quot;&quot;: &quot;;[.A197];&quot;, &quot;&quot;name&quot;&quot;: &quot;&quot;&quot;;[.C197];&quot;&quot;&quot;, &quot;&quot;brand&quot;&quot;: &quot;&quot;&quot;;[.J197];&quot;&quot;&quot;, },&quot;)" office:value-type="string" office:string-value="0x1F3: { &quot;id&quot;: 0x1F3, &quot;name&quot;: &quot;Black Jeans&quot;, &quot;brand&quot;: &quot;Natural Puppy&quot;, }," calcext:value-type="string">
            <text:p>0x1F3: { "id": 0x1F3, "name": "Black Jeans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F4" calcext:value-type="string">
            <text:p>0x1F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../../../../../../../wiki/Brown_Jeans" xlink:type="simple">Brown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old that Puck I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8190 </text:p>
          </table:table-cell>
          <table:table-cell table:formula="of:=COM.MICROSOFT.CONCAT([.A198]; &quot;: &quot;;&quot;{ &quot;&quot;id&quot;&quot;: &quot;;[.A198];&quot;, &quot;&quot;name&quot;&quot;: &quot;&quot;&quot;;[.C198];&quot;&quot;&quot;, &quot;&quot;brand&quot;&quot;: &quot;&quot;&quot;;[.J198];&quot;&quot;&quot;, },&quot;)" office:value-type="string" office:string-value="0x1F4: { &quot;id&quot;: 0x1F4, &quot;name&quot;: &quot;Brown Jeans&quot;, &quot;brand&quot;: &quot;Natural Puppy&quot;, }," calcext:value-type="string">
            <text:p>0x1F4: { "id": 0x1F4, "name": "Brown Jeans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F5" calcext:value-type="string">
            <text:p>0x1F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../../../../../../../wiki/Skinny_Jeans_(Blue)" xlink:type="simple">Skinny Jeans (Blue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esist Attack Breaks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2900 </text:p>
          </table:table-cell>
          <table:table-cell table:formula="of:=COM.MICROSOFT.CONCAT([.A199]; &quot;: &quot;;&quot;{ &quot;&quot;id&quot;&quot;: &quot;;[.A199];&quot;, &quot;&quot;name&quot;&quot;: &quot;&quot;&quot;;[.C199];&quot;&quot;&quot;, &quot;&quot;brand&quot;&quot;: &quot;&quot;&quot;;[.J199];&quot;&quot;&quot;, },&quot;)" office:value-type="string" office:string-value="0x1F5: { &quot;id&quot;: 0x1F5, &quot;name&quot;: &quot;Skinny Jeans (Blue)&quot;, &quot;brand&quot;: &quot;Natural Puppy&quot;, }," calcext:value-type="string">
            <text:p>0x1F5: { "id": 0x1F5, "name": "Skinny Jeans (Blue)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F6" calcext:value-type="string">
            <text:p>0x1F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../../../../../../../wiki/My_Favorite_One-piece" xlink:type="simple">My Favorite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EF +5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3x Tektite; 2x Colorful Thread; 1x Lovely One-piece </text:p>
          </table:table-cell>
          <table:table-cell table:formula="of:=COM.MICROSOFT.CONCAT([.A200]; &quot;: &quot;;&quot;{ &quot;&quot;id&quot;&quot;: &quot;;[.A200];&quot;, &quot;&quot;name&quot;&quot;: &quot;&quot;&quot;;[.C200];&quot;&quot;&quot;, &quot;&quot;brand&quot;&quot;: &quot;&quot;&quot;;[.J200];&quot;&quot;&quot;, },&quot;)" office:value-type="string" office:string-value="0x1F6: { &quot;id&quot;: 0x1F6, &quot;name&quot;: &quot;My Favorite One-piece&quot;, &quot;brand&quot;: &quot;Natural Puppy&quot;, }," calcext:value-type="string">
            <text:p>0x1F6: { "id": 0x1F6, "name": "My Favorite One-piece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F7" calcext:value-type="string">
            <text:p>0x1F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../../../../../../../wiki/Angelic_One-piece" xlink:type="simple">Angelic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8990 </text:p>
          </table:table-cell>
          <table:table-cell table:formula="of:=COM.MICROSOFT.CONCAT([.A201]; &quot;: &quot;;&quot;{ &quot;&quot;id&quot;&quot;: &quot;;[.A201];&quot;, &quot;&quot;name&quot;&quot;: &quot;&quot;&quot;;[.C201];&quot;&quot;&quot;, &quot;&quot;brand&quot;&quot;: &quot;&quot;&quot;;[.J201];&quot;&quot;&quot;, },&quot;)" office:value-type="string" office:string-value="0x1F7: { &quot;id&quot;: 0x1F7, &quot;name&quot;: &quot;Angelic One-piece&quot;, &quot;brand&quot;: &quot;Natural Puppy&quot;, }," calcext:value-type="string">
            <text:p>0x1F7: { "id": 0x1F7, "name": "Angelic One-piece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F8" calcext:value-type="string">
            <text:p>0x1F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../../../../../../../wiki/Lovely_One-piece" xlink:type="simple">Lovely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Regeneration I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6200 </text:p>
          </table:table-cell>
          <table:table-cell table:formula="of:=COM.MICROSOFT.CONCAT([.A202]; &quot;: &quot;;&quot;{ &quot;&quot;id&quot;&quot;: &quot;;[.A202];&quot;, &quot;&quot;name&quot;&quot;: &quot;&quot;&quot;;[.C202];&quot;&quot;&quot;, &quot;&quot;brand&quot;&quot;: &quot;&quot;&quot;;[.J202];&quot;&quot;&quot;, },&quot;)" office:value-type="string" office:string-value="0x1F8: { &quot;id&quot;: 0x1F8, &quot;name&quot;: &quot;Lovely One-piece&quot;, &quot;brand&quot;: &quot;Natural Puppy&quot;, }," calcext:value-type="string">
            <text:p>0x1F8: { "id": 0x1F8, "name": "Lovely One-piece", "brand": "Natural Puppy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F9" calcext:value-type="string">
            <text:p>0x1F9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../../../../../../../wiki/Simple_Mules" xlink:type="simple">Simple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Sunshine Shibukyu - Shibukyu Main Store (FSG Lvl 5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490 </text:p>
          </table:table-cell>
          <table:table-cell table:formula="of:=COM.MICROSOFT.CONCAT([.A203]; &quot;: &quot;;&quot;{ &quot;&quot;id&quot;&quot;: &quot;;[.A203];&quot;, &quot;&quot;name&quot;&quot;: &quot;&quot;&quot;;[.C203];&quot;&quot;&quot;, &quot;&quot;brand&quot;&quot;: &quot;&quot;&quot;;[.J203];&quot;&quot;&quot;, },&quot;)" office:value-type="string" office:string-value="0x1F9: { &quot;id&quot;: 0x1F9, &quot;name&quot;: &quot;Simple Mules&quot;, &quot;brand&quot;: &quot;Natural Puppy&quot;, }," calcext:value-type="string">
            <text:p>0x1F9: { "id": 0x1F9, "name": "Simple Mules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FA" calcext:value-type="string">
            <text:p>0x1F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../../../../../../../wiki/Blossom_Mules" xlink:type="simple">Blossom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3500 </text:p>
          </table:table-cell>
          <table:table-cell table:formula="of:=COM.MICROSOFT.CONCAT([.A204]; &quot;: &quot;;&quot;{ &quot;&quot;id&quot;&quot;: &quot;;[.A204];&quot;, &quot;&quot;name&quot;&quot;: &quot;&quot;&quot;;[.C204];&quot;&quot;&quot;, &quot;&quot;brand&quot;&quot;: &quot;&quot;&quot;;[.J204];&quot;&quot;&quot;, },&quot;)" office:value-type="string" office:string-value="0x1FA: { &quot;id&quot;: 0x1FA, &quot;name&quot;: &quot;Blossom Mules&quot;, &quot;brand&quot;: &quot;Natural Puppy&quot;, }," calcext:value-type="string">
            <text:p>0x1FA: { "id": 0x1FA, "name": "Blossom Mules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FB" calcext:value-type="string">
            <text:p>0x1FB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../../../../../../../wiki/Enamel_Pumps" xlink:type="simple">Enamel Pump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205]; &quot;: &quot;;&quot;{ &quot;&quot;id&quot;&quot;: &quot;;[.A205];&quot;, &quot;&quot;name&quot;&quot;: &quot;&quot;&quot;;[.C205];&quot;&quot;&quot;, &quot;&quot;brand&quot;&quot;: &quot;&quot;&quot;;[.J205];&quot;&quot;&quot;, },&quot;)" office:value-type="string" office:string-value="0x1FB: { &quot;id&quot;: 0x1FB, &quot;name&quot;: &quot;Enamel Pumps&quot;, &quot;brand&quot;: &quot;Natural Puppy&quot;, }," calcext:value-type="string">
            <text:p>0x1FB: { "id": 0x1FB, "name": "Enamel Pumps", "brand": "Natural Puppy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FC" calcext:value-type="string">
            <text:p>0x1FC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../../../../../../../wiki/Simple_Necktie" xlink:type="simple">Simp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KuraKura - Shibukyu Stationside for ¥5490 </text:p>
          </table:table-cell>
          <table:table-cell table:formula="of:=COM.MICROSOFT.CONCAT([.A206]; &quot;: &quot;;&quot;{ &quot;&quot;id&quot;&quot;: &quot;;[.A206];&quot;, &quot;&quot;name&quot;&quot;: &quot;&quot;&quot;;[.C206];&quot;&quot;&quot;, &quot;&quot;brand&quot;&quot;: &quot;&quot;&quot;;[.J206];&quot;&quot;&quot;, },&quot;)" office:value-type="string" office:string-value="0x1FC: { &quot;id&quot;: 0x1FC, &quot;name&quot;: &quot;Simple Necktie&quot;, &quot;brand&quot;: &quot;Natural Puppy&quot;, }," calcext:value-type="string">
            <text:p>0x1FC: { "id": 0x1FC, "name": "Simple Necktie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FD" calcext:value-type="string">
            <text:p>0x1FD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../../../../../../../wiki/Waffle_Necktie" xlink:type="simple">Waff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ist Defense Breaks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495 </text:p>
          </table:table-cell>
          <table:table-cell table:formula="of:=COM.MICROSOFT.CONCAT([.A207]; &quot;: &quot;;&quot;{ &quot;&quot;id&quot;&quot;: &quot;;[.A207];&quot;, &quot;&quot;name&quot;&quot;: &quot;&quot;&quot;;[.C207];&quot;&quot;&quot;, &quot;&quot;brand&quot;&quot;: &quot;&quot;&quot;;[.J207];&quot;&quot;&quot;, },&quot;)" office:value-type="string" office:string-value="0x1FD: { &quot;id&quot;: 0x1FD, &quot;name&quot;: &quot;Waffle Necktie&quot;, &quot;brand&quot;: &quot;Natural Puppy&quot;, }," calcext:value-type="string">
            <text:p>0x1FD: { "id": 0x1FD, "name": "Waffle Necktie", "brand": "Natural Puppy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FE" calcext:value-type="string">
            <text:p>0x1FE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../../../../../../../wiki/Seattle" xlink:type="simple">Seattl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ombo Branch +1</text:p>
            <text:p>Activated by: Partner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6900 </text:p>
          </table:table-cell>
          <table:table-cell table:formula="of:=COM.MICROSOFT.CONCAT([.A208]; &quot;: &quot;;&quot;{ &quot;&quot;id&quot;&quot;: &quot;;[.A208];&quot;, &quot;&quot;name&quot;&quot;: &quot;&quot;&quot;;[.C208];&quot;&quot;&quot;, &quot;&quot;brand&quot;&quot;: &quot;&quot;&quot;;[.J208];&quot;&quot;&quot;, },&quot;)" office:value-type="string" office:string-value="0x1FE: { &quot;id&quot;: 0x1FE, &quot;name&quot;: &quot;Seattle&quot;, &quot;brand&quot;: &quot;Wild Boar&quot;, }," calcext:value-type="string">
            <text:p>0x1FE: { "id": 0x1FE, "name": "Seattle", "brand": "Wild Boar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FF" calcext:value-type="string">
            <text:p>0x1F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a xlink:href="../../../../../../../wiki/San_Francisco" xlink:type="simple">San Francisc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Resist Immobilization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195 </text:p>
          </table:table-cell>
          <table:table-cell table:formula="of:=COM.MICROSOFT.CONCAT([.A209]; &quot;: &quot;;&quot;{ &quot;&quot;id&quot;&quot;: &quot;;[.A209];&quot;, &quot;&quot;name&quot;&quot;: &quot;&quot;&quot;;[.C209];&quot;&quot;&quot;, &quot;&quot;brand&quot;&quot;: &quot;&quot;&quot;;[.J209];&quot;&quot;&quot;, },&quot;)" office:value-type="string" office:string-value="0x1FF: { &quot;id&quot;: 0x1FF, &quot;name&quot;: &quot;San Francisco&quot;, &quot;brand&quot;: &quot;Wild Boar&quot;, }," calcext:value-type="string">
            <text:p>0x1FF: { "id": 0x1FF, "name": "San Francisco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00" calcext:value-type="string">
            <text:p>0x20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<text:a xlink:href="../../../../../../../wiki/Las_Vegas" xlink:type="simple">Las Vegas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Resist HP Drain</text:p>
            <text:p>Activated by: All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8490 </text:p>
          </table:table-cell>
          <table:table-cell table:formula="of:=COM.MICROSOFT.CONCAT([.A210]; &quot;: &quot;;&quot;{ &quot;&quot;id&quot;&quot;: &quot;;[.A210];&quot;, &quot;&quot;name&quot;&quot;: &quot;&quot;&quot;;[.C210];&quot;&quot;&quot;, &quot;&quot;brand&quot;&quot;: &quot;&quot;&quot;;[.J210];&quot;&quot;&quot;, },&quot;)" office:value-type="string" office:string-value="0x200: { &quot;id&quot;: 0x200, &quot;name&quot;: &quot;Las Vegas&quot;, &quot;brand&quot;: &quot;Wild Boar&quot;, }," calcext:value-type="string">
            <text:p>0x200: { "id": 0x200, "name": "Las Vegas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1" calcext:value-type="string">
            <text:p>0x2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<text:a xlink:href="../../../../../../../wiki/Chicago" xlink:type="simple">Chicag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3990 </text:p>
          </table:table-cell>
          <table:table-cell table:formula="of:=COM.MICROSOFT.CONCAT([.A211]; &quot;: &quot;;&quot;{ &quot;&quot;id&quot;&quot;: &quot;;[.A211];&quot;, &quot;&quot;name&quot;&quot;: &quot;&quot;&quot;;[.C211];&quot;&quot;&quot;, &quot;&quot;brand&quot;&quot;: &quot;&quot;&quot;;[.J211];&quot;&quot;&quot;, },&quot;)" office:value-type="string" office:string-value="0x201: { &quot;id&quot;: 0x201, &quot;name&quot;: &quot;Chicago&quot;, &quot;brand&quot;: &quot;Wild Boar&quot;, }," calcext:value-type="string">
            <text:p>0x201: { "id": 0x201, "name": "Chicago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02" calcext:value-type="string">
            <text:p>0x20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<text:a xlink:href="../../../../../../../wiki/New_York" xlink:type="simple">New Yor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HIT Keeper I</text:p>
            <text:p>Activated by: Neku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00 </text:p>
            <text:p>Wild Boar Udagawa - Udagawa Back Streets for ¥4800 </text:p>
          </table:table-cell>
          <table:table-cell table:formula="of:=COM.MICROSOFT.CONCAT([.A212]; &quot;: &quot;;&quot;{ &quot;&quot;id&quot;&quot;: &quot;;[.A212];&quot;, &quot;&quot;name&quot;&quot;: &quot;&quot;&quot;;[.C212];&quot;&quot;&quot;, &quot;&quot;brand&quot;&quot;: &quot;&quot;&quot;;[.J212];&quot;&quot;&quot;, },&quot;)" office:value-type="string" office:string-value="0x202: { &quot;id&quot;: 0x202, &quot;name&quot;: &quot;New York&quot;, &quot;brand&quot;: &quot;Wild Boar&quot;, }," calcext:value-type="string">
            <text:p>0x202: { "id": 0x202, "name": "New York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03" calcext:value-type="string">
            <text:p>0x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a xlink:href="../../../../../../../wiki/Negotiator" xlink:type="simple">Negotiato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at: Fusion ★ +2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5500 </text:p>
            <text:p>Wild Boar Udagawa - Udagawa Back Streets for ¥25500 </text:p>
          </table:table-cell>
          <table:table-cell table:formula="of:=COM.MICROSOFT.CONCAT([.A213]; &quot;: &quot;;&quot;{ &quot;&quot;id&quot;&quot;: &quot;;[.A213];&quot;, &quot;&quot;name&quot;&quot;: &quot;&quot;&quot;;[.C213];&quot;&quot;&quot;, &quot;&quot;brand&quot;&quot;: &quot;&quot;&quot;;[.J213];&quot;&quot;&quot;, },&quot;)" office:value-type="string" office:string-value="0x203: { &quot;id&quot;: 0x203, &quot;name&quot;: &quot;Negotiator&quot;, &quot;brand&quot;: &quot;Wild Boar&quot;, }," calcext:value-type="string">
            <text:p>0x203: { "id": 0x203, "name": "Negotiator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4" calcext:value-type="string">
            <text:p>0x20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<text:a xlink:href="../../../../../../../wiki/Hey_Boy" xlink:type="simple">Hey Bo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eat: Ground Combo A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4]; &quot;: &quot;;&quot;{ &quot;&quot;id&quot;&quot;: &quot;;[.A214];&quot;, &quot;&quot;name&quot;&quot;: &quot;&quot;&quot;;[.C214];&quot;&quot;&quot;, &quot;&quot;brand&quot;&quot;: &quot;&quot;&quot;;[.J214];&quot;&quot;&quot;, },&quot;)" office:value-type="string" office:string-value="0x204: { &quot;id&quot;: 0x204, &quot;name&quot;: &quot;Hey Boy&quot;, &quot;brand&quot;: &quot;Wild Boar&quot;, }," calcext:value-type="string">
            <text:p>0x204: { "id": 0x204, "name": "Hey Boy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5" calcext:value-type="string">
            <text:p>0x2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a xlink:href="../../../../../../../wiki/Hey_Girl" xlink:type="simple">Hey Girl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Air Combo C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5]; &quot;: &quot;;&quot;{ &quot;&quot;id&quot;&quot;: &quot;;[.A215];&quot;, &quot;&quot;name&quot;&quot;: &quot;&quot;&quot;;[.C215];&quot;&quot;&quot;, &quot;&quot;brand&quot;&quot;: &quot;&quot;&quot;;[.J215];&quot;&quot;&quot;, },&quot;)" office:value-type="string" office:string-value="0x205: { &quot;id&quot;: 0x205, &quot;name&quot;: &quot;Hey Girl&quot;, &quot;brand&quot;: &quot;Wild Boar&quot;, }," calcext:value-type="string">
            <text:p>0x205: { "id": 0x205, "name": "Hey Girl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06" calcext:value-type="string">
            <text:p>0x20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../../../../../../../wiki/Hey_Everybody" xlink:type="simple">Hey Everyb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eat: Ground Combo B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8990 </text:p>
            <text:p>Wild Boar Udagawa - Udagawa Back Streets for ¥18990 </text:p>
          </table:table-cell>
          <table:table-cell table:formula="of:=COM.MICROSOFT.CONCAT([.A216]; &quot;: &quot;;&quot;{ &quot;&quot;id&quot;&quot;: &quot;;[.A216];&quot;, &quot;&quot;name&quot;&quot;: &quot;&quot;&quot;;[.C216];&quot;&quot;&quot;, &quot;&quot;brand&quot;&quot;: &quot;&quot;&quot;;[.J216];&quot;&quot;&quot;, },&quot;)" office:value-type="string" office:string-value="0x206: { &quot;id&quot;: 0x206, &quot;name&quot;: &quot;Hey Everybody&quot;, &quot;brand&quot;: &quot;Wild Boar&quot;, }," calcext:value-type="string">
            <text:p>0x206: { "id": 0x206, "name": "Hey Everybody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07" calcext:value-type="string">
            <text:p>0x20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<text:a xlink:href="../../../../../../../wiki/Alive" xlink:type="simple">Aliv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ATK +1</text:p>
            <text:p>Activated by: All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90 </text:p>
          </table:table-cell>
          <table:table-cell table:formula="of:=COM.MICROSOFT.CONCAT([.A217]; &quot;: &quot;;&quot;{ &quot;&quot;id&quot;&quot;: &quot;;[.A217];&quot;, &quot;&quot;name&quot;&quot;: &quot;&quot;&quot;;[.C217];&quot;&quot;&quot;, &quot;&quot;brand&quot;&quot;: &quot;&quot;&quot;;[.J217];&quot;&quot;&quot;, },&quot;)" office:value-type="string" office:string-value="0x207: { &quot;id&quot;: 0x207, &quot;name&quot;: &quot;Alive&quot;, &quot;brand&quot;: &quot;Wild Boar&quot;, }," calcext:value-type="string">
            <text:p>0x207: { "id": 0x207, "name": "Alive", "brand": "Wild Boar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08" calcext:value-type="string">
            <text:p>0x20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<text:a xlink:href="../../../../../../../wiki/Sabotage" xlink:type="simple">Sabotag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Combo Panel +1</text:p>
            <text:p>Activated by: Partner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4890 </text:p>
          </table:table-cell>
          <table:table-cell table:formula="of:=COM.MICROSOFT.CONCAT([.A218]; &quot;: &quot;;&quot;{ &quot;&quot;id&quot;&quot;: &quot;;[.A218];&quot;, &quot;&quot;name&quot;&quot;: &quot;&quot;&quot;;[.C218];&quot;&quot;&quot;, &quot;&quot;brand&quot;&quot;: &quot;&quot;&quot;;[.J218];&quot;&quot;&quot;, },&quot;)" office:value-type="string" office:string-value="0x208: { &quot;id&quot;: 0x208, &quot;name&quot;: &quot;Sabotage&quot;, &quot;brand&quot;: &quot;Wild Boar&quot;, }," calcext:value-type="string">
            <text:p>0x208: { "id": 0x208, "name": "Sabotage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9" calcext:value-type="string">
            <text:p>0x20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a xlink:href="../../../../../../../wiki/3_MC%27s_1_DJ" xlink:type="simple">3 MC's 1 DJ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TK +2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5700 </text:p>
          </table:table-cell>
          <table:table-cell table:formula="of:=COM.MICROSOFT.CONCAT([.A219]; &quot;: &quot;;&quot;{ &quot;&quot;id&quot;&quot;: &quot;;[.A219];&quot;, &quot;&quot;name&quot;&quot;: &quot;&quot;&quot;;[.C219];&quot;&quot;&quot;, &quot;&quot;brand&quot;&quot;: &quot;&quot;&quot;;[.J219];&quot;&quot;&quot;, },&quot;)" office:value-type="string" office:string-value="0x209: { &quot;id&quot;: 0x209, &quot;name&quot;: &quot;3 MC's 1 DJ&quot;, &quot;brand&quot;: &quot;Wild Boar&quot;, }," calcext:value-type="string">
            <text:p>0x209: { "id": 0x209, "name": "3 MC's 1 DJ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A" calcext:value-type="string">
            <text:p>0x20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<text:a xlink:href="../../../../../../../wiki/Pass_the_Mic" xlink:type="simple">Pass the Mic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1550 </text:p>
          </table:table-cell>
          <table:table-cell table:formula="of:=COM.MICROSOFT.CONCAT([.A220]; &quot;: &quot;;&quot;{ &quot;&quot;id&quot;&quot;: &quot;;[.A220];&quot;, &quot;&quot;name&quot;&quot;: &quot;&quot;&quot;;[.C220];&quot;&quot;&quot;, &quot;&quot;brand&quot;&quot;: &quot;&quot;&quot;;[.J220];&quot;&quot;&quot;, },&quot;)" office:value-type="string" office:string-value="0x20A: { &quot;id&quot;: 0x20A, &quot;name&quot;: &quot;Pass the Mic&quot;, &quot;brand&quot;: &quot;Wild Boar&quot;, }," calcext:value-type="string">
            <text:p>0x20A: { "id": 0x20A, "name": "Pass the Mic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0B" calcext:value-type="string">
            <text:p>0x20B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<text:a xlink:href="../../../../../../../wiki/Won%27t_Stop" xlink:type="simple">W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TK +3</text:p>
            <text:p>Activated by: Beat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0500 </text:p>
          </table:table-cell>
          <table:table-cell table:formula="of:=COM.MICROSOFT.CONCAT([.A221]; &quot;: &quot;;&quot;{ &quot;&quot;id&quot;&quot;: &quot;;[.A221];&quot;, &quot;&quot;name&quot;&quot;: &quot;&quot;&quot;;[.C221];&quot;&quot;&quot;, &quot;&quot;brand&quot;&quot;: &quot;&quot;&quot;;[.J221];&quot;&quot;&quot;, },&quot;)" office:value-type="string" office:string-value="0x20B: { &quot;id&quot;: 0x20B, &quot;name&quot;: &quot;Won't Stop&quot;, &quot;brand&quot;: &quot;Wild Boar&quot;, }," calcext:value-type="string">
            <text:p>0x20B: { "id": 0x20B, "name": "Won't Stop", "brand": "Wild Boar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0C" calcext:value-type="string">
            <text:p>0x20C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<text:a xlink:href="../../../../../../../wiki/Don%27t_Stop" xlink:type="simple">D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eat: HP +30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2900 </text:p>
          </table:table-cell>
          <table:table-cell table:formula="of:=COM.MICROSOFT.CONCAT([.A222]; &quot;: &quot;;&quot;{ &quot;&quot;id&quot;&quot;: &quot;;[.A222];&quot;, &quot;&quot;name&quot;&quot;: &quot;&quot;&quot;;[.C222];&quot;&quot;&quot;, &quot;&quot;brand&quot;&quot;: &quot;&quot;&quot;;[.J222];&quot;&quot;&quot;, },&quot;)" office:value-type="string" office:string-value="0x20C: { &quot;id&quot;: 0x20C, &quot;name&quot;: &quot;Don't Stop&quot;, &quot;brand&quot;: &quot;Wild Boar&quot;, }," calcext:value-type="string">
            <text:p>0x20C: { "id": 0x20C, "name": "Don't Stop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0D" calcext:value-type="string">
            <text:p>0x20D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a xlink:href="../../../../../../../wiki/Camouflage" xlink:type="simple">Camouflag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OS ATK Boost I</text:p>
            <text:p>Activated by: All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2200 </text:p>
          </table:table-cell>
          <table:table-cell table:formula="of:=COM.MICROSOFT.CONCAT([.A223]; &quot;: &quot;;&quot;{ &quot;&quot;id&quot;&quot;: &quot;;[.A223];&quot;, &quot;&quot;name&quot;&quot;: &quot;&quot;&quot;;[.C223];&quot;&quot;&quot;, &quot;&quot;brand&quot;&quot;: &quot;&quot;&quot;;[.J223];&quot;&quot;&quot;, },&quot;)" office:value-type="string" office:string-value="0x20D: { &quot;id&quot;: 0x20D, &quot;name&quot;: &quot;Camouflage&quot;, &quot;brand&quot;: &quot;Wild Boar&quot;, }," calcext:value-type="string">
            <text:p>0x20D: { "id": 0x20D, "name": "Camouflage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E" calcext:value-type="string">
            <text:p>0x20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<text:a xlink:href="../../../../../../../wiki/Darkness" xlink:type="simple">Darknes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ir Combo A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900 </text:p>
          </table:table-cell>
          <table:table-cell table:formula="of:=COM.MICROSOFT.CONCAT([.A224]; &quot;: &quot;;&quot;{ &quot;&quot;id&quot;&quot;: &quot;;[.A224];&quot;, &quot;&quot;name&quot;&quot;: &quot;&quot;&quot;;[.C224];&quot;&quot;&quot;, &quot;&quot;brand&quot;&quot;: &quot;&quot;&quot;;[.J224];&quot;&quot;&quot;, },&quot;)" office:value-type="string" office:string-value="0x20E: { &quot;id&quot;: 0x20E, &quot;name&quot;: &quot;Darkness&quot;, &quot;brand&quot;: &quot;Wild Boar&quot;, }," calcext:value-type="string">
            <text:p>0x20E: { "id": 0x20E, "name": "Darkness", "brand": "Wild Boar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0F" calcext:value-type="string">
            <text:p>0x20F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<text:a xlink:href="../../../../../../../wiki/Denim_Coveralls" xlink:type="simple">Denim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eat: DEF +4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33000 </text:p>
          </table:table-cell>
          <table:table-cell table:formula="of:=COM.MICROSOFT.CONCAT([.A225]; &quot;: &quot;;&quot;{ &quot;&quot;id&quot;&quot;: &quot;;[.A225];&quot;, &quot;&quot;name&quot;&quot;: &quot;&quot;&quot;;[.C225];&quot;&quot;&quot;, &quot;&quot;brand&quot;&quot;: &quot;&quot;&quot;;[.J225];&quot;&quot;&quot;, },&quot;)" office:value-type="string" office:string-value="0x20F: { &quot;id&quot;: 0x20F, &quot;name&quot;: &quot;Denim Coveralls&quot;, &quot;brand&quot;: &quot;Wild Boar&quot;, }," calcext:value-type="string">
            <text:p>0x20F: { "id": 0x20F, "name": "Denim Coveralls", "brand": "Wild Boar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10" calcext:value-type="string">
            <text:p>0x21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../../../../../../../wiki/Work_Coveralls" xlink:type="simple">Work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eat: HP +70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24,000 </text:p>
          </table:table-cell>
          <table:table-cell table:formula="of:=COM.MICROSOFT.CONCAT([.A226]; &quot;: &quot;;&quot;{ &quot;&quot;id&quot;&quot;: &quot;;[.A226];&quot;, &quot;&quot;name&quot;&quot;: &quot;&quot;&quot;;[.C226];&quot;&quot;&quot;, &quot;&quot;brand&quot;&quot;: &quot;&quot;&quot;;[.J226];&quot;&quot;&quot;, },&quot;)" office:value-type="string" office:string-value="0x210: { &quot;id&quot;: 0x210, &quot;name&quot;: &quot;Work Coveralls&quot;, &quot;brand&quot;: &quot;Wild Boar&quot;, }," calcext:value-type="string">
            <text:p>0x210: { "id": 0x210, "name": "Work Coveralls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1" calcext:value-type="string">
            <text:p>0x21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a xlink:href="../../../../../../../wiki/Gold_Die" xlink:type="simple">Gold D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eat: DEF +3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9500 </text:p>
          </table:table-cell>
          <table:table-cell table:formula="of:=COM.MICROSOFT.CONCAT([.A227]; &quot;: &quot;;&quot;{ &quot;&quot;id&quot;&quot;: &quot;;[.A227];&quot;, &quot;&quot;name&quot;&quot;: &quot;&quot;&quot;;[.C227];&quot;&quot;&quot;, &quot;&quot;brand&quot;&quot;: &quot;&quot;&quot;;[.J227];&quot;&quot;&quot;, },&quot;)" office:value-type="string" office:string-value="0x211: { &quot;id&quot;: 0x211, &quot;name&quot;: &quot;Gold Die&quot;, &quot;brand&quot;: &quot;Wild Boar&quot;, }," calcext:value-type="string">
            <text:p>0x211: { "id": 0x211, "name": "Gold Die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12" calcext:value-type="string">
            <text:p>0x21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<text:a xlink:href="../../../../../../../wiki/Wild_Boar_Pendant" xlink:type="simple">Wild Boar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Nag-free Escape</text:p>
            <text:p>Activated by: Beat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6200 </text:p>
            <text:p>Wild Boar Udagawa - Udagawa Back Streets for ¥16200 </text:p>
          </table:table-cell>
          <table:table-cell table:formula="of:=COM.MICROSOFT.CONCAT([.A228]; &quot;: &quot;;&quot;{ &quot;&quot;id&quot;&quot;: &quot;;[.A228];&quot;, &quot;&quot;name&quot;&quot;: &quot;&quot;&quot;;[.C228];&quot;&quot;&quot;, &quot;&quot;brand&quot;&quot;: &quot;&quot;&quot;;[.J228];&quot;&quot;&quot;, },&quot;)" office:value-type="string" office:string-value="0x212: { &quot;id&quot;: 0x212, &quot;name&quot;: &quot;Wild Boar Pendant&quot;, &quot;brand&quot;: &quot;Wild Boar&quot;, }," calcext:value-type="string">
            <text:p>0x212: { "id": 0x212, "name": "Wild Boar Pendant", "brand": "Wild Boar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13" calcext:value-type="string">
            <text:p>0x21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<text:a xlink:href="../../../../../../../wiki/King_Pendant" xlink:type="simple">King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TK +4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6x Rare Metal; 3x Sparkling Silver; 1x Wild Boar Pendant </text:p>
          </table:table-cell>
          <table:table-cell table:formula="of:=COM.MICROSOFT.CONCAT([.A229]; &quot;: &quot;;&quot;{ &quot;&quot;id&quot;&quot;: &quot;;[.A229];&quot;, &quot;&quot;name&quot;&quot;: &quot;&quot;&quot;;[.C229];&quot;&quot;&quot;, &quot;&quot;brand&quot;&quot;: &quot;&quot;&quot;;[.J229];&quot;&quot;&quot;, },&quot;)" office:value-type="string" office:string-value="0x213: { &quot;id&quot;: 0x213, &quot;name&quot;: &quot;King Pendant&quot;, &quot;brand&quot;: &quot;Wild Boar&quot;, }," calcext:value-type="string">
            <text:p>0x213: { "id": 0x213, "name": "King Pendant", "brand": "Wild Boar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14" calcext:value-type="string">
            <text:p>0x2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<text:a xlink:href="../../../../../../../wiki/Skull_Deck" xlink:type="simple">Skull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5x Rare Metal; 3x Sparkling Silver; 1x Camo Deck </text:p>
          </table:table-cell>
          <table:table-cell table:formula="of:=COM.MICROSOFT.CONCAT([.A230]; &quot;: &quot;;&quot;{ &quot;&quot;id&quot;&quot;: &quot;;[.A230];&quot;, &quot;&quot;name&quot;&quot;: &quot;&quot;&quot;;[.C230];&quot;&quot;&quot;, &quot;&quot;brand&quot;&quot;: &quot;&quot;&quot;;[.J230];&quot;&quot;&quot;, },&quot;)" office:value-type="string" office:string-value="0x214: { &quot;id&quot;: 0x214, &quot;name&quot;: &quot;Skull Deck&quot;, &quot;brand&quot;: &quot;Wild Boar&quot;, }," calcext:value-type="string">
            <text:p>0x214: { "id": 0x214, "name": "Skull Deck", "brand": "Wild Boar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15" calcext:value-type="string">
            <text:p>0x2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<text:a xlink:href="../../../../../../../wiki/Camo_Deck" xlink:type="simple">Camo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000 </text:p>
          </table:table-cell>
          <table:table-cell table:formula="of:=COM.MICROSOFT.CONCAT([.A231]; &quot;: &quot;;&quot;{ &quot;&quot;id&quot;&quot;: &quot;;[.A231];&quot;, &quot;&quot;name&quot;&quot;: &quot;&quot;&quot;;[.C231];&quot;&quot;&quot;, &quot;&quot;brand&quot;&quot;: &quot;&quot;&quot;;[.J231];&quot;&quot;&quot;, },&quot;)" office:value-type="string" office:string-value="0x215: { &quot;id&quot;: 0x215, &quot;name&quot;: &quot;Camo Deck&quot;, &quot;brand&quot;: &quot;Wild Boar&quot;, }," calcext:value-type="string">
            <text:p>0x215: { "id": 0x215, "name": "Camo Deck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16" calcext:value-type="string">
            <text:p>0x2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a xlink:href="../../../../../../../wiki/Cat_Deck" xlink:type="simple">Cat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HIT Keeper III</text:p>
            <text:p>Activated by: Neku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3x Adamantite; 2x Sparkling Silver; 1x Skull Deck </text:p>
          </table:table-cell>
          <table:table-cell table:formula="of:=COM.MICROSOFT.CONCAT([.A232]; &quot;: &quot;;&quot;{ &quot;&quot;id&quot;&quot;: &quot;;[.A232];&quot;, &quot;&quot;name&quot;&quot;: &quot;&quot;&quot;;[.C232];&quot;&quot;&quot;, &quot;&quot;brand&quot;&quot;: &quot;&quot;&quot;;[.J232];&quot;&quot;&quot;, },&quot;)" office:value-type="string" office:string-value="0x216: { &quot;id&quot;: 0x216, &quot;name&quot;: &quot;Cat Deck&quot;, &quot;brand&quot;: &quot;Wild Boar&quot;, }," calcext:value-type="string">
            <text:p>0x216: { "id": 0x216, "name": "Cat Deck", "brand": "Wild Boar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17" calcext:value-type="string">
            <text:p>0x21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a xlink:href="../../../../../../../wiki/WEWY_Promo_Coat" xlink:type="simple">WEWY Promo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old that Puck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Durable Leather; 1x Regal Presence </text:p>
          </table:table-cell>
          <table:table-cell table:formula="of:=COM.MICROSOFT.CONCAT([.A233]; &quot;: &quot;;&quot;{ &quot;&quot;id&quot;&quot;: &quot;;[.A233];&quot;, &quot;&quot;name&quot;&quot;: &quot;&quot;&quot;;[.C233];&quot;&quot;&quot;, &quot;&quot;brand&quot;&quot;: &quot;&quot;&quot;;[.J233];&quot;&quot;&quot;, },&quot;)" office:value-type="string" office:string-value="0x217: { &quot;id&quot;: 0x217, &quot;name&quot;: &quot;WEWY Promo Coat&quot;, &quot;brand&quot;: &quot;Gatito&quot;, }," calcext:value-type="string">
            <text:p>0x217: { "id": 0x217, "name": "WEWY Promo Coat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18" calcext:value-type="string">
            <text:p>0x21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../../../../../../../wiki/WEWY_Promo_Tee" xlink:type="simple">WEWY Promo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12x Shadow Matter; 3x Sleek Silk; 1x Tweed Gentleman </text:p>
          </table:table-cell>
          <table:table-cell table:formula="of:=COM.MICROSOFT.CONCAT([.A234]; &quot;: &quot;;&quot;{ &quot;&quot;id&quot;&quot;: &quot;;[.A234];&quot;, &quot;&quot;name&quot;&quot;: &quot;&quot;&quot;;[.C234];&quot;&quot;&quot;, &quot;&quot;brand&quot;&quot;: &quot;&quot;&quot;;[.J234];&quot;&quot;&quot;, },&quot;)" office:value-type="string" office:string-value="0x218: { &quot;id&quot;: 0x218, &quot;name&quot;: &quot;WEWY Promo Tee&quot;, &quot;brand&quot;: &quot;Gatito&quot;, }," calcext:value-type="string">
            <text:p>0x218: { "id": 0x218, "name": "WEWY Promo Tee", "brand": "Gatit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19" calcext:value-type="string">
            <text:p>0x21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a xlink:href="../../../../../../../wiki/WEWY_Promo_Tote" xlink:type="simple">WEWY Promo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XP Boost III</text:p>
            <text:p>Activated by: All</text:p>
            <text:p>Unlocked at: WildKat - Cat Street (FSG Lvl 8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Colorful Thread; 1x Sparkling Flight </text:p>
          </table:table-cell>
          <table:table-cell table:formula="of:=COM.MICROSOFT.CONCAT([.A235]; &quot;: &quot;;&quot;{ &quot;&quot;id&quot;&quot;: &quot;;[.A235];&quot;, &quot;&quot;name&quot;&quot;: &quot;&quot;&quot;;[.C235];&quot;&quot;&quot;, &quot;&quot;brand&quot;&quot;: &quot;&quot;&quot;;[.J235];&quot;&quot;&quot;, },&quot;)" office:value-type="string" office:string-value="0x219: { &quot;id&quot;: 0x219, &quot;name&quot;: &quot;WEWY Promo Tote&quot;, &quot;brand&quot;: &quot;Gatito&quot;, }," calcext:value-type="string">
            <text:p>0x219: { "id": 0x219, "name": "WEWY Promo Tote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1A" calcext:value-type="string">
            <text:p>0x21A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<text:a xlink:href="../../../../../../../wiki/Pinky%27s_Lipstick" xlink:type="simple">Pinky's Lipsti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Dual Resistance 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Bel Airplane - Shibu Dept. Store for 8x Adamantite; 4x Stunning Crystals; 1 Heart Nails </text:p>
          </table:table-cell>
          <table:table-cell table:formula="of:=COM.MICROSOFT.CONCAT([.A236]; &quot;: &quot;;&quot;{ &quot;&quot;id&quot;&quot;: &quot;;[.A236];&quot;, &quot;&quot;name&quot;&quot;: &quot;&quot;&quot;;[.C236];&quot;&quot;&quot;, &quot;&quot;brand&quot;&quot;: &quot;&quot;&quot;;[.J236];&quot;&quot;&quot;, },&quot;)" office:value-type="string" office:string-value="0x21A: { &quot;id&quot;: 0x21A, &quot;name&quot;: &quot;Pinky's Lipstick&quot;, &quot;brand&quot;: &quot;Gatito&quot;, }," calcext:value-type="string">
            <text:p>0x21A: { "id": 0x21A, "name": "Pinky's Lipstick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1B" calcext:value-type="string">
            <text:p>0x21B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<text:a xlink:href="../../../../../../../wiki/Lollipop%27s_Parka" xlink:type="simple">Lollipop's Parka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8x Adamantite; 4x Cozy down; 1x Ashura </text:p>
          </table:table-cell>
          <table:table-cell table:formula="of:=COM.MICROSOFT.CONCAT([.A237]; &quot;: &quot;;&quot;{ &quot;&quot;id&quot;&quot;: &quot;;[.A237];&quot;, &quot;&quot;name&quot;&quot;: &quot;&quot;&quot;;[.C237];&quot;&quot;&quot;, &quot;&quot;brand&quot;&quot;: &quot;&quot;&quot;;[.J237];&quot;&quot;&quot;, },&quot;)" office:value-type="string" office:string-value="0x21B: { &quot;id&quot;: 0x21B, &quot;name&quot;: &quot;Lollipop's Parka&quot;, &quot;brand&quot;: &quot;Gatito&quot;, }," calcext:value-type="string">
            <text:p>0x21B: { "id": 0x21B, "name": "Lollipop's Parka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C" calcext:value-type="string">
            <text:p>0x21C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<text:a xlink:href="../../../../../../../wiki/Big_Guy%27s_Buckle" xlink:type="simple">Big Guy's Buck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00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104 - 104 for 6x Shadow Matter; 4x Sparkling Silver; 1x Studded Belt </text:p>
          </table:table-cell>
          <table:table-cell table:formula="of:=COM.MICROSOFT.CONCAT([.A238]; &quot;: &quot;;&quot;{ &quot;&quot;id&quot;&quot;: &quot;;[.A238];&quot;, &quot;&quot;name&quot;&quot;: &quot;&quot;&quot;;[.C238];&quot;&quot;&quot;, &quot;&quot;brand&quot;&quot;: &quot;&quot;&quot;;[.J238];&quot;&quot;&quot;, },&quot;)" office:value-type="string" office:string-value="0x21C: { &quot;id&quot;: 0x21C, &quot;name&quot;: &quot;Big Guy's Buckle&quot;, &quot;brand&quot;: &quot;Gatito&quot;, }," calcext:value-type="string">
            <text:p>0x21C: { "id": 0x21C, "name": "Big Guy's Buckl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D" calcext:value-type="string">
            <text:p>0x21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../../../../../../../wiki/Pi-Face%27s_Cap" xlink:type="simple">Pi-Face's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39]; &quot;: &quot;;&quot;{ &quot;&quot;id&quot;&quot;: &quot;;[.A239];&quot;, &quot;&quot;name&quot;&quot;: &quot;&quot;&quot;;[.C239];&quot;&quot;&quot;, &quot;&quot;brand&quot;&quot;: &quot;&quot;&quot;;[.J239];&quot;&quot;&quot;, },&quot;)" office:value-type="string" office:string-value="0x21D: { &quot;id&quot;: 0x21D, &quot;name&quot;: &quot;Pi-Face's Cap&quot;, &quot;brand&quot;: &quot;Gatito&quot;, }," calcext:value-type="string">
            <text:p>0x21D: { "id": 0x21D, "name": "Pi-Face's Cap", "brand": "Gatit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1E" calcext:value-type="string">
            <text:p>0x21E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a xlink:href="../../../../../../../wiki/Pi-Face%27s_Coat" xlink:type="simple">Pi-Face's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KuraKura - Shibukyu Stationside for 6x Shadow Matter; 3x Durable Leather; 1x Goth Bondage Coat </text:p>
          </table:table-cell>
          <table:table-cell table:formula="of:=COM.MICROSOFT.CONCAT([.A240]; &quot;: &quot;;&quot;{ &quot;&quot;id&quot;&quot;: &quot;;[.A240];&quot;, &quot;&quot;name&quot;&quot;: &quot;&quot;&quot;;[.C240];&quot;&quot;&quot;, &quot;&quot;brand&quot;&quot;: &quot;&quot;&quot;;[.J240];&quot;&quot;&quot;, },&quot;)" office:value-type="string" office:string-value="0x21E: { &quot;id&quot;: 0x21E, &quot;name&quot;: &quot;Pi-Face's Coat&quot;, &quot;brand&quot;: &quot;Gatito&quot;, }," calcext:value-type="string">
            <text:p>0x21E: { "id": 0x21E, "name": "Pi-Face's Coat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1F" calcext:value-type="string">
            <text:p>0x21F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<text:a xlink:href="../../../../../../../wiki/Pi-Face%27s_Jeans" xlink:type="simple">Pi-Face's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igre Punks - Molco for 3x Orichalcum; 3x Durable Leather; 1x Skirt Bondage Combo </text:p>
          </table:table-cell>
          <table:table-cell table:formula="of:=COM.MICROSOFT.CONCAT([.A241]; &quot;: &quot;;&quot;{ &quot;&quot;id&quot;&quot;: &quot;;[.A241];&quot;, &quot;&quot;name&quot;&quot;: &quot;&quot;&quot;;[.C241];&quot;&quot;&quot;, &quot;&quot;brand&quot;&quot;: &quot;&quot;&quot;;[.J241];&quot;&quot;&quot;, },&quot;)" office:value-type="string" office:string-value="0x21F: { &quot;id&quot;: 0x21F, &quot;name&quot;: &quot;Pi-Face's Jeans&quot;, &quot;brand&quot;: &quot;Gatito&quot;, }," calcext:value-type="string">
            <text:p>0x21F: { "id": 0x21F, "name": "Pi-Face's Jeans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0" calcext:value-type="string">
            <text:p>0x22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<text:a xlink:href="../../../../../../../wiki/Pi-Face%27s_Bandanna" xlink:type="simple">Pi-Face's Bandanna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Immobilizing Finisher</text:p>
            <text:p>Activated by: Partner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 Boar 104 - 104 for 6x Shadow Matter; 3x Sleek Silk; 1x Slogan Bandannas </text:p>
          </table:table-cell>
          <table:table-cell table:formula="of:=COM.MICROSOFT.CONCAT([.A242]; &quot;: &quot;;&quot;{ &quot;&quot;id&quot;&quot;: &quot;;[.A242];&quot;, &quot;&quot;name&quot;&quot;: &quot;&quot;&quot;;[.C242];&quot;&quot;&quot;, &quot;&quot;brand&quot;&quot;: &quot;&quot;&quot;;[.J242];&quot;&quot;&quot;, },&quot;)" office:value-type="string" office:string-value="0x220: { &quot;id&quot;: 0x220, &quot;name&quot;: &quot;Pi-Face's Bandanna&quot;, &quot;brand&quot;: &quot;Gatito&quot;, }," calcext:value-type="string">
            <text:p>0x220: { "id": 0x220, "name": "Pi-Face's Bandanna", "brand": "Gatito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21" calcext:value-type="string">
            <text:p>0x22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a xlink:href="../../../../../../../wiki/Iron_Maiden%27s_One-piece" xlink:type="simple">Iron Maiden's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DEF +5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Lapin Angelique - A-East for 6x Shadow Matter; 4x Pretty Ribbon; 1x My Favourite One-piece </text:p>
          </table:table-cell>
          <table:table-cell table:formula="of:=COM.MICROSOFT.CONCAT([.A243]; &quot;: &quot;;&quot;{ &quot;&quot;id&quot;&quot;: &quot;;[.A243];&quot;, &quot;&quot;name&quot;&quot;: &quot;&quot;&quot;;[.C243];&quot;&quot;&quot;, &quot;&quot;brand&quot;&quot;: &quot;&quot;&quot;;[.J243];&quot;&quot;&quot;, },&quot;)" office:value-type="string" office:string-value="0x221: { &quot;id&quot;: 0x221, &quot;name&quot;: &quot;Iron Maiden's One-piece&quot;, &quot;brand&quot;: &quot;Gatito&quot;, }," calcext:value-type="string">
            <text:p>0x221: { "id": 0x221, "name": "Iron Maiden's One-piece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2" calcext:value-type="string">
            <text:p>0x2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<text:a xlink:href="../../../../../../../wiki/Shade%27s_Headphones" xlink:type="simple">Shade's Head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SOS Power Up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owa Records - Towa Records for 3x Orichalcum; 3x Stunning Crystals; 1x Funky Shades </text:p>
          </table:table-cell>
          <table:table-cell table:formula="of:=COM.MICROSOFT.CONCAT([.A244]; &quot;: &quot;;&quot;{ &quot;&quot;id&quot;&quot;: &quot;;[.A244];&quot;, &quot;&quot;name&quot;&quot;: &quot;&quot;&quot;;[.C244];&quot;&quot;&quot;, &quot;&quot;brand&quot;&quot;: &quot;&quot;&quot;;[.J244];&quot;&quot;&quot;, },&quot;)" office:value-type="string" office:string-value="0x222: { &quot;id&quot;: 0x222, &quot;name&quot;: &quot;Shade's Headphones&quot;, &quot;brand&quot;: &quot;Gatito&quot;, }," calcext:value-type="string">
            <text:p>0x222: { "id": 0x222, "name": "Shade's Headphones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3" calcext:value-type="string">
            <text:p>0x22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<text:a xlink:href="../../../../../../../wiki/Sis%27s_Pendant" xlink:type="simple">Sis's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Regeneration IV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eep Heavenly - Molco for 3x Orichalcum; 4x Sparkling Silver; 1x Skull Pendant </text:p>
          </table:table-cell>
          <table:table-cell table:formula="of:=COM.MICROSOFT.CONCAT([.A245]; &quot;: &quot;;&quot;{ &quot;&quot;id&quot;&quot;: &quot;;[.A245];&quot;, &quot;&quot;name&quot;&quot;: &quot;&quot;&quot;;[.C245];&quot;&quot;&quot;, &quot;&quot;brand&quot;&quot;: &quot;&quot;&quot;;[.J245];&quot;&quot;&quot;, },&quot;)" office:value-type="string" office:string-value="0x223: { &quot;id&quot;: 0x223, &quot;name&quot;: &quot;Sis's Pendant&quot;, &quot;brand&quot;: &quot;Gatito&quot;, }," calcext:value-type="string">
            <text:p>0x223: { "id": 0x223, "name": "Sis's Pendant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4" calcext:value-type="string">
            <text:p>0x2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<text:a xlink:href="../../../../../../../wiki/Wizard%27s_Glasses" xlink:type="simple">Wizard's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6]; &quot;: &quot;;&quot;{ &quot;&quot;id&quot;&quot;: &quot;;[.A246];&quot;, &quot;&quot;name&quot;&quot;: &quot;&quot;&quot;;[.C246];&quot;&quot;&quot;, &quot;&quot;brand&quot;&quot;: &quot;&quot;&quot;;[.J246];&quot;&quot;&quot;, },&quot;)" office:value-type="string" office:string-value="0x224: { &quot;id&quot;: 0x224, &quot;name&quot;: &quot;Wizard's Glasses&quot;, &quot;brand&quot;: &quot;Gatito&quot;, }," calcext:value-type="string">
            <text:p>0x224: { "id": 0x224, "name": "Wizard's Glasses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5" calcext:value-type="string">
            <text:p>0x22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a xlink:href="../../../../../../../wiki/My_Phones" xlink:type="simple">My 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V</text:p>
            <text:p>Activated by: Neku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7]; &quot;: &quot;;&quot;{ &quot;&quot;id&quot;&quot;: &quot;;[.A247];&quot;, &quot;&quot;name&quot;&quot;: &quot;&quot;&quot;;[.C247];&quot;&quot;&quot;, &quot;&quot;brand&quot;&quot;: &quot;&quot;&quot;;[.J247];&quot;&quot;&quot;, },&quot;)" office:value-type="string" office:string-value="0x225: { &quot;id&quot;: 0x225, &quot;name&quot;: &quot;My Phones&quot;, &quot;brand&quot;: &quot;Gatito&quot;, }," calcext:value-type="string">
            <text:p>0x225: { "id": 0x225, "name": "My Phones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6" calcext:value-type="string">
            <text:p>0x22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<text:a xlink:href="../../../../../../../wiki/Your_Cap" xlink:type="simple">You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eat: Fusion ★ +3</text:p>
            <text:p>Activated by: Beat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3x Orichalcum; 3x Fluffy Cotton; 1x Chicago </text:p>
          </table:table-cell>
          <table:table-cell table:formula="of:=COM.MICROSOFT.CONCAT([.A248]; &quot;: &quot;;&quot;{ &quot;&quot;id&quot;&quot;: &quot;;[.A248];&quot;, &quot;&quot;name&quot;&quot;: &quot;&quot;&quot;;[.C248];&quot;&quot;&quot;, &quot;&quot;brand&quot;&quot;: &quot;&quot;&quot;;[.J248];&quot;&quot;&quot;, },&quot;)" office:value-type="string" office:string-value="0x226: { &quot;id&quot;: 0x226, &quot;name&quot;: &quot;Your Cap&quot;, &quot;brand&quot;: &quot;Gatito&quot;, }," calcext:value-type="string">
            <text:p>0x226: { "id": 0x226, "name": "Your Cap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7" calcext:value-type="string">
            <text:p>0x22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a xlink:href="../../../../../../../wiki/Her_Stuffed_Animal" xlink:type="simple">Her Stuffed Animal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Molco - Molco for 3x Orichalcum; 9x Fluffy Cotton; 1x M'sieur Lapin </text:p>
          </table:table-cell>
          <table:table-cell table:formula="of:=COM.MICROSOFT.CONCAT([.A249]; &quot;: &quot;;&quot;{ &quot;&quot;id&quot;&quot;: &quot;;[.A249];&quot;, &quot;&quot;name&quot;&quot;: &quot;&quot;&quot;;[.C249];&quot;&quot;&quot;, &quot;&quot;brand&quot;&quot;: &quot;&quot;&quot;;[.J249];&quot;&quot;&quot;, },&quot;)" office:value-type="string" office:string-value="0x227: { &quot;id&quot;: 0x227, &quot;name&quot;: &quot;Her Stuffed Animal&quot;, &quot;brand&quot;: &quot;Gatito&quot;, }," calcext:value-type="string">
            <text:p>0x227: { "id": 0x227, "name": "Her Stuffed Animal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8" calcext:value-type="string">
            <text:p>0x22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<text:a xlink:href="../../../../../../../wiki/Angel_Feather" xlink:type="simple">Angel Feathe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Joshua: Fusion ★ +3</text:p>
            <text:p>Activated by: Joshua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50]; &quot;: &quot;;&quot;{ &quot;&quot;id&quot;&quot;: &quot;;[.A250];&quot;, &quot;&quot;name&quot;&quot;: &quot;&quot;&quot;;[.C250];&quot;&quot;&quot;, &quot;&quot;brand&quot;&quot;: &quot;&quot;&quot;;[.J250];&quot;&quot;&quot;, },&quot;)" office:value-type="string" office:string-value="0x228: { &quot;id&quot;: 0x228, &quot;name&quot;: &quot;Angel Feather&quot;, &quot;brand&quot;: &quot;Gatito&quot;, }," calcext:value-type="string">
            <text:p>0x228: { "id": 0x228, "name": "Angel Feather", "brand": "Gatito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9" calcext:value-type="string">
            <text:p>0x22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a xlink:href="../../../../../../../wiki/Gakuran" xlink:type="simple">Gakur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OS Power Up I</text:p>
            <text:p>Activated by: All</text:p>
            <text:p>Unlocked at: Ramen Don - Dogenzaka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1]; &quot;: &quot;;&quot;{ &quot;&quot;id&quot;&quot;: &quot;;[.A251];&quot;, &quot;&quot;name&quot;&quot;: &quot;&quot;&quot;;[.C251];&quot;&quot;&quot;, &quot;&quot;brand&quot;&quot;: &quot;&quot;&quot;;[.J251];&quot;&quot;&quot;, },&quot;)" office:value-type="string" office:string-value="0x229: { &quot;id&quot;: 0x229, &quot;name&quot;: &quot;Gakuran&quot;, &quot;brand&quot;: &quot;Unbranded&quot;, }," calcext:value-type="string">
            <text:p>0x229: { "id": 0x229, "name": "Gakuran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A" calcext:value-type="string">
            <text:p>0x22A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<text:a xlink:href="../../../../../../../wiki/Sailor_Suit" xlink:type="simple">Sailor Suit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Hold that Puck II</text:p>
            <text:p>Activated by: All</text:p>
            <text:p>Unlocked at: Tigre Punks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2]; &quot;: &quot;;&quot;{ &quot;&quot;id&quot;&quot;: &quot;;[.A252];&quot;, &quot;&quot;name&quot;&quot;: &quot;&quot;&quot;;[.C252];&quot;&quot;&quot;, &quot;&quot;brand&quot;&quot;: &quot;&quot;&quot;;[.J252];&quot;&quot;&quot;, },&quot;)" office:value-type="string" office:string-value="0x22A: { &quot;id&quot;: 0x22A, &quot;name&quot;: &quot;Sailor Suit&quot;, &quot;brand&quot;: &quot;Unbranded&quot;, }," calcext:value-type="string">
            <text:p>0x22A: { "id": 0x22A, "name": "Sailor Suit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2B" calcext:value-type="string">
            <text:p>0x22B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<text:a xlink:href="../../../../../../../wiki/Boys%27_Uniform_with_Blazer" xlink:type="simple">Boy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Pegaso Atelier - Shibu Dept. Store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3]; &quot;: &quot;;&quot;{ &quot;&quot;id&quot;&quot;: &quot;;[.A253];&quot;, &quot;&quot;name&quot;&quot;: &quot;&quot;&quot;;[.C253];&quot;&quot;&quot;, &quot;&quot;brand&quot;&quot;: &quot;&quot;&quot;;[.J253];&quot;&quot;&quot;, },&quot;)" office:value-type="string" office:string-value="0x22B: { &quot;id&quot;: 0x22B, &quot;name&quot;: &quot;Boys' Uniform with Blazer&quot;, &quot;brand&quot;: &quot;Unbranded&quot;, }," calcext:value-type="string">
            <text:p>0x22B: { "id": 0x22B, "name": "Boys' Uniform with Blazer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2C" calcext:value-type="string">
            <text:p>0x22C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<text:a xlink:href="../../../../../../../wiki/Girls%27_Uniform_with_Blazer" xlink:type="simple">Girl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ual Resistance I</text:p>
            <text:p>Activated by: All</text:p>
            <text:p>Unlocked at: Sunshine Stationside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4]; &quot;: &quot;;&quot;{ &quot;&quot;id&quot;&quot;: &quot;;[.A254];&quot;, &quot;&quot;name&quot;&quot;: &quot;&quot;&quot;;[.C254];&quot;&quot;&quot;, &quot;&quot;brand&quot;&quot;: &quot;&quot;&quot;;[.J254];&quot;&quot;&quot;, },&quot;)" office:value-type="string" office:string-value="0x22C: { &quot;id&quot;: 0x22C, &quot;name&quot;: &quot;Girls' Uniform with Blazer&quot;, &quot;brand&quot;: &quot;Unbranded&quot;, }," calcext:value-type="string">
            <text:p>0x22C: { "id": 0x22C, "name": "Girls' Uniform with Blazer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2D" calcext:value-type="string">
            <text:p>0x22D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a xlink:href="../../../../../../../wiki/Girls%27_Uniform_with_Sweater" xlink:type="simple">Girls' Uniform with Sweat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OS Power Up I</text:p>
            <text:p>Activated by: All</text:p>
            <text:p>Unlocked at: Edoga the Shop - 104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5]; &quot;: &quot;;&quot;{ &quot;&quot;id&quot;&quot;: &quot;;[.A255];&quot;, &quot;&quot;name&quot;&quot;: &quot;&quot;&quot;;[.C255];&quot;&quot;&quot;, &quot;&quot;brand&quot;&quot;: &quot;&quot;&quot;;[.J255];&quot;&quot;&quot;, },&quot;)" office:value-type="string" office:string-value="0x22D: { &quot;id&quot;: 0x22D, &quot;name&quot;: &quot;Girls' Uniform with Sweater&quot;, &quot;brand&quot;: &quot;Unbranded&quot;, }," calcext:value-type="string">
            <text:p>0x22D: { "id": 0x22D, "name": "Girls' Uniform with Sweat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E" calcext:value-type="string">
            <text:p>0x22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<text:a xlink:href="../../../../../../../wiki/Head_Honcho" xlink:type="simple">Head Honcho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P +15</text:p>
            <text:p>Activated by: All</text:p>
            <text:p>Unlocked at: Mexican Dog - Spain Hill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6]; &quot;: &quot;;&quot;{ &quot;&quot;id&quot;&quot;: &quot;;[.A256];&quot;, &quot;&quot;name&quot;&quot;: &quot;&quot;&quot;;[.C256];&quot;&quot;&quot;, &quot;&quot;brand&quot;&quot;: &quot;&quot;&quot;;[.J256];&quot;&quot;&quot;, },&quot;)" office:value-type="string" office:string-value="0x22E: { &quot;id&quot;: 0x22E, &quot;name&quot;: &quot;Head Honcho&quot;, &quot;brand&quot;: &quot;Unbranded&quot;, }," calcext:value-type="string">
            <text:p>0x22E: { "id": 0x22E, "name": "Head Honcho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2F" calcext:value-type="string">
            <text:p>0x22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<text:a xlink:href="../../../../../../../wiki/Yukata" xlink:type="simple">Yukata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EXP Boost II</text:p>
            <text:p>Activated by: All</text:p>
            <text:p>Unlocked at: Nishimura Drugs - Shibu-Q Heads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7]; &quot;: &quot;;&quot;{ &quot;&quot;id&quot;&quot;: &quot;;[.A257];&quot;, &quot;&quot;name&quot;&quot;: &quot;&quot;&quot;;[.C257];&quot;&quot;&quot;, &quot;&quot;brand&quot;&quot;: &quot;&quot;&quot;;[.J257];&quot;&quot;&quot;, },&quot;)" office:value-type="string" office:string-value="0x22F: { &quot;id&quot;: 0x22F, &quot;name&quot;: &quot;Yukata&quot;, &quot;brand&quot;: &quot;Unbranded&quot;, }," calcext:value-type="string">
            <text:p>0x22F: { "id": 0x22F, "name": "Yukata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0" calcext:value-type="string">
            <text:p>0x2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<text:a xlink:href="../../../../../../../wiki/The_Dead_Slammurai" xlink:type="simple">The Dead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uck Power II</text:p>
            <text:p>Activated by: All</text:p>
            <text:p>Unlocked at: Cyco Records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Cyco Records - Udagawa back streets for 1x Tin Pin Sunscorch; 1x Me Time is Free Time; 1x Shadow Matter </text:p>
          </table:table-cell>
          <table:table-cell table:formula="of:=COM.MICROSOFT.CONCAT([.A258]; &quot;: &quot;;&quot;{ &quot;&quot;id&quot;&quot;: &quot;;[.A258];&quot;, &quot;&quot;name&quot;&quot;: &quot;&quot;&quot;;[.C258];&quot;&quot;&quot;, &quot;&quot;brand&quot;&quot;: &quot;&quot;&quot;;[.J258];&quot;&quot;&quot;, },&quot;)" office:value-type="string" office:string-value="0x230: { &quot;id&quot;: 0x230, &quot;name&quot;: &quot;The Dead Slammurai&quot;, &quot;brand&quot;: &quot;Unbranded&quot;, }," calcext:value-type="string">
            <text:p>0x230: { "id": 0x230, "name": "The Dead Slammurai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1" calcext:value-type="string">
            <text:p>0x23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<text:a xlink:href="../../../../../../../wiki/The_Black_Slammurai" xlink:type="simple">The Black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HP +35</text:p>
            <text:p>Activated by: All</text:p>
            <text:p>Unlocked at: Wild Boar Udagawa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Udagawa - Udagawa Back Streets for 1x Tin Pin Devil; 1x Tin Pin Shiva; 1x I Live for Food </text:p>
          </table:table-cell>
          <table:table-cell table:formula="of:=COM.MICROSOFT.CONCAT([.A259]; &quot;: &quot;;&quot;{ &quot;&quot;id&quot;&quot;: &quot;;[.A259];&quot;, &quot;&quot;name&quot;&quot;: &quot;&quot;&quot;;[.C259];&quot;&quot;&quot;, &quot;&quot;brand&quot;&quot;: &quot;&quot;&quot;;[.J259];&quot;&quot;&quot;, },&quot;)" office:value-type="string" office:string-value="0x231: { &quot;id&quot;: 0x231, &quot;name&quot;: &quot;The Black Slammurai&quot;, &quot;brand&quot;: &quot;Unbranded&quot;, }," calcext:value-type="string">
            <text:p>0x231: { "id": 0x231, "name": "The Black Slammurai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2" calcext:value-type="string">
            <text:p>0x232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<text:a xlink:href="../../../../../../../wiki/Nose_Glasses" xlink:type="simple">Nose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Jinxed ATK Boost +10</text:p>
            <text:p>Activated by: All</text:p>
            <text:p>Unlocked at: Cosmic Corner - Dogenzaka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0]; &quot;: &quot;;&quot;{ &quot;&quot;id&quot;&quot;: &quot;;[.A260];&quot;, &quot;&quot;name&quot;&quot;: &quot;&quot;&quot;;[.C260];&quot;&quot;&quot;, &quot;&quot;brand&quot;&quot;: &quot;&quot;&quot;;[.J260];&quot;&quot;&quot;, },&quot;)" office:value-type="string" office:string-value="0x232: { &quot;id&quot;: 0x232, &quot;name&quot;: &quot;Nose Glasses&quot;, &quot;brand&quot;: &quot;Unbranded&quot;, }," calcext:value-type="string">
            <text:p>0x232: { "id": 0x232, "name": "Nose Glasses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33" calcext:value-type="string">
            <text:p>0x23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<text:a xlink:href="../../../../../../../wiki/Samurai_Wig" xlink:type="simple">Samurai Wig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'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Dual Resistance I</text:p>
            <text:p>Activated by: All</text:p>
            <text:p>Unlocked at: Towa Records - Towa Records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1]; &quot;: &quot;;&quot;{ &quot;&quot;id&quot;&quot;: &quot;;[.A261];&quot;, &quot;&quot;name&quot;&quot;: &quot;&quot;&quot;;[.C261];&quot;&quot;&quot;, &quot;&quot;brand&quot;&quot;: &quot;&quot;&quot;;[.J261];&quot;&quot;&quot;, },&quot;)" office:value-type="string" office:string-value="0x233: { &quot;id&quot;: 0x233, &quot;name&quot;: &quot;Samurai Wig&quot;, &quot;brand&quot;: &quot;Unbranded&quot;, }," calcext:value-type="string">
            <text:p>0x233: { "id": 0x233, "name": "Samurai Wig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4" calcext:value-type="string">
            <text:p>0x2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<text:a xlink:href="../../../../../../../wiki/Mr._Mew_Suit" xlink:type="simple">Mr. Mew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-100" calcext:value-type="float">
            <text:p>-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2]; &quot;: &quot;;&quot;{ &quot;&quot;id&quot;&quot;: &quot;;[.A262];&quot;, &quot;&quot;name&quot;&quot;: &quot;&quot;&quot;;[.C262];&quot;&quot;&quot;, &quot;&quot;brand&quot;&quot;: &quot;&quot;&quot;;[.J262];&quot;&quot;&quot;, },&quot;)" office:value-type="string" office:string-value="0x234: { &quot;id&quot;: 0x234, &quot;name&quot;: &quot;Mr. Mew Suit&quot;, &quot;brand&quot;: &quot;Unbranded&quot;, }," calcext:value-type="string">
            <text:p>0x234: { "id": 0x234, "name": "Mr. Mew Suit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35" calcext:value-type="string">
            <text:p>0x23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<text:a xlink:href="../../../../../../../wiki/New_Year%27s_Gift" xlink:type="simple">New Year's Gif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Regeneration III</text:p>
            <text:p>Activated by: All</text:p>
            <text:p>Unlocked at: Mus Rattus I - 104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Mus Rattus I - 104 for 1x Tin Pin Thrift; 1x Tin Pin Dash; 1x Ovis </text:p>
          </table:table-cell>
          <table:table-cell table:formula="of:=COM.MICROSOFT.CONCAT([.A263]; &quot;: &quot;;&quot;{ &quot;&quot;id&quot;&quot;: &quot;;[.A263];&quot;, &quot;&quot;name&quot;&quot;: &quot;&quot;&quot;;[.C263];&quot;&quot;&quot;, &quot;&quot;brand&quot;&quot;: &quot;&quot;&quot;;[.J263];&quot;&quot;&quot;, },&quot;)" office:value-type="string" office:string-value="0x235: { &quot;id&quot;: 0x235, &quot;name&quot;: &quot;New Year's Gift&quot;, &quot;brand&quot;: &quot;Unbranded&quot;, }," calcext:value-type="string">
            <text:p>0x235: { "id": 0x235, "name": "New Year's Gift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6" calcext:value-type="string">
            <text:p>0x236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<text:a xlink:href="../../../../../../../wiki/Pirate_Hat" xlink:type="simple">Pirate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4]; &quot;: &quot;;&quot;{ &quot;&quot;id&quot;&quot;: &quot;;[.A264];&quot;, &quot;&quot;name&quot;&quot;: &quot;&quot;&quot;;[.C264];&quot;&quot;&quot;, &quot;&quot;brand&quot;&quot;: &quot;&quot;&quot;;[.J264];&quot;&quot;&quot;, },&quot;)" office:value-type="string" office:string-value="0x236: { &quot;id&quot;: 0x236, &quot;name&quot;: &quot;Pirate Hat&quot;, &quot;brand&quot;: &quot;Unbranded&quot;, }," calcext:value-type="string">
            <text:p>0x236: { "id": 0x236, "name": "Pirate Hat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7" calcext:value-type="string">
            <text:p>0x23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<text:a xlink:href="../../../../../../../wiki/Potted_Plant" xlink:type="simple">Potted Pl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5]; &quot;: &quot;;&quot;{ &quot;&quot;id&quot;&quot;: &quot;;[.A265];&quot;, &quot;&quot;name&quot;&quot;: &quot;&quot;&quot;;[.C265];&quot;&quot;&quot;, &quot;&quot;brand&quot;&quot;: &quot;&quot;&quot;;[.J265];&quot;&quot;&quot;, },&quot;)" office:value-type="string" office:string-value="0x237: { &quot;id&quot;: 0x237, &quot;name&quot;: &quot;Potted Plant&quot;, &quot;brand&quot;: &quot;Unbranded&quot;, }," calcext:value-type="string">
            <text:p>0x237: { "id": 0x237, "name": "Potted Plant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38" calcext:value-type="string">
            <text:p>0x23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<text:a xlink:href="../../../../../../../wiki/Mr._Claus" xlink:type="simple">Mr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Combo Branch +2</text:p>
            <text:p>Activated by: Partner</text:p>
            <text:p>Unlocked at: AMX - AMX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Nishimura Drugs - Shibu-Q Heads for 1x Tin Pin Wheel; 1x Tin Pin Artist; 1x Shadow Matter </text:p>
          </table:table-cell>
          <table:table-cell table:formula="of:=COM.MICROSOFT.CONCAT([.A266]; &quot;: &quot;;&quot;{ &quot;&quot;id&quot;&quot;: &quot;;[.A266];&quot;, &quot;&quot;name&quot;&quot;: &quot;&quot;&quot;;[.C266];&quot;&quot;&quot;, &quot;&quot;brand&quot;&quot;: &quot;&quot;&quot;;[.J266];&quot;&quot;&quot;, },&quot;)" office:value-type="string" office:string-value="0x238: { &quot;id&quot;: 0x238, &quot;name&quot;: &quot;Mr. Claus&quot;, &quot;brand&quot;: &quot;Unbranded&quot;, }," calcext:value-type="string">
            <text:p>0x238: { "id": 0x238, "name": "Mr. Claus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9" calcext:value-type="string">
            <text:p>0x239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a xlink:href="../../../../../../../wiki/Mrs._Claus" xlink:type="simple">Mrs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Regeneration III</text:p>
            <text:p>Activated by: All</text:p>
            <text:p>Unlocked at: Bel Airplane - Shibu Dept. Store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7]; &quot;: &quot;;&quot;{ &quot;&quot;id&quot;&quot;: &quot;;[.A267];&quot;, &quot;&quot;name&quot;&quot;: &quot;&quot;&quot;;[.C267];&quot;&quot;&quot;, &quot;&quot;brand&quot;&quot;: &quot;&quot;&quot;;[.J267];&quot;&quot;&quot;, },&quot;)" office:value-type="string" office:string-value="0x239: { &quot;id&quot;: 0x239, &quot;name&quot;: &quot;Mrs. Claus&quot;, &quot;brand&quot;: &quot;Unbranded&quot;, }," calcext:value-type="string">
            <text:p>0x239: { "id": 0x239, "name": "Mrs. Claus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3A" calcext:value-type="string">
            <text:p>0x23A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<text:a xlink:href="../../../../../../../wiki/Black_Book_Bag" xlink:type="simple">Black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ATK Boost II</text:p>
            <text:p>Activated by: All</text:p>
            <text:p>Unlocked at: le Grand -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8]; &quot;: &quot;;&quot;{ &quot;&quot;id&quot;&quot;: &quot;;[.A268];&quot;, &quot;&quot;name&quot;&quot;: &quot;&quot;&quot;;[.C268];&quot;&quot;&quot;, &quot;&quot;brand&quot;&quot;: &quot;&quot;&quot;;[.J268];&quot;&quot;&quot;, },&quot;)" office:value-type="string" office:string-value="0x23A: { &quot;id&quot;: 0x23A, &quot;name&quot;: &quot;Black Book Bag&quot;, &quot;brand&quot;: &quot;Unbranded&quot;, }," calcext:value-type="string">
            <text:p>0x23A: { "id": 0x23A, "name": "Black Book Bag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3B" calcext:value-type="string">
            <text:p>0x23B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a xlink:href="../../../../../../../wiki/Red_Book_Bag" xlink:type="simple">Red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DEF Boost II</text:p>
            <text:p>Activated by: All</text:p>
            <text:p>Unlocked at: Wild Boar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104 - 104 for 1x Tin Pin Wind; 1x Tin Pin Blade; 1x Walk On, Walk Off </text:p>
          </table:table-cell>
          <table:table-cell table:formula="of:=COM.MICROSOFT.CONCAT([.A269]; &quot;: &quot;;&quot;{ &quot;&quot;id&quot;&quot;: &quot;;[.A269];&quot;, &quot;&quot;name&quot;&quot;: &quot;&quot;&quot;;[.C269];&quot;&quot;&quot;, &quot;&quot;brand&quot;&quot;: &quot;&quot;&quot;;[.J269];&quot;&quot;&quot;, },&quot;)" office:value-type="string" office:string-value="0x23B: { &quot;id&quot;: 0x23B, &quot;name&quot;: &quot;Red Book Bag&quot;, &quot;brand&quot;: &quot;Unbranded&quot;, }," calcext:value-type="string">
            <text:p>0x23B: { "id": 0x23B, "name": "Red Book Bag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3C" calcext:value-type="string">
            <text:p>0x23C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<text:a xlink:href="../../../../../../../wiki/Biker_Gloves" xlink:type="simple">Biker Glov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Faster Puck II</text:p>
            <text:p>Activated by: All</text:p>
            <text:p>Unlocked at: D+B Molco - Molco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0]; &quot;: &quot;;&quot;{ &quot;&quot;id&quot;&quot;: &quot;;[.A270];&quot;, &quot;&quot;name&quot;&quot;: &quot;&quot;&quot;;[.C270];&quot;&quot;&quot;, &quot;&quot;brand&quot;&quot;: &quot;&quot;&quot;;[.J270];&quot;&quot;&quot;, },&quot;)" office:value-type="string" office:string-value="0x23C: { &quot;id&quot;: 0x23C, &quot;name&quot;: &quot;Biker Gloves&quot;, &quot;brand&quot;: &quot;Unbranded&quot;, }," calcext:value-type="string">
            <text:p>0x23C: { "id": 0x23C, "name": "Biker Gloves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3D" calcext:value-type="string">
            <text:p>0x23D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a xlink:href="../../../../../../../wiki/Maid_Costume" xlink:type="simple">Maid Costume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TK +3</text:p>
            <text:p>Activated by: All</text:p>
            <text:p>Unlocked at: Lapin Angelique - A-East (FSG Lvl 10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unshine Shibukyu - Shibukyu Main Store for 1x King Arthur; 1x The Eyes Have It; 1x Shadow Matter </text:p>
          </table:table-cell>
          <table:table-cell table:formula="of:=COM.MICROSOFT.CONCAT([.A271]; &quot;: &quot;;&quot;{ &quot;&quot;id&quot;&quot;: &quot;;[.A271];&quot;, &quot;&quot;name&quot;&quot;: &quot;&quot;&quot;;[.C271];&quot;&quot;&quot;, &quot;&quot;brand&quot;&quot;: &quot;&quot;&quot;;[.J271];&quot;&quot;&quot;, },&quot;)" office:value-type="string" office:string-value="0x23D: { &quot;id&quot;: 0x23D, &quot;name&quot;: &quot;Maid Costume&quot;, &quot;brand&quot;: &quot;Unbranded&quot;, }," calcext:value-type="string">
            <text:p>0x23D: { "id": 0x23D, "name": "Maid Costume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3E" calcext:value-type="string">
            <text:p>0x23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<text:a xlink:href="../../../../../../../wiki/Supermask%27s_Mask" xlink:type="simple">Supermask's Mas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S Null Damage</text:p>
            <text:p>Activated by: All</text:p>
            <text:p>Unlocked at: Jupiter of the Monkey - Cat Street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2]; &quot;: &quot;;&quot;{ &quot;&quot;id&quot;&quot;: &quot;;[.A272];&quot;, &quot;&quot;name&quot;&quot;: &quot;&quot;&quot;;[.C272];&quot;&quot;&quot;, &quot;&quot;brand&quot;&quot;: &quot;&quot;&quot;;[.J272];&quot;&quot;&quot;, },&quot;)" office:value-type="string" office:string-value="0x23E: { &quot;id&quot;: 0x23E, &quot;name&quot;: &quot;Supermask's Mask&quot;, &quot;brand&quot;: &quot;Unbranded&quot;, }," calcext:value-type="string">
            <text:p>0x23E: { "id": 0x23E, "name": "Supermask's Mask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3F" calcext:value-type="string">
            <text:p>0x23F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<text:a xlink:href="../../../../../../../wiki/Ninja_Garb" xlink:type="simple">Ninja Garb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KuraKura - Shibukyu Stationsid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3]; &quot;: &quot;;&quot;{ &quot;&quot;id&quot;&quot;: &quot;;[.A273];&quot;, &quot;&quot;name&quot;&quot;: &quot;&quot;&quot;;[.C273];&quot;&quot;&quot;, &quot;&quot;brand&quot;&quot;: &quot;&quot;&quot;;[.J273];&quot;&quot;&quot;, },&quot;)" office:value-type="string" office:string-value="0x23F: { &quot;id&quot;: 0x23F, &quot;name&quot;: &quot;Ninja Garb&quot;, &quot;brand&quot;: &quot;Unbranded&quot;, }," calcext:value-type="string">
            <text:p>0x23F: { "id": 0x23F, "name": "Ninja Garb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40" calcext:value-type="string">
            <text:p>0x24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<text:a xlink:href="../../../../../../../wiki/Samurai_Helm" xlink:type="simple">Samurai Helm</text:a></text:p>
          </table:table-cell>
          <table:table-cell table:style-name="ce2" office:value-type="string" calcext:value-type="string">
            <text:p>Headwear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I</text:p>
            <text:p>Activated by: All</text:p>
            <text:p>Unlocked at: Mus Rattus III,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4]; &quot;: &quot;;&quot;{ &quot;&quot;id&quot;&quot;: &quot;;[.A274];&quot;, &quot;&quot;name&quot;&quot;: &quot;&quot;&quot;;[.C274];&quot;&quot;&quot;, &quot;&quot;brand&quot;&quot;: &quot;&quot;&quot;;[.J274];&quot;&quot;&quot;, },&quot;)" office:value-type="string" office:string-value="0x240: { &quot;id&quot;: 0x240, &quot;name&quot;: &quot;Samurai Helm&quot;, &quot;brand&quot;: &quot;Unbranded&quot;, }," calcext:value-type="string">
            <text:p>0x240: { "id": 0x240, "name": "Samurai Helm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41" calcext:value-type="string">
            <text:p>0x24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<text:a xlink:href="../../../../../../../wiki/Samurai_Armor" xlink:type="simple">Samurai Arm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HP +35</text:p>
            <text:p>Activated by: All</text:p>
            <text:p>Unlocked at: Shibu-Q Heads 1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1F - Shibu-Q Heads for 1x Lady Luck; 1x Tigris; 1x Mink </text:p>
          </table:table-cell>
          <table:table-cell table:formula="of:=COM.MICROSOFT.CONCAT([.A275]; &quot;: &quot;;&quot;{ &quot;&quot;id&quot;&quot;: &quot;;[.A275];&quot;, &quot;&quot;name&quot;&quot;: &quot;&quot;&quot;;[.C275];&quot;&quot;&quot;, &quot;&quot;brand&quot;&quot;: &quot;&quot;&quot;;[.J275];&quot;&quot;&quot;, },&quot;)" office:value-type="string" office:string-value="0x241: { &quot;id&quot;: 0x241, &quot;name&quot;: &quot;Samurai Armor&quot;, &quot;brand&quot;: &quot;Unbranded&quot;, }," calcext:value-type="string">
            <text:p>0x241: { "id": 0x241, "name": "Samurai Armor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42" calcext:value-type="string">
            <text:p>0x24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<text:a xlink:href="../../../../../../../wiki/Fan_of_the_Rising_Sun" xlink:type="simple">Fan of the Rising Su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DEF +3</text:p>
            <text:p>Activated by: All</text:p>
            <text:p>Unlocked at: Shibu-Q Heads 2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2F - Shibu-Q Heads for 1x Lucky Panda; 1x Anguis; 1x Pteropus </text:p>
          </table:table-cell>
          <table:table-cell table:formula="of:=COM.MICROSOFT.CONCAT([.A276]; &quot;: &quot;;&quot;{ &quot;&quot;id&quot;&quot;: &quot;;[.A276];&quot;, &quot;&quot;name&quot;&quot;: &quot;&quot;&quot;;[.C276];&quot;&quot;&quot;, &quot;&quot;brand&quot;&quot;: &quot;&quot;&quot;;[.J276];&quot;&quot;&quot;, },&quot;)" office:value-type="string" office:string-value="0x242: { &quot;id&quot;: 0x242, &quot;name&quot;: &quot;Fan of the Rising Sun&quot;, &quot;brand&quot;: &quot;Unbranded&quot;, }," calcext:value-type="string">
            <text:p>0x242: { "id": 0x242, "name": "Fan of the Rising Sun", "brand": "Unbranded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243" calcext:value-type="string">
            <text:p>0x24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a xlink:href="../../../../../../../wiki/Samurai_Sword" xlink:type="simple">Samurai Sword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TK +3</text:p>
            <text:p>Activated by: All</text:p>
            <text:p>Unlocked at: Shibu-Q Heads 3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3F - Shibu-Q Heads for 1x Lucky Star; 1x Leo; 1x Cornix </text:p>
          </table:table-cell>
          <table:table-cell table:formula="of:=COM.MICROSOFT.CONCAT([.A277]; &quot;: &quot;;&quot;{ &quot;&quot;id&quot;&quot;: &quot;;[.A277];&quot;, &quot;&quot;name&quot;&quot;: &quot;&quot;&quot;;[.C277];&quot;&quot;&quot;, &quot;&quot;brand&quot;&quot;: &quot;&quot;&quot;;[.J277];&quot;&quot;&quot;, },&quot;)" office:value-type="string" office:string-value="0x243: { &quot;id&quot;: 0x243, &quot;name&quot;: &quot;Samurai Sword&quot;, &quot;brand&quot;: &quot;Unbranded&quot;, }," calcext:value-type="string">
            <text:p>0x243: { "id": 0x243, "name": "Samurai Sword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4" calcext:value-type="string">
            <text:p>0x24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<text:a xlink:href="../../../../../../../wiki/Solid_Slammer" xlink:type="simple">Solid Slamm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50" calcext:value-type="float">
            <text:p>-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8]; &quot;: &quot;;&quot;{ &quot;&quot;id&quot;&quot;: &quot;;[.A278];&quot;, &quot;&quot;name&quot;&quot;: &quot;&quot;&quot;;[.C278];&quot;&quot;&quot;, &quot;&quot;brand&quot;&quot;: &quot;&quot;&quot;;[.J278];&quot;&quot;&quot;, },&quot;)" office:value-type="string" office:string-value="0x244: { &quot;id&quot;: 0x244, &quot;name&quot;: &quot;Solid Slammer&quot;, &quot;brand&quot;: &quot;Unbranded&quot;, }," calcext:value-type="string">
            <text:p>0x244: { "id": 0x244, "name": "Solid Slammer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45" calcext:value-type="string">
            <text:p>0x24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<text:a xlink:href="../../../../../../../wiki/False_Teeth" xlink:type="simple">False Teeth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EXP Boost III</text:p>
            <text:p>Activated by: All</text:p>
            <text:p>Unlocked at: Mind &amp; Body Foods - Shibu Dept. Store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9]; &quot;: &quot;;&quot;{ &quot;&quot;id&quot;&quot;: &quot;;[.A279];&quot;, &quot;&quot;name&quot;&quot;: &quot;&quot;&quot;;[.C279];&quot;&quot;&quot;, &quot;&quot;brand&quot;&quot;: &quot;&quot;&quot;;[.J279];&quot;&quot;&quot;, },&quot;)" office:value-type="string" office:string-value="0x245: { &quot;id&quot;: 0x245, &quot;name&quot;: &quot;False Teeth&quot;, &quot;brand&quot;: &quot;Unbranded&quot;, }," calcext:value-type="string">
            <text:p>0x245: { "id": 0x245, "name": "False Teeth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46" calcext:value-type="string">
            <text:p>0x24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<text:a xlink:href="../../../../../../../wiki/Lucky_Mallet" xlink:type="simple">Lucky Mall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0]; &quot;: &quot;;&quot;{ &quot;&quot;id&quot;&quot;: &quot;;[.A280];&quot;, &quot;&quot;name&quot;&quot;: &quot;&quot;&quot;;[.C280];&quot;&quot;&quot;, &quot;&quot;brand&quot;&quot;: &quot;&quot;&quot;;[.J280];&quot;&quot;&quot;, },&quot;)" office:value-type="string" office:string-value="0x246: { &quot;id&quot;: 0x246, &quot;name&quot;: &quot;Lucky Mallet&quot;, &quot;brand&quot;: &quot;Unbranded&quot;, }," calcext:value-type="string">
            <text:p>0x246: { "id": 0x246, "name": "Lucky Mallet", "brand": "Unbranded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247" calcext:value-type="string">
            <text:p>0x24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<text:a xlink:href="../../../../../../../wiki/Mr._Ducky" xlink:type="simple">Mr. Ducky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lower Puck II</text:p>
            <text:p>Activated by: All</text:p>
            <text:p>Unlocked at: D+B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1]; &quot;: &quot;;&quot;{ &quot;&quot;id&quot;&quot;: &quot;;[.A281];&quot;, &quot;&quot;name&quot;&quot;: &quot;&quot;&quot;;[.C281];&quot;&quot;&quot;, &quot;&quot;brand&quot;&quot;: &quot;&quot;&quot;;[.J281];&quot;&quot;&quot;, },&quot;)" office:value-type="string" office:string-value="0x247: { &quot;id&quot;: 0x247, &quot;name&quot;: &quot;Mr. Ducky&quot;, &quot;brand&quot;: &quot;Unbranded&quot;, }," calcext:value-type="string">
            <text:p>0x247: { "id": 0x247, "name": "Mr. Ducky", "brand": "Unbranded", },</text:p>
          </table:table-cell>
        </table:table-row>
        <table:table-row table:style-name="ro15" table:number-rows-repeated="1048294">
          <table:table-cell table:number-columns-repeated="12"/>
        </table:table-row>
        <table:table-row table:style-name="ro15">
          <table:table-cell table:number-columns-repeated="12"/>
        </table:table-row>
      </table:table>
      <table:named-expressions/>
      <table:database-ranges>
        <table:database-range table:name="__Anonymous_Sheet_DB__0" table:target-range-address="Pins.A1:Pins.AH305" table:display-filter-buttons="true">
          <table:filter>
            <table:filter-and>
              <table:filter-condition table:field-number="33" table:value="" table:operator="="/>
            </table:filter-and>
          </table:filter>
        </table:database-range>
        <table:database-range table:name="__Anonymous_Sheet_DB__6" table:target-range-address="Threads.D1:Threads.J28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22:40:20.2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6-18T23:23:51.639000000</dc:date>
    <meta:editing-duration>P2DT5H13M22S</meta:editing-duration>
    <meta:editing-cycles>116</meta:editing-cycles>
    <meta:document-statistic meta:table-count="7" meta:cell-count="14421" meta:object-count="0"/>
  </office:meta>
</office:document-meta>
</file>